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08</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Ukraine welcomes 45 Ashu camp combatants to return and returns 3 Russian pilots</text:span>
</text:h>
      <text:p text:style-name="P4">
Author: chinese@voanews.com (美国之音)</text:p>
      <text:p text:style-name="P4">
Publisher: 美国之音中文网 (Type: NewsMediaOrganization)</text:p>
      <text:p text:style-name="P4">
Published Time: 2023-05-07T03:51:23+08:00</text:p>
      <text:p text:style-name="P4">
Modified Time: 2023-05-06 19:51:23Z</text:p>
      <text:p text:style-name="P4">
Description: 乌克兰星期六欢迎去年在马里乌波尔战斗中被俘的45名亚速营战斗人员归来，俄罗斯同时说基辅释放了3名俄罗斯飞行员。显然是战俘交换的细节依然不明。</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ukraine-russia-exchange-pows-20230506/7081868.html" text:style-name="Internet_20_link" text:visited-style-name="Visited_20_Internet_20_Link">
https://www.voachinese.com/a/ukraine-russia-exchange-pows-20230506/7081868.html</text:a>
</text:p>
      <!--NEWS-->
      <text:h text:style-name="P10" text:outline-level="1">
<text:span text:style-name="T4">
Chinese Foreign Minister requires Pakistan to overcome political instability</text:span>
</text:h>
      <text:p text:style-name="P4">
Author: chinese@voanews.com (萨拉·扎曼)</text:p>
      <text:p text:style-name="P4">
Publisher: 美国之音中文网 (Type: NewsMediaOrganization)</text:p>
      <text:p text:style-name="P4">
Published Time: 2023-05-07T05:00:41+08:00</text:p>
      <text:p text:style-name="P4">
Modified Time: 2023-05-06 21:00:41Z</text:p>
      <text:p text:style-name="P4">
Description: Chinese Foreign Minister Qin Gang asked Pakistan to overcome political differences and pave the way for economic progress.</text:p>
      <text:p text:style-name="P4">
Videos: []</text:p>
      <text:p text:style-name="P4">
Images: []</text:p>
      <text:p text:style-name="P4">
Categories: ['中国', '亚太']</text:p>
      <text:p text:style-name="P4">
Type: None</text:p>
      <!--METADATA-->
      <text:p text:style-name="P4">
Nonenone</text:p>
      <text:p text:style-name="P4">
News Source: <text:a xlink:type="simple" xlink:href="https://www.voachinese.com/a/china-ask-pakistan-to-overcome-instability-20230506/7081894.html" text:style-name="Internet_20_link" text:visited-style-name="Visited_20_Internet_20_Link">
https://www.voachinese.com/a/china-ask-pakistan-to-overcome-instability-20230506/7081894.html</text:a>
</text:p>
      <!--NEWS-->
      <text:h text:style-name="P10" text:outline-level="1">
<text:span text:style-name="T4">
Studies: The decoupling with important economies such as China will seriously crack down on the German economy</text:span>
</text:h>
      <text:p text:style-name="P4">
Author: None (Language: zh)</text:p>
      <text:p text:style-name="P4">
Publisher: None</text:p>
      <text:p text:style-name="P4">
Time: 2023-05-07T06:52:00Z</text:p>
      <text:p text:style-name="P4">
Description: According to a new study, decoupled with other important economies other than China and the European Union will have a great blow to the German economy. Ferbelmel, a well -known economist who published the research, reminded politicians to be very cautious to deal with the problem of decoupling.</text:p>
      <text:p text:style-name="P4">
Videos: []</text:p>
      <text:p text:style-name="P4">
Images: ["<text:a xlink:type="simple" xlink:href="https://static.dw.com/image/61554314_303.jpg" text:style-name="Internet_20_link" text:visited-style-name="Visited_20_Internet_20_Link">
61554314_303.jpg</text:a>
", "<text:a xlink:type="simple" xlink:href="https://static.dw.com/image/52008981_401.jpg" text:style-name="Internet_20_link" text:visited-style-name="Visited_20_Internet_20_Link">
52008981_401.jpg</text:a>
"]</text:p>
      <text:p text:style-name="P4">
Subject: 经济纵横</text:p>
      <text:p text:style-name="P4">
Subjects: ['奥巴马', '希腊债务危机', '欧债危机', '欧盟', '乌克兰', '戴安娜', '岛屿主权争端', '专题报道：全景观看“习马会”', '诺贝尔奖', '欧洲难民危机']</text:p>
      <text:p text:style-name="P4">
Keywords: ['脱钩', '中国', '德国', '美国', '欧盟', '瑞士', '英国', 'Gabriel Felbermayr', '经济研究所', '加布里埃尔·费尔伯梅尔', '奥地利']</text:p>
      <text:p text:style-name="P4">
Id: 65519064</text:p>
      <!--METADATA-->
      <text:p text:style-name="P4">
<text:a xlink:type="simple" xlink:href="https://www.dw.com/zh/overlay/image/article/65519064/61554314" text:style-name="Internet_20_link" text:visited-style-name="Visited_20_Internet_20_Link">
 <draw:frame draw:style-name="fr1" draw:name="Image2" text:anchor-type="as-char" svg:width="6.9236in" svg:height="3.896998in" draw:z-index="0">
<draw:image xlink:href="../Images/dwzh/2023-05-07T06-52-00Z/61554314_303.jpg" xlink:type="simple" xlink:show="embed" xlink:actuate="onLoad" draw:mime-type="image/jpeg"/>
</draw:frame>
</text:a>
German economy is seriously dependent on foreign trade</text:p>
      <text:p text:style-name="P4">
(Voice of Germany) If Germany really stops trade with China's intermediate products and junior products, then Germany's actual GDP may shrink by 2%. The decourse of the German and British product chain will also shrink the German GDP by 2%. If it is decoupled with the American product chain, the German economy will even shrink by 3%. This is an estimate of the latest research published by Gabrielbermayr, the director of the Austrian Institute of Economic Research. The study was commissioned by the Munich Family Enterprise Foundation, and the background was political discussion about the German economy's dependence on China and other countries. The author is Oliverkrebs. Felbemel is one of the most famous economists in the German community. He has worked at the IFO Institute of Munich for many years. From 2019 to 2021, he served as the director of the Kirl World Economic Research Institute. Since 2021, he has been the director of the Austrian Institute of Economic Research.</text:p>
      <text:p text:style-name="P4">
The study emphasized that Germany's cutting -off relationship with other countries is always higher than the export relationship, but it is just the opposite of China's trade. If the industrial intermediate products and junior products in Germany, the European Union and the world's other parts of the world are completely cut off, the actual income of German citizens will decrease by 20%in the short term. Actual income is an economic indicator that reflects purchasing power. For household income, divide the consumer price index.</text:p>
      <text:p text:style-name="P4">
Gabriel Felbemel and Koles wrote in the study that decoupling will have a long -term impact on the national economy. "Therefore, politicians must deal with this problem very cautiously, and even the measures taken The supply country or department is completely decoupled. "The study clearly mentioned [] <text:a xlink:type="simple" xlink:href="https://www.dw.com/zh/zh/欧盟离战略自主还有多远/a-64286779" text:style-name="Internet_20_link" text:visited-style-name="Visited_20_Internet_20_Link">
</text:a>
 。</text:p>
      <text:p text:style-name="P4">
<draw:frame draw:style-name="fr1" draw:name="Image3" text:anchor-type="as-char" svg:width="6.9236in" svg:height="3.896998in" draw:z-index="0">
<draw:image xlink:href="../Images/dwzh/2023-05-07T06-52-00Z/52008981_401.jpg" xlink:type="simple" xlink:show="embed" xlink:actuate="onLoad" draw:mime-type="image/jpeg"/>
</draw:frame>
Director of the Institute of Economics of Austria, Gabriel Felbermayr, Gabriel Felbermay</text:p>
      <text:h text:style-name="P12" text:outline-level="3">
<text:span text:style-name="T4">
decourse has a different impact on various economic departments and regions</text:span>
</text:h>
      <text:p text:style-name="P4">
Based on the model calculation, the decoupling of other countries will have a different impact on various economic departments and regions. In the long run, the German economy can make up for some losses. It is especially affected by the decourse. Two researchers also simulated countries that are not affected by political disputes with the EU, including Switzerland. Based on this study, if intermediate trade with Switzerland is interrupted, it will mainly damage the neighboring Baden-Vottenburg, Germany.</text:p>
      <text:p text:style-name="P4">
RainerkirchdöRFer, chairman of the Family Enterprise Foundation, commented that the new crisis and the Ukrainian crisis prompted politics and enterprises to re -evaluate the supply chain and dependence. This is wise, but research also shows that "the advantages of global trade are usually indispensable Relief. "</text:p>
      <text:p text:style-name="P4">
Germany's dependence on other economies can also be seen from the latest export data. According to data released by the German Federal Bureau of Statistics on May 4, due to the weak demand of the United States and China, the United States and the European Union in the world, Germany ’s exports in March accidentally declined significantly, which decreased by 5.2%compared with February to 129.7 billion. EUR.(DUST)</text:p>
      <text:p text:style-name="P4">
News Source: <text:a xlink:type="simple" xlink:href="https://www.dw.com/zh/研究：与中国等重要经济体脱钩将严重打击德国经济/a-65519064" text:style-name="Internet_20_link" text:visited-style-name="Visited_20_Internet_20_Link">
https://www.dw.com/zh/研究：与中国等重要经济体脱钩将严重打击德国经济/a-65519064?maca=chi-rss-chi-all-1127-rdf</text:a>
</text:p>
      <!--NEWS-->
      <text:h text:style-name="P10" text:outline-level="1">
<text:span text:style-name="T4">
EU 19 countries called for reducing the dependence of the pharmaceutical industry to China</text:span>
</text:h>
      <text:p text:style-name="P4">
Author: None (Language: zh)</text:p>
      <text:p text:style-name="P4">
Publisher: None</text:p>
      <text:p text:style-name="P4">
Time: 2023-05-07T06:53:00Z</text:p>
      <text:p text:style-name="P4">
Description: A document recently released by the European Union shows that 19 member states of the EU are promoting relevant measures to reduce EU's high dependence on the Chinese market in terms of imported drug components.</text:p>
      <text:p text:style-name="P4">
Videos: []</text:p>
      <text:p text:style-name="P4">
Images: ["<text:a xlink:type="simple" xlink:href="https://static.dw.com/image/64177542_303.jpeg" text:style-name="Internet_20_link" text:visited-style-name="Visited_20_Internet_20_Link">
64177542_303....</text:a>
", "<text:a xlink:type="simple" xlink:href="https://static.dw.com/image/65470580_401.jpg" text:style-name="Internet_20_link" text:visited-style-name="Visited_20_Internet_20_Link">
65470580_401.jpg</text:a>
"]</text:p>
      <text:p text:style-name="P4">
Subject: 新闻广角</text:p>
      <text:p text:style-name="P4">
Subjects: ['德中关系', '希腊债务危机', '欧债危机', '欧盟', '乌克兰', '岛屿主权争端', '专题报道：全景观看“习马会”', '诺贝尔奖', '欧洲难民危机', '欧洲']</text:p>
      <text:p text:style-name="P4">
Keywords: ['制药业', '有效成分', '经济依赖', '中国', '欧盟']</text:p>
      <text:p text:style-name="P4">
Id: 65501791</text:p>
      <!--METADATA-->
      <text:p text:style-name="P4">
<text:a xlink:type="simple" xlink:href="https://www.dw.com/zh/overlay/image/article/65501791/64177542" text:style-name="Internet_20_link" text:visited-style-name="Visited_20_Internet_20_Link">
 <draw:frame draw:style-name="fr1" draw:name="Image4" text:anchor-type="as-char" svg:width="6.9236in" svg:height="3.896998in" draw:z-index="0">
<draw:image xlink:href="../Images/dwzh/2023-05-07T06-53-00Z/64177542_303.jpeg" xlink:type="simple" xlink:show="embed" xlink:actuate="onLoad" draw:mime-type="image/jpeg"/>
</draw:frame>
</text:a>
(Voice of Germany) not long ago, the European Union put forward suggestions for revising the legal norms of the pharmaceutical industry. The European Union has an output value of 136.9 billion euros in the pharmaceutical industry. The draft legal case proposed by the European Commission aims to re -activate the enthusiasm for investment in the pharmaceutical industry to improve the supply of drugs and restore drug prices to normal. Affected by the prevention and control of the epidemic, the budget in the field of health care is seriously inadequate.</text:p>
      <text:p text:style-name="P4">
However, the countries that signed the above documents, including Belgium, France, Spain, and Germany, the EU requires the European Union to formulate the "Key Drug Law" to ensure the safety of the EU in the core drug field.</text:p>
      <text:p text:style-name="P4">
At present, the production of drugs in various countries in the world depends on a few Chinese producers and the effective ingredients they produce. This status quo has aroused concerns from related countries. Among the EU's standards of effective ingredients, more than 50%of the five companies from China.</text:p>
      <text:p text:style-name="P4">
<draw:frame draw:style-name="fr1" draw:name="Image5" text:anchor-type="as-char" svg:width="6.9236in" svg:height="3.896998in" draw:z-index="0">
<draw:image xlink:href="../Images/dwzh/2023-05-07T06-53-00Z/65470580_401.jpg" xlink:type="simple" xlink:show="embed" xlink:actuate="onLoad" draw:mime-type="image/jpeg"/>
</draw:frame>
The problem of insufficient supply of common drugs has been troubled in Germany for several months.</text:p>
      <text:p text:style-name="P4">
Related documents say: "The European Union has increasingly relying on several producers in a few regions. In 2019, more than 40%of APIs (active drug ingredients) are from China. In the middle of the product, almost all API manufacturers in the world are inseparable from China. "</text:p>
      <text:p text:style-name="P4">
The European Commission plans to strengthen the control of a series of key drugs, <text:a xlink:type="simple" xlink:href="https://www.dw.com/zh/zh/欧洲儿童药物短缺-多国医师联署呼吁解决/a-65471846" text:style-name="Internet_20_link" text:visited-style-name="Visited_20_Internet_20_Link">
</text:a>
Essence The document states: "The supply of the above drugs must be monitored and tracked the global supply chain in order to timely discover potential suppliers and weak links."</text:p>
      <text:p text:style-name="P4">
According to the document, the drugs that have already appeared in many times should be first implemented. In addition, the relevant countries also hope that the European Union can introduce specific measures, allowing countries to launch mutual assistance operations without finding alternative suppliers and alternative drugs.</text:p>
      <text:p text:style-name="P4">
(Reuters)</text:p>
      <text:p text:style-name="P4">
News Source: <text:a xlink:type="simple" xlink:href="https://www.dw.com/zh/欧盟19国呼吁减少制药工业对中国的依赖/a-65501791" text:style-name="Internet_20_link" text:visited-style-name="Visited_20_Internet_20_Link">
https://www.dw.com/zh/欧盟19国呼吁减少制药工业对中国的依赖/a-65501791?maca=chi-rss-chi-all-1127-rdf</text:a>
</text:p>
      <!--NEWS-->
      <text:h text:style-name="P10" text:outline-level="1">
<text:span text:style-name="T4">
The British police arrested more than 50 people in Charles III Coronation Ceremony</text:span>
</text:h>
      <text:p text:style-name="P4">
Author: 联合早报 (Person)</text:p>
      <text:p text:style-name="P4">
Publisher: 联合早报 (Organization)</text:p>
      <text:p text:style-name="P4">
Published Time: 2023-05-07T06:57</text:p>
      <text:p text:style-name="P4">
Modified Time: 2023-05-07T08:01</text:p>
      <text:p text:style-name="P4">
Description: During the crowning ceremony of King Charles III on Saturday (May 6), the British police arrested the leaders of the anti -monarchy group and another 51 other protesters. Reuters reported that the director of the London Police Department Fan Germany issued a statement: "For our arrest on Saturday morning, ...</text:p>
      <text:p text:style-name="P4">
Videos: []</text:p>
      <text:p text:style-name="P4">
Audios: []</text:p>
      <text:p text:style-name="P4">
Images: []</text:p>
      <text:p text:style-name="P4">
Type: NewsArticle</text:p>
      <text:p text:style-name="P4">
Breadcrumbs: ['即时', '国际']</text:p>
      <text:p text:style-name="P4">
Keywords: ['查尔斯三世', '英国', '伦敦', '示威', '抗议', '英国王室']</text:p>
      <!--METADATA-->
      <text:p text:style-name="P4">
British police on Saturday (May 6) in the king <text:a xlink:type="simple" xlink:href="https://www.zaobao.com/keywords/king-charles-iii" text:style-name="Internet_20_link" text:visited-style-name="Visited_20_Internet_20_Link">
</text:a>
Hold <text:a xlink:type="simple" xlink:href="https://www.zaobao.com/realtime/world/story20230506-1391537" text:style-name="Internet_20_link" text:visited-style-name="Visited_20_Internet_20_Link">
</text:a>
 ， <text:a xlink:type="simple" xlink:href="https://www.zaobao.com/realtime/world/story20230506-1391516" text:style-name="Internet_20_link" text:visited-style-name="Visited_20_Internet_20_Link">
</text:a>
And other 51 protesters.</text:p>
      <text:p text:style-name="P4">
Reuters reported that the London Police Department Director Finili issued a statement saying: "In response to our arrest operation on Saturday morning, we fully understand the public's concerns about the incident."</text:p>
      <text:p text:style-name="P4">
Finley pointed out: "In the past 24 hours, the police received the information that the protesters were determined to destroy the crowned ceremony parade, and they took action."</text:p>
      <text:p text:style-name="P4">
On the day of the coronation ceremony, hundreds of members of the anti -monarch group "Republic" in hundreds of anti -monarchy groups gathered in the Square of Trafalga, London. "Isn't it my king" and "Don't you think it's a bit stupid?" ? "Wait for protest slogans and boo, opposing the coronation ceremony of Charles III.</text:p>
      <text:p text:style-name="P4">
According to recent reports, Graham Smith, the leader of the "Republic", has been arrested by the police, but the news has not been confirmed by the British police.</text:p>
      <text:p text:style-name="P4">
The British police emphasized that the reason why they launch an arrest was to avoid demonstrators disturbing the coronation ceremony by painting the public monument; 52 protesters are still being detained.</text:p>
      <text:p text:style-name="P4">
The British polls show that most people still want to retain the royal family, but this support rate has declined for a long time.</text:p>
      <text:p text:style-name="P4">
According to data released by the poll agency YOUGOV last month, 64%of the British countries said that they were only a little interesting or unwilling to the coronation ceremony; among groups aged 18 to 24, this number rose to 75%.</text:p>
      <text:p text:style-name="P4">
News Source: <text:a xlink:type="simple" xlink:href="https://www.zaobao.com.sg/realtime/world/story20230507-1391700" text:style-name="Internet_20_link" text:visited-style-name="Visited_20_Internet_20_Link">
https://www.zaobao.com.sg/realtime/world/story20230507-1391700</text:a>
</text:p>
      <!--NEWS-->
      <text:h text:style-name="P10" text:outline-level="1">
<text:span text:style-name="T4">
Polls: 80 % of the Japanese think that Japan is heavy men and women</text:span>
</text:h>
      <text:p text:style-name="P4">
Author: None (Language: zh)</text:p>
      <text:p text:style-name="P4">
Publisher: None</text:p>
      <text:p text:style-name="P4">
Time: 2023-05-07T07:14:00Z</text:p>
      <text:p text:style-name="P4">
Description: A recent survey released by the Japanese Cabinet Mansion shows that Japanese society has serious gender inequality in education, employment, politics and other aspects.</text:p>
      <text:p text:style-name="P4">
Videos: []</text:p>
      <text:p text:style-name="P4">
Images: ["<text:a xlink:type="simple" xlink:href="https://static.dw.com/image/65332883_303.jpg" text:style-name="Internet_20_link" text:visited-style-name="Visited_20_Internet_20_Link">
65332883_303.jpg</text:a>
", "<text:a xlink:type="simple" xlink:href="https://static.dw.com/image/65464152_401.jpg" text:style-name="Internet_20_link" text:visited-style-name="Visited_20_Internet_20_Link">
65464152_401.jpg</text:a>
", "<text:a xlink:type="simple" xlink:href="https://static.dw.com/image/65464125_401.jpg" text:style-name="Internet_20_link" text:visited-style-name="Visited_20_Internet_20_Link">
65464125_401.jpg</text:a>
"]</text:p>
      <text:p text:style-name="P4">
Subject: 文化经纬</text:p>
      <text:p text:style-name="P4">
Subjects: []</text:p>
      <text:p text:style-name="P4">
Keywords: ['德国之声系列报道：打破藩篱的亚洲女性们']</text:p>
      <text:p text:style-name="P4">
Id: 65481659</text:p>
      <!--METADATA-->
      <text:p text:style-name="P4">
<text:a xlink:type="simple" xlink:href="https://www.dw.com/zh/overlay/image/article/65481659/65332883" text:style-name="Internet_20_link" text:visited-style-name="Visited_20_Internet_20_Link">
 <draw:frame draw:style-name="fr1" draw:name="Image6" text:anchor-type="as-char" svg:width="6.9236in" svg:height="3.896998in" draw:z-index="0">
<draw:image xlink:href="../Images/dwzh/2023-05-07T07-14-00Z/65332883_303.jpg" xlink:type="simple" xlink:show="embed" xlink:actuate="onLoad" draw:mime-type="image/jpeg"/>
</draw:frame>
</text:a>
Japanese women have suffered many unequal treatment in education, employment, and politics</text:p>
      <text:p text:style-name="P4">
(Voice of Germany) nearly 80%of Japanese people think that the society of this Asian country is heavy, and this is a recent investigation conclusion released by the Japanese Cabinet House. The survey showed that only 14.7%of residents believed that Japanese women were treated equally. The study emphasizes that there are serious gender inequality in all fields -from politics to education to "social acceptance concepts, customs and practices.</text:p>
      <text:p text:style-name="P4">
What are the most serious inequality in society? Nearly 82%of the respondents replied: Political fields; more than 64%of the respondents said: workplace. In addition, nearly 60%of people emphasize family life: social customs stipulate that women should cook, clean up, manage their families, and raise children.</text:p>
      <text:p text:style-name="P4">
<draw:frame draw:style-name="fr1" draw:name="Image7" text:anchor-type="as-char" svg:width="6.9236in" svg:height="3.896998in" draw:z-index="0">
<draw:image xlink:href="../Images/dwzh/2023-05-07T07-14-00Z/65464152_401.jpg" xlink:type="simple" xlink:show="embed" xlink:actuate="onLoad" draw:mime-type="image/jpeg"/>
</draw:frame>
A protest held in Tokyo on March 8th. A woman raised a sign, and the heart -shaped pattern reads: ending the patriarchal system.</text:p>
      <text:p text:style-name="P4">
"The results of polls did not surprise me. Unfortunately, there seemed to be no change and no improvement." Said Chisato Kitanaka, a professor of sociology at Hiroshima University.</text:p>
      <text:p text:style-name="P4">
"This is a problem in all aspects of Japanese society. This may be the most obvious in terms of income differences and women's employment opportunities." She told Germany's voice that "young women graduated from university have the same skills and knowledge as men, but The company and organizations hiring them often stay on the old way of thinking. "She said that they think women will leave the company to get married and have children in a few years." Therefore, they provide the same training and promotion opportunities for women to provide women with the same training and promotion opportunities as male employees. meaningless."</text:p>
      <text:h text:style-name="P12" text:outline-level="3">
<text:span text:style-name="T4">
Japanese women have something to say</text:span>
</text:h>
      <text:h text:style-name="P12" text:outline-level="3">
<text:span text:style-name="T4">
In the field of education</text:span>
</text:h>
      <text:p text:style-name="P4">
<text:a xlink:type="simple" xlink:href="https://www.dw.com/zh/zh/森喜郎失言風波日本政壇女性弱勢現象/a-56558078" text:style-name="Internet_20_link" text:visited-style-name="Visited_20_Internet_20_Link">
</text:a>
Among the 180 countries monitored by the Global Parliament (IPU), Japan ranked 165th. In the recently lower house elections, only 18%of candidates are women.</text:p>
      <text:p text:style-name="P4">
At least in the field of education, men and women are equal -at least this is a long -term assumption. But this is not true.(Hiromi Murakami)Said, "This difference may not be so obvious. But in recent years, some scandals have occurred, and universities have preferred male applicants instead of women with better test scores."</text:p>
      <text:p text:style-name="P4">
European Employment and Social Rights Commissioner Nicolasschmit was surprised by the Seventh -way Group Labor Minister Meeting in Japan recently. He subsequently told the reporter of Kyodo News that we need to issue a clear and powerful statement.</text:p>
      <text:h text:style-name="P12" text:outline-level="3">
<text:span text:style-name="T4">
from the conservative countercurrent</text:span>
</text:h>
      <text:p text:style-name="P4">
Japanese Prime Minister Kishida also emphasizes this. He has instructed the cabinet and labor market experts to ensure that the administrative positions of large Japanese enterprises have 30%of women by 2030. Kishida Wenxiong said that higher wages, more promotion and social violence to women are essential for women to obtain more high -level positions in the company.</text:p>
      <text:p text:style-name="P4">
<draw:frame draw:style-name="fr1" draw:name="Image8" text:anchor-type="as-char" svg:width="6.9236in" svg:height="3.896998in" draw:z-index="0">
<draw:image xlink:href="../Images/dwzh/2023-05-07T07-14-00Z/65464125_401.jpg" xlink:type="simple" xlink:show="embed" xlink:actuate="onLoad" draw:mime-type="image/jpeg"/>
</draw:frame>
Japanese women protest against equal rights in Tokyo. The photo on the protest card shows that a man and a woman are sitting in a business dress.</text:p>
      <text:p text:style-name="P4">
Conservative traditional doctors do not agree with women who are discriminated against by women in the workplace. "I don't think women are in an unfavorable position in Japanese society. For a long time, there have been laws to protect them with the same rights as men." Said Yoichishimada, a researcher at Fukui County University, "Perhaps the disadvantage is that the society expects women should expect women to should It is the child's main caregiver. But this is not a rare problem. In other parts of the world, the same is true of the United States or Europe. This is not a big problem. "</text:p>
      <text:p text:style-name="P4">
It is this attitude that allows sociologists to be very pessimistic about the real changes in Japan. "These attitudes are deeply ingrained in our society." She said, "Maybe there will be changes, but it will gradually and slowly come."</text:p>
      <text:p text:style-name="P4">
News Source: <text:a xlink:type="simple" xlink:href="https://www.dw.com/zh/民调：八成日本人认为日本重男轻女/a-65481659" text:style-name="Internet_20_link" text:visited-style-name="Visited_20_Internet_20_Link">
https://www.dw.com/zh/民调：八成日本人认为日本重男轻女/a-65481659?maca=chi-rss-chi-all-1127-rdf</text:a>
</text:p>
      <!--NEWS-->
      <text:h text:style-name="P10" text:outline-level="1">
<text:span text:style-name="T4">
Dezhou Shopping Mall shooting incident, nine dead and seven injuries</text:span>
</text:h>
      <text:p text:style-name="P4">
Author: 联合早报 (Person)</text:p>
      <text:p text:style-name="P4">
Publisher: 联合早报 (Organization)</text:p>
      <text:p text:style-name="P4">
Published Time: 2023-05-07T07:18</text:p>
      <text:p text:style-name="P4">
Modified Time: 2023-05-07T11:56</text:p>
      <text:p text:style-name="P4">
Description: A busy shopping mall in Texas, the United States, had a shooting event on Saturday (May 6), causing at least nine people including the gunmen to die, and another seven of them were injured. Comprehensive Reuters and Agence France -Presse reported that Allen Premium Outle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得克萨斯州', '枪击案', '美国枪击', '枪击事件']</text:p>
      <!--METADATA-->
      <text:p text:style-name="P4">
A busy shopping mall in Texas, the United States, had a shooting event on Saturday (May 6), causing at least nine people including the gunmen to die, and another seven of them were injured.</text:p>
      <text:p text:style-name="P4">
Comprehensive Reuters and Agence France -Presse reported that Allen Premiumouts malls, which occurred, were located in Allen, about 40 kilometers northeast of Dallas. The city's fire department director Boyd said that the rescue staff sent at least nine wounded to the regional hospital, two of which were died and the other three were in critical condition.</text:p>
      <text:p text:style-name="P4">
The Dallas Police Director Brian Harvey said at a press conference that the gunman was killed by a policeman after shooting outside the mall, and the gunner believed it was a separate operation.</text:p>
      <text:p text:style-name="P4">
<draw:frame draw:style-name="fr1" draw:name="Image9" text:anchor-type="as-char" svg:width="6.9236in" svg:height="4.615733in" draw:z-index="0">
<draw:image xlink:href="../Images/zaobao world/2023-05-07T07-18/000000.png" xlink:type="simple" xlink:show="embed" xlink:actuate="onLoad" draw:mime-type="image/png"/>
</draw:frame>
This shooting incident caused multiple casualties. (Reuters)</text:p>
      <text:p text:style-name="P4">
It is reported that when the attack occurred at 3:30 pm local time (at 4:30 am on the 7th of Singapore), there was just a police officer in the mall that was dealing with the shooting.</text:p>
      <text:p text:style-name="P4">
Harvey said: "He (the police officer) heard the gunfire, walked to the sound of the gun, subdoiled him after making fire with the suspect, and then called the ambulance."</text:p>
      <text:p text:style-name="P4">
The authorities have not announced the identity information of the gunman. When the police arrived at the scene, the gunmen and the other six dead were in the mall, including a five -year -old victim.</text:p>
      <text:p text:style-name="P4">
The video screen taken by the local media, a large number of shoppers raised their hands and walked out of the mall calmly. The sidewalk outside the mall has blood, and the body covered by white cloth.</text:p>
      <text:p text:style-name="P4">
A witness said, "He (gunman) seems to be walking on the sidewalk ... shooting outside, most of the time he was shooting everywhere."</text:p>
      <text:p text:style-name="P4">
Allen has a population of about 100,000.</text:p>
      <text:p text:style-name="P4">
News Source: <text:a xlink:type="simple" xlink:href="https://www.zaobao.com.sg/realtime/world/story20230507-1391701" text:style-name="Internet_20_link" text:visited-style-name="Visited_20_Internet_20_Link">
https://www.zaobao.com.sg/realtime/world/story20230507-1391701</text:a>
</text:p>
      <!--NEWS-->
      <text:h text:style-name="P10" text:outline-level="1">
<text:span text:style-name="T4">
Wildfire raging Canadian Alberta province into emergency state</text:span>
</text:h>
      <text:p text:style-name="P4">
Author: 联合早报 (Person)</text:p>
      <text:p text:style-name="P4">
Publisher: 联合早报 (Organization)</text:p>
      <text:p text:style-name="P4">
Published Time: 2023-05-07T09:22</text:p>
      <text:p text:style-name="P4">
Modified Time: 2023-05-07T10:33</text:p>
      <text:p text:style-name="P4">
Description: Canada's wildfire continued to burn, Alberta Province announced its emergency state, and tens of thousands of people were forced to evacuate their homes. Reuters reported that as of Saturday (May 6), there were 110 active wildfires in Alberta, of which 36 have lost control ...</text:p>
      <text:p text:style-name="P4">
Videos: []</text:p>
      <text:p text:style-name="P4">
Audios: []</text:p>
      <text:p text:style-name="P4">
Images: []</text:p>
      <text:p text:style-name="P4">
Type: NewsArticle</text:p>
      <text:p text:style-name="P4">
Breadcrumbs: ['即时', '国际']</text:p>
      <text:p text:style-name="P4">
Keywords: ['野火', '干旱', '加拿大']</text:p>
      <!--METADATA-->
      <text:p text:style-name="P4">
Canada's wildfire continued to burn, Alberta Province announced its emergency state, and tens of thousands of people were forced to evacuate their homes.</text:p>
      <text:p text:style-name="P4">
Reuters reports that as of Saturday (May 6), there were 110 active wildfires in Alberta in the province, of which 36 have lost control. 4,000 residents.</text:p>
      <text:p text:style-name="P4">
The evacuated communities include 3,600 residents of Fox Lake, covering the 1458 hectares of wildfires to devour the local houses and police station.</text:p>
      <text:p text:style-name="P4">
"For the firefighters here, Tucker, the head of the Fire Information Department of Alberta, said. This is a very challenging day. We need to fight with very strong winds and hot weather. These strong winds produce extremes. Wild fire activity. "</text:p>
      <text:p text:style-name="P4">
Tucker added that the authorities will dispatch more firefighters from Quebec and Ontario to rescue the fire.</text:p>
      <text:p text:style-name="P4">
Alberta has a dry continental climate. In the whole spring, most areas are in extremely hot weather.</text:p>
      <text:p text:style-name="P4">
Daniellesmith, the party leader of Alberta, said: "Most areas have experienced a hot and dry spring. Because there are so many types of fire, you only need some sparks to ignite the terrible wildfire."</text:p>
      <text:p text:style-name="P4">
Smith said the "unusual" wildfire has burned 43,000 hectares of land this year.</text:p>
      <text:p text:style-name="P4">
News Source: <text:a xlink:type="simple" xlink:href="https://www.zaobao.com.sg/realtime/world/story20230507-1391716" text:style-name="Internet_20_link" text:visited-style-name="Visited_20_Internet_20_Link">
https://www.zaobao.com.sg/realtime/world/story20230507-1391716</text:a>
</text:p>
      <!--NEWS-->
      <text:h text:style-name="P10" text:outline-level="1">
<text:span text:style-name="T4">
Ukraine: Use the "Patriot" to shoot down the Russian hypersonic missile</text:span>
</text:h>
      <text:p text:style-name="P4">
Author: None (Language: zh)</text:p>
      <text:p text:style-name="P4">
Publisher: None</text:p>
      <text:p text:style-name="P4">
Time: 2023-05-07T10:14:00Z</text:p>
      <text:p text:style-name="P4">
Description: Ukraine said that the latest US -made Patriot air defense missile system shot down a hypersonic missile launched by the Russian army over the Kiev. This is the first report of Ukraine's use of Patriot missiles.</text:p>
      <text:p text:style-name="P4">
Videos: []</text:p>
      <text:p text:style-name="P4">
Images: ["<text:a xlink:type="simple" xlink:href="https://static.dw.com/image/65529545_303.jpg" text:style-name="Internet_20_link" text:visited-style-name="Visited_20_Internet_20_Link">
65529545_303.jpg</text:a>
", "<text:a xlink:type="simple" xlink:href="https://static.dw.com/image/65541028_401.jpg" text:style-name="Internet_20_link" text:visited-style-name="Visited_20_Internet_20_Link">
65541028_401.jpg</text:a>
"]</text:p>
      <text:p text:style-name="P4">
Subject: 时政风云</text:p>
      <text:p text:style-name="P4">
Subjects: ['俄罗斯', '乌克兰', '普京', '俄罗斯入侵乌克兰']</text:p>
      <text:p text:style-name="P4">
Keywords: ['乌克兰战争', '俄罗斯', '巴赫穆特', '克里米亚', '爱国者导弹', '高超音速导弹', '瓦格纳集团']</text:p>
      <text:p text:style-name="P4">
Id: 65541835</text:p>
      <!--METADATA-->
      <text:p text:style-name="P4">
<text:a xlink:type="simple" xlink:href="https://www.dw.com/zh/overlay/image/article/65541835/65529545" text:style-name="Internet_20_link" text:visited-style-name="Visited_20_Internet_20_Link">
 <draw:frame draw:style-name="fr1" draw:name="Image10" text:anchor-type="as-char" svg:width="6.9236in" svg:height="3.896998in" draw:z-index="0">
<draw:image xlink:href="../Images/dwzh/2023-05-07T10-14-00Z/65529545_303.jpg" xlink:type="simple" xlink:show="embed" xlink:actuate="onLoad" draw:mime-type="image/jpeg"/>
</draw:frame>
</text:a>
Russia's "dagger" hypersonic missile (information picture)</text:p>
      <text:p text:style-name="P4">
(Voice of Germany) The Ukrainian military said on Saturday that the use of the "Patriot" missile defense system provided by the United States shot down a Russian hypersonic missile over Kiev. If the situation is true, this will be the first time in Ukraine to successfully intercept Russia's most advanced hypersonic missile.</text:p>
      <text:p text:style-name="P4">
The Ukrainian Air Force Commander MYKOLAOOLESHCHUK said that when the Russian army launched a missile night attack on Kiev this week, a "dagger" hypersonic missile was used by Ukrainian forces to use the Patriot air defense missile provided by the United States. shoot down. "Yes, we shot down the" Essence of Life ", and Oleshchuk wrote on the social media that the missile was launched over the Russian territory by a MiG-31K fighter.</text:p>
      <text:p text:style-name="P4">
Dagger Hyperminal Missile is the latest and most advanced air shot developed by Russia [] <text:a xlink:type="simple" xlink:href="https://www.dw.com/zh/zh/俄罗斯又在乌克兰动用高超音速导弹/a-64972052" text:style-name="Internet_20_link" text:visited-style-name="Visited_20_Internet_20_Link">
</text:a>
The range is said to be more than 2,000 kilometers, and it can fly quickly at 10 times, so it is difficult to intercept it. Dagger missiles can destroy the reinforcement targets, such as underground bunkers and mountain tunnels.</text:p>
      <text:p text:style-name="P4">
Ukraine won the first batch of patriotic anti -missile system at the end of April this year. The United States and Germany acknowledged at least a set of Patriot air defense missile systems to Ukraine, while the Netherlands said that they had delivered two sets of Patriot missile systems to Kiev.</text:p>
      <text:p text:style-name="P4">
<draw:frame draw:style-name="fr1" draw:name="Image11" text:anchor-type="as-char" svg:width="6.9236in" svg:height="3.896998in" draw:z-index="0">
<draw:image xlink:href="../Images/dwzh/2023-05-07T10-14-00Z/65541028_401.jpg" xlink:type="simple" xlink:show="embed" xlink:actuate="onLoad" draw:mime-type="image/jpeg"/>
</draw:frame>
Wagner's leader Porigo: My person will not be sent to Bachomut anymore</text:p>
      <text:h text:style-name="P12" text:outline-level="3">
<text:span text:style-name="T4">
Wagner "Continue to fight for Russia"</text:span>
</text:h>
      <text:p text:style-name="P4">
A few hours after Ukraine announced a few hours after the Russian hypersonic missile was shot down, Russia claimed that an Ukraine's ballistic missile was shot down on the Crimean Peninsula. Moscow's Crimean Chief Executive Sergeiaksyonov said in social media that a Ukrainian ballistic missile "was shot down over the Crimean Republic" and did not cause casualties.</text:p>
      <text:p text:style-name="P4">
According to Tas Society, Russia <text:a xlink:type="simple" xlink:href="https://www.dw.com/zh/zh/瓦格纳集团首领发帖呼吁结束乌克兰战争/a-65346519" text:style-name="Internet_20_link" text:visited-style-name="Visited_20_Internet_20_Link">
</text:a>
The leader Porigo said that he was evacuating <text:a xlink:type="simple" xlink:href="https://www.dw.com/zh/zh/俄乌战争中最血腥的战斗巴赫穆特争夺战/a-65235766" text:style-name="Internet_20_link" text:visited-style-name="Visited_20_Internet_20_Link">
</text:a>
After that, the armed forces will continue to fight for Moscow: "Wagner's soldiers will continue to fight for Russia's interests in the next operation."</text:p>
      <text:p text:style-name="P4">
Earlier, Porigin announced on May 5th that Wagner would withdraw from Bachomut next week. He had made a strict accusations of the Russian military twice in the video twice, complaining that his troops could not get enough ammunition, and in Bachmut's "unnecessary death".</text:p>
      <text:p text:style-name="P4">
It is reported that Vagna will be taken over by the army of Cadrov, the leader of Chechen Cadrov on Wednesday in Bachurut's position. The Russian and Ukraine Army has been fighting in the city for several months. According to Porigo, the Russian army has occupied 95%of the city.</text:p>
      <text:h text:style-name="P12" text:outline-level="3">
<text:span text:style-name="T4">
Ukraine means never given up Bachmut</text:span>
</text:h>
      <text:p text:style-name="P4">
(Associated Press, Reuters, Agence France -Presse)</text:p>
      <text:p text:style-name="P4">
News Source: <text:a xlink:type="simple" xlink:href="https://www.dw.com/zh/乌克兰：用-爱国者-击落俄高超音速导弹/a-65541835" text:style-name="Internet_20_link" text:visited-style-name="Visited_20_Internet_20_Link">
https://www.dw.com/zh/乌克兰：用-爱国者-击落俄高超音速导弹/a-65541835?maca=chi-rss-chi-all-1127-rdf</text:a>
</text:p>
      <!--NEWS-->
      <text:h text:style-name="P10" text:outline-level="1">
<text:span text:style-name="T4">
Think Tank: The United States and Europe should deal with the global "swinging country"</text:span>
</text:h>
      <text:p text:style-name="P4">
Author: None (Language: zh)</text:p>
      <text:p text:style-name="P4">
Publisher: None</text:p>
      <text:p text:style-name="P4">
Time: 2023-05-07T10:27:00Z</text:p>
      <text:p text:style-name="P4">
Description: With the change of the established global order, the German Marshall Foundation urges the European Union and the United States to re -consider the relationship with the "swinging country" with cross -Atlantic alliances, showing flexibility during cooperation, to avoid forcing geopolitical partners to make "this is not this" this is not this "this is not the same" That is the choice of "Peter.</text:p>
      <text:p text:style-name="P4">
Videos: []</text:p>
      <text:p text:style-name="P4">
Images: ["<text:a xlink:type="simple" xlink:href="https://static.dw.com/image/64915936_303.jpg" text:style-name="Internet_20_link" text:visited-style-name="Visited_20_Internet_20_Link">
64915936_303.jpg</text:a>
", "<text:a xlink:type="simple" xlink:href="https://static.dw.com/image/19184032_303.jpg" text:style-name="Internet_20_link" text:visited-style-name="Visited_20_Internet_20_Link">
19184032_303.jpg</text:a>
", "<text:a xlink:type="simple" xlink:href="https://static.dw.com/image/18199546_303.jpg" text:style-name="Internet_20_link" text:visited-style-name="Visited_20_Internet_20_Link">
18199546_303.jpg</text:a>
", "<text:a xlink:type="simple" xlink:href="https://static.dw.com/image/19105999_303.jpg" text:style-name="Internet_20_link" text:visited-style-name="Visited_20_Internet_20_Link">
19105999_303.jpg</text:a>
", "<text:a xlink:type="simple" xlink:href="https://static.dw.com/image/56000859_303.jpg" text:style-name="Internet_20_link" text:visited-style-name="Visited_20_Internet_20_Link">
56000859_303.jpg</text:a>
", "<text:a xlink:type="simple" xlink:href="https://static.dw.com/image/65197172_303.jpg" text:style-name="Internet_20_link" text:visited-style-name="Visited_20_Internet_20_Link">
65197172_303.jpg</text:a>
", "<text:a xlink:type="simple" xlink:href="https://static.dw.com/image/19183972_303.jpg" text:style-name="Internet_20_link" text:visited-style-name="Visited_20_Internet_20_Link">
19183972_303.jpg</text:a>
", "<text:a xlink:type="simple" xlink:href="https://static.dw.com/image/59138964_303.jpg" text:style-name="Internet_20_link" text:visited-style-name="Visited_20_Internet_20_Link">
59138964_303.jpg</text:a>
", "<text:a xlink:type="simple" xlink:href="https://static.dw.com/image/64574797_401.jpg" text:style-name="Internet_20_link" text:visited-style-name="Visited_20_Internet_20_Link">
64574797_401.jpg</text:a>
"]</text:p>
      <text:p text:style-name="P4">
Subject: 时政风云</text:p>
      <text:p text:style-name="P4">
Subjects: []</text:p>
      <text:p text:style-name="P4">
Keywords: ['印度尼西亚', '印度', '足球世界杯', '土耳其', '巴西']</text:p>
      <text:p text:style-name="P4">
Id: 65494281</text:p>
      <!--METADATA-->
      <text:p text:style-name="P4">
<text:a xlink:type="simple" xlink:href="https://www.dw.com/zh/overlay/image/article/65494281/64915936" text:style-name="Internet_20_link" text:visited-style-name="Visited_20_Internet_20_Link">
 <draw:frame draw:style-name="fr1" draw:name="Image12" text:anchor-type="as-char" svg:width="6.9236in" svg:height="3.896998in" draw:z-index="0">
<draw:image xlink:href="../Images/dwzh/2023-05-07T10-27-00Z/64915936_303.jpg" xlink:type="simple" xlink:show="embed" xlink:actuate="onLoad" draw:mime-type="image/jpeg"/>
</draw:frame>
</text:a>
The United States should have more meaningful contact with the emerging "swinging country" (2023 Delhi G20 Summit)</text:p>
      <text:p text:style-name="P4">
(Voice of Germany) Washington Thought Germany's Marshall Foundation on Tuesday (May 2) pointed out in the latest report that if Western countries want to maintain their influence on the international stage, it must be more meaningful with the emerging "swinging country" to make s contact.</text:p>
      <text:p text:style-name="P4">
The author pointed out, <text:a xlink:type="simple" xlink:href="https://www.dw.com/zh/zh/巴西总统愿与中国阿联酋联手调解俄乌冲突/a-65339949" text:style-name="Internet_20_link" text:visited-style-name="Visited_20_Internet_20_Link">
</text:a>
 、 <text:a xlink:type="simple" xlink:href="https://www.dw.com/zh/zh/人口超越中国的印度能获得人口红利吗/a-65471911" text:style-name="Internet_20_link" text:visited-style-name="Visited_20_Internet_20_Link">
</text:a>
, Indonesia, Saudi Arabia, South Africa, and Turkey are swinging countries with important influence on the world stage. They have different preferences for cooperation outside the Western Cross -Atlantic Alliance.</text:p>
      <text:p text:style-name="P4">
Invasion in Ukraine and [] in Russia(https://www.dw.com/zh/zh/美国国家安全顾问对华关系要去风险-而非脱钩/a-65462184)In the context, these countries can more affect global affairs than ever.</text:p>
      <text:p text:style-name="P4">
Heather A.Conley, chairman of the Marshall Foundation, wrote: "The West often mistakes these swinging countries with other choices or other countries that chooses to be or in two emerging global groups, which are collectively referred to as 'Global Southern', but this label reflects it. Lack of rigorous knowledge. "</text:p>
      <text:p text:style-name="P4">
"These countries are international entrepreneurs at international opportunities."</text:p>
      <text:h text:style-name="P12" text:outline-level="3">
<text:span text:style-name="T4">
International cooperation needs flexibility</text:span>
</text:h>
      <text:p text:style-name="P4">
The report pointed out that Brazil's cooperation is pragmatic, and its leadership does not think that cooperation with different partners (such as China, the European Union, Russia and the United States) conflict with each other. As a result, Western countries should strengthen cooperation with other global governance issues on climate change, inequality, and other global governance issues, and accept the transfer from traditional power centers.</text:p>
      <text:p text:style-name="P4">
*<draw:frame draw:style-name="fr1" draw:name="Image13" text:anchor-type="as-char" svg:width="6.9236in" svg:height="3.896998in" draw:z-index="0">
<draw:image xlink:href="../Images/dwzh/2023-05-07T10-27-00Z/19184032_303.jpg" xlink:type="simple" xlink:show="embed" xlink:actuate="onLoad" draw:mime-type="image/jpeg"/>
</draw:frame>
#</text:p>
      <text:h text:style-name="P13" text:outline-level="4">
<text:span text:style-name="T4">
The "Global South" and "Global Northern" you need to understand</text:span>
</text:h>
      <text:h text:style-name="P12" text:outline-level="3">
<text:span text:style-name="T4">
Once up to the world camp</text:span>
</text:h>
      <text:p text:style-name="P4">
During the Cold War, the world was classified as East and Western camps according to different ideology. Western capitalist camps are regarded as the so -called "first world", and the Eastern Socialist camps are regarded as "the second world", and the "third world often refers to the" Southern World "with a more backward economic level. This classification is now outdated. After the Cold War, the concepts of the global northern and global southern souths divided by socioeconomic and political characteristics have become more popular (the picture shows the first Asian -African conference in 1955).</text:p>
      <text:p text:style-name="P4">
*<draw:frame draw:style-name="fr1" draw:name="Image14" text:anchor-type="as-char" svg:width="6.9236in" svg:height="3.896998in" draw:z-index="0">
<draw:image xlink:href="../Images/dwzh/2023-05-07T10-27-00Z/18199546_303.jpg" xlink:type="simple" xlink:show="embed" xlink:actuate="onLoad" draw:mime-type="image/jpeg"/>
</draw:frame>
#</text:p>
      <text:h text:style-name="P13" text:outline-level="4">
<text:span text:style-name="T4">
The "Global South" and "Global Northern" you need to understand</text:span>
</text:h>
      <text:h text:style-name="P12" text:outline-level="3">
<text:span text:style-name="T4">
"North -South Different"</text:span>
</text:h>
      <text:p text:style-name="P4">
Simply put, the global south is characterized by low income, dense population, and poor infrastructure, which can be understood as developing countries and low -income countries. The global northern part of the world mainly refers to developed countries and high -income countries. "North-South Different" (also known as "North and South Gap", North-South Divide is widely used. The "South" and "North" here do not refer to the south and north in the geographical orientation.</text:p>
      <text:p text:style-name="P4">
*<draw:frame draw:style-name="fr1" draw:name="Image15" text:anchor-type="as-char" svg:width="6.9236in" svg:height="3.896998in" draw:z-index="0">
<draw:image xlink:href="../Images/dwzh/2023-05-07T10-27-00Z/19105999_303.jpg" xlink:type="simple" xlink:show="embed" xlink:actuate="onLoad" draw:mime-type="image/jpeg"/>
</draw:frame>
#</text:p>
      <text:h text:style-name="P13" text:outline-level="4">
<text:span text:style-name="T4">
The "Global South" and "Global Northern" you need to understand</text:span>
</text:h>
      <text:h text:style-name="P12" text:outline-level="3">
<text:span text:style-name="T4">
global north</text:span>
</text:h>
      <text:p text:style-name="P4">
According to public academic data, in general, the definitions of the global northern part of the world include the United States, Canada, almost all European countries, Israel, Cyprus, Japan, South Korea, Singapore, Taiwan, Australia and New Zealand. However, the division of international in the world has no recognition definition of the global and south of the world, and there are also controversial and different interpretations.</text:p>
      <text:p text:style-name="P4">
*<draw:frame draw:style-name="fr1" draw:name="Image16" text:anchor-type="as-char" svg:width="6.9236in" svg:height="3.896998in" draw:z-index="0">
<draw:image xlink:href="../Images/dwzh/2023-05-07T10-27-00Z/56000859_303.jpg" xlink:type="simple" xlink:show="embed" xlink:actuate="onLoad" draw:mime-type="image/jpeg"/>
</draw:frame>
#</text:p>
      <text:h text:style-name="P13" text:outline-level="4">
<text:span text:style-name="T4">
The "Global South" and "Global Northern" you need to understand</text:span>
</text:h>
      <text:h text:style-name="P12" text:outline-level="3">
<text:span text:style-name="T4">
Global South</text:span>
</text:h>
      <text:p text:style-name="P4">
There are also many interpretations for the south of the world. The World PopurationReview website states that traditionally, the global southern refers to a country that is underdeveloped or economically in a vulnerable country. These countries often face colonial rule of the global northern countries (especially European countries). However, there are other definitions, and the global south is used to refer to countries that are negatively affected by capitalist globalization. It is generally believed that the southern world is composed of African, Latin America and the Caribbean, Pacific islands, and developing countries in Asia.</text:p>
      <text:p text:style-name="P4">
*<draw:frame draw:style-name="fr1" draw:name="Image17" text:anchor-type="as-char" svg:width="6.9236in" svg:height="3.896998in" draw:z-index="0">
<draw:image xlink:href="../Images/dwzh/2023-05-07T10-27-00Z/65197172_303.jpg" xlink:type="simple" xlink:show="embed" xlink:actuate="onLoad" draw:mime-type="image/jpeg"/>
</draw:frame>
#</text:p>
      <text:h text:style-name="P13" text:outline-level="4">
<text:span text:style-name="T4">
The "Global South" and "Global Northern" you need to understand</text:span>
</text:h>
      <text:h text:style-name="P12" text:outline-level="3">
<text:span text:style-name="T4">
Where does China belong to?</text:span>
</text:h>
      <text:p text:style-name="P4">
Like India and Brazil, China is also regarded as a global southern country. The United Nations South -South Cooperation Financial Center has a list of global southern countries. The list currently includes 78 countries, and the list is also called "77 countries and China".</text:p>
      <text:p text:style-name="P4">
*<draw:frame draw:style-name="fr1" draw:name="Image18" text:anchor-type="as-char" svg:width="6.9236in" svg:height="3.896998in" draw:z-index="0">
<draw:image xlink:href="../Images/dwzh/2023-05-07T10-27-00Z/19183972_303.jpg" xlink:type="simple" xlink:show="embed" xlink:actuate="onLoad" draw:mime-type="image/jpeg"/>
</draw:frame>
#</text:p>
      <text:h text:style-name="P13" text:outline-level="4">
<text:span text:style-name="T4">
The "Global South" and "Global Northern" you need to understand</text:span>
</text:h>
      <text:h text:style-name="P12" text:outline-level="3">
<text:span text:style-name="T4">
South -South cooperation</text:span>
</text:h>
      <text:p text:style-name="P4">
South -South Cooperation (SSC) is a term used by decision makers and academia to describe the exchanges and cooperation between southern countries around the world in various fields. Public information shows that the formation of South -South cooperation can be traced back to the Bandung Conference (pictured) held in Bandung, Indonesia in 1955, and is considered to promote the formation of South -South cooperation. In the 58/220 resolution passed on December 23, 2003, the United Nations will be the South -South Cooperation Day on December 19th each year, and later changed to September 12.</text:p>
      <text:p text:style-name="P4">
*<draw:frame draw:style-name="fr1" draw:name="Image19" text:anchor-type="as-char" svg:width="6.9236in" svg:height="3.896998in" draw:z-index="0">
<draw:image xlink:href="../Images/dwzh/2023-05-07T10-27-00Z/59138964_303.jpg" xlink:type="simple" xlink:show="embed" xlink:actuate="onLoad" draw:mime-type="image/jpeg"/>
</draw:frame>
#</text:p>
      <text:h text:style-name="P13" text:outline-level="4">
<text:span text:style-name="T4">
The "Global South" and "Global Northern" you need to understand</text:span>
</text:h>
      <text:h text:style-name="P12" text:outline-level="3">
<text:span text:style-name="T4">
Why is the global southern attracted much attention?</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South Africa also advocates a multi -level global order and recognizes the so -called south of the world. The report states that Western leaders can promote closer cooperation by focusing on specific policy areas that are beneficial to both sides.</text:p>
      <text:p text:style-name="P4">
Reporter Martin Quencez and Racheltausendfreund pointed out: "The government of these swinging countries does not think they want to choose between two static poles."</text:p>
      <text:p text:style-name="P4">
"They are more inclined to move from one option to another based on their specific interests and strategic analysis."</text:p>
      <text:h text:style-name="P12" text:outline-level="3">
<text:span text:style-name="T4">
Balance between the big country</text:span>
</text:h>
      <text:p text:style-name="P4">
With the heating up of the Sino -Indian border dispute and economic competition, <text:a xlink:type="simple" xlink:href="https://www.dw.com/zh/zh/言论出格印度外长批评索罗斯很危险/a-64750121" text:style-name="Internet_20_link" text:visited-style-name="Visited_20_Internet_20_Link">
</text:a>
However, its strategic autonomy still keeps close connection with countries such as Russia.</text:p>
      <text:p text:style-name="P4">
The report pointed out that the West can contact India more effectively by avoiding the mentality of "we or them", because this way of thinking is incompatible with India's more targeted small multilateral diplomacy.</text:p>
      <text:p text:style-name="P4">
Indonesia's goal is to be in the competition of big powers. With the assistance of the United States, it has handled disputes in the South China Sea without the assistance of the United States.</text:p>
      <text:p text:style-name="P4">
The report pointed out that the infringement of Western countries during the colonial and Cold War periods, which led to Western criticism of new unsuccessful policies in the West did not be recognized by Indonesian legislators.</text:p>
      <text:p text:style-name="P4">
<draw:frame draw:style-name="fr1" draw:name="Image20" text:anchor-type="as-char" svg:width="6.9236in" svg:height="3.896998in" draw:z-index="0">
<draw:image xlink:href="../Images/dwzh/2023-05-07T10-27-00Z/64574797_401.jpg" xlink:type="simple" xlink:show="embed" xlink:actuate="onLoad" draw:mime-type="image/jpeg"/>
</draw:frame>
Indian Prime Minister Modi (left) and US President Biden in November 2022 in Bali</text:p>
      <text:p text:style-name="P4">
The author wrote: "A more constructive foreign policy dialogue can focus on mutual respect for national sovereignty and multilateralism."</text:p>
      <text:p text:style-name="P4">
"Although the swaying country generally aware of the risks of the ambitions of Russia and China, they do not think that the United States or Europe is a trusted global advocate of national sovereignty."</text:p>
      <text:h text:style-name="P12" text:outline-level="3">
<text:span text:style-name="T4">
Different national defense and trading partners</text:span>
</text:h>
      <text:p text:style-name="P4">
Turkey's strategy has always been balanced between major powers to reduce the impact of this competition. Its recent mediation in the Ukrainian war also confirms this.</text:p>
      <text:p text:style-name="P4">
Turkey is still an important member of NATO and close economic partners of the European Union. It also believes that the world is "not limited to five countries" -This refers to the five permanent members of the United Nations Security Council.</text:p>
      <text:p text:style-name="P4">
Saudi Arabia also maintains close relationships with the West in terms of security, especially with the United States. But Saudi Arabia regards Russia as an important partner of OPEC+(OPEC+), and China is its main trading partner.</text:p>
      <text:p text:style-name="P4">
The report of the Marshall Foundation believes that the West should not ignore the global mediation capabilities in other countries; as the United States is expected to decrease in the Middle East, Liade is taking this opportunity to strengthen his position in the region.</text:p>
      <text:p text:style-name="P4">
Overall, experts from the Marshall Foundation believe that the European Union and the United States must show their flexibility in cooperation. They are open -minded to non -Western countries and avoid forcing geopolitical partners to make a choice.</text:p>
      <text:p text:style-name="P4">
The report of the report wrote: "Establishing a relationship with the decentralized political actors may also help the long -term interests of all partners."</text:p>
      <text:p text:style-name="P4">
News Source: <text:a xlink:type="simple" xlink:href="https://www.dw.com/zh/智库：美欧应与全球-摇摆国家-打交道/a-65494281" text:style-name="Internet_20_link" text:visited-style-name="Visited_20_Internet_20_Link">
https://www.dw.com/zh/智库：美欧应与全球-摇摆国家-打交道/a-65494281?maca=chi-rss-chi-all-1127-rdf</text:a>
</text:p>
      <!--NEWS-->
      <text:h text:style-name="P10" text:outline-level="1">
<text:span text:style-name="T4">
Research on wastewater found that 18 "laboratory drugs"</text:span>
</text:h>
      <text:p text:style-name="P4">
Author: None (Language: zh)</text:p>
      <text:p text:style-name="P4">
Publisher: None</text:p>
      <text:p text:style-name="P4">
Time: 2023-05-07T10:28:00Z</text:p>
      <text:p text:style-name="P4">
Description: A test research shows that a series of "new spiritual activity materials" are currently widely used worldwide. Scientists believe that criminals are developing slightly different substances as illegal drugs to bypass legal drug control.</text:p>
      <text:p text:style-name="P4">
Videos: []</text:p>
      <text:p text:style-name="P4">
Images: ["<text:a xlink:type="simple" xlink:href="https://static.dw.com/image/55702323_303.jpg" text:style-name="Internet_20_link" text:visited-style-name="Visited_20_Internet_20_Link">
55702323_303.jpg</text:a>
"]</text:p>
      <text:p text:style-name="P4">
Subject: 新闻广角</text:p>
      <text:p text:style-name="P4">
Subjects: []</text:p>
      <text:p text:style-name="P4">
Keywords: ['毒品', '策划药', '废水研究', '新精神活性物质', '实验室毒品', '街头毒品', 'NPS', '健康']</text:p>
      <text:p text:style-name="P4">
Id: 65480019</text:p>
      <!--METADATA-->
      <text:p text:style-name="P4">
<text:a xlink:type="simple" xlink:href="https://www.dw.com/zh/overlay/image/article/65480019/55702323" text:style-name="Internet_20_link" text:visited-style-name="Visited_20_Internet_20_Link">
 <draw:frame draw:style-name="fr1" draw:name="Image21" text:anchor-type="as-char" svg:width="6.9236in" svg:height="3.896998in" draw:z-index="0">
<draw:image xlink:href="../Images/dwzh/2023-05-07T10-28-00Z/55702323_303.jpg" xlink:type="simple" xlink:show="embed" xlink:actuate="onLoad" draw:mime-type="image/jpeg"/>
</draw:frame>
</text:a>
New spiritual activity substances are transformed drugs. They are also called "planning medicines" and "laboratory drugs" in the Chinese world</text:p>
      <text:p text:style-name="P4">
(Voice of Germany Chinese website) A team led by Australia discovered the so -called [] in the wastewater in 16 countries(https://www.unodc.org/LSS/Page/NPS)Essence New studies have shown that they have <text:a xlink:type="simple" xlink:href="https://www.dw.com/zh/zh/新冠疫情改变毒品走私模式/a-53972479" text:style-name="Internet_20_link" text:visited-style-name="Visited_20_Internet_20_Link">
</text:a>
Similar effects.</text:p>
      <text:p text:style-name="P4">
The new spiritual activity material is also called "planning medicine" and "laboratory drugs" in the Chinese world. These substances are transformed drugs, which can imitate the effect of existing illegal drugs and avoid legal restrictions -in many in many State, legal restrictions are bound to specific substances and chemical composition.</text:p>
      <text:h text:style-name="P12" text:outline-level="3">
<text:span text:style-name="T4">
<text:span text:style-name="T4">
 Study samples of 47 cities, including Chinese cities </text:span>
</text:span>
</text:h>
      <text:p text:style-name="P4">
The team led by the University of Queensland, Australia, analyzed samples of 47 cities in Europe, the United States, Canada, New Zealand, Australia, China, Brazil and South Korea for three consecutive years from 2019 to 2022.</text:p>
      <text:p text:style-name="P4">
They detected 18 new substances, which are similar to street drugs that can change their minds, but the chemical structure of new substances has changed slightly.</text:p>
      <text:p text:style-name="P4">
"Dr Richardbade), a researcher at the University of Queensland, said:" These substances are synthesized to replace the banned substances, which means that their molecular structure is slightly different to bypass legal restrictions. "He also pointed out," Their manufacturing volume is generally smaller than traditional illegal drugs, making it difficult for law enforcement departments to control its circulation. "</text:p>
      <text:h text:style-name="P12" text:outline-level="3">
<text:span text:style-name="T4">
Afghan Drugs: Who will save them</text:span>
</text:h>
      <text:h text:style-name="P12" text:outline-level="3">
<text:span text:style-name="T4">
<text:span text:style-name="T4">
 What type of substance do they belong to? </text:span>
</text:span>
</text:h>
      <text:p text:style-name="P4">
The survey shows that the use of new spiritual activity substances (NPS) is used all over the world, but there is a strong regional trend.</text:p>
      <text:p text:style-name="P4">
Synthetic Casitone is the most common type of NPS. It is chemically related to Casitone, which has a stimulating effect on the central nervous nerve in the chemical chemical. One of the chemicals-3-methylticone, the content found in Europe is extremely high, especially in Spain and Slovakia. In 2019, the substance was found in the analysis of wastewater in Europe, but it spread to North America and Oceania in the subsequent years.</text:p>
      <text:p text:style-name="P4">
The same is also known as a phenyleine, which can produce a similar effect on the central nervous stimulator amphenobenzine and a sedative effect.</text:p>
      <text:p text:style-name="P4">
The research team discovered seven new spiritual active substances in Australia, including Mephedrone. These substances have <text:a xlink:type="simple" xlink:href="https://www.dw.com/zh/zh/德国周末派对满是可卡因摇头丸/a-2331749" text:style-name="Internet_20_link" text:visited-style-name="Visited_20_Internet_20_Link">
</text:a>
or <text:a xlink:type="simple" xlink:href="https://www.dw.com/zh/zh/可疑包裹在公海漂浮-新西兰查获32吨可卡因/a-64642453" text:style-name="Internet_20_link" text:visited-style-name="Visited_20_Internet_20_Link">
</text:a>
Similar effects.</text:p>
      <text:p text:style-name="P4">
In the United States, Mitragynine, based on plants, is particularly large. The US Food and Drug Administration has warned the danger of the coffee plant card pain (Kratom), but Mitrajining is currently not regulated at the federal level.</text:p>
      <text:p text:style-name="P4">
News Source: <text:a xlink:type="simple" xlink:href="https://www.dw.com/zh/废水研究发现18种-实验室毒品/a-65480019" text:style-name="Internet_20_link" text:visited-style-name="Visited_20_Internet_20_Link">
https://www.dw.com/zh/废水研究发现18种-实验室毒品/a-65480019?maca=chi-rss-chi-all-1127-rdf</text:a>
</text:p>
      <!--NEWS-->
      <text:h text:style-name="P10" text:outline-level="1">
<text:span text:style-name="T4">
News: The Ukrainian army launched an attack on the Crimean Peninsula</text:span>
</text:h>
      <text:p text:style-name="P4">
Author: 联合早报 (Person)</text:p>
      <text:p text:style-name="P4">
Publisher: 联合早报 (Organization)</text:p>
      <text:p text:style-name="P4">
Published Time: 2023-05-07T10:47</text:p>
      <text:p text:style-name="P4">
Modified Time: 2023-05-07T11:36</text:p>
      <text:p text:style-name="P4">
Description: Based on Russia and Ukraine media reports, explosion attacks on Sunday (May 7) in several areas of the Crimean Peninsula, and the Russian air defense forces are repelting attacks. Reuters quoted the Russian media Baza reported that Ukraine sent drones to the Crimean Peninsula, Russian defense ...</text:p>
      <text:p text:style-name="P4">
Videos: []</text:p>
      <text:p text:style-name="P4">
Audios: []</text:p>
      <text:p text:style-name="P4">
Images: []</text:p>
      <text:p text:style-name="P4">
Type: NewsArticle</text:p>
      <text:p text:style-name="P4">
Breadcrumbs: ['即时', '国际']</text:p>
      <text:p text:style-name="P4">
Keywords: ['克里米亚', '俄罗斯', '乌克兰', '俄乌战争', '乌克兰危机']</text:p>
      <!--METADATA-->
      <text:p text:style-name="P4">
Based on Russia and Ukraine media reports, explosion attacks on Sunday (May 7) in several areas of the Crimean Peninsula, and the Russian air defense forces are repelting attacks.</text:p>
      <text:p text:style-name="P4">
Reuters quoted the Russian media Baza reported that Ukraine sent a drone to the Crimean Peninsula, and the Russian air defense forces shot down at least one drone over the port of Sevastopol. There are casualties.</text:p>
      <text:p text:style-name="P4">
According to the news released by the local Russian -controlled official Mikhail Razvozhayev, the Ukraine launched more than 10 drones to Crimea overnight, three of which appeared in Sevastopol city.</text:p>
      <text:p text:style-name="P4">
In addition, according to several Telegram channels monitoring Ukraine, explosion attacks occurred in Saka and Saki (Saki), and Russia has an air force base in the local area.</text:p>
      <text:p text:style-name="P4">
In addition to these two locations, the Russian army also has a military base in several other locations.</text:p>
      <text:p text:style-name="P4">
The above news has not been confirmed by the Russian and Ukraine officials.</text:p>
      <text:p text:style-name="P4">
In the past two weeks, the Ukraine has strengthened its crackdown on Russia -controlled areas, especially Crimea. Ukraine did not confirm the role of these attacks, but only said that destroying infrastructure was prepared for the plan's ground counterattack.</text:p>
      <text:p text:style-name="P4">
News Source: <text:a xlink:type="simple" xlink:href="https://www.zaobao.com.sg/realtime/world/story20230507-1391724" text:style-name="Internet_20_link" text:visited-style-name="Visited_20_Internet_20_Link">
https://www.zaobao.com.sg/realtime/world/story20230507-1391724</text:a>
</text:p>
      <!--NEWS-->
      <text:h text:style-name="P10" text:outline-level="1">
<text:span text:style-name="T4">
Japan and South Korea's summit talks deepen bilateral relations</text:span>
</text:h>
      <text:p text:style-name="P4">
Author: None (Language: zh)</text:p>
      <text:p text:style-name="P4">
Publisher: None</text:p>
      <text:p text:style-name="P4">
Time: 2023-05-07T10:52:00Z</text:p>
      <text:p text:style-name="P4">
Description: Under the joint threat of Pyongyang Nuclear Plan, Japan and South Korea have become more closely related. After restarting the "shuttle diplomacy", the Japanese Prime Minister Kishida Wenxiong returned to Seoul on Sunday to hold a head talks with South Korean President Yin Xiyue, which aims to deepen bilateral relations to deal with Pyongyang's nuclear threat.</text:p>
      <text:p text:style-name="P4">
Videos: []</text:p>
      <text:p text:style-name="P4">
Images: ["<text:a xlink:type="simple" xlink:href="https://static.dw.com/image/65541558_303.jpg" text:style-name="Internet_20_link" text:visited-style-name="Visited_20_Internet_20_Link">
65541558_303.jpg</text:a>
", "<text:a xlink:type="simple" xlink:href="https://static.dw.com/image/65541242_401.jpg" text:style-name="Internet_20_link" text:visited-style-name="Visited_20_Internet_20_Link">
65541242_401.jpg</text:a>
", "<text:a xlink:type="simple" xlink:href="https://static.dw.com/image/64255939_401.jpg" text:style-name="Internet_20_link" text:visited-style-name="Visited_20_Internet_20_Link">
64255939_401.jpg</text:a>
"]</text:p>
      <text:p text:style-name="P4">
Subject: 时政风云</text:p>
      <text:p text:style-name="P4">
Subjects: ['韩国', '岛屿主权争端', '中日关系', '日本', '朝鲜', '金正恩']</text:p>
      <text:p text:style-name="P4">
Keywords: ['日本', '韩国', '日韩关系', '慰安妇', '首脑会谈', '岸田文雄', '尹锡悦', '朝鲜', '核威胁', '金正恩']</text:p>
      <text:p text:style-name="P4">
Id: 65542032</text:p>
      <!--METADATA-->
      <text:p text:style-name="P4">
<text:a xlink:type="simple" xlink:href="https://www.dw.com/zh/overlay/image/article/65542032/65541558" text:style-name="Internet_20_link" text:visited-style-name="Visited_20_Internet_20_Link">
 <draw:frame draw:style-name="fr1" draw:name="Image22" text:anchor-type="as-char" svg:width="6.9236in" svg:height="3.896998in" draw:z-index="0">
<draw:image xlink:href="../Images/dwzh/2023-05-07T10-52-00Z/65541558_303.jpg" xlink:type="simple" xlink:show="embed" xlink:actuate="onLoad" draw:mime-type="image/jpeg"/>
</draw:frame>
</text:a>
(Voice of Germany in Chinese) The Japanese Prime Minister Kishida Kishida arrived on Sunday (May 7) and held a talks with South Korean President Yin Xiyue to deepen the bilateral relations to respond to the increasing nuclear threat of Pyongyang.</text:p>
      <text:p text:style-name="P4">
According to the Yonhap News Agency, Kishida Wenxiong went to the National Cemetery of the National Cemetery in Tongqui District, Seoul, and worshiped. In the afternoon of Friday, Kishida and Yin Xiyue held a summit at the Presidential Palace of Longshan.</text:p>
      <text:p text:style-name="P4">
Kishida said he hopes to discuss the recent incidents and cooperation on global issues in the Indo -Pacific region before the Seventh -way Group Summit. Kishida had previously invited Yin Xiyue to participate in the Seventh -way Group Summit in Japan this month, and will hold a three -party talks with the United States outside the United States.</text:p>
      <text:p text:style-name="P4">
According to the Kyodo News Agency, Kishida Wenxiong said at the beginning of the Sunday's Japanese and Korean summit that the two countries had opened various dialogues, hoping to exchange opinions on the progress of the relationship between the two countries.</text:p>
      <text:p text:style-name="P4">
Yin Xiyue quoted Yin Xiyue that he felt the sense of responsibility in the era of unprecedented friendship between the two countries. Although the two countries restarted "shuttle diplomacy" after 12 years, <text:a xlink:type="simple" xlink:href="https://www.dw.com/zh/zh/有意放弃历史恩怨-韩总统时隔4年首度访日/a-65007845" text:style-name="Internet_20_link" text:visited-style-name="Visited_20_Internet_20_Link">
</text:a>
"Although the trend of good changes is hard to come, once it is formed, it is likely to become the general trend."</text:p>
      <text:p text:style-name="P4">
<draw:frame draw:style-name="fr1" draw:name="Image23" text:anchor-type="as-char" svg:width="6.9236in" svg:height="3.896998in" draw:z-index="0">
<draw:image xlink:href="../Images/dwzh/2023-05-07T10-52-00Z/65541242_401.jpg" xlink:type="simple" xlink:show="embed" xlink:actuate="onLoad" draw:mime-type="image/jpeg"/>
</draw:frame>
Kishida Wenxiong brought his wife to visit Shouer</text:p>
      <text:h text:style-name="P12" text:outline-level="3">
<text:span text:style-name="T4">
difficult historical issues</text:span>
</text:h>
      <text:p text:style-name="P4">
Japan had been occupied by the Korean Peninsula for 35 years before 1945, leading to a long period of cold relationship between Japan and South Korea. Japan's atrocities in North Korea during the colonial period, such as sexual slavery and forced labor, made it difficult for the two countries to reconcile.</text:p>
      <text:p text:style-name="P4">
South Korean President Yin Xiyue is trying to repair bilateral relations and regards it as a priority of governance. Although there is historical grievances between the two countries, Yin Xiyue visited Japan in March this year, hoping that Japanese -South Korean relations can open a new chapter.</text:p>
      <text:p text:style-name="P4">
Before returning to South Korea, Kishida Wenxiong told reporters that he hoped to "openly communicate with Yin Xiyue".</text:p>
      <text:p text:style-name="P4">
However, few experts believe that Kishida Wenxiong will apologize to Japan's atrocities on the Korean Peninsula, although they think that Japan's apology has not suffered.</text:p>
      <text:p text:style-name="P4">
2015, <text:a xlink:type="simple" xlink:href="https://www.dw.com/zh/zh/日韩外长就慰安妇-难题达成协议/a-18944995" text:style-name="Internet_20_link" text:visited-style-name="Visited_20_Internet_20_Link">
</text:a>
Essence According to this agreement, South Korea will set up a "comfort woman" compensation fund, and the Japanese party allocates 1 billion yen (about 8.3 million US dollars). However, due to the lack of help provided by the Foundation for the victims, it was quickly canceled by the South Korean government.</text:p>
      <text:p text:style-name="P4">
Ben Engel, a research professor at the Institute of International Issues of the University of National University, told AFP that if Kishida Wenxiong apologized sincerely, he is unlikely to be welcomed in Seoul.</text:p>
      <text:p text:style-name="P4">
Daniel Russel, former assistant Secretary of State, East Asia and Pacific Affairs, pointed out to Reuters that Japanese leaders are slowing down to adapt to domestic politics.</text:p>
      <text:p text:style-name="P4">
On Saturday, about 100 Korean people protested by Kishida, arguing that the wrong behavior of colonialism must be the primary topic of the agenda of the summit.</text:p>
      <text:p text:style-name="P4">
<draw:frame draw:style-name="fr1" draw:name="Image24" text:anchor-type="as-char" svg:width="6.9236in" svg:height="3.896998in" draw:z-index="0">
<draw:image xlink:href="../Images/dwzh/2023-05-07T10-52-00Z/64255939_401.jpg" xlink:type="simple" xlink:show="embed" xlink:actuate="onLoad" draw:mime-type="image/jpeg"/>
</draw:frame>
North Korea's highest leader Kim Jong -un announced in September 2022 that North Korea's nuclear status "irreversible"</text:p>
      <text:h text:style-name="P12" text:outline-level="3">
<text:span text:style-name="T4">
North Korea's nuclear target is put on the agenda</text:span>
</text:h>
      <text:p text:style-name="P4">
Li Xinhe, a professor of international relations at the University of Korea, pointed out to Reuters that Yin Xiyue has previously stated that Kishida's apology is not necessary; he may pay attention to the common cooperation of Japan and South Korea in the face of the North Korean nuclear threat.</text:p>
      <text:p text:style-name="P4">
In fact, according to Kyodo News, Yin Xiyue stated that "the concept that must not be able to get rid of historical issues in one step, and cannot move towards future cooperation." He had previously said in an interview with the Washington Post that he could not accept such a view because he asked Japan to kneel on his knees.</text:p>
      <text:p text:style-name="P4">
US President Biden recently received Yin Xiyue in the White House, and the two sides signed the Washington Declaration. According to this declaration, the United States promises to share more core information information with South Korea. Yin Xiyue promised that South Korea would not pursue his own nuclear project.</text:p>
      <text:p text:style-name="P4">
North Korea's highest leader Kim Jong -un announced last September that North Korea's nuclear status was "irreversible", and since then, it has more than double weapon development and testing.(Reuters, Agence France -Presse)</text:p>
      <text:p text:style-name="P4">
News Source: <text:a xlink:type="simple" xlink:href="https://www.dw.com/zh/日韩举行首脑会谈深化双边关系/a-65542032" text:style-name="Internet_20_link" text:visited-style-name="Visited_20_Internet_20_Link">
https://www.dw.com/zh/日韩举行首脑会谈深化双边关系/a-65542032?maca=chi-rss-chi-all-1127-rdf</text:a>
</text:p>
      <!--NEWS-->
      <text:h text:style-name="P10" text:outline-level="1">
<text:span text:style-name="T4">
Chinese tourists return to Europe: the number of shopping people is reduced, and large consumption increases</text:span>
</text:h>
      <text:p text:style-name="P4">
Author: None (Language: zh)</text:p>
      <text:p text:style-name="P4">
Publisher: None</text:p>
      <text:p text:style-name="P4">
Time: 2023-05-07T11:02:00Z</text:p>
      <text:p text:style-name="P4">
Description: The May 1st holiday did not bring crowded Chinese consumers to European luxury stores, but the rich people who spent money returned. After a three -year epidemic blow, domestic and foreign consumption habits are changing.</text:p>
      <text:p text:style-name="P4">
Videos: []</text:p>
      <text:p text:style-name="P4">
Images: ["<text:a xlink:type="simple" xlink:href="https://static.dw.com/image/60125283_303.jpg" text:style-name="Internet_20_link" text:visited-style-name="Visited_20_Internet_20_Link">
60125283_303.jpg</text:a>
", "<text:a xlink:type="simple" xlink:href="https://static.dw.com/image/65276029_303.jpg" text:style-name="Internet_20_link" text:visited-style-name="Visited_20_Internet_20_Link">
65276029_303.jpg</text:a>
", "<text:a xlink:type="simple" xlink:href="https://static.dw.com/image/65271243_303.jpg" text:style-name="Internet_20_link" text:visited-style-name="Visited_20_Internet_20_Link">
65271243_303.jpg</text:a>
", "<text:a xlink:type="simple" xlink:href="https://static.dw.com/image/65487910_303.jpg" text:style-name="Internet_20_link" text:visited-style-name="Visited_20_Internet_20_Link">
65487910_303.jpg</text:a>
", "<text:a xlink:type="simple" xlink:href="https://static.dw.com/image/65455780_303.jpg" text:style-name="Internet_20_link" text:visited-style-name="Visited_20_Internet_20_Link">
65455780_303.jpg</text:a>
", "<text:a xlink:type="simple" xlink:href="https://static.dw.com/image/65475177_303.jpeg" text:style-name="Internet_20_link" text:visited-style-name="Visited_20_Internet_20_Link">
65475177_303....</text:a>
", "<text:a xlink:type="simple" xlink:href="https://static.dw.com/image/64706983_303.jpg" text:style-name="Internet_20_link" text:visited-style-name="Visited_20_Internet_20_Link">
64706983_303.jpg</text:a>
", "<text:a xlink:type="simple" xlink:href="https://static.dw.com/image/57148545_303.jpg" text:style-name="Internet_20_link" text:visited-style-name="Visited_20_Internet_20_Link">
57148545_303.jpg</text:a>
", "<text:a xlink:type="simple" xlink:href="https://static.dw.com/image/65395092_303.jpg" text:style-name="Internet_20_link" text:visited-style-name="Visited_20_Internet_20_Link">
65395092_303.jpg</text:a>
"]</text:p>
      <text:p text:style-name="P4">
Subject: 经济纵横</text:p>
      <text:p text:style-name="P4">
Subjects: ['欧盟', '欧洲']</text:p>
      <text:p text:style-name="P4">
Keywords: ['中国游客', '欧洲', '奢侈品', '中国消费者', '消费习惯', '五一']</text:p>
      <text:p text:style-name="P4">
Id: 65528947</text:p>
      <!--METADATA-->
      <text:p text:style-name="P4">
<text:a xlink:type="simple" xlink:href="https://www.dw.com/zh/overlay/image/article/65528947/60125283" text:style-name="Internet_20_link" text:visited-style-name="Visited_20_Internet_20_Link">
 <draw:frame draw:style-name="fr1" draw:name="Image25" text:anchor-type="as-char" svg:width="6.9236in" svg:height="3.896998in" draw:z-index="0">
<draw:image xlink:href="../Images/dwzh/2023-05-07T11-02-00Z/60125283_303.jpg" xlink:type="simple" xlink:show="embed" xlink:actuate="onLoad" draw:mime-type="image/jpeg"/>
</draw:frame>
</text:a>
(Voice of Germany Chinese website) The five-day labor holiday in China in early May was a good opportunity for many people to travel to Europe-the schedule often includes luxury consumption. However, due to the limited flight after the Chinese border was reopened in January, European luxury stores still need to wait longer for a long time to see the return of a large number of tourists they had relying on growth. But this impact on the survival of luxury companies may be smaller than before.</text:p>
      <text:p text:style-name="P4">
Brands and investors are trying to grasp the possibility of Chinese consumers' recovery. After a three -year epidemic blow, domestic and foreign consumption habits are changing. When it comes to overseas high -end shopping, retail executives and analysts said that compared with the number of tourists, the type of Chinese consumers to Europe may be more important.</text:p>
      <text:p text:style-name="P4">
According to the data company FORWARDKEYS, the price of air tickets from China to Europe has increased by 80%compared with the new crown epidemic, and the number of passengers during the May Day holiday decreased by 64%compared with 2019.</text:p>
      <text:p text:style-name="P4">
Antonio Belloni, managing director of LV parent company, said in an interview that most people who return to Europe are business travelers and rich people. "Travel.</text:p>
      <text:p text:style-name="P4">
Agility Research &amp; Strategy General Manager amritabanta of luxury consumer research and consulting companies said that Chinese tourists who go to Paris and Milan are often greater consumers. Visa may be obtained because they can prove that there are more amounts in the bank account.</text:p>
      <text:p text:style-name="P4">
*<draw:frame draw:style-name="fr1" draw:name="Image26" text:anchor-type="as-char" svg:width="6.9236in" svg:height="3.896998in" draw:z-index="0">
<draw:image xlink:href="../Images/dwzh/2023-05-07T11-02-00Z/65276029_303.jpg" xlink:type="simple" xlink:show="embed" xlink:actuate="onLoad" draw:mime-type="image/jpeg"/>
</draw:frame>
#</text:p>
      <text:h text:style-name="P13" text:outline-level="4">
<text:span text:style-name="T4">
No discussion</text:span>
</text:h>
      <text:h text:style-name="P12" text:outline-level="3">
<text:span text:style-name="T4">
Roman holiday</text:span>
</text:h>
      <text:p text:style-name="P4">
In early April 2023, during the Resurrection holiday, a large number of tourists poured into Rome, a long -established cultural city in Italy. Coupled with the pilgrimage of the Catholic Holy See during Easter, some places in the center of Roman City were almost crowded to hard.</text:p>
      <text:p text:style-name="P4">
*<draw:frame draw:style-name="fr1" draw:name="Image27" text:anchor-type="as-char" svg:width="6.9236in" svg:height="3.896998in" draw:z-index="0">
<draw:image xlink:href="../Images/dwzh/2023-05-07T11-02-00Z/65271243_303.jpg" xlink:type="simple" xlink:show="embed" xlink:actuate="onLoad" draw:mime-type="image/jpeg"/>
</draw:frame>
#</text:p>
      <text:h text:style-name="P13" text:outline-level="4">
<text:span text:style-name="T4">
No discussion</text:span>
</text:h>
      <text:h text:style-name="P12" text:outline-level="3">
<text:span text:style-name="T4">
Santorini, Greece</text:span>
</text:h>
      <text:p text:style-name="P4">
The picturesque Santorini is overwhelmed again. The narrow alleys and winding stone roads on the island often squeeze. On the observation platform of the sunset, self -timer tourists rubbed their shoulders. The beauty is no longer.</text:p>
      <text:p text:style-name="P4">
*<draw:frame draw:style-name="fr1" draw:name="Image28" text:anchor-type="as-char" svg:width="6.9236in" svg:height="3.896998in" draw:z-index="0">
<draw:image xlink:href="../Images/dwzh/2023-05-07T11-02-00Z/65487910_303.jpg" xlink:type="simple" xlink:show="embed" xlink:actuate="onLoad" draw:mime-type="image/jpeg"/>
</draw:frame>
#</text:p>
      <text:h text:style-name="P13" text:outline-level="4">
<text:span text:style-name="T4">
No discussion</text:span>
</text:h>
      <text:h text:style-name="P12" text:outline-level="3">
<text:span text:style-name="T4">
London: Onlookers Coronation</text:span>
</text:h>
      <text:p text:style-name="P4">
The coronation ceremony of the British King Charles III was held on May 6. Merchants and citizens have begun preparations early, and tourists from all over the world have also continued to surge in this metropolis that restore vitality. Even a few days ago, some people camped on the tree -lined avenue in London, so that they could grab the front -row onlookers.</text:p>
      <text:p text:style-name="P4">
*<draw:frame draw:style-name="fr1" draw:name="Image29" text:anchor-type="as-char" svg:width="6.9236in" svg:height="3.896998in" draw:z-index="0">
<draw:image xlink:href="../Images/dwzh/2023-05-07T11-02-00Z/65455780_303.jpg" xlink:type="simple" xlink:show="embed" xlink:actuate="onLoad" draw:mime-type="image/jpeg"/>
</draw:frame>
#</text:p>
      <text:h text:style-name="P13" text:outline-level="4">
<text:span text:style-name="T4">
No discussion</text:span>
</text:h>
      <text:h text:style-name="P12" text:outline-level="3">
<text:span text:style-name="T4">
Spanish heat wave</text:span>
</text:h>
      <text:p text:style-name="P4">
As one of the most favorite tourists in Europeans, Spain has ushered in a large number of tourists since last summer. Data from the National Hotel Industry Association show that before and after this year's resurrection holiday, the country's hotel reservation increases by 20%over last year, and the guest room occupancy rate of this summer may exceed 90%. The accommodation price is estimated to rise by 20%. Despite the heat in southern Spain in late April, the temperature approached 40 degrees Celsius, and the center of Sevilla (pictured) was still tourists.</text:p>
      <text:p text:style-name="P4">
*<draw:frame draw:style-name="fr1" draw:name="Image30" text:anchor-type="as-char" svg:width="6.9236in" svg:height="3.896998in" draw:z-index="0">
<draw:image xlink:href="../Images/dwzh/2023-05-07T11-02-00Z/65475177_303.jpeg" xlink:type="simple" xlink:show="embed" xlink:actuate="onLoad" draw:mime-type="image/jpeg"/>
</draw:frame>
#</text:p>
      <text:h text:style-name="P13" text:outline-level="4">
<text:span text:style-name="T4">
No discussion</text:span>
</text:h>
      <text:h text:style-name="P12" text:outline-level="3">
<text:span text:style-name="T4">
Ticket price will not fall down</text:span>
</text:h>
      <text:p text:style-name="P4">
The tourism industry has recovered, while the ticket price of travel continues to rise. According to the German Automobile Club (ADAC) estimates, this summer, air tickets departing from Germany compared with the same period in 2022, the increase may be up to 46%. The fares of Hansha Airlines and Swiss Airlines even doubled compared to 2021. The reasons include inflation, the high price of aircraft fuel, the lack of aircraft and the number of staff.</text:p>
      <text:p text:style-name="P4">
*<draw:frame draw:style-name="fr1" draw:name="Image31" text:anchor-type="as-char" svg:width="6.9236in" svg:height="3.896998in" draw:z-index="0">
<draw:image xlink:href="../Images/dwzh/2023-05-07T11-02-00Z/64706983_303.jpg" xlink:type="simple" xlink:show="embed" xlink:actuate="onLoad" draw:mime-type="image/jpeg"/>
</draw:frame>
#</text:p>
      <text:h text:style-name="P13" text:outline-level="4">
<text:span text:style-name="T4">
No discussion</text:span>
</text:h>
      <text:h text:style-name="P12" text:outline-level="3">
<text:span text:style-name="T4">
Hansha: Sales and prices are soaring</text:span>
</text:h>
      <text:p text:style-name="P4">
Germany Hansha Airlines predicts that this summer will usher in a climax of passenger transport, and the company's marketing will reach a new high throughout the year. The Group's latest financial report shows that the number of passengers (including Swiss Airlines, Austrian Airlines, and European wings) of Hansha's routes in the first quarter of this year reached 22 million passengers, an increase of 70%over the same period last year, and sales increased by 40%. However, due to the influence of the epidemic in the past few years, especially in terms of freight, there is still a loss of 467 million euros in the first quarter.</text:p>
      <text:p text:style-name="P4">
*<draw:frame draw:style-name="fr1" draw:name="Image32" text:anchor-type="as-char" svg:width="6.9236in" svg:height="3.896998in" draw:z-index="0">
<draw:image xlink:href="../Images/dwzh/2023-05-07T11-02-00Z/57148545_303.jpg" xlink:type="simple" xlink:show="embed" xlink:actuate="onLoad" draw:mime-type="image/jpeg"/>
</draw:frame>
#</text:p>
      <text:h text:style-name="P13" text:outline-level="4">
<text:span text:style-name="T4">
No discussion</text:span>
</text:h>
      <text:h text:style-name="P12" text:outline-level="3">
<text:span text:style-name="T4">
Hotel, don't worry, no guests, no guests</text:span>
</text:h>
      <text:p text:style-name="P4">
In Europe's favorable travel destinations, accommodation prices have also risen. Many hotels and homestays turned new houses and facilities during the epidemic, and began to welcome guests with a new look last year. Data in the summer of 2022 show that the price of mid -to -high -end hotels in popular tourism destinations is particularly obvious. The price of Italian four -star hotels has increased by 44%, and Greece rose 47%.</text:p>
      <text:p text:style-name="P4">
*<draw:frame draw:style-name="fr1" draw:name="Image33" text:anchor-type="as-char" svg:width="6.9236in" svg:height="3.896998in" draw:z-index="0">
<draw:image xlink:href="../Images/dwzh/2023-05-07T11-02-00Z/65395092_303.jpg" xlink:type="simple" xlink:show="embed" xlink:actuate="onLoad" draw:mime-type="image/jpeg"/>
</draw:frame>
#</text:p>
      <text:h text:style-name="P13" text:outline-level="4">
<text:span text:style-name="T4">
No discussion</text:span>
</text:h>
      <text:h text:style-name="P12" text:outline-level="3">
<text:span text:style-name="T4">
Germans also favor domestic travel</text:span>
</text:h>
      <text:p text:style-name="P4">
According to a questionnaire survey by the German Kil's vacation and Tourism Research Association (FUR), 70%of the Germans stated that they planned to travel this year, which was higher than last year (61%) and the previous year (49%). Continuing the trend during the epidemic, the seaside and the Alps in northern Germany are still popular options. The picture shows the beach of Rügen, Germany.</text:p>
      <text:h text:style-name="P12" text:outline-level="3">
<text:span text:style-name="T4">
No turbulent, but gradually returning</text:span>
</text:h>
      <text:p text:style-name="P4">
According to data from UBS quoting VAT tax refund provider Planet, the average transaction value of Chinese tourists in Europe in March was 28%higher than in 2019.</text:p>
      <text:p text:style-name="P4">
UBS pointed out that Cartier's parent company Richeries Group, Hermes and Lu Weixuan are most likely to benefit from the wealthy Chinese shoppers.</text:p>
      <text:p text:style-name="P4">
Beroni, managing director of Lu Weixuan Xuan, said that the changes in travel trends after the new crown epidemic means that the Chinese travel group may be the last return.</text:p>
      <text:p text:style-name="P4">
Investors have been putting pressure on the executives and asking how the luxury goods industry will respond to the sharp rise in passenger flow after the epidemic, but Beronney said that they are more happy to see that customers gradually return. "No one is ready to deal with the turbulent crowds, whether it is a shop, a hotel or a airline." He said.</text:p>
      <text:p text:style-name="P4">
Overall, luxury companies are focusing on attracting more purchasing power. Among them, the GUCCI parent company Kaiyun Group, who hopes to be newly opened ultra -high -end "Gucci Salon", provides products with a price of up to $ 3 million.</text:p>
      <text:p text:style-name="P4">
Luliano Santel, the chief company and supply executive of luxury retailers, told analysts on Wednesday (May 3) that Chinese people traveling to Europe are still "a small part of contribution, But this number is growing every week. "</text:p>
      <text:p text:style-name="P4">
EXANE BNPPARIBAS, a securities institution of the Bank of France, reported by the Research Report before the May Labor Day holiday stating that the industry in Paris and Milan believes that Chinese consumers are the third largest consumer groups after French and Americans, and sometimes they are sometimes in Stores in the tourist area are jumping for the second largest consumer group.</text:p>
      <text:p text:style-name="P4">
As wealthy Chinese returned to Europe and other foreign tourism destinations, the attractiveness of the tax -free shopping location of Hainan Island, China seems to be weakened. The retail and consumer goods partner of the consulting company Oliverwyman said that the discussion with Hainan sales staff showed that as many as 70%of the people who purchased high -end goods in this tropical island were Purchase luxury goods for the first time. She said that China's "high -level top luxury consumers have gone abroad to travel abroad," which led to a significant decline in Hainan's per capita consumption.</text:p>
      <text:h text:style-name="P12" text:outline-level="3">
<text:span text:style-name="T4">
The first batch of tourists in China was welcomed in Cambodia</text:span>
</text:h>
      <text:h text:style-name="P12" text:outline-level="3">
<text:span text:style-name="T4">
is not enough, and there are more than below</text:span>
</text:h>
      <text:p text:style-name="P4">
Luxury company reports that since February, after the wave of infection of the new crown virus in China and the decline of the new crown virus, the consumer army headed by Hainan has come back again. Lu Weixuan and Hermes are the biggest beneficiaries. This was reflected in their global sales growth in the first quarter, and increased by 17%and 23%, respectively.</text:p>
      <text:p text:style-name="P4">
But this comparison based on the period of the Qing Zero policy last year is not as good as it looks like. At that time, severe blockade suppressed expenditure, and in the second quarter, large -scale suspension also occurred in Shanghai.</text:p>
      <text:p text:style-name="P4">
"This year, it is important to make the performance of the company with the entire industry." The person in charge of the consulting company Roland Berger Jonathan Yan, the person in charge of Shanghai, said, "the growth of double digits does not mean What."</text:p>
      <text:p text:style-name="P4">
Owa Consulting Wats said that 2022 is an extremely sluggish year. However, the outbreak of the epidemic in 2020 and the return of luxury goods to China, 2021 is another year of an abnormally increased.</text:p>
      <text:p text:style-name="P4">
However, compared with 2019-at that time, 70%of the luxury expenditures of Chinese consumers were carried out abroad-2021 were dwarfed again. Analysts predict that even in the long run, overseas consumption expenditures are unlikely to return to the level at that time.</text:p>
      <text:p text:style-name="P4">
"If you communicate with luxury brands, they are a bit difficult to determine what the actual benchmark is."</text:p>
      <text:p text:style-name="P4">
(Reuters)</text:p>
      <text:p text:style-name="P4">
News Source: <text:a xlink:type="simple" xlink:href="https://www.dw.com/zh/中国游客重返欧洲：购物人数减少，大笔消费增加/a-65528947" text:style-name="Internet_20_link" text:visited-style-name="Visited_20_Internet_20_Link">
https://www.dw.com/zh/中国游客重返欧洲：购物人数减少，大笔消费增加/a-65528947?maca=chi-rss-chi-all-1127-rdf</text:a>
</text:p>
      <!--NEWS-->
      <text:h text:style-name="P10" text:outline-level="1">
<text:span text:style-name="T4">
Buffett accuses the US government of dealing with the bank crisis</text:span>
</text:h>
      <text:p text:style-name="P4">
Author: 联合早报 (Person)</text:p>
      <text:p text:style-name="P4">
Publisher: 联合早报 (Organization)</text:p>
      <text:p text:style-name="P4">
Published Time: 2023-05-07T11:22</text:p>
      <text:p text:style-name="P4">
Modified Time: 2023-05-07T11:26</text:p>
      <text:p text:style-name="P4">
Description: Buffett, the US "stock god", believes that consumer confidence has not been restored to the "bad" treatment method of the US government against the regional bank crisis. Agence France -Presse reported that since the beginning of March, four banks in the United States have fallen into a crisis of closure, and three of them have been being involved in the authorities ...</text:p>
      <text:p text:style-name="P4">
Videos: []</text:p>
      <text:p text:style-name="P4">
Audios: []</text:p>
      <text:p text:style-name="P4">
Images: []</text:p>
      <text:p text:style-name="P4">
Type: NewsArticle</text:p>
      <text:p text:style-name="P4">
Breadcrumbs: ['即时', '国际']</text:p>
      <text:p text:style-name="P4">
Keywords: ['银行业', '巴菲特', '美国政府', '破产', '金融业']</text:p>
      <!--METADATA-->
      <text:p text:style-name="P4">
Buffett, the US "stock god", believes that consumer confidence has not been restored to the "bad" treatment method of the US government against the regional bank crisis.</text:p>
      <text:p text:style-name="P4">
Agence France -Presse reported that since the beginning of March, four banks in the United States have fallen into a crisis of closure, and three of them have been taken over by other institutions under the intervention of the authorities.</text:p>
      <text:p text:style-name="P4">
U.S. law stipulates that even if federal deposit insurance companies provide guarantee for deposits of US $ 250,000 (about S $ 330,000) in bank deposits. But yes <text:a xlink:type="simple" xlink:href="https://www.zaobao.com/news/world/story20230315-1372911" text:style-name="Internet_20_link" text:visited-style-name="Visited_20_Internet_20_Link">
</text:a>
(SVB) and <text:a xlink:type="simple" xlink:href="https://www.zaobao.com/realtime/world/story20230313-1372033" text:style-name="Internet_20_link" text:visited-style-name="Visited_20_Internet_20_Link">
</text:a>
(SignatureBank), regulators will provide insurance for all households, including those who exceed the legal limit.</text:p>
      <text:p text:style-name="P4">
Buffett said at the annual conference at BerkshireHathaway at BerkshireHathaway on Saturday (May 6) that despite the US government adopted this special measure to expand the deposit guarantee in Silicon Valley banks, consumers are still worried and worry about Confused, saying "this should not happen."</text:p>
      <text:p text:style-name="P4">
Buffett attributed this to the failure information between the government and the public.</text:p>
      <text:p text:style-name="P4">
He said: "(US) politicians' information transmission has always been poor ... the information transmission of various institutions is also poor, and the press in the press is also bad."</text:p>
      <text:p text:style-name="P4">
News Source: <text:a xlink:type="simple" xlink:href="https://www.zaobao.com.sg/realtime/world/story20230507-1391728" text:style-name="Internet_20_link" text:visited-style-name="Visited_20_Internet_20_Link">
https://www.zaobao.com.sg/realtime/world/story20230507-1391728</text:a>
</text:p>
      <!--NEWS-->
      <text:h text:style-name="P10" text:outline-level="1">
<text:span text:style-name="T4">
8 people killed in the shooting of Texas Shopping Center in the United States</text:span>
</text:h>
      <text:p text:style-name="P4">
Author: chinese@voanews.com (美国之音)</text:p>
      <text:p text:style-name="P4">
Publisher: 美国之音中文网 (Type: NewsMediaOrganization)</text:p>
      <text:p text:style-name="P4">
Published Time: 2023-05-07T11:55:55+08:00</text:p>
      <text:p text:style-name="P4">
Modified Time: 2023-05-07 05:07:45Z</text:p>
      <text:p text:style-name="P4">
Description: The local government department said on Saturday that a shot in a shopping mall in the Dallas region in Texas, USA, killed 8 people and was injured in 7 people, and 3 of them were seriously injured. The gunman was shot and killed by a nearby policeman.</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texas-shooting-20230506/7082222.html" text:style-name="Internet_20_link" text:visited-style-name="Visited_20_Internet_20_Link">
https://www.voachinese.com/a/texas-shooting-20230506/7082222.html</text:a>
</text:p>
      <!--NEWS-->
      <text:h text:style-name="P10" text:outline-level="1">
<text:span text:style-name="T4">
90%of the Japanese people are worried about the mainland's attack on Taiwan</text:span>
</text:h>
      <text:p text:style-name="P4">
Author: None</text:p>
      <text:p text:style-name="P4">
Publisher: Radio Free Asia (Organization)</text:p>
      <text:p text:style-name="P4">
Published Time: 2023-05-07T12:24:00-04:00</text:p>
      <text:p text:style-name="P4">
Modified Time: 2023-05-07T16:05: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4" text:anchor-type="as-char" svg:width="6.9236in" svg:height="4.656679in" draw:z-index="0">
<draw:image xlink:href="../Images/rfamandarin/2023-05-07T12-24-00-04-00/000000.png" xlink:type="simple" xlink:show="embed" xlink:actuate="onLoad" draw:mime-type="image/png"/>
</draw:frame>
Japanese people are worried about the mainland's attack station <text:a xlink:type="simple" xlink:href="https://www.rfa.org/mandarin/Xinwen/1-05072023121822.html/@@images/image" text:style-name="Internet_20_link" text:visited-style-name="Visited_20_Internet_20_Link">
</text:a>
Reuters pictures</text:p>
      <text:p text:style-name="P4">
A polls announced on Sunday (May 7) of the Kyodo News Society of Japan. 53%of the interviewed Japanese people were very worried that mainland China might attack Taiwan, and 36%of the people were a little worried.</text:p>
      <text:p text:style-name="P4">
In polls, 56%of the Japanese people believed that if there was an emergency in Taiwan, Japan should respond through non -military means such as diplomatic or economic sanctions. 33%of the respondents believe that Japan should provide logistical support to allies such as the United States.</text:p>
      <text:p text:style-name="P4">
The survey was conducted in early March and received a total of 1959 valid questionnaires.</text:p>
      <text:p text:style-name="P4">
(Responsible editor: Wang Yun)</text:p>
      <text:p text:style-name="P4">
News Source: <text:a xlink:type="simple" xlink:href="https://www.rfa.org/mandarin/Xinwen/1-05072023121822.html" text:style-name="Internet_20_link" text:visited-style-name="Visited_20_Internet_20_Link">
https://www.rfa.org/mandarin/Xinwen/1-05072023121822.html</text:a>
</text:p>
      <!--NEWS-->
      <text:h text:style-name="P10" text:outline-level="1">
<text:span text:style-name="T4">
Confused in Chinese foreign companies: Where is the red line?</text:span>
</text:h>
      <text:p text:style-name="P4">
Author: None</text:p>
      <text:p text:style-name="P4">
Publisher: Radio Free Asia (Organization)</text:p>
      <text:p text:style-name="P4">
Published Time: 2023-05-07T12:32:00-04:00</text:p>
      <text:p text:style-name="P4">
Modified Time: 2023-05-07T16:04: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5" text:anchor-type="as-char" svg:width="6.9236in" svg:height="4.600844in" draw:z-index="0">
<draw:image xlink:href="../Images/rfamandarin/2023-05-07T12-32-00-04-00/000000.png" xlink:type="simple" xlink:show="embed" xlink:actuate="onLoad" draw:mime-type="image/png"/>
</draw:frame>
Mintzgroup is located in the office building in Beijing. The company said on March 24 that five Chinese employees at the Beijing Office of Mintz Group in the United States due to due diligence company have been detained by the authorities. <text:a xlink:type="simple" xlink:href="https://www.rfa.org/mandarin/Xinwen/2-05072023122456.html/@@images/image" text:style-name="Internet_20_link" text:visited-style-name="Visited_20_Internet_20_Link">
</text:a>
Agence France -Presse Pictures</text:p>
      <text:p text:style-name="P4">
Recently, the Chinese government seems to have tightened the control of foreign companies, which has made these foreign companies a little confused. The Wall Street Journal reported that foreign companies in China are now taking steel wires.</text:p>
      <text:p text:style-name="P4">
It is reported that the recent Chinese government departments have(Ban &amp; CO.)The employees of the Shanghai Office were questioned and detained the employees of Mintzgroup in Beijing in Beijing. These incidents caused the vigilance of companies to conduct due diligence and collect business intelligence in China.</text:p>
      <text:p text:style-name="P4">
Lawyers or advisers providing legal services to these companies pointed out that the concerns of these companies are increasing. It is unclear what the Chinese government is for this and where the border of foreign companies' business opening in China.</text:p>
      <text:p text:style-name="P4">
Some people in the industry have pointed out that the current situation cannot be said that the Chinese government is conducting the industry's crackdown. M &amp; A and first public offering(IPO)The company waiting for financial transactions has not felt such pressure.</text:p>
      <text:p text:style-name="P4">
On the other hand, the United States "Anti -Overseas Corruption" has put forward more and more compliance requirements for many years, and it is clear that American companies are prohibited from bribery overseas, and more and more business investigations have been conducted overseas. In China, these surveys may involve more sensitive areas, such as suppliers related to Xinjiang, China, and so on. However, relevant Chinese departments are currently restricting companies collecting these information, which brings greater risks to these consulting agencies and foreign companies.</text:p>
      <text:p text:style-name="P4">
(Responsible editor: Wang Yun)</text:p>
      <text:p text:style-name="P4">
News Source: <text:a xlink:type="simple" xlink:href="https://www.rfa.org/mandarin/Xinwen/2-05072023122456.html" text:style-name="Internet_20_link" text:visited-style-name="Visited_20_Internet_20_Link">
https://www.rfa.org/mandarin/Xinwen/2-05072023122456.html</text:a>
</text:p>
      <!--NEWS-->
      <text:h text:style-name="P10" text:outline-level="1">
<text:span text:style-name="T4">
Vietnam's temperature reaches 44 degrees Celsius to create a record high</text:span>
</text:h>
      <text:p text:style-name="P4">
Author: 联合早报 (Person)</text:p>
      <text:p text:style-name="P4">
Publisher: 联合早报 (Organization)</text:p>
      <text:p text:style-name="P4">
Published Time: 2023-05-07T12:41</text:p>
      <text:p text:style-name="P4">
Modified Time: 2023-05-07T12:43</text:p>
      <text:p text:style-name="P4">
Description: Vietnam's high temperature in summer continues, and the high temperature of about 44 degrees Celsius in the central and northern parts of the central and northern parts of the central northern region will break the highest temperature record in 2019. Agence France -Presse reported that most South Asian countries have been in a sweltering weather in April. According to the past situation, Vietnam's sky ...</text:p>
      <text:p text:style-name="P4">
Videos: []</text:p>
      <text:p text:style-name="P4">
Audios: []</text:p>
      <text:p text:style-name="P4">
Images: []</text:p>
      <text:p text:style-name="P4">
Type: NewsArticle</text:p>
      <text:p text:style-name="P4">
Breadcrumbs: ['即时', '国际']</text:p>
      <text:p text:style-name="P4">
Keywords: ['越南', '高温']</text:p>
      <!--METADATA-->
      <text:p text:style-name="P4">
Vietnam's high temperature in summer continues, and the high temperature of about 44 degrees Celsius in the central and northern parts of the central and northern parts of the central northern region will break the highest temperature record in 2019.</text:p>
      <text:p text:style-name="P4">
Agence France -Presse reported that most South Asian countries have been in a sweltering weather in April. According to the past, Vietnam's weather is different from north to south, but extremely high temperatures appear in Vietnam.</text:p>
      <text:p text:style-name="P4">
The Vietnamese Central Hydrological Meteorological Forecast Center reported that 44.1 degrees Celsius in the Central and Northern Provincial Provincial Provincial Pure of the Central and Northern Provinces on Saturday afternoon, which was higher than the 43.4 degrees Celsius recorded by Huongkhe in 2019.</text:p>
      <text:p text:style-name="P4">
Nguyen Ngoc Huy, a Vietnamese climate change expert, said: "In the context of climate change and global warming, this is a worrying record ... I believe this record will be repeated many times."</text:p>
      <text:p text:style-name="P4">
News Source: <text:a xlink:type="simple" xlink:href="https://www.zaobao.com.sg/realtime/world/story20230507-1391733" text:style-name="Internet_20_link" text:visited-style-name="Visited_20_Internet_20_Link">
https://www.zaobao.com.sg/realtime/world/story20230507-1391733</text:a>
</text:p>
      <!--NEWS-->
      <text:h text:style-name="P10" text:outline-level="1">
<text:span text:style-name="T4">
70 % off for real estate in Jiangsu was officially fined</text:span>
</text:h>
      <text:p text:style-name="P4">
Author: None</text:p>
      <text:p text:style-name="P4">
Publisher: Radio Free Asia (Organization)</text:p>
      <text:p text:style-name="P4">
Published Time: 2023-05-07T12:41:40-04:00</text:p>
      <text:p text:style-name="P4">
Modified Time: 2023-05-07T12:41: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6" text:anchor-type="as-char" svg:width="6.9236in" svg:height="9.492032in" draw:z-index="0">
<draw:image xlink:href="../Images/rfamandarin/2023-05-07T12-41-40-04-00/000000.png" xlink:type="simple" xlink:show="embed" xlink:actuate="onLoad" draw:mime-type="image/png"/>
</draw:frame>
Two real estate projects in Kunshan City, Jiangsu were sold at a 50 % discount during the May Day and were notified and fined by the local government. <text:a xlink:type="simple" xlink:href="https://www.rfa.org/mandarin/Xinwen/3-05072023123314.html/@@images/image" text:style-name="Internet_20_link" text:visited-style-name="Visited_20_Internet_20_Link">
</text:a>
Network screenshot</text:p>
      <text:p text:style-name="P4">
According to China Interface News, two real estate projects in Kunshan City, Jiangsu were sold with a 50 % off house during May 1st and were notified and fined by the local government.</text:p>
      <text:p text:style-name="P4">
These two real estate projects are the "Dream Yue Garden" under the Kunshan Jiabao.com and the "Shangbin Garden" under Changtai Real Estate. Among them, the original price of "Shangbin Garden" is 18,000 to 19,000 yuan/square meter, and the actual sales price of real estate companies is 14,000 yuan. The original price of "Dream Yue Garden" is 21,000 to 22,000 yuan, and the actual sales price is 16,000 to 18,000.</text:p>
      <text:p text:style-name="P4">
The local government has accused the two companies of unauthorized price reduction sales, disturbing the normal order of the real estate market and causing social instability. However, the real estate sales business agent of "Shangbin Garden" pointed out that although the government was fined, the preferential plan continued.</text:p>
      <text:p text:style-name="P4">
At present, the real estate market across the country is still inadequate. According to financial network reports, the sales of China's top 100 real estate companies in April decreased by 17.4%month -on -month. Some people in the industry have pointed out that the confidence in the real estate industry has not yet fully recovered, and the purchasing power of the market is still at a relatively low history.</text:p>
      <text:p text:style-name="P4">
(Responsible editor: Wang Yun)</text:p>
      <text:p text:style-name="P4">
News Source: <text:a xlink:type="simple" xlink:href="https://www.rfa.org/mandarin/Xinwen/3-05072023123314.html" text:style-name="Internet_20_link" text:visited-style-name="Visited_20_Internet_20_Link">
https://www.rfa.org/mandarin/Xinwen/3-05072023123314.html</text:a>
</text:p>
      <!--NEWS-->
      <text:h text:style-name="P10" text:outline-level="1">
<text:span text:style-name="T4">
Special rectification in the field of grain in Shaanxi pursuing 50 million yuan</text:span>
</text:h>
      <text:p text:style-name="P4">
Author: None</text:p>
      <text:p text:style-name="P4">
Publisher: Radio Free Asia (Organization)</text:p>
      <text:p text:style-name="P4">
Published Time: 2023-05-07T12:46:46-04:00</text:p>
      <text:p text:style-name="P4">
Modified Time: 2023-05-07T12:46: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7" text:anchor-type="as-char" svg:width="6.9236in" svg:height="3.506468in" draw:z-index="0">
<draw:image xlink:href="../Images/rfamandarin/2023-05-07T12-46-46-04-00/000000.png" xlink:type="simple" xlink:show="embed" xlink:actuate="onLoad" draw:mime-type="image/png"/>
</draw:frame>
Special rectification in the field of grain in Shaanxi pursuing 50 million yuan <text:a xlink:type="simple" xlink:href="https://www.rfa.org/mandarin/Xinwen/4-05072023124208.html/@@images/image" text:style-name="Internet_20_link" text:visited-style-name="Visited_20_Internet_20_Link">
</text:a>
Network Screenshot/Central Discipline Inspection Commission State Supervision Commission website</text:p>
      <text:p text:style-name="P4">
Since the beginning of this year, the problem of corruption of China's grain management system has become increasingly emerging. In February this year, the website of the National Commission for Discipline Inspection of the Communist Party of China disclosed that this year, we will deepen the rectification of corruption in the field of grain enterprises.</text:p>
      <text:p text:style-name="P4">
From the information page of the Central Commission for Discipline Inspection, it can be seen that news about the special rectification of grain systems has appeared frequently in the near future.</text:p>
      <text:p text:style-name="P4">
At the end of April, Zhang Wufeng, former director of the National Food and Material Reserve of China, was suspected of accepting bribes and was prosecuted by the Deyang People's Procuratorate in Sichuan Province. In early May, the reports of disciplinary inspection and supervision in Xinjiang, Fujian, and Jiangxi have clearly listed the special rectification of the grain system.</text:p>
      <text:p text:style-name="P4">
The more prominent is Shaanxi Province. According to the website of the Central Commission for Discipline Inspection, the website of the State Supervision Commission of the Central Commission for Discipline Inspection, since the special rectification of corruption in the field of grain purchase and sales, the province has accepted more than 800 clues in the province, and more than 50 million yuan in chaoser and losses. At the same time, a number of granaries, including the former party committee secretary and chairman of Shaanxi Grain and Nong Group Co., Ltd., were investigated and dealt with.</text:p>
      <text:p text:style-name="P4">
It can be seen that the problem of corruption in China's grain system is more common, which is consistent with the previous estimates. It is unclear to what extent the so -called special rectification can be carried out, and how much can it solve the problem of corruption accumulated for many years.</text:p>
      <text:p text:style-name="P4">
(Responsible editor: Wang Yun)</text:p>
      <text:p text:style-name="P4">
News Source: <text:a xlink:type="simple" xlink:href="https://www.rfa.org/mandarin/Xinwen/4-05072023124208.html" text:style-name="Internet_20_link" text:visited-style-name="Visited_20_Internet_20_Link">
https://www.rfa.org/mandarin/Xinwen/4-05072023124208.html</text:a>
</text:p>
      <!--NEWS-->
      <text:h text:style-name="P10" text:outline-level="1">
<text:span text:style-name="T4">
Another example of Mi Rabbit: The yellow paragraph of the white operating room full of houses</text:span>
</text:h>
      <text:p text:style-name="P4">
Author: None</text:p>
      <text:p text:style-name="P4">
Publisher: Radio Free Asia (Organization)</text:p>
      <text:p text:style-name="P4">
Published Time: 2023-05-07T13:13:00-04:00</text:p>
      <text:p text:style-name="P4">
Modified Time: 2023-05-07T16:05:2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8" text:anchor-type="as-char" svg:width="6.9236in" svg:height="4.634345in" draw:z-index="0">
<draw:image xlink:href="../Images/rfamandarin/2023-05-07T13-13-00-04-00/000000.png" xlink:type="simple" xlink:show="embed" xlink:actuate="onLoad" draw:mime-type="image/png"/>
</draw:frame>
Drawing diagram of the operating room <text:a xlink:type="simple" xlink:href="https://www.rfa.org/mandarin/Xinwen/5-05072023124715.html/@@images/image" text:style-name="Internet_20_link" text:visited-style-name="Visited_20_Internet_20_Link">
</text:a>
Reuters pictures</text:p>
      <text:p text:style-name="P4">
According to the article of the Chinese Medical Science Popular WeChat public account "Lilac Garden", the operating room of Chinese hospitals at all levels is full of yellow paragraphs.</text:p>
      <text:p text:style-name="P4">
According to a pseudonym nurse, at least 3 surgery in 10 operations is full of yellow paragraphs, and this is not a male doctor patent, and women have more than ever.</text:p>
      <text:p text:style-name="P4">
At the same time, there are many sexual harassment cases in the medical industry. The research report released by the China Health and Education Industry Hospital, which is located in the Southwest Medical University Book of Southwest Medical University in Luzhou, Sichuan, pointed out that the chance of sexual harassment of female caregivers is much higher than that of female doctors, especially intern female nurses.</text:p>
      <text:p text:style-name="P4">
These female nurses intern have no right to speak in a deep -level hospital. They can only silently bear the words and sexual harassment of men with higher and older men than them.</text:p>
      <text:p text:style-name="P4">
(Responsible editor: Wang Yun)</text:p>
      <text:p text:style-name="P4">
News Source: <text:a xlink:type="simple" xlink:href="https://www.rfa.org/mandarin/Xinwen/5-05072023124715.html" text:style-name="Internet_20_link" text:visited-style-name="Visited_20_Internet_20_Link">
https://www.rfa.org/mandarin/Xinwen/5-05072023124715.html</text:a>
</text:p>
      <!--NEWS-->
      <text:h text:style-name="P10" text:outline-level="1">
<text:span text:style-name="T4">
Kishida arrived in Shouho to seek deepening Japan and South Korea cooperation relations</text:span>
</text:h>
      <text:p text:style-name="P4">
Author: 联合早报 (Person)</text:p>
      <text:p text:style-name="P4">
Publisher: 联合早报 (Organization)</text:p>
      <text:p text:style-name="P4">
Published Time: 2023-05-07T13:19</text:p>
      <text:p text:style-name="P4">
Modified Time: 2023-05-07T13:22</text:p>
      <text:p text:style-name="P4">
Description: The Japanese Prime Minister Kishida arrived in Seoul, South Korea on Sunday (May 7) to meet with South Korean President Yin Xiyue to further deepen Japan and South Korea's cooperative relations in the context of threatening to intensify North Korea and China's strong attitude. Reuters reports that this bilateral meeting is Japanese leaders ...</text:p>
      <text:p text:style-name="P4">
Videos: []</text:p>
      <text:p text:style-name="P4">
Audios: []</text:p>
      <text:p text:style-name="P4">
Images: []</text:p>
      <text:p text:style-name="P4">
Type: NewsArticle</text:p>
      <text:p text:style-name="P4">
Breadcrumbs: ['即时', '国际']</text:p>
      <text:p text:style-name="P4">
Keywords: ['日本', '韩国', '日韩关系', '岸田文雄', '尹锡悦']</text:p>
      <!--METADATA-->
      <text:p text:style-name="P4">
The Japanese Prime Minister Kishida arrived in Seoul, South Korea on Sunday (May 7) to meet with South Korean President Yin Xiyue to further deepen Japan and South Korea's cooperative relations in the context of threatening to intensify North Korea and China's strong attitude.</text:p>
      <text:p text:style-name="P4">
Reuters reports that this bilateral meeting is the first visit to South Korea for the first time in the past 12 years, and it is also <text:a xlink:type="simple" xlink:href="https://www.zaobao.com/news/world/story20230317-1373307" text:style-name="Internet_20_link" text:visited-style-name="Visited_20_Internet_20_Link">
</text:a>
Later return visits. Before departure, Kishida told reporters that he hoped to have a "public discussion based on trust -based relationships" with Yin Xiyue, but did not explain the problem in detail.</text:p>
      <text:p text:style-name="P4">
On the other hand, Yin Xiyue faced criticism in China for actively improving Japanese and Korean relations. The attacker believes that Yin Xiyue has made more efforts in improving bilateral relations than the actual realization, including proposal that Korean companies are requisitioned in Japan to recruit workers <text:a xlink:type="simple" xlink:href="https://www.zaobao.com/news/world/story20230307-1369947" text:style-name="Internet_20_link" text:visited-style-name="Visited_20_Internet_20_Link">
</text:a>
Essence</text:p>
      <text:p text:style-name="P4">
South Korean officials hope that Kishida can make some gesture to return to South Korea's dedication and provide some political support.</text:p>
      <text:p text:style-name="P4">
Li Xinhua, a professor of international relations at Korean universities, said that in the face of North Korea's nuclear threat, this summit meeting or focusing on discussing security cooperation issues. She added: "Inline the 'Washington Declaration' framework that strengthens the extension deterrence plan, South Korea will discuss how to strengthen cooperation with Japan."</text:p>
      <text:p text:style-name="P4">
An official of a Japanese Ministry of Foreign Affairs in Japan said: "In dealing with North Korea's threats and ensuring the free opening of the Indo -Pacific region, we (Japan and South Korea) have many opportunities for cooperation."</text:p>
      <text:p text:style-name="P4">
However, the historical differences between the two countries cannot be ignored. Analysis believes that this difference may be buried for the cooperative relationship between the two heads of the two countries.</text:p>
      <text:p text:style-name="P4">
Li Xinhua said that most Koreans believe that Japan has not apologized for the atrocities committed by South Korea from 1910 to 1945. "They believed that Kishida should show sincerity during his visit to South Korea, such as mentioning historical issues and expressing apologies. "" ".</text:p>
      <text:p text:style-name="P4">
The South Korean President's Office said on Friday (5th) that the two -day Korean -Japanese summit talks will discuss issues such as security cooperation and intelligence sharing of North Korean nuclear threats, and social and cultural exchanges in economic industries such as semiconductors.</text:p>
      <text:p text:style-name="P4">
Kishida will launch a two -day state visit in South Korea.</text:p>
      <text:p text:style-name="P4">
News Source: <text:a xlink:type="simple" xlink:href="https://www.zaobao.com.sg/realtime/world/story20230507-1391736" text:style-name="Internet_20_link" text:visited-style-name="Visited_20_Internet_20_Link">
https://www.zaobao.com.sg/realtime/world/story20230507-1391736</text:a>
</text:p>
      <!--NEWS-->
      <text:h text:style-name="P10" text:outline-level="1">
<text:span text:style-name="T4">
More than 50 people died in the Indian ethnic conflict</text:span>
</text:h>
      <text:p text:style-name="P4">
Author: None (Language: zh)</text:p>
      <text:p text:style-name="P4">
Publisher: None</text:p>
      <text:p text:style-name="P4">
Time: 2023-05-07T13:30:00Z</text:p>
      <text:p text:style-name="P4">
Description: The recent ethnic conflict broke out in northeast India has killed more than 50 people. The conflict fuse is the government's desire to give the Meitai "table tribe" status. The tribe will be able to obtain the government work and university admission and other guarantees, causing dissatisfaction in other ethnic groups.</text:p>
      <text:p text:style-name="P4">
Videos: []</text:p>
      <text:p text:style-name="P4">
Images: ["<text:a xlink:type="simple" xlink:href="https://static.dw.com/image/65539407_303.jpg" text:style-name="Internet_20_link" text:visited-style-name="Visited_20_Internet_20_Link">
65539407_303.jpg</text:a>
", "<text:a xlink:type="simple" xlink:href="https://static.dw.com/image/65539390_401.jpg" text:style-name="Internet_20_link" text:visited-style-name="Visited_20_Internet_20_Link">
65539390_401.jpg</text:a>
", "<text:a xlink:type="simple" xlink:href="https://static.dw.com/image/65539374_401.jpg" text:style-name="Internet_20_link" text:visited-style-name="Visited_20_Internet_20_Link">
65539374_401.jpg</text:a>
"]</text:p>
      <text:p text:style-name="P4">
Subject: 时政风云</text:p>
      <text:p text:style-name="P4">
Subjects: ['印度']</text:p>
      <text:p text:style-name="P4">
Keywords: ['印度', '族群冲突', '表列部落', '少数族群', '曼尼普尔邦']</text:p>
      <text:p text:style-name="P4">
Id: 65542386</text:p>
      <!--METADATA-->
      <text:p text:style-name="P4">
<text:a xlink:type="simple" xlink:href="https://www.dw.com/zh/overlay/image/article/65542386/65539407" text:style-name="Internet_20_link" text:visited-style-name="Visited_20_Internet_20_Link">
 <draw:frame draw:style-name="fr1" draw:name="Image39" text:anchor-type="as-char" svg:width="6.9236in" svg:height="3.896998in" draw:z-index="0">
<draw:image xlink:href="../Images/dwzh/2023-05-07T13-30-00Z/65539407_303.jpg" xlink:type="simple" xlink:show="embed" xlink:actuate="onLoad" draw:mime-type="image/jpeg"/>
</draw:frame>
</text:a>
(Voice of Germany Chinese website) Ethnic conflicts broke out in remote areas in northeastern India, causing more than 50 people to be killed. According to local media reports, 54 people have been notified in the Mandaper's capital Inpal and Churachangpu County Hospital in the southern part of the southern part. About 23,000 people fled because of the upgrade of violence. In addition, the relevant authorities stated that ethnic conflicts were injured by about 100 people. In the past few days, more than 500 houses have been burned and cars have been arson.</text:p>
      <text:p text:style-name="P4">
The reason for the conflict is that the government may recognize the Meiti of the Hindu ethnic minorities as the "Table Tribe". Indian law guarantees that ethnic minorities who have obtained this status can get certain government positions and university admission places to solve structural discrimination. They are also qualified to participate in the national welfare plan, obtain special rights, and have autonomy in some cases. However, the other Naga, who mainly believes in Christianity(Naga)The decision with Kuki (Kuki) believes that the Meitai people are rich enough.</text:p>
      <text:p text:style-name="P4">
<draw:frame draw:style-name="fr1" draw:name="Image40" text:anchor-type="as-char" svg:width="6.9236in" svg:height="3.896998in" draw:z-index="0">
<draw:image xlink:href="../Images/dwzh/2023-05-07T13-30-00Z/65539390_401.jpg" xlink:type="simple" xlink:show="embed" xlink:actuate="onLoad" draw:mime-type="image/jpeg"/>
</draw:frame>
The racial conflict broke out recently in northeast India has caused more than 50 people to die</text:p>
      <text:h text:style-name="P12" text:outline-level="3">
<text:span text:style-name="T4">
The authorities dispatched thousands of military strength</text:span>
</text:h>
      <text:p text:style-name="P4">
On Wednesday, a protest of the prosecutor upgraded to a violent conflict, and the authorities sent thousands of soldiers to Manpto. The local government implemented the Internet ban and ordered shooting under "extreme situations". Violent incidents occurred again on Friday evening, but the situation has been eased since then.</text:p>
      <text:p text:style-name="P4">
In the Mansople, which has a population of 29 million, the Meitai people account for about 53%of the total population, followed by the tribal groups, accounting for about 40%. According to the 2011 census, Hinduism and Christianity are the main religions of the state.</text:p>
      <text:p text:style-name="P4">
<draw:frame draw:style-name="fr1" draw:name="Image41" text:anchor-type="as-char" svg:width="6.9236in" svg:height="3.896998in" draw:z-index="0">
<draw:image xlink:href="../Images/dwzh/2023-05-07T13-30-00Z/65539374_401.jpg" xlink:type="simple" xlink:show="embed" xlink:actuate="onLoad" draw:mime-type="image/jpeg"/>
</draw:frame>
Since the 1950s, northeast of India has been in turbulence</text:p>
      <text:h text:style-name="P12" text:outline-level="3">
<text:span text:style-name="T4">
Race conflict has caused 50,000 people to die</text:span>
</text:h>
      <text:p text:style-name="P4">
Since the 1950s, as ethnic minorities and separatist groups seek autonomy or even separate from India, northeast India has been turbulent. At least 50,000 people died in Manptle alone. As many groups have achieved more power with the federal government of New Delhi, such conflicts have slowed down in recent years.(Agence France -Presse, Reuters, Catholic News Agency)</text:p>
      <text:p text:style-name="P4">
News Source: <text:a xlink:type="simple" xlink:href="https://www.dw.com/zh/印度族群冲突致50余人死亡/a-65542386" text:style-name="Internet_20_link" text:visited-style-name="Visited_20_Internet_20_Link">
https://www.dw.com/zh/印度族群冲突致50余人死亡/a-65542386?maca=chi-rss-chi-all-1127-rdf</text:a>
</text:p>
      <!--NEWS-->
      <text:h text:style-name="P10" text:outline-level="1">
<text:span text:style-name="T4">
Russia promised to provide ammunition Wagner and decided not to withdraw from Udong Bacht</text:span>
</text:h>
      <text:p text:style-name="P4">
Publisher: 法新社</text:p>
      <text:p text:style-name="P4">
Published Time: 2023-05-07T13:32:08+00:00</text:p>
      <text:p text:style-name="P4">
Modified Time: 2023-05-07T13:20:03+00:00</text:p>
      <text:p text:style-name="P4">
Description: (Agence France -Presse, Moscow, 7th) Russian mercenary organization's head of the Wagner Group, Yevgeny Prigozhin, said today that after he threatened the front line to withdraw from Bakhmut, he had won the Russian military " Promise "provides more ammuni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2" text:anchor-type="as-char" svg:width="6.9236in" svg:height="3.617581in" draw:z-index="0">
<draw:image xlink:href="../Images/rficn/2023-05-07T13-32-08-00-00/000000.png" xlink:type="simple" xlink:show="embed" xlink:actuate="onLoad" draw:mime-type="image/png"/>
</draw:frame>
Bachtt, who had fought against the Focus of Ukraine and the Moscow forces, violently criticized the Russian military chief. He said today, "They promise to provide all ammunition and weapons we need to continue to move."</text:p>
      <text:p text:style-name="P4">
He said that they had been guaranteed that "everything around Bachmart's combatants needed would be satisfied."</text:p>
      <text:p text:style-name="P4">
Wagnergroup, led by Porigzin, played the leading role in Russia's long -term offensive attack on Russia, and almost captured the city in this Russian and Ukraine war.</text:p>
      <text:p text:style-name="P4">
On the 5th, Porigjin said, "I will withdraw from the Wagner forces out of Bachmut because they will face meaningless death because of lack of ammunition." He also said at the time that he was waiting for an order to evacuate Bacht.</text:p>
      <text:p text:style-name="P4">
News Source: <text:a xlink:type="simple" xlink:href="https://www.rfi.fr/cn/%E5%9B%BD%E9%99%85%E6%8A%A5%E9%81%93/20230507-%E4%BF%84%E6%89%BF%E8%AF%BA%E6%8F%90%E4%BE%9B%E5%BC%B9%E8%8D%AF-%E7%93%A6%E6%A0%BC%E7%BA%B3%E5%86%B3%E5%AE%9A%E4%B8%8D%E4%BB%8E%E4%B9%8C%E4%B8%9C%E5%B7%B4%E8%B5%AB%E5%A7%86%E7%89%B9%E6%92%A4%E5%86%9B" text:style-name="Internet_20_link" text:visited-style-name="Visited_20_Internet_20_Link">
https://www.rfi.fr/cn/%E5%9B%BD%E9%99%85%E6%8A%A5%E9%81%93/20230507-%E4%BF%84%E6%89%BF%E8%AF%BA%E6%8F%90%E4%BE%9B%E5%BC%B9%E8%8D%AF-%E7%93%A6%E6%A0%BC%E7%BA%B3%E5%86%B3%E5%AE%9A%E4%B8%8D%E4%BB%8E%E4%B9%8C%E4%B8%9C%E5%B7%B4%E8%B5%AB%E5%A7%86%E7%89%B9%E6%92%A4%E5%86%9B</text:a>
</text:p>
      <!--NEWS-->
      <text:h text:style-name="P10" text:outline-level="1">
<text:span text:style-name="T4">
Wall foreign drawing: When "Run" becomes a collective resistance movement</text:span>
</text:h>
      <text:p text:style-name="P4">
Author: None (Language: zh)</text:p>
      <text:p text:style-name="P4">
Publisher: None</text:p>
      <text:p text:style-name="P4">
Time: 2023-05-07T13:52:00Z</text:p>
      <text:p text:style-name="P4">
Description: Some comments believe that after the social movement has lost all space, it is also a resistance to choosing to completely withdraw from this injustice system. When "Run" gradually becomes a collective movement and is given the significance of "voting with your feet", it will be difficult to say to the shaking of a totalitarian state. worth to respect.</text:p>
      <text:p text:style-name="P4">
Videos: []</text:p>
      <text:p text:style-name="P4">
Images: ["<text:a xlink:type="simple" xlink:href="https://static.dw.com/image/64324318_303.jpg" text:style-name="Internet_20_link" text:visited-style-name="Visited_20_Internet_20_Link">
64324318_303.jpg</text:a>
", "<text:a xlink:type="simple" xlink:href="https://static.dw.com/image/58855870_401.jpg" text:style-name="Internet_20_link" text:visited-style-name="Visited_20_Internet_20_Link">
58855870_401.jpg</text:a>
", "<text:a xlink:type="simple" xlink:href="https://static.dw.com/image/59423120_303.jpeg" text:style-name="Internet_20_link" text:visited-style-name="Visited_20_Internet_20_Link">
59423120_303....</text:a>
", "<text:a xlink:type="simple" xlink:href="https://static.dw.com/image/59423688_303.jpeg" text:style-name="Internet_20_link" text:visited-style-name="Visited_20_Internet_20_Link">
59423688_303....</text:a>
", "<text:a xlink:type="simple" xlink:href="https://static.dw.com/image/59423168_303.jpeg" text:style-name="Internet_20_link" text:visited-style-name="Visited_20_Internet_20_Link">
59423168_303....</text:a>
", "<text:a xlink:type="simple" xlink:href="https://static.dw.com/image/59423191_303.jpeg" text:style-name="Internet_20_link" text:visited-style-name="Visited_20_Internet_20_Link">
59423191_303....</text:a>
", "<text:a xlink:type="simple" xlink:href="https://static.dw.com/image/59423213_303.jpeg" text:style-name="Internet_20_link" text:visited-style-name="Visited_20_Internet_20_Link">
59423213_303....</text:a>
", "<text:a xlink:type="simple" xlink:href="https://static.dw.com/image/59423145_303.jpeg" text:style-name="Internet_20_link" text:visited-style-name="Visited_20_Internet_20_Link">
59423145_303....</text:a>
"]</text:p>
      <text:p text:style-name="P4">
Subject: 评论分析</text:p>
      <text:p text:style-name="P4">
Subjects: ['南希·佩洛西', '薄熙来', '专题报道：习近平访美', '中国共产党', '专题报道：全景观看“习马会”', '中国反腐风暴', '20国集团', '毛泽东', '中国宪法修正案取消国家主席任期限制', '周永康']</text:p>
      <text:p text:style-name="P4">
Keywords: ['习近平', '极权', '朝鲜战争', '宣传', '长津湖', '中美关系']</text:p>
      <text:p text:style-name="P4">
Id: 65542529</text:p>
      <!--METADATA-->
      <text:p text:style-name="P4">
<text:a xlink:type="simple" xlink:href="https://www.dw.com/zh/overlay/image/article/65542529/64324318" text:style-name="Internet_20_link" text:visited-style-name="Visited_20_Internet_20_Link">
 <draw:frame draw:style-name="fr1" draw:name="Image43" text:anchor-type="as-char" svg:width="6.9236in" svg:height="3.896998in" draw:z-index="0">
<draw:image xlink:href="../Images/dwzh/2023-05-07T13-52-00Z/64324318_303.jpg" xlink:type="simple" xlink:show="embed" xlink:actuate="onLoad" draw:mime-type="image/jpeg"/>
</draw:frame>
</text:a>
More and more disappointed Chinese chose "Run"</text:p>
      <text:p text:style-name="P4">
(Voice of Germany Chinese Network) The Chinese media "crooked brain" in Washington, USA published an article "Run is a personal negative resistance to the country, but also implies the new possibility of social movement." The author Zhong Shan pointed out that in the past ten years , Chinese political disagreements, rights protection lawyers, feminine activists, and workers have encountered rigorous suppression. Not only did individuals pay the cost of losing freedom, but their families were harassed or even punished by "sitting". Fair education rights. As the suppression has become more and more intense, the legal form is the same. Now let alone an activist, that is, ordinary people may suffer from socialist iron fist at any time. Sending a tucao post on their social account can alarm the online police to "check the water meter". For many people who have experienced a nightmare, "Run" can make themselves and their offspring a new life and live a normal life.</text:p>
      <text:p text:style-name="P4">
The author believes that after the social movement has lost all the space, it is also a resistance to choosing to completely withdraw from this injustice. It is not fair to say that it is just a negative "escape". when" <text:a xlink:type="simple" xlink:href="https://www.dw.com/zh/zh/德语媒体润学在中国/a-62355958" text:style-name="Internet_20_link" text:visited-style-name="Visited_20_Internet_20_Link">
</text:a>
"Gradually becoming a collective movement and the significance of" voting with your feet ", it will be difficult to say to the shaking of a totalitarian country. From the perspective of human -oriented, people's hearts are fair, freedom, and Safe natural pursuit, and the courageous attempts to change and master your own destiny are still worthy of respect.</text:p>
      <text:p text:style-name="P4">
<draw:frame draw:style-name="fr1" draw:name="Image44" text:anchor-type="as-char" svg:width="6.9236in" svg:height="3.896998in" draw:z-index="0">
<draw:image xlink:href="../Images/dwzh/2023-05-07T13-52-00Z/58855870_401.jpg" xlink:type="simple" xlink:show="embed" xlink:actuate="onLoad" draw:mime-type="image/jpeg"/>
</draw:frame>
Can China achieve the goal of surpassing the United States to become the world's largest economy?</text:p>
      <text:h text:style-name="P12" text:outline-level="3">
<text:span text:style-name="T4">
CCP's anti -American propaganda out of insecurity</text:span>
</text:h>
      <text:p text:style-name="P4">
The New York Times published an article "Do China really want to replace the United States", author Jessica Chenweiss believes that Chinese President Xi Jinping vowed to defeat the efforts of "encirclement and suppression", led by the United States, and said "capital The ultimate death of doctrine and the ultimate victory of socialism. " But this kind of ideological declaration is out of security to a certain extent -most communist countries have collapsed, and Chinese leaders are worried that they will be the next -and this ideological declaration is more to instill the domestic party to the party to the party to the party. Confidence and loyalty, not the belief that reflects actual policies or fixed.</text:p>
      <text:p text:style-name="P4">
The article said that people are increasingly doubting whether China can achieve the goal of surpassing the United States to become the world's largest economy, let alone other measures in the world. In China, it is generally believed that it is still weaker than the United States in military, economic and technical, and further modernization depends on continuing international technology, capital and markets under the stable economic order. The article quotes Chinese scholar Huang Renwei and pointed out, "The United States wants to curb if China is impossible, China wants <text:a xlink:type="simple" xlink:href="https://www.dw.com/zh/zh/澳洲智库-中国在关键新兴技术竞争中正超越美国/a-64862977" text:style-name="Internet_20_link" text:visited-style-name="Visited_20_Internet_20_Link">
</text:a>
It is impossible. "</text:p>
      <text:p text:style-name="P4">
*<draw:frame draw:style-name="fr1" draw:name="Image45" text:anchor-type="as-char" svg:width="6.9236in" svg:height="3.896998in" draw:z-index="0">
<draw:image xlink:href="../Images/dwzh/2023-05-07T13-52-00Z/59423120_303.jpeg" xlink:type="simple" xlink:show="embed" xlink:actuate="onLoad" draw:mime-type="image/jpeg"/>
</draw:frame>
#</text:p>
      <text:h text:style-name="P13" text:outline-level="4">
<text:span text:style-name="T4">
The Battle of Changjin Lake in history</text:span>
</text:h>
      <text:h text:style-name="P12" text:outline-level="3">
<text:span text:style-name="T4">
U.S. military surrounded by ambush</text:span>
</text:h>
      <text:p text:style-name="P4">
In late November 1950, the 10th Army of the United States deployed in the northeast of the Korean Peninsula was surrounded by the Chinese army hidden in the Changjin Lake area. Before being surrounded by ambush, the goal of the U.S. forces was to annihilate the Korean People's Army as soon as possible and strive to unify the entire Peninsula before 1950. The picture shows the U.S. Marine Division's march.</text:p>
      <text:p text:style-name="P4">
*<draw:frame draw:style-name="fr1" draw:name="Image46" text:anchor-type="as-char" svg:width="6.9236in" svg:height="3.896998in" draw:z-index="0">
<draw:image xlink:href="../Images/dwzh/2023-05-07T13-52-00Z/59423688_303.jpeg" xlink:type="simple" xlink:show="embed" xlink:actuate="onLoad" draw:mime-type="image/jpeg"/>
</draw:frame>
#</text:p>
      <text:h text:style-name="P13" text:outline-level="4">
<text:span text:style-name="T4">
The Battle of Changjin Lake in history</text:span>
</text:h>
      <text:h text:style-name="P12" text:outline-level="3">
<text:span text:style-name="T4">
Chinese Army lacks winter clothes</text:span>
</text:h>
      <text:p text:style-name="P4">
At that time, extremely cold weather appeared in the Changjin Lake area, and the temperature fell to about minus 30 degrees. The 9th Corps of the Chinese People's Volunteer Army entered the Korean Peninsula urgently and replaced the leaders such as the 42nd Army. Among them, in order to accelerate the travel of the army, some troops even gave up heavy weapons and winter military uniforms. Both the history of the two countries in China and the United States mentioned that the 9th Corps suffered extremely serious non -combat minus members due to extremely cold weather. The picture shows a pre -war mobilization of a volunteer force wearing a single clothes in a minus 30 degrees.</text:p>
      <text:p text:style-name="P4">
*<draw:frame draw:style-name="fr1" draw:name="Image47" text:anchor-type="as-char" svg:width="6.9236in" svg:height="3.896998in" draw:z-index="0">
<draw:image xlink:href="../Images/dwzh/2023-05-07T13-52-00Z/59423168_303.jpeg" xlink:type="simple" xlink:show="embed" xlink:actuate="onLoad" draw:mime-type="image/jpeg"/>
</draw:frame>
#</text:p>
      <text:h text:style-name="P13" text:outline-level="4">
<text:span text:style-name="T4">
The Battle of Changjin Lake in history</text:span>
</text:h>
      <text:h text:style-name="P12" text:outline-level="3">
<text:span text:style-name="T4">
U.S. military successfully evacuated</text:span>
</text:h>
      <text:p text:style-name="P4">
The surrounding U.S. military is relatively full of feet. In Liutan, China and the United States started a fierce battle, and both sides suffered serious casualties. The main force of the U.S. military finally successfully broke through the encirclement and retreated to Xiayu Lili. The picture shows the U.S. Marine Division of the US Army is on fire with the Chinese army.</text:p>
      <text:p text:style-name="P4">
*<draw:frame draw:style-name="fr1" draw:name="Image48" text:anchor-type="as-char" svg:width="6.9236in" svg:height="3.896998in" draw:z-index="0">
<draw:image xlink:href="../Images/dwzh/2023-05-07T13-52-00Z/59423191_303.jpeg" xlink:type="simple" xlink:show="embed" xlink:actuate="onLoad" draw:mime-type="image/jpeg"/>
</draw:frame>
#</text:p>
      <text:h text:style-name="P13" text:outline-level="4">
<text:span text:style-name="T4">
The Battle of Changjin Lake in history</text:span>
</text:h>
      <text:h text:style-name="P12" text:outline-level="3">
<text:span text:style-name="T4">
"Polar Bear Group" is almost all wiped out</text:span>
</text:h>
      <text:p text:style-name="P4">
In the emergence of East East of Changjin Lake, the "Polar Bear Group" under the jurisdiction of the 7th Infantry Division of the U.S. Army was attacked by the 80th Division and 81st Division of the Volunteer Army, and the casualties were suffering. It was also hit hard. The U.S. War of the United States was ordered to be rescued, but it was also greatly resistant. The picture shows the gap between the battle. According to the history of China's war, the battle against the "Polar Bear Group" was the only battle for the Volunteer Army to participate in the early days of the Korean War to destroy the US military. The U.S. military records that after the "Polar Bear Group" successfully broke through on December 1, only 1,500 people had only 1,500 people left, of which only 385 could continue to fight.</text:p>
      <text:p text:style-name="P4">
*<draw:frame draw:style-name="fr1" draw:name="Image49" text:anchor-type="as-char" svg:width="6.9236in" svg:height="3.896998in" draw:z-index="0">
<draw:image xlink:href="../Images/dwzh/2023-05-07T13-52-00Z/59423213_303.jpeg" xlink:type="simple" xlink:show="embed" xlink:actuate="onLoad" draw:mime-type="image/jpeg"/>
</draw:frame>
#</text:p>
      <text:h text:style-name="P13" text:outline-level="4">
<text:span text:style-name="T4">
The Battle of Changjin Lake in history</text:span>
</text:h>
      <text:h text:style-name="P12" text:outline-level="3">
<text:span text:style-name="T4">
The strategic goals of both parties have not been achieved</text:span>
</text:h>
      <text:p text:style-name="P4">
When the U.S. military surrounded the Chinese army, it used a large number of solidified gasoline bombs thrown in the air, causing volunteers to suffer major casualties. According to Chinese historical records, during the Battle of Changjin Lake, the 9th Corps of the Volunteer Army was 19,000 injuries, about 30,000 frozen frostbite, and a total of 48,000 people reduced a total of 48,000, and the reduction of more than half. Although China prevented the US military from overcome the strategic attempts of the Korean Peninsula, its strategic goal to wipe out the U.S. Marine Division has not been able to achieve it.</text:p>
      <text:p text:style-name="P4">
*<draw:frame draw:style-name="fr1" draw:name="Image50" text:anchor-type="as-char" svg:width="6.9236in" svg:height="3.896998in" draw:z-index="0">
<draw:image xlink:href="../Images/dwzh/2023-05-07T13-52-00Z/59423145_303.jpeg" xlink:type="simple" xlink:show="embed" xlink:actuate="onLoad" draw:mime-type="image/jpeg"/>
</draw:frame>
#</text:p>
      <text:h text:style-name="P13" text:outline-level="4">
<text:span text:style-name="T4">
The Battle of Changjin Lake in history</text:span>
</text:h>
      <text:h text:style-name="P12" text:outline-level="3">
<text:span text:style-name="T4">
Liu Bocheng: 10 times the price of the enemy</text:span>
</text:h>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he battle of "Changjin Lake" has finished "the battle to fight"?</text:span>
</text:h>
      <text:p text:style-name="P4">
On April 27, Yin Xiyue, a South Korean President who visited the United States, praised the first division of the US Marine Corps in the speech <text:a xlink:type="simple" xlink:href="https://www.dw.com/zh/zh/爱国主义大片长津湖-引韩国人愤怒/a-59520117" text:style-name="Internet_20_link" text:visited-style-name="Visited_20_Internet_20_Link">
</text:a>
The sea tactics that broke through the CCP's troops were raised and achieved miraculous results. Taiwan's "report" published an article "Yin Xiyue watched the Chinese" God's Work "&lt;Changjin Lake&gt;
 What to think of it", the author He and Huai pointed out that the battle for the very heavy price of the Changjin Lake was still regarded by some people of the Communist Party of China as a " Great victory. " According to the "History of the Volunteer Army of the Chinese People's Volunteer" compiled by the Chinese Academy of Military Sciences, during the Korean War, the total number of volunteer army casualties, disappearances, accidents, diseases, and captured was about 900,000 people, and hundreds of thousands of burials were buried in foreign countries. In front of the world, the "sea tactics" of the Communist Party of China "grass tactics" is the fierce life. The war also greatly damaged the national economy, which was too late in China at that time, and made Chinese people miserable.</text:p>
      <text:p text:style-name="P4">
The author said that in the past, the Chinese Communist Party felt humiliated and reluctant to the battle of Changjin Lake, but now it is touted. What is the reason? War films are used to review tragic and misfortune, not to stimulate the enthusiasm of war to incite human hatred. There is a classic line "Changjin Lake": "We played all the battle we should fight, and our younger generations need not play." However, in recent years, the CCP has been around the world, so it has also caused extremely deteriorating the international environment. Today, I have repeatedly emphasized "throwing away fantasies and daring to fight". Now in the words of the Communist Party of China, the term "struggle" is endless every day.</text:p>
      <text:p text:style-name="P4">
<text:span text:style-name="T5">
Inding the content of other media, does not represent the position or view of the Voice of Germany. _ </text:span>
 _ 吧 _</text:p>
      <text:p text:style-name="P4">
News Source: <text:a xlink:type="simple" xlink:href="https://www.dw.com/zh/墙外文摘：当-润-成为一种集体反抗运动/a-65542529" text:style-name="Internet_20_link" text:visited-style-name="Visited_20_Internet_20_Link">
https://www.dw.com/zh/墙外文摘：当-润-成为一种集体反抗运动/a-65542529?maca=chi-rss-chi-all-1127-rdf</text:a>
</text:p>
      <!--NEWS-->
      <text:h text:style-name="P10" text:outline-level="1">
<text:span text:style-name="T4">
Qin Gang called on Taliban to fight "terrorist forces"</text:span>
</text:h>
      <text:p text:style-name="P4">
Author: None (Language: zh)</text:p>
      <text:p text:style-name="P4">
Publisher: None</text:p>
      <text:p text:style-name="P4">
Time: 2023-05-07T13:55:00Z</text:p>
      <text:p text:style-name="P4">
Description: After the Chinese Foreign Minister Qin Gang attended the SCO Foreign Minister's meeting in India, he went to Islamabad to meet with Pakistan and Afghanistan with the highest diplomats in Pakistan and Afghanistan. Qin Gang told the Foreign Minister of Taliban that China "always stands firmly with the people of Ah" and also asked the Taliban to crack down on terrorist forces, including the "East Iraq".</text:p>
      <text:p text:style-name="P4">
Videos: []</text:p>
      <text:p text:style-name="P4">
Images: ["<text:a xlink:type="simple" xlink:href="https://static.dw.com/image/65542457_303.jpg" text:style-name="Internet_20_link" text:visited-style-name="Visited_20_Internet_20_Link">
65542457_303.jpg</text:a>
", "<text:a xlink:type="simple" xlink:href="https://static.dw.com/image/58998762_303.jpg" text:style-name="Internet_20_link" text:visited-style-name="Visited_20_Internet_20_Link">
58998762_303.jpg</text:a>
", "<text:a xlink:type="simple" xlink:href="https://static.dw.com/image/57471221_303.jpg" text:style-name="Internet_20_link" text:visited-style-name="Visited_20_Internet_20_Link">
57471221_303.jpg</text:a>
", "<text:a xlink:type="simple" xlink:href="https://static.dw.com/image/59023267_303.jpg" text:style-name="Internet_20_link" text:visited-style-name="Visited_20_Internet_20_Link">
59023267_303.jpg</text:a>
", "<text:a xlink:type="simple" xlink:href="https://static.dw.com/image/58997641_303.jpg" text:style-name="Internet_20_link" text:visited-style-name="Visited_20_Internet_20_Link">
58997641_303.jpg</text:a>
", "<text:a xlink:type="simple" xlink:href="https://static.dw.com/image/58873479_303.jpg" text:style-name="Internet_20_link" text:visited-style-name="Visited_20_Internet_20_Link">
58873479_303.jpg</text:a>
", "<text:a xlink:type="simple" xlink:href="https://static.dw.com/image/58873896_303.jpg" text:style-name="Internet_20_link" text:visited-style-name="Visited_20_Internet_20_Link">
58873896_303.jpg</text:a>
", "<text:a xlink:type="simple" xlink:href="https://static.dw.com/image/58802766_303.jpg" text:style-name="Internet_20_link" text:visited-style-name="Visited_20_Internet_20_Link">
58802766_303.jpg</text:a>
", "<text:a xlink:type="simple" xlink:href="https://static.dw.com/image/58874538_303.jpg" text:style-name="Internet_20_link" text:visited-style-name="Visited_20_Internet_20_Link">
58874538_303.jpg</text:a>
", "<text:a xlink:type="simple" xlink:href="https://static.dw.com/image/58864482_303.jpg" text:style-name="Internet_20_link" text:visited-style-name="Visited_20_Internet_20_Link">
58864482_303.jpg</text:a>
", "<text:a xlink:type="simple" xlink:href="https://static.dw.com/image/58875134_303.jpg" text:style-name="Internet_20_link" text:visited-style-name="Visited_20_Internet_20_Link">
58875134_303.jpg</text:a>
", "<text:a xlink:type="simple" xlink:href="https://static.dw.com/image/58901517_303.jpg" text:style-name="Internet_20_link" text:visited-style-name="Visited_20_Internet_20_Link">
58901517_303.jpg</text:a>
", "<text:a xlink:type="simple" xlink:href="https://static.dw.com/image/58881937_303.jpg" text:style-name="Internet_20_link" text:visited-style-name="Visited_20_Internet_20_Link">
58881937_303.jpg</text:a>
", "<text:a xlink:type="simple" xlink:href="https://static.dw.com/image/58962860_303.jpg" text:style-name="Internet_20_link" text:visited-style-name="Visited_20_Internet_20_Link">
58962860_303.jpg</text:a>
"]</text:p>
      <text:p text:style-name="P4">
Subject: 时政风云</text:p>
      <text:p text:style-name="P4">
Subjects: ['塔利班', '巴基斯坦', '阿富汗']</text:p>
      <text:p text:style-name="P4">
Keywords: ['秦刚', '塔利班', '阿富汗', '一带一路', '巴基斯坦', '南亚']</text:p>
      <text:p text:style-name="P4">
Id: 65542377</text:p>
      <!--METADATA-->
      <text:p text:style-name="P4">
<text:a xlink:type="simple" xlink:href="https://www.dw.com/zh/overlay/image/article/65542377/65542457" text:style-name="Internet_20_link" text:visited-style-name="Visited_20_Internet_20_Link">
 <draw:frame draw:style-name="fr1" draw:name="Image51" text:anchor-type="as-char" svg:width="6.9236in" svg:height="3.896998in" draw:z-index="0">
<draw:image xlink:href="../Images/dwzh/2023-05-07T13-55-00Z/65542457_303.jpg" xlink:type="simple" xlink:show="embed" xlink:actuate="onLoad" draw:mime-type="image/jpeg"/>
</draw:frame>
</text:a>
Qin Gang and the Taliban government foreign minister Muta Kaki in Islamabad</text:p>
      <text:p text:style-name="P4">
(Voice of Germany) Qin Gang participated in the fifth Chinese Abbal three -party foreign minister dialogue in Islamabad, Pakistan. According to the news of the Chinese Ministry of Foreign Affairs, the Three Kingdoms Foreign Minister discussed the issues of political mutual trust, security cooperation and counter -terrorism, interconnection and trade investment. Essence Earlier Qin Gang participated in India <text:a xlink:type="simple" xlink:href="https://www.dw.com/zh/zh/上合组织外长齐聚一堂-有哪些看点/a-65537823" text:style-name="Internet_20_link" text:visited-style-name="Visited_20_Internet_20_Link">
</text:a>
Essence</text:p>
      <text:p text:style-name="P4">
Qin Gang said in a bilateral dialogue with the Afghan government agent Mutakyo that no matter how the situation changes in the international region, "China has always stood with the people of Afghanistan and always supports the development path that is in line with his national conditions. China will continue to respect as always respect. Afghanistan, independence and territorial integrity, deepen cooperation in various fields in China and Arabia to help Ah Ah realize self -reliance, peace, stability, and development and prosperity. "</text:p>
      <text:p text:style-name="P4">
Qin Gang also emphasized that the Afghanistan should truly fulfill the commitment to crack down terrorism, resolutely crack down on terrorist forces including the East Iranian Games, and ensure the safety of Chinese personnel and institutions in Afghanistan.</text:p>
      <text:p text:style-name="P4">
Mutaki said that Afghanistan will never allow any forces to use Ah Territories to engage in anti -China activities, and Greek and China will strengthen cooperation in the fields of economic, trade, humanities, and infrastructure construction under the "Belt and Road" framework.</text:p>
      <text:p text:style-name="P4">
According to Germany, Muta Gene was sanctioned by the UN Security Council and was originally restricted by the travel ban, but this time was permitted to go to Pakistan to attend the meeting.</text:p>
      <text:p text:style-name="P4">
*<draw:frame draw:style-name="fr1" draw:name="Image52" text:anchor-type="as-char" svg:width="6.9236in" svg:height="3.896998in" draw:z-index="0">
<draw:image xlink:href="../Images/dwzh/2023-05-07T13-55-00Z/58998762_303.jpg" xlink:type="simple" xlink:show="embed" xlink:actuate="onLoad" draw:mime-type="image/jpeg"/>
</draw:frame>
#</text:p>
      <text:h text:style-name="P13" text:outline-level="4">
<text:span text:style-name="T4">
One year ago, the Afghanistan war ended the Taliban to return to the regime</text:span>
</text:h>
      <text:h text:style-name="P12" text:outline-level="3">
<text:span text:style-name="T4">
Bloody attacks occurred at Kabul Airport</text:span>
</text:h>
      <text:p text:style-name="P4">
On August 26, two suicide bomb attacks occurred outside the Kabul Airport in Afghanistan. The explosion caused 170 Afghan civilians to be killed, and 13 U.S. soldiers were killed during the attack. This is the worst incident of US military casualties in Afghanistan for ten years. After the explosion, a branch of the "Islamic State" (IS) claimed to be responsible for the attack.</text:p>
      <text:p text:style-name="P4">
*<draw:frame draw:style-name="fr1" draw:name="Image53" text:anchor-type="as-char" svg:width="6.9236in" svg:height="3.896998in" draw:z-index="0">
<draw:image xlink:href="../Images/dwzh/2023-05-07T13-55-00Z/57471221_303.jpg" xlink:type="simple" xlink:show="embed" xlink:actuate="onLoad" draw:mime-type="image/jpeg"/>
</draw:frame>
#</text:p>
      <text:h text:style-name="P13" text:outline-level="4">
<text:span text:style-name="T4">
One year ago, the Afghanistan war ended the Taliban to return to the regime</text:span>
</text:h>
      <text:h text:style-name="P12" text:outline-level="3">
<text:span text:style-name="T4">
"Islamic State Horoshan Branch"</text:span>
</text:h>
      <text:p text:style-name="P4">
The announcement of the attack on the attack was the IS branch in Central Asia, "Islamic Statekhorasan". The organization had previously launched a fatal attack that Taliban was too mild. The "Islamic State" belongs to the Sarafitist Movement of Islam; and Taliban is mainly the De Outdi sect. For some time, Taliban has repeatedly fired with "Islamic State Horosen". Taliban said that at least 28 Taliban members were killed in the explosion of Thursday. Before the explosion, according to the news agency quoted military news, Taliban intercepted and killed several IS assassins at the inspection station.</text:p>
      <text:p text:style-name="P4">
*<draw:frame draw:style-name="fr1" draw:name="Image54" text:anchor-type="as-char" svg:width="6.9236in" svg:height="3.896998in" draw:z-index="0">
<draw:image xlink:href="../Images/dwzh/2023-05-07T13-55-00Z/59023267_303.jpg" xlink:type="simple" xlink:show="embed" xlink:actuate="onLoad" draw:mime-type="image/jpeg"/>
</draw:frame>
#</text:p>
      <text:h text:style-name="P13" text:outline-level="4">
<text:span text:style-name="T4">
One year ago, the Afghanistan war ended the Taliban to return to the regime</text:span>
</text:h>
      <text:h text:style-name="P12" text:outline-level="3">
<text:span text:style-name="T4">
At the last moment of the war, they were killed</text:span>
</text:h>
      <text:p text:style-name="P4">
The remains of American soldiers who died in the bomb attack were shipped back to their hometown. At the beginning of this war, the Taliban was on the stage. At the end of the Taliban returned to the stage, people couldn't help asking, what is the significance of this war?</text:p>
      <text:p text:style-name="P4">
*<draw:frame draw:style-name="fr1" draw:name="Image55" text:anchor-type="as-char" svg:width="6.9236in" svg:height="3.896998in" draw:z-index="0">
<draw:image xlink:href="../Images/dwzh/2023-05-07T13-55-00Z/58997641_303.jpg" xlink:type="simple" xlink:show="embed" xlink:actuate="onLoad" draw:mime-type="image/jpeg"/>
</draw:frame>
#</text:p>
      <text:h text:style-name="P13" text:outline-level="4">
<text:span text:style-name="T4">
One year ago, the Afghanistan war ended the Taliban to return to the regime</text:span>
</text:h>
      <text:h text:style-name="P12" text:outline-level="3">
<text:span text:style-name="T4">
"We will let you pay the price"</text:span>
</text:h>
      <text:p text:style-name="P4">
Bayon said in a TV speech on the evening of August 26, "We will not forgive or forget. We will hunt you and let you pay the price." He said that the American evacuation operation will continue and remain in August. Objectives that evacuated before 31st. The Pentagon also kept a high degree of vigilance against the new terrorist attacks in Kabul. After the Taliban took over, the United States and its allies urgently evacuated their citizens and local employees in Afghanistan. As of August 26, Germany has ended the relevant rescue and evacuation operation, 5 days earlier than the last period of August 31.</text:p>
      <text:p text:style-name="P4">
*<draw:frame draw:style-name="fr1" draw:name="Image56" text:anchor-type="as-char" svg:width="6.9236in" svg:height="3.896998in" draw:z-index="0">
<draw:image xlink:href="../Images/dwzh/2023-05-07T13-55-00Z/58873479_303.jpg" xlink:type="simple" xlink:show="embed" xlink:actuate="onLoad" draw:mime-type="image/jpeg"/>
</draw:frame>
#</text:p>
      <text:h text:style-name="P13" text:outline-level="4">
<text:span text:style-name="T4">
One year ago, the Afghanistan war ended the Taliban to return to the regime</text:span>
</text:h>
      <text:h text:style-name="P12" text:outline-level="3">
<text:span text:style-name="T4">
Taliban took over the presidential palace</text:span>
</text:h>
      <text:p text:style-name="P4">
Less than three months after the international residential forces began to withdraw troops, the extreme Islamic Taliban has taken over most of the country. On August 15, the Taliban armed forces occupied the presidential palace in Kabul, the capital.</text:p>
      <text:p text:style-name="P4">
*<draw:frame draw:style-name="fr1" draw:name="Image57" text:anchor-type="as-char" svg:width="6.9236in" svg:height="3.896998in" draw:z-index="0">
<draw:image xlink:href="../Images/dwzh/2023-05-07T13-55-00Z/58873896_303.jpg" xlink:type="simple" xlink:show="embed" xlink:actuate="onLoad" draw:mime-type="image/jpeg"/>
</draw:frame>
#</text:p>
      <text:h text:style-name="P13" text:outline-level="4">
<text:span text:style-name="T4">
One year ago, the Afghanistan war ended the Taliban to return to the regime</text:span>
</text:h>
      <text:h text:style-name="P12" text:outline-level="3">
<text:span text:style-name="T4">
Extreme Islamist claims to "solve the problem"</text:span>
</text:h>
      <text:p text:style-name="P4">
Taliban spokesman Mohammad Naeem said: "Afghanistan war has ended. We urge all countries and international institutions to sit down with us to solve all the existence problems." He said that Afghanistan will soon establish a new new new establishment government.</text:p>
      <text:p text:style-name="P4">
*<draw:frame draw:style-name="fr1" draw:name="Image58" text:anchor-type="as-char" svg:width="6.9236in" svg:height="3.896998in" draw:z-index="0">
<draw:image xlink:href="../Images/dwzh/2023-05-07T13-55-00Z/58802766_303.jpg" xlink:type="simple" xlink:show="embed" xlink:actuate="onLoad" draw:mime-type="image/jpeg"/>
</draw:frame>
#</text:p>
      <text:h text:style-name="P13" text:outline-level="4">
<text:span text:style-name="T4">
One year ago, the Afghanistan war ended the Taliban to return to the regime</text:span>
</text:h>
      <text:h text:style-name="P12" text:outline-level="3">
<text:span text:style-name="T4">
The flag of the Taliban is almost full of the whole territory</text:span>
</text:h>
      <text:p text:style-name="P4">
Many places in Afghanistan have been inserted in Taliban's banner, which is the scene of the center of Kundu. At the beginning of August, Taliban almost took the power to get the northeast town, which shocked and puzzled Western countries. The German federal army has been stationed here for a long time.</text:p>
      <text:p text:style-name="P4">
*<draw:frame draw:style-name="fr1" draw:name="Image59" text:anchor-type="as-char" svg:width="6.9236in" svg:height="3.896998in" draw:z-index="0">
<draw:image xlink:href="../Images/dwzh/2023-05-07T13-55-00Z/58874538_303.jpg" xlink:type="simple" xlink:show="embed" xlink:actuate="onLoad" draw:mime-type="image/jpeg"/>
</draw:frame>
#</text:p>
      <text:h text:style-name="P13" text:outline-level="4">
<text:span text:style-name="T4">
One year ago, the Afghanistan war ended the Taliban to return to the regime</text:span>
</text:h>
      <text:h text:style-name="P12" text:outline-level="3">
<text:span text:style-name="T4">
Police cars became Taliban's loot</text:span>
</text:h>
      <text:p text:style-name="P4">
In the past 20 years, the United States has spent numerous training to provide training and equipment for Afghan government forces and police forces. After a large number of government military officers and soldiers surrendered, these advanced equipment became the tallest loot of the Taliban. The picture shows the police cars seized by the Taliban armed personnel near the Kabul Airport are patrolling.</text:p>
      <text:p text:style-name="P4">
*<draw:frame draw:style-name="fr1" draw:name="Image60" text:anchor-type="as-char" svg:width="6.9236in" svg:height="3.896998in" draw:z-index="0">
<draw:image xlink:href="../Images/dwzh/2023-05-07T13-55-00Z/58864482_303.jpg" xlink:type="simple" xlink:show="embed" xlink:actuate="onLoad" draw:mime-type="image/jpeg"/>
</draw:frame>
#</text:p>
      <text:h text:style-name="P13" text:outline-level="4">
<text:span text:style-name="T4">
One year ago, the Afghanistan war ended the Taliban to return to the regime</text:span>
</text:h>
      <text:h text:style-name="P12" text:outline-level="3">
<text:span text:style-name="T4">
Afghanistan President Gani has fled abroad</text:span>
</text:h>
      <ul>
        <li>
<draw:frame draw:style-name="fr1" draw:name="Image61" text:anchor-type="as-char" svg:width="6.9236in" svg:height="3.896998in" draw:z-index="0">
<draw:image xlink:href="../Images/dwzh/2023-05-07T13-55-00Z/58875134_303.jpg" xlink:type="simple" xlink:show="embed" xlink:actuate="onLoad" draw:mime-type="image/jpeg"/>
</draw:frame>
#</li>
      </ul>
      <text:h text:style-name="P13" text:outline-level="4">
<text:span text:style-name="T4">
One year ago, the Afghanistan war ended the Taliban to return to the regime</text:span>
</text:h>
      <text:h text:style-name="P12" text:outline-level="3">
<text:span text:style-name="T4">
Western -style advertising stealth</text:span>
</text:h>
      <text:p text:style-name="P4">
I heard that Taliban has entered Kabul, and a local beauty salon hurriedly covered advertisements with sexy pictures on the window. The people realize that such images may cause trouble under the control of Taliban, which respects Islamic extremism. Women are almost impossible to see women on the streets of Kabul.</text:p>
      <text:p text:style-name="P4">
*<draw:frame draw:style-name="fr1" draw:name="Image62" text:anchor-type="as-char" svg:width="6.9236in" svg:height="3.896998in" draw:z-index="0">
<draw:image xlink:href="../Images/dwzh/2023-05-07T13-55-00Z/58901517_303.jpg" xlink:type="simple" xlink:show="embed" xlink:actuate="onLoad" draw:mime-type="image/jpeg"/>
</draw:frame>
#</text:p>
      <text:h text:style-name="P13" text:outline-level="4">
<text:span text:style-name="T4">
One year ago, the Afghanistan war ended the Taliban to return to the regime</text:span>
</text:h>
      <text:h text:style-name="P12" text:outline-level="3">
<text:span text:style-name="T4">
</text:span>
</text:h>
      <text:p text:style-name="P4">
The president fled, the government was discrete, and only one thought left in the hearts of many Afghanists: Escape!Thousands of them flocked to Kabul Airport, hoping to take the withdrawal of overseas Chinese with a special withdrawal of overseas Chinese in Western countries. Many of them worked for the Western garrison, international institutions and development aid projects, and worried that they would be retaliated by Taliban.</text:p>
      <text:p text:style-name="P4">
*<draw:frame draw:style-name="fr1" draw:name="Image63" text:anchor-type="as-char" svg:width="6.9236in" svg:height="3.896998in" draw:z-index="0">
<draw:image xlink:href="../Images/dwzh/2023-05-07T13-55-00Z/58881937_303.jpg" xlink:type="simple" xlink:show="embed" xlink:actuate="onLoad" draw:mime-type="image/jpeg"/>
</draw:frame>
#</text:p>
      <text:h text:style-name="P13" text:outline-level="4">
<text:span text:style-name="T4">
One year ago, the Afghanistan war ended the Taliban to return to the regime</text:span>
</text:h>
      <text:h text:style-name="P12" text:outline-level="3">
<text:span text:style-name="T4">
tragedy scene</text:span>
</text:h>
      <text:p text:style-name="P4">
On August 16, an incredible picture shocked the world: After a U.S. aircraft launched, many desperate Afghanists chased on the runway and even climbed to the bottom of the plane, causing 7 people to die.</text:p>
      <text:p text:style-name="P4">
*<draw:frame draw:style-name="fr1" draw:name="Image64" text:anchor-type="as-char" svg:width="6.9236in" svg:height="3.896998in" draw:z-index="0">
<draw:image xlink:href="../Images/dwzh/2023-05-07T13-55-00Z/58962860_303.jpg" xlink:type="simple" xlink:show="embed" xlink:actuate="onLoad" draw:mime-type="image/jpeg"/>
</draw:frame>
#</text:p>
      <text:h text:style-name="P13" text:outline-level="4">
<text:span text:style-name="T4">
One year ago, the Afghanistan war ended the Taliban to return to the regime</text:span>
</text:h>
      <text:h text:style-name="P12" text:outline-level="3">
<text:span text:style-name="T4">
Examination: Come on against time</text:span>
</text:h>
      <text:p text:style-name="P4">
Western countries have accelerated the evacuation of the diaspora, institutions and Afghanists who need to be protected. The final period of the withdrawal reached by the United States and Taliban was August 31, and the latter refused to be extended. Once there is no US military security, people in other countries cannot stay in the local area. France announced that the evacuation operation was ended on the 26th, and Germany is expected to no longer perform the evacuation flight from the 27th.</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The most important neighbor country</text:span>
</text:h>
      <text:p text:style-name="P4">
Qin Gang also held a closed -door talks with Bilawal Bhuttozardari, a Foreign Minister of Pakistan. At a subsequent joint press conference, Qin Gang said, "We sincerely hope that Pakistan's political forces will establish consensus, maintain stability, handle domestic China more effectively Challenges with external challenges to concentrate on developing the economy. "</text:p>
      <text:p text:style-name="P4">
China and Pakistan are the most important neighbors in Afghanistan. China is against <text:a xlink:type="simple" xlink:href="https://www.dw.com/zh/zh/中企与阿富汗塔利班签署54亿美元油气开采协议/a-64304538" text:style-name="Internet_20_link" text:visited-style-name="Visited_20_Internet_20_Link">
</text:a>
There is no shortage of interest, and Pakistan is concerned about the security risks brought by the long border with Afghanistan.</text:p>
      <text:p text:style-name="P4">
Following Motaki, the Minister of Commerce and Industry of the Taliban government was also reported. Agence France -Presse reported that this was the highest -level foreign delegation since Taliban took power in 2021.</text:p>
      <text:p text:style-name="P4">
Michaelkugelman, director of the South Asian Institute, the Washington Institute, told AFP that the meeting deepened the previous speculation that the meeting deepened the outside world that China and Pakistan were one of the few willingness and willingness to be or willing to be. Taliban establishes a close relationship, and does not even rule out the possibility of recognizing (legal status). "</text:p>
      <text:p text:style-name="P4">
Mariasultan, director of the Pakistan South Asian Institute of Stability Stability, pointed out that the three -party conference showed that "without the stability of Afghanistan, there is no future of this region economy." What she thinks is important is to establish a formal relationship, and this is only possible to effectively restore diplomatic connections.</text:p>
      <text:p text:style-name="P4">
(German France -Presse, Agence France -Presse)</text:p>
      <text:p text:style-name="P4">
News Source: <text:a xlink:type="simple" xlink:href="https://www.dw.com/zh/秦刚呼吁塔利班打击-恐怖势力/a-65542377" text:style-name="Internet_20_link" text:visited-style-name="Visited_20_Internet_20_Link">
https://www.dw.com/zh/秦刚呼吁塔利班打击-恐怖势力/a-65542377?maca=chi-rss-chi-all-1127-rdf</text:a>
</text:p>
      <!--NEWS-->
      <text:h text:style-name="P10" text:outline-level="1">
<text:span text:style-name="T4">
More than 2 million Thai voters vote in advance today</text:span>
</text:h>
      <text:p text:style-name="P4">
Author: 联合早报 (Person)</text:p>
      <text:p text:style-name="P4">
Publisher: 联合早报 (Organization)</text:p>
      <text:p text:style-name="P4">
Published Time: 2023-05-07T14:14</text:p>
      <text:p text:style-name="P4">
Modified Time: 2023-05-07T14:35</text:p>
      <text:p text:style-name="P4">
Description: Thailand was held on Sunday (May 7), and many voting stations appeared. Reuters reported that according to data released by the Thai Election Commission, more than 2 million Thai people applied for early voting among 52 million qualified voters over 18 million years old, of which 80 in Bangkok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泰国大选', '泰国', '巴育', '选举', '公民力量党', '泰国人团结建国党', '为泰党', '前进党']</text:p>
      <!--METADATA-->
      <text:p text:style-name="P4">
Thailand was held on Sunday (May 7), and many voting stations appeared.</text:p>
      <text:p text:style-name="P4">
According to Reuters, according to data released by the Thai Election Commission, more than 2 million Thai people applied for early voting among 52 million qualified voters over 18 million, of which 800,000 were in Bangkok. Those voters who cannot vote for the next Sunday (14th), who do not live in their own constituencies and live abroad can apply for early voting.</text:p>
      <text:p text:style-name="P4">
"I want to see changes and improvements in management in Bangkok, a 51 -year -old Bangkok resident, said."</text:p>
      <text:p text:style-name="P4">
Another 34 -year -old female voter SiriPorn Namphet indicates support for change. She said: "I saw what the last government did, and now I hope that a new government will take over and effectively govern."</text:p>
      <text:p text:style-name="P4">
<draw:frame draw:style-name="fr1" draw:name="Image65" text:anchor-type="as-char" svg:width="6.9236in" svg:height="4.615733in" draw:z-index="0">
<draw:image xlink:href="../Images/zaobao world/2023-05-07T14-14/000000.png" xlink:type="simple" xlink:show="embed" xlink:actuate="onLoad" draw:mime-type="image/png"/>
</draw:frame>
A large number of Bangkok residents line up at the voting station near the Buddhist temple of Wat Thatthong. (Agence France -Presse)</text:p>
      <text:p text:style-name="P4">
Thai -guard Prime Minister Baru, who is under the infamous "seizure of power", has been in power since 2014, and has repeatedly survived the motion of distrust, but his "stabilization card" effect is weakening.</text:p>
      <text:p text:style-name="P4">
But Bayu once responded frankly, saying that if he could not be re -elected, he would return his hometown. Bayu has been out of the Thai party that has been separated from the Citizenship Party and has been transferred to the party for only two years.</text:p>
      <text:p text:style-name="P4">
According to the latest polls, the support rate of the biggest opposition party as the Thai party is still a leading position, followed by the APPC. The party leader of the party continued to lead in polls and became the most popular prime minister.</text:p>
      <text:p text:style-name="P4">
News Source: <text:a xlink:type="simple" xlink:href="https://www.zaobao.com.sg/realtime/world/story20230507-1391739" text:style-name="Internet_20_link" text:visited-style-name="Visited_20_Internet_20_Link">
https://www.zaobao.com.sg/realtime/world/story20230507-1391739</text:a>
</text:p>
      <!--NEWS-->
      <text:h text:style-name="P10" text:outline-level="1">
<text:span text:style-name="T4">
Race violence in northeast India increased to 54 deaths</text:span>
</text:h>
      <text:p text:style-name="P4">
Publisher: 法新社</text:p>
      <text:p text:style-name="P4">
Published Time: 2023-05-07T14:32:08+00:00</text:p>
      <text:p text:style-name="P4">
Modified Time: 2023-05-07T14:20:04+00:00</text:p>
      <text:p text:style-name="P4">
Description: (AFP, India, India, 7th) Indian military said today that it is rumored that at least 54 died in the northeast Manipur province's race violence incident has prompted about 23,000 people to escape, but last night There is no new "major viol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6" text:anchor-type="as-char" svg:width="6.9236in" svg:height="3.617581in" draw:z-index="0">
<draw:image xlink:href="../Images/rficn/2023-05-07T14-32-08-00-00/000000.png" xlink:type="simple" xlink:show="embed" xlink:actuate="onLoad" draw:mime-type="image/png"/>
</draw:frame>
A tribal group in Manpur province's tribal group protested last week. Subsequently, a commotion broke out in the province. The thugs arsoned the vehicles and houses, and the authorities shed tear gas.</text:p>
      <text:p text:style-name="P4">
The military has dispatched thousands of soldiers to the province adjacent to Myanmar, or ordered "extreme cases" to "shoot on the spot" and implement curfes and interrupt the Internet.</text:p>
      <text:p text:style-name="P4">
The military said today that there was no major violence last night. Churachandpur, one of the main conflict hotspots, was lifted from 7 am to 10 am.</text:p>
      <text:p text:style-name="P4">
The military statement also mentioned, "In the past 24 hours, the Army has also monitored through air monitoring, moving unmanned flight vehicles (UAV), and re -deploying Army helicopters to strengthen monitoring operations in IMPHALVALLEY", and at present So far, 23,000 civilians have been rescued.</text:p>
      <text:p text:style-name="P4">
The authorities have not yet announced the number of official deaths, but according to local media, the capital of the capital and the hospital in the hospital in Dopu, the capital, received a total of 54 remains.</text:p>
      <text:p text:style-name="P4">
The MEITEI, the largest ethnic group in Manpur, may obtain the status of "Scheduledtribes", which triggers dissatisfaction with other tribal groups such as Kuki. This aims to solve the status of unfair structural and discrimination, allowing the Meitai people to obtain specific public office and university entry places.</text:p>
      <text:p text:style-name="P4">
The Meitai and some tribes broke out.</text:p>
      <text:p text:style-name="P4">
The 29 -year -old Kuki, L. SANGLUNSIMTE, had a camp with 11 families at the Parl Airport yesterday. He told AFP how terrible the violence was. He said, "We escaped safely for their net worth, and the situation was not good. They attacked the Kuki people."</text:p>
      <text:p text:style-name="P4">
Him also said that one of his 49 -year -olds was killed by thugs on the 4th, and the house was burned.</text:p>
      <text:p text:style-name="P4">
The turbulence situation in northeast India has a decades of history. Local and separatist groups have tried to fight for more autonomy, and even separated from India's independence. At least 50,000 people have been killed since the 1950s.</text:p>
      <text:p text:style-name="P4">
However, as many groups have reached an agreement with the New Delhi government to obtain more power, the conflict has weakened year by year.</text:p>
      <text:p text:style-name="P4">
News Source: <text:a xlink:type="simple" xlink:href="https://www.rfi.fr/cn/%E5%9B%BD%E9%99%85%E6%8A%A5%E9%81%93/20230507-%E5%8D%B0%E5%BA%A6%E4%B8%9C%E5%8C%97%E9%83%A8%E7%A7%8D%E6%97%8F%E6%9A%B4%E5%8A%9B%E4%BA%8B%E4%BB%B6%E5%A2%9E%E8%87%B354%E6%AD%BB" text:style-name="Internet_20_link" text:visited-style-name="Visited_20_Internet_20_Link">
https://www.rfi.fr/cn/%E5%9B%BD%E9%99%85%E6%8A%A5%E9%81%93/20230507-%E5%8D%B0%E5%BA%A6%E4%B8%9C%E5%8C%97%E9%83%A8%E7%A7%8D%E6%97%8F%E6%9A%B4%E5%8A%9B%E4%BA%8B%E4%BB%B6%E5%A2%9E%E8%87%B354%E6%AD%BB</text:a>
</text:p>
      <!--NEWS-->
      <text:h text:style-name="P10" text:outline-level="1">
<text:span text:style-name="T4">
Huanshi said that Yin Xiyue blindly approved the vulgarity from the US Embassy in China</text:span>
</text:h>
      <text:p text:style-name="P4">
Author: None</text:p>
      <text:p text:style-name="P4">
Publisher: Radio Free Asia (Organization)</text:p>
      <text:p text:style-name="P4">
Published Time: 2023-05-07T15:33:05-04:00</text:p>
      <text:p text:style-name="P4">
Modified Time: 2023-05-07T15:33: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7" text:anchor-type="as-char" svg:width="6.9236in" svg:height="4.612011in" draw:z-index="0">
<draw:image xlink:href="../Images/rfamandarin/2023-05-07T15-33-05-04-00/000000.png" xlink:type="simple" xlink:show="embed" xlink:actuate="onLoad" draw:mime-type="image/png"/>
</draw:frame>
South Korean President Yin Xiyue <text:a xlink:type="simple" xlink:href="https://www.rfa.org/mandarin/Xinwen/6-05072023152948.html/@@images/image" text:style-name="Internet_20_link" text:visited-style-name="Visited_20_Internet_20_Link">
</text:a>
Reuters Picture/Brian SNYDER</text:p>
      <text:p text:style-name="P4">
South Korean President Yin Xiyue has visited the United States for a week, but the controversial Yu Bo caused by this trip in the United States, China and South Korea has not subsided.</text:p>
      <text:p text:style-name="P4">
According to the Yonhap News Agency, the South Korean Embassy in China wrote a letter to the Chinese official media to the Global Times on May 4th, accusing each other's article of "with vulgarity to difficult to open, and to blame the Korean heads of state for no reason."</text:p>
      <text:p text:style-name="P4">
During his visit to the United States at the end of April, Yin Xiyue had talks with President Bynden and gave a speech in Congress. During the period, Yin Xiyue mentioned the truth of the Changjin Lake Campaign in the Korean War and also told the US media that he could not ask Japan to kneel on Japan's invasion of North Korea a century ago. The Global Times commented on this that these remarks ignored the feelings of the people of South Korea and other Asian countries, and also accused Yin Xiyue of politically blindly obeying the United States and Japan.</text:p>
      <text:p text:style-name="P4">
The Ministry of Foreign Affairs of South Korea responded quickly that the Global Times' comments were very vulgar, showing the ignorance of the international situation, and the relevant claims were very rude and seriously inconsistent with the facts.</text:p>
      <text:p text:style-name="P4">
However, the Global Times also said in another comment on April 28 that the Yin Xiyue government may be the least national independence in the United States in the previous Korean government.</text:p>
      <text:p text:style-name="P4">
The South Korean Embassy in China favored the Global Times to protest again, and said that the comments of the ring time were devalued by the Korean government's foreign policy from a biased perspective, inciting and irritating, and irritating. The Korean side regret it.</text:p>
      <text:p text:style-name="P4">
According to reports from Yonhap News Agency, the South Korean Embassy in Foreign Halls officially protested on the content and bias of foreign media and disclosed the news to the outside world, which is rare.</text:p>
      <text:p text:style-name="P4">
(Responsible editor: Wang Yun)</text:p>
      <text:p text:style-name="P4">
News Source: <text:a xlink:type="simple" xlink:href="https://www.rfa.org/mandarin/Xinwen/6-05072023152948.html" text:style-name="Internet_20_link" text:visited-style-name="Visited_20_Internet_20_Link">
https://www.rfa.org/mandarin/Xinwen/6-05072023152948.html</text:a>
</text:p>
      <!--NEWS-->
      <text:h text:style-name="P10" text:outline-level="1">
<text:span text:style-name="T4">
Polish authorities: Russian fighter aircraft over the Black Sea intercept Polish patrol aircraft</text:span>
</text:h>
      <text:p text:style-name="P4">
Author: 联合早报 (Person)</text:p>
      <text:p text:style-name="P4">
Publisher: 联合早报 (Organization)</text:p>
      <text:p text:style-name="P4">
Published Time: 2023-05-07T15:44</text:p>
      <text:p text:style-name="P4">
Modified Time: 2023-05-07T16:07</text:p>
      <text:p text:style-name="P4">
Description: The Polish authorities said that a Russian fighter recently intercepted a Polish aircraft patrolling on the EU border over the Black Sea, causing pilots to shorten the control of the aircraft. Agence France-Presse reported that the Polish border forces issued a statement on Sunday (May 7) saying that a Su-3 ... Russia ...</text:p>
      <text:p text:style-name="P4">
Videos: []</text:p>
      <text:p text:style-name="P4">
Audios: []</text:p>
      <text:p text:style-name="P4">
Images: []</text:p>
      <text:p text:style-name="P4">
Type: NewsArticle</text:p>
      <text:p text:style-name="P4">
Breadcrumbs: ['即时', '国际']</text:p>
      <text:p text:style-name="P4">
Keywords: ['俄罗斯', '战机', '波兰']</text:p>
      <!--METADATA-->
      <text:p text:style-name="P4">
The Polish authorities said that a Russian fighter recently intercepted a Polish aircraft patrolling on the EU border over the Black Sea, causing pilots to shorten the control of the aircraft.</text:p>
      <text:p text:style-name="P4">
Agence France-Presse reported that the Polish border defense forces issued a statement on Sunday (May 7) saying that a Russian Su-35 (SU-35) fighter aircraft conducted a "aggressive and dangerous movement movement, three times close to border aircraft And there is no prescribed safety distance, and there is no radio connection.</text:p>
      <text:p text:style-name="P4">
The statement pointed out that the Polish aircraft has gone through obvious turbulence, causing the crew to temporarily "lose control of the aircraft and lose height."</text:p>
      <text:p text:style-name="P4">
The Polish authorities said that the Russian fighter plane just flew to the front end of the Polish aircraft, and passed the trajectory of the plane at a distance of "about five meters"; Polish planes then landed safely in Romania.</text:p>
      <text:p text:style-name="P4">
The Romanian authorities took the lead in reporting the incident on Saturday (6th), saying that the Polish border aircraft was intercepted by Russian fighter planes with Russian fighter aircraft with Romanian border police on Friday (5th).</text:p>
      <text:p text:style-name="P4">
The EU border and the Coast Guard (Frontex) has not yet commented on the news.</text:p>
      <text:p text:style-name="P4">
The Polish aircraft was deployed in Romania on April 19 and plans to stay in Romania until May 17. This is part of the Romanian border patrol operation, including Spain and Sweden.</text:p>
      <text:p text:style-name="P4">
News Source: <text:a xlink:type="simple" xlink:href="https://www.zaobao.com.sg/realtime/world/story20230507-1391850" text:style-name="Internet_20_link" text:visited-style-name="Visited_20_Internet_20_Link">
https://www.zaobao.com.sg/realtime/world/story20230507-1391850</text:a>
</text:p>
      <!--NEWS-->
      <text:h text:style-name="P10" text:outline-level="1">
<text:span text:style-name="T4">
"Talking about China's recovery is too early" Western companies are disappointed with the Chinese economic watch</text:span>
</text:h>
      <text:p text:style-name="P4">
Author: None</text:p>
      <text:p text:style-name="P4">
Publisher: Radio Free Asia (Organization)</text:p>
      <text:p text:style-name="P4">
Published Time: 2023-05-07T15:46:00-04:00</text:p>
      <text:p text:style-name="P4">
Modified Time: 2023-05-07T16:05: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8" text:anchor-type="as-char" svg:width="6.9236in" svg:height="4.612011in" draw:z-index="0">
<draw:image xlink:href="../Images/rfamandarin/2023-05-07T15-46-00-04-00/000000.png" xlink:type="simple" xlink:show="embed" xlink:actuate="onLoad" draw:mime-type="image/png"/>
</draw:frame>
Interchange bridge in Shanghai Lujiazui Financial Area <text:a xlink:type="simple" xlink:href="https://www.rfa.org/mandarin/Xinwen/7-05072023153347.html/@@images/image" text:style-name="Internet_20_link" text:visited-style-name="Visited_20_Internet_20_Link">
</text:a>
Reuters pictures</text:p>
      <text:p text:style-name="P4">
From the end of last year to the beginning of this year, many outside people estimate that China's economy will rebound significantly this year, and some people even say that there will be explosive growth. But recently, Western companies related to the Chinese market have disappointed with slow expression of China's economy.</text:p>
      <text:p text:style-name="P4">
According to the British "Financial Times", the well -known American cosmetics group Estee Lauder in China reduced sales forecast last week, which led to the largest single -day decline in its stock price. For fluctuations and slower.</text:p>
      <text:p text:style-name="P4">
At the same time, consumer chain stores such as Starbucks, some large technology groups, and logistics companies have issued a warning over two weeks, saying that the rebound of the Chinese market after the re -open in expectations has not appeared. NXP Semiconductor even believes that it is too early to talk about China's recovery.</text:p>
      <text:p text:style-name="P4">
But there are also some companies, such as Adidas' stock price rising last week. Their reports pointed out that although the company's income in China has declined, it is seeing a positive trend.</text:p>
      <text:p text:style-name="P4">
On the other hand, due to the recent methods of reviewing some foreign companies, the growth expectations of foreign companies have also changed. The US Chamber of Commerce said that China's new anti -spy law "greatly increased the uncertainty and risk of business in the People's Republic of China."</text:p>
      <text:p text:style-name="P4">
(Responsible editor: Wang Yun)</text:p>
      <text:p text:style-name="P4">
News Source: <text:a xlink:type="simple" xlink:href="https://www.rfa.org/mandarin/Xinwen/7-05072023153347.html" text:style-name="Internet_20_link" text:visited-style-name="Visited_20_Internet_20_Link">
https://www.rfa.org/mandarin/Xinwen/7-05072023153347.html</text:a>
</text:p>
      <!--NEWS-->
      <text:h text:style-name="P10" text:outline-level="1">
<text:span text:style-name="T4">
The zero local finances of Harbin's income have deteriorated</text:span>
</text:h>
      <text:p text:style-name="P4">
Author: None</text:p>
      <text:p text:style-name="P4">
Publisher: Radio Free Asia (Organization)</text:p>
      <text:p text:style-name="P4">
Published Time: 2023-05-07T15:50:29-04:00</text:p>
      <text:p text:style-name="P4">
Modified Time: 2023-05-07T15:50: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69" text:anchor-type="as-char" svg:width="6.9236in" svg:height="4.567343in" draw:z-index="0">
<draw:image xlink:href="../Images/rfamandarin/2023-05-07T15-50-29-04-00/000000.png" xlink:type="simple" xlink:show="embed" xlink:actuate="onLoad" draw:mime-type="image/png"/>
</draw:frame>
The zero local finances of Harbin's income are not yet expending <text:a xlink:type="simple" xlink:href="https://www.rfa.org/mandarin/Xinwen/8-05072023154717.html/@@images/image" text:style-name="Internet_20_link" text:visited-style-name="Visited_20_Internet_20_Link">
</text:a>
Agence France -Presse Pictures</text:p>
      <text:p text:style-name="P4">
China's local fiscal situation has recently deteriorated. According to the Taiwan Central News Agency, the 2022 budget implementation report released by Harbin this year disclosed that the city's general public budget revenue last year was 26.2 billion, but the expenditure was as high as 154.5 billion yuan, and the income was not as good as expenditure.</text:p>
      <text:p text:style-name="P4">
According to the NetEase public account "Huixiang Encyclopedia" in April, the current financial self -sufficiency rate in many cities in the country is less than 50%. In addition to Harbin, there are 40.52%in Xining, 40.62%in Changchun, 42.81%in Chongqing, Nanning, Nanning 45.4%, Yinchuan 45.45%, and Hohhot 49.82%.</text:p>
      <text:p text:style-name="P4">
According to the Wall Street Journal in March this year, the Chinese economy is currently dragged down by the huge bonds of the local government. According to Chinese official statistics, the total debt of 31 provincial governments in China is about 5.1 trillion US dollars, which does not include various out -of -surface debt, that is, the debt raised by the so -called local government financing platform.</text:p>
      <text:p text:style-name="P4">
New York Research Institution Rongding Group(RhodiumGroup)The survey shows that one -third of China's major cities are difficult to pay the debt owed to the debt, and the interest expenses of Lanzhou City in Gansu Province in Lanzhou City accounted for 74%of fiscal revenue.</text:p>
      <text:p text:style-name="P4">
(Responsible editor: Wang Yun)</text:p>
      <text:p text:style-name="P4">
News Source: <text:a xlink:type="simple" xlink:href="https://www.rfa.org/mandarin/Xinwen/8-05072023154717.html" text:style-name="Internet_20_link" text:visited-style-name="Visited_20_Internet_20_Link">
https://www.rfa.org/mandarin/Xinwen/8-05072023154717.html</text:a>
</text:p>
      <!--NEWS-->
      <text:h text:style-name="P10" text:outline-level="1">
<text:span text:style-name="T4">
Speaking of the Pain U.S. media believes that the think tank report has caused Beijing to restrict the opening of data</text:span>
</text:h>
      <text:p text:style-name="P4">
Author: None</text:p>
      <text:p text:style-name="P4">
Publisher: Radio Free Asia (Organization)</text:p>
      <text:p text:style-name="P4">
Published Time: 2023-05-07T15:57:11-04:00</text:p>
      <text:p text:style-name="P4">
Modified Time: 2023-05-07T15:57: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0" text:anchor-type="as-char" svg:width="6.9236in" svg:height="4.612011in" draw:z-index="0">
<draw:image xlink:href="../Images/rfamandarin/2023-05-07T15-57-11-04-00/000000.png" xlink:type="simple" xlink:show="embed" xlink:actuate="onLoad" draw:mime-type="image/png"/>
</draw:frame>
US media believes that think tank reports have caused Beijing to restrict data openness <text:a xlink:type="simple" xlink:href="https://www.rfa.org/mandarin/Xinwen/9-05072023155056.html/@@images/image" text:style-name="Internet_20_link" text:visited-style-name="Visited_20_Internet_20_Link">
</text:a>
Reuters pictures</text:p>
      <text:p text:style-name="P4">
According to the Wall Street Journal, Beijing's recent restrictions on the opening of domestic data to the outside world may be caused by reports from some think tanks in the United States.</text:p>
      <text:p text:style-name="P4">
The restrictions mentioned here include the practice and detention of foreign management consulting companies and audit companies in China for several weeks, as well as restricting foreign visits to Chinese databases.</text:p>
      <text:p text:style-name="P4">
The report pointed out that related reports include analysis reports from the Security and Emerging Technology Center of George City University and the New American Security Center. These reports are considered sensitive information involving China.</text:p>
      <text:p text:style-name="P4">
Among them, a policy briefing published by the Security and Emerging Technology Center in June last year analyzed how the Chinese military obtained advanced chips made by US companies in Taiwan and South Korea. A report by the New American Security Center in 2019 pointed out that the Chinese military is actively exploring the use of artificial intelligence to improve its combat capabilities.</text:p>
      <text:p text:style-name="P4">
People familiar with the matter revealed that the China Internet Information Office notified various Chinese data providers in March to restrict information such as overseas access information, patents, procurement documents, academic journals, and official statistical yearbooks.</text:p>
      <text:p text:style-name="P4">
(Responsible editor: Wang Yun)</text:p>
      <text:p text:style-name="P4">
News Source: <text:a xlink:type="simple" xlink:href="https://www.rfa.org/mandarin/Xinwen/9-05072023155056.html" text:style-name="Internet_20_link" text:visited-style-name="Visited_20_Internet_20_Link">
https://www.rfa.org/mandarin/Xinwen/9-05072023155056.html</text:a>
</text:p>
      <!--NEWS-->
      <text:h text:style-name="P10" text:outline-level="1">
<text:span text:style-name="T4">
"We have evidence," Mexican president said that China smuggle Fenneti</text:span>
</text:h>
      <text:p text:style-name="P4">
Author: None</text:p>
      <text:p text:style-name="P4">
Publisher: Radio Free Asia (Organization)</text:p>
      <text:p text:style-name="P4">
Published Time: 2023-05-07T16:01:25-04:00</text:p>
      <text:p text:style-name="P4">
Modified Time: 2023-05-07T16:01: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1" text:anchor-type="as-char" svg:width="6.9236in" svg:height="4.813019in" draw:z-index="0">
<draw:image xlink:href="../Images/rfamandarin/2023-05-07T16-01-25-04-00/000000.png" xlink:type="simple" xlink:show="embed" xlink:actuate="onLoad" draw:mime-type="image/png"/>
</draw:frame>
Mexican President Andrés Manuellópez Obrador [] <text:a xlink:type="simple" xlink:href="https://www.rfa.org/mandarin/Xinwen/10-05072023155739.html/@@images/image" text:style-name="Internet_20_link" text:visited-style-name="Visited_20_Internet_20_Link">
</text:a>
Reuters pictures</text:p>
      <text:p text:style-name="P4">
According to the Broadcasting Corporation (BBC) on Sunday (May 7), Mexican President Andrés Manuel Lópezobrador said that the country has intercepted a smuggling at Lázaro Cárdenas at the Pacific port. Fentany's containers.</text:p>
      <text:p text:style-name="P4">
The Mexican Navy Minister Ohda said that the smuggling container has a weighing 35 kg of Finnini drugs and methamphetamine. They set off from Qingdao, China, passed through Busan, South Korea, and finally arrived in Mexico.</text:p>
      <text:p text:style-name="P4">
President Obrado said that Mexico now has evidence that they will ask the Chinese government to help cut off the smuggling of these goods. Obrado said he believed in Chinese President Xi Jinping in March this year to ask Beijing to provide support for anti -drug struggles; he emphasized that he would convey information to the other party in a very respectful way.</text:p>
      <text:p text:style-name="P4">
Fentny is 50 times more toxic. The US government claims that Fentney has become the main cause of drugs using drugs to use drugs. The U.S. government issued a report last year that although China is not the main exporter of Fennei, Chinese merchants still sell fentanyl's precursor raw materials to Mexico; after the illegal merchants in Mexico make fentanyl, they enter the United States. The United States has repeatedly demanded that China has taken more actions to prevent the trafficking of related drugs.</text:p>
      <text:p text:style-name="P4">
However, the Chinese Ministry of Foreign Affairs denied illegal smuggling Fennyi between China and Mexico last month.</text:p>
      <text:p text:style-name="P4">
(Responsible editor: Wang Yun)</text:p>
      <text:p text:style-name="P4">
News Source: <text:a xlink:type="simple" xlink:href="https://www.rfa.org/mandarin/Xinwen/10-05072023155739.html" text:style-name="Internet_20_link" text:visited-style-name="Visited_20_Internet_20_Link">
https://www.rfa.org/mandarin/Xinwen/10-05072023155739.html</text:a>
</text:p>
      <!--NEWS-->
      <text:h text:style-name="P10" text:outline-level="1">
<text:span text:style-name="T4">
Yin Xiyue: significantly improved in South Korea and Japan</text:span>
</text:h>
      <text:p text:style-name="P4">
Author: 联合早报 (Person)</text:p>
      <text:p text:style-name="P4">
Publisher: 联合早报 (Organization)</text:p>
      <text:p text:style-name="P4">
Published Time: 2023-05-07T16:48</text:p>
      <text:p text:style-name="P4">
Modified Time: 2023-05-07T16:48</text:p>
      <text:p text:style-name="P4">
Description: The Japanese Prime Minister Kishida, Sunday (May 7), arrived at the Longshan Presidential Palace in Seoul, South Korea to hold a head talks with South Korean President Yin Xiyue. Yin Xiyue said that the relationship between South Korea and Japan has improved significantly, and emphasized that the two countries need to cooperate in the severe situation. Yonhap News Agency reported that Kishida Wenxiong was the same day ...</text:p>
      <text:p text:style-name="P4">
Videos: []</text:p>
      <text:p text:style-name="P4">
Audios: []</text:p>
      <text:p text:style-name="P4">
Images: []</text:p>
      <text:p text:style-name="P4">
Type: NewsArticle</text:p>
      <text:p text:style-name="P4">
Breadcrumbs: ['即时', '国际']</text:p>
      <text:p text:style-name="P4">
Keywords: ['韩日关系', '尹锡悦', '岸田文雄']</text:p>
      <!--METADATA-->
      <text:p text:style-name="P4">
The Japanese Prime Minister Kishida, Sunday (May 7), arrived at the Longshan Presidential Palace in Seoul, South Korea to hold a head talks with South Korean President Yin Xiyue. Yin Xiyue said that the relationship between South Korea and Japan has improved significantly, and emphasized that the two countries need to cooperate in the severe situation.</text:p>
      <text:p text:style-name="P4">
Yonhap reported that Kishida Wenxiong arrived in Longshan Presidential Palace on the afternoon of the same day. Yin Xiyue and his wife Jin Jianxi walked out of the Presidential House to welcome them, and held Yin Xiyue's largest welcome ceremony since he became president to provide Citizen -level courtesy for Kishida Wenxiong.</text:p>
      <text:p text:style-name="P4">
At the meeting, Yin Xiyue's interviews on the shore field welcomed and evaluated that South Korea -Japan relations have improved significantly. He felt the sense of responsibility in the era of unprecedented friendship between the two countries.</text:p>
      <text:p text:style-name="P4">
Yin Xiyue pointed out that although the "shuttle diplomacy" of South Korea and Japan was restarted after 12 years, the leaders of the two countries were less than two months later. Although it is not easy to change the trend, once it is formed, it is likely to become the general trend. He believes that the current development trend of South Korea and Japan is the same.</text:p>
      <text:p text:style-name="P4">
Yin Xiyue's opposite Kishida said that cooperation between South Korea and Japan is necessary for global peace and prosperity. This meeting also shows that South Korea -Japan relations are developing rapidly.</text:p>
      <text:p text:style-name="P4">
Earlier that day, Kishida went to the National Xianzhongyuan of Tongqui District, Seoul to worship and start the first schedule of visiting South Korea. The Yonhap News Agency pointed out that this is 12 years since the current Prime Minister of Japan visited Xianzhongyuan.</text:p>
      <text:p text:style-name="P4">
News Source: <text:a xlink:type="simple" xlink:href="https://www.zaobao.com.sg/realtime/world/story20230507-1391860" text:style-name="Internet_20_link" text:visited-style-name="Visited_20_Internet_20_Link">
https://www.zaobao.com.sg/realtime/world/story20230507-1391860</text:a>
</text:p>
      <!--NEWS-->
      <text:h text:style-name="P10" text:outline-level="1">
<text:span text:style-name="T4">
The U.S. will be officially announced in the emergency state of the crown epidemic.</text:span>
</text:h>
      <text:p text:style-name="P4">
Author: chinese@voanews.com (海恩斯)</text:p>
      <text:p text:style-name="P4">
Publisher: 美国之音中文网 (Type: NewsMediaOrganization)</text:p>
      <text:p text:style-name="P4">
Published Time: 2023-05-07T17:30:36+08:00</text:p>
      <text:p text:style-name="P4">
Modified Time: 2023-05-07 09:30:36Z</text:p>
      <text:p text:style-name="P4">
Description: "In the early days when the new crown epidemic broke out, the hospital was terrible. I was like going to the war." Danielle King was a nurse at Luling, Louisiana, USA. The sound said, "But as far as I am concerned, those days have passed."</text:p>
      <text:p text:style-name="P4">
Videos: []</text:p>
      <text:p text:style-name="P4">
Images: []</text:p>
      <text:p text:style-name="P4">
Categories: ['新冠疫情', '美国']</text:p>
      <text:p text:style-name="P4">
Type: None</text:p>
      <!--METADATA-->
      <text:p text:style-name="P4">
Nonenone</text:p>
      <text:p text:style-name="P4">
News Source: <text:a xlink:type="simple" xlink:href="https://www.voachinese.com/a/us-covid-emergency-20230507/7082254.html" text:style-name="Internet_20_link" text:visited-style-name="Visited_20_Internet_20_Link">
https://www.voachinese.com/a/us-covid-emergency-20230507/7082254.html</text:a>
</text:p>
      <!--NEWS-->
      <text:h text:style-name="P10" text:outline-level="1">
<text:span text:style-name="T4">
Yin An will discuss cooperation in various aspects such as strengthening South Korea and Japan's economy and security</text:span>
</text:h>
      <text:p text:style-name="P4">
Author: 联合早报 (Person)</text:p>
      <text:p text:style-name="P4">
Publisher: 联合早报 (Organization)</text:p>
      <text:p text:style-name="P4">
Published Time: 2023-05-07T17:57</text:p>
      <text:p text:style-name="P4">
Modified Time: 2023-05-07T17:57</text:p>
      <text:p text:style-name="P4">
Description: South Korean President Yin Xiyue and Japanese Prime Minister Kishida Kishita on Sunday (May 7) held a meeting in Seoul. The two sides discussed the related issues related to South Korea and Japan, agreed to strengthen cooperation, and jointly promoted the bilateral relations between South Korea and Japan. Comprehensive foreign news reports, Kishida called the bilateral relationship between South Korea and Japan during the talks ...</text:p>
      <text:p text:style-name="P4">
Videos: []</text:p>
      <text:p text:style-name="P4">
Audios: []</text:p>
      <text:p text:style-name="P4">
Images: []</text:p>
      <text:p text:style-name="P4">
Type: NewsArticle</text:p>
      <text:p text:style-name="P4">
Breadcrumbs: ['即时', '国际']</text:p>
      <text:p text:style-name="P4">
Keywords: ['韩日关系', '朝鲜半岛', '印太地区']</text:p>
      <!--METADATA-->
      <text:p text:style-name="P4">
South Korean President Yin Xiyue and Japanese Prime Minister Kishida Kishita on Sunday (May 7) held a meeting in Seoul. The two sides discussed the related issues related to South Korea and Japan, agreed to strengthen cooperation, and jointly promoted the bilateral relations between South Korea and Japan.</text:p>
      <text:p text:style-name="P4">
Comprehensive foreign news reports, Kishida said in the talks in the talks that "various dialogues have been activated active, hoping to exchange opinions on the progress of relations between the two countries", and discussed that the Seven Kingdoms Group (G7) Hiroshima Summit was about to come. The situation and international hotspots in the Indo -Pacific region.</text:p>
      <text:p text:style-name="P4">
Yin Xiyue pointed out that Kishida's visit is conducive to the development of relations between the two countries. Some opinion believes that if the historical problems between Korea and Japan are not completely resolved, the two countries will not be able to step towards future cooperation. Yin Xiyue pointed out that Han and Japan should get rid of this concept.</text:p>
      <text:p text:style-name="P4">
Yin Xiyue said that the leaders of Korea and Japan agreed to strengthen the cooperation between the two countries in the field of semiconductors and other key materials, and reached an agreement on the strategic importance of the Pacific region of India, emphasizing that it is necessary to strengthen the strategic coordination of Korea and Japan in the Indo -Pacific region.</text:p>
      <text:p text:style-name="P4">
Yin Xiyue said that the leaders of South Korea and Japan agreed that the North Korean nuclear missile issues pose a major threat to world peace and security, and South Korean leaders agreed to promote cooperation with the United States on the North Korean issue.</text:p>
      <text:p text:style-name="P4">
In addition, Yin Xiyue said that he had talked about the expert group to Japan to investigate the situation of nuclear waste water.</text:p>
      <text:p text:style-name="P4">
News Source: <text:a xlink:type="simple" xlink:href="https://www.zaobao.com.sg/realtime/world/story20230507-1391871" text:style-name="Internet_20_link" text:visited-style-name="Visited_20_Internet_20_Link">
https://www.zaobao.com.sg/realtime/world/story20230507-1391871</text:a>
</text:p>
      <!--NEWS-->
      <text:h text:style-name="P10" text:outline-level="1">
<text:span text:style-name="T4">
Wagner: The Russian army promises to provide ammunition support</text:span>
</text:h>
      <text:p text:style-name="P4">
Author: 联合早报 (Person)</text:p>
      <text:p text:style-name="P4">
Publisher: 联合早报 (Organization)</text:p>
      <text:p text:style-name="P4">
Published Time: 2023-05-07T18:31</text:p>
      <text:p text:style-name="P4">
Modified Time: 2023-05-07T18:31</text:p>
      <text:p text:style-name="P4">
Description: The Russian mercenary organization Wagner's head of Vigner's Sunday (May 7) said that the Russian military has promised to provide more ammunition support for the Wagner forces, which seems to suggest that Wagner will continue to be in Bach Murd to fight with the Ukraine army. Comprehensive Agence France -Presse and Reuters reported that Puri ...</text:p>
      <text:p text:style-name="P4">
Videos: []</text:p>
      <text:p text:style-name="P4">
Audios: []</text:p>
      <text:p text:style-name="P4">
Images: []</text:p>
      <text:p text:style-name="P4">
Type: NewsArticle</text:p>
      <text:p text:style-name="P4">
Breadcrumbs: ['即时', '国际']</text:p>
      <text:p text:style-name="P4">
Keywords: ['俄乌战争', '武器', '俄罗斯']</text:p>
      <!--METADATA-->
      <text:p text:style-name="P4">
The Russian mercenary organization Wagner's head of Vigner's Sunday (May 7) said that the Russian military has promised to provide more ammunition support for the Wagner forces, which seems to suggest that Wagner will continue to be in Bach Murd to fight with the Ukraine army.</text:p>
      <text:p text:style-name="P4">
Comprehensive Agence France -Presse and Reuters reported that Porigon's personal channel on the communication application Telegram posted a post saying: "We have received combat orders overnight, this is the first time for so long. Let's continue to move further in ammunition and weapons. "</text:p>
      <text:p text:style-name="P4">
He added that Moscow promised to deploy all the supplies required by Wagner on the wing of the troops to prevent the Ukraine from cutting off Wagner's ammunition supply.</text:p>
      <text:p text:style-name="P4">
In addition, according to Prigo, the Russian Ministry of Defense has assigned General Sergey Surovikin to cooperate with Wagner.</text:p>
      <text:p text:style-name="P4">
Porigen announced on Friday (5th) that his troops will withdraw from the fierce competition for several months, because the troops have lacked ammunition and suffered "unreasonable and unreasonable losses.</text:p>
      <text:p text:style-name="P4">
News Source: <text:a xlink:type="simple" xlink:href="https://www.zaobao.com.sg/realtime/world/story20230507-1391877" text:style-name="Internet_20_link" text:visited-style-name="Visited_20_Internet_20_Link">
https://www.zaobao.com.sg/realtime/world/story20230507-1391877</text:a>
</text:p>
      <!--NEWS-->
      <text:h text:style-name="P10" text:outline-level="1">
<text:span text:style-name="T4">
Memorial Charles' crowns in the United Kingdom will hold thousands of street parties</text:span>
</text:h>
      <text:p text:style-name="P4">
Author: 联合早报 (Person)</text:p>
      <text:p text:style-name="P4">
Publisher: 联合早报 (Organization)</text:p>
      <text:p text:style-name="P4">
Published Time: 2023-05-07T20:28</text:p>
      <text:p text:style-name="P4">
Modified Time: 2023-05-07T20:28</text:p>
      <text:p text:style-name="P4">
Description: To commemorate the crown of King Charles III in the UK, thousands of street parties will be held on Sunday (May 7), and a concert expected to watch 20,000 people is expected to watch in Windsor, London. Agence France -Presse reported that Charles was crowned as king on Saturday (6th), and on Monday (8th) ...</text:p>
      <text:p text:style-name="P4">
Videos: []</text:p>
      <text:p text:style-name="P4">
Audios: []</text:p>
      <text:p text:style-name="P4">
Images: []</text:p>
      <text:p text:style-name="P4">
Type: NewsArticle</text:p>
      <text:p text:style-name="P4">
Breadcrumbs: ['即时', '国际']</text:p>
      <text:p text:style-name="P4">
Keywords: ['英国', '查尔斯三世']</text:p>
      <!--METADATA-->
      <text:p text:style-name="P4">
To commemorate the crown of King Charles III in the UK, thousands of street parties will be held on Sunday (May 7), and a concert expected to watch 20,000 people is expected to watch in Windsor, London.</text:p>
      <text:p text:style-name="P4">
Agence France -Presse reported that Charles was crowned as king on Saturday (6th), and it was set as a public holiday on Monday (8th). Buckingham Palace said that King Charles and Queen Camilla hoped that this long weekend would "provide an opportunity to spend time and celebration with friends and relatives and communities."</text:p>
      <text:p text:style-name="P4">
Charles and Camilla will hold a private reception and participate in a concert held in Windsor Castle that night.</text:p>
      <text:p text:style-name="P4">
Princess Anne, the sister of Charles III, will attend a community street party in Windsor. Other major royal members also plan to attend multiple community parties and "Big Lunch Parties".</text:p>
      <text:h text:style-name="P13" text:outline-level="4">
<text:span text:style-name="T4">
Prime Minister Sunak set up luncheon entertaining volunteers and Uranus people</text:span>
</text:h>
      <text:p text:style-name="P4">
British Prime Minister Sunak will have a luncheon at 10 Tangning Street to entertain local community volunteers and Ukrainian refugees.</text:p>
      <text:p text:style-name="P4">
The street party is a major feature of Elizabeth II in 1953 and runs through her queen career. Last year, a street party party carnival was also held across the United Kingdom to celebrate the 70th anniversary of the ascension of Elizabeth II. The "big lunch party" usually held during the event is also to maintain more spiritual neighbors.</text:p>
      <text:p text:style-name="P4">
In addition, a number of film and television stars will appear on the Windsor concert on Sunday night. Art groups such as Royal Ballet, Royal Opera, Royal Shakespeare Troupe, Royal Academy of Music and Royal Academy of Art will also perform on the same stage.</text:p>
      <text:p text:style-name="P4">
Buckingham Palace said that the highlight of the day was "lighting the whole country", even to light up well -known scenic spots from all over the UK with projection, laser, drone display and lighting equipment.</text:p>
      <text:p text:style-name="P4">
News Source: <text:a xlink:type="simple" xlink:href="https://www.zaobao.com.sg/realtime/world/story20230507-1391893" text:style-name="Internet_20_link" text:visited-style-name="Visited_20_Internet_20_Link">
https://www.zaobao.com.sg/realtime/world/story20230507-1391893</text:a>
</text:p>
      <!--NEWS-->
      <text:h text:style-name="P10" text:outline-level="1">
<text:span text:style-name="T4">
Syria will return to the National Alliance of Arabia</text:span>
</text:h>
      <text:p text:style-name="P4">
Author: 联合早报 (Person)</text:p>
      <text:p text:style-name="P4">
Publisher: 联合早报 (Organization)</text:p>
      <text:p text:style-name="P4">
Published Time: 2023-05-07T20:37</text:p>
      <text:p text:style-name="P4">
Modified Time: 2023-05-07T22:45</text:p>
      <text:p text:style-name="P4">
Description: The Arab League decided on Sunday (May 7) and agreed to return to the Arabian League. According to a comprehensive foreign news report, the member states of the Angeles held a meeting of Foreign Minister in Cairo, Egypt, and voted on Syria to restore the status of the members of the Angle alliance ...</text:p>
      <text:p text:style-name="P4">
Videos: []</text:p>
      <text:p text:style-name="P4">
Audios: []</text:p>
      <text:p text:style-name="P4">
Images: []</text:p>
      <text:p text:style-name="P4">
Type: NewsArticle</text:p>
      <text:p text:style-name="P4">
Breadcrumbs: ['即时', '国际']</text:p>
      <text:p text:style-name="P4">
Keywords: ['阿拉伯国家', '叙利亚']</text:p>
      <!--METADATA-->
      <text:p text:style-name="P4">
The Arab League decided on Sunday (May 7) and agreed to return to the Arabian League.</text:p>
      <text:p text:style-name="P4">
According to a comprehensive foreign news report, the member states of the Angeles held a meeting of Foreign Minister in the Egyptian capital Cairo that day, and voted on the status of Syria to restore the members of the Angle alliance, and finally agreed to return to the Angle League in Syria.</text:p>
      <text:p text:style-name="P4">
Talking about whether Syrian President Assad can participate in the Arab League summit, Ahmed Aboulgheit said, "If he is willing. Because Syria has been a formal member of the Angle League since tonight, starting from the morning, starting from the morning, and from the morning, it will start. They have the right to occupy any seats. When the organizer Saudi Arabia issues an invitation, if he is willing to participate, he will participate. "</text:p>
      <text:p text:style-name="P4">
Established in 1945, Angle League has a total of 22 member states from Asia and Africa, headquartered in Cairo, Egypt. The aim of the Angeles aims to strengthen the collaboration between member states, jointly maintain the sovereignty and territorial integrity of various countries, and extensively carry out cooperation in various fields of economic and culture.</text:p>
      <text:p text:style-name="P4">
After the Syrian civil war broke out in 2011, the Arab League suspended the qualifications of Syrian member states, and multiple Arab countries closed the Embassy in Syria.</text:p>
      <text:p text:style-name="P4">
News Source: <text:a xlink:type="simple" xlink:href="https://www.zaobao.com.sg/realtime/world/story20230507-1391896" text:style-name="Internet_20_link" text:visited-style-name="Visited_20_Internet_20_Link">
https://www.zaobao.com.sg/realtime/world/story20230507-1391896</text:a>
</text:p>
      <!--NEWS-->
      <text:h text:style-name="P10" text:outline-level="1">
<text:span text:style-name="T4">
Biden: Not yet prepared to quote the 14th Amendment of the Constitution to avoid national debt defaults</text:span>
</text:h>
      <text:p text:style-name="P4">
Author: chinese@voanews.com (美国之音)</text:p>
      <text:p text:style-name="P4">
Publisher: 美国之音中文网 (Type: NewsMediaOrganization)</text:p>
      <text:p text:style-name="P4">
Published Time: 2023-05-07T20:44:36+08:00</text:p>
      <text:p text:style-name="P4">
Modified Time: 2023-05-07 12:44:36Z</text:p>
      <text:p text:style-name="P4">
Description: US President Biden said on Friday (May 6) that he had not prepared to quote the 14th amendment to the Constitution to avoid national debt defaults. Bayon's comments before he sat down with Congress leader next week to discuss the issue of improving the upper limit of the government bonds is the first time he showed that he had not ruled out this possibility. The US Finance Minister Yellen warned that if the upper limit of Treasury bonds did not increase, the federal government could not pay the bills as early as June 1.</text:p>
      <text:p text:style-name="P4">
Videos: []</text:p>
      <text:p text:style-name="P4">
Images: []</text:p>
      <text:p text:style-name="P4">
Categories: ['美国', '经济·金融·贸易']</text:p>
      <text:p text:style-name="P4">
Type: None</text:p>
      <!--METADATA-->
      <text:p text:style-name="P4">
Nonenone</text:p>
      <text:p text:style-name="P4">
News Source: <text:a xlink:type="simple" xlink:href="https://www.voachinese.com/a/biden-says-not-yet-ready-to-invoke-14th-amendment--20230507/7082321.html" text:style-name="Internet_20_link" text:visited-style-name="Visited_20_Internet_20_Link">
https://www.voachinese.com/a/biden-says-not-yet-ready-to-invoke-14th-amendment--20230507/7082321.html</text:a>
</text:p>
      <!--NEWS-->
      <text:h text:style-name="P10" text:outline-level="1">
<text:span text:style-name="T4">
Texas Meimo Border City RV collisted by 7 deaths and 6 injuries</text:span>
</text:h>
      <text:p text:style-name="P4">
Publisher: 法新社</text:p>
      <text:p text:style-name="P4">
Published Time: 2023-05-07T21:02:09+00:00</text:p>
      <text:p text:style-name="P4">
Modified Time: 2023-05-07T20:50:05+00:00</text:p>
      <text:p text:style-name="P4">
Description: (AFP, Texas, Texas, 7th), 7th) Brysville Police, the southernmost city in Texas, USA, said today that a recreational vehicle in a roadside bus station has caused 7 people to be killed and at least 6 people were injured. The cause of the incident is unknow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2" text:anchor-type="as-char" svg:width="6.9236in" svg:height="3.617581in" draw:z-index="0">
<draw:image xlink:href="../Images/rficn/2023-05-07T21-02-09-00-00/000000.png" xlink:type="simple" xlink:show="embed" xlink:actuate="onLoad" draw:mime-type="image/png"/>
</draw:frame>
Brownsville police investigator Martinsandoval said the incident occurred at around 8:30 in the morning of the incident at the border city near a border city.</text:p>
      <text:p text:style-name="P4">
VictoMaldonado, director of the asylum, said that the bus located opposite the shelter stopped the station without labeling, no gown, and the people were sitting along the roadside. He said most victims were Venezuela men.</text:p>
      <text:p text:style-name="P4">
Madonado said that after inspecting the monitor of the asylum office this morning, "a Jaguar Landrover Runaway rushed through a red light from a distance of about 100 feet and pressed the people sitting under the bus stop." Essence</text:p>
      <text:p text:style-name="P4">
This asylum is the only asylum in Brysville to provide overnight asylum, which has a thousand immigrants who have been released from the federal detention.</text:p>
      <text:p text:style-name="P4">
Although she can only contain 250 people, Madonado said that in the past two months, they have received 250 to 380 people a day, but many of them have left the day.</text:p>
      <text:p text:style-name="P4">
In the past few weeks, the cross -border situation has increased, and Brysville announced its entry into an emergency, and coordinated local, state and federal resources to respond on law enforcement and humanitarian issues.</text:p>
      <text:p text:style-name="P4">
The driver was caught by passers -by, handed over to the police who arrived later, and was charged with dangerous driving.</text:p>
      <text:p text:style-name="P4">
Sang Duohua told the Channel of Broadcasting Corporation (ABC) that the authorities had launched an investigation to determine the cause of the incident.</text:p>
      <text:p text:style-name="P4">
News Source: <text:a xlink:type="simple" xlink:href="https://www.rfi.fr/cn/%E5%9B%BD%E9%99%85%E6%8A%A5%E9%81%93/20230507-%E5%BE%B7%E5%B7%9E%E7%BE%8E%E5%A2%A8%E8%BE%B9%E5%9F%8E%E4%BC%91%E6%97%85%E8%BD%A6%E5%86%B2%E6%92%9E%E5%80%99%E8%BD%A6%E6%B0%91%E4%BC%977%E6%AD%BB6%E4%BC%A4" text:style-name="Internet_20_link" text:visited-style-name="Visited_20_Internet_20_Link">
https://www.rfi.fr/cn/%E5%9B%BD%E9%99%85%E6%8A%A5%E9%81%93/20230507-%E5%BE%B7%E5%B7%9E%E7%BE%8E%E5%A2%A8%E8%BE%B9%E5%9F%8E%E4%BC%91%E6%97%85%E8%BD%A6%E5%86%B2%E6%92%9E%E5%80%99%E8%BD%A6%E6%B0%91%E4%BC%977%E6%AD%BB6%E4%BC%A4</text:a>
</text:p>
      <!--NEWS-->
      <text:h text:style-name="P10" text:outline-level="1">
<text:span text:style-name="T4">
Prime Minister Slovakia announced his submission</text:span>
</text:h>
      <text:p text:style-name="P4">
Author: 联合早报 (Person)</text:p>
      <text:p text:style-name="P4">
Publisher: 联合早报 (Organization)</text:p>
      <text:p text:style-name="P4">
Published Time: 2023-05-07T21:07</text:p>
      <text:p text:style-name="P4">
Modified Time: 2023-05-07T23:29</text:p>
      <text:p text:style-name="P4">
Description: Slovaka Prime Minister Heige Sunday (May 7) announced at a press conference that he had submitted his resignation to President Chaptotova. Reuters reported that Heige said at the conference on the day: "I decided to ask the president to remove my power, leave room for her, try to and the technical bureaucratic government ...</text:p>
      <text:p text:style-name="P4">
Videos: []</text:p>
      <text:p text:style-name="P4">
Audios: []</text:p>
      <text:p text:style-name="P4">
Images: []</text:p>
      <text:p text:style-name="P4">
Type: NewsArticle</text:p>
      <text:p text:style-name="P4">
Breadcrumbs: ['即时', '国际']</text:p>
      <text:p text:style-name="P4">
Keywords: ['斯洛伐克', '总理']</text:p>
      <!--METADATA-->
      <text:p text:style-name="P4">
Slovaka Prime Minister Heige Sunday (May 7) announced at a press conference that he had submitted his resignation to President Chaptotova.</text:p>
      <text:p text:style-name="P4">
Reuters reported that Heige said at the press conference that day: "I decided to ask the president to remove my power and leave her space for her, and try to stable and peacefully lead Slovak to the democratic parliament election with the technical bureaucratic government (Technocratgover). ","</text:p>
      <text:p text:style-name="P4">
In December last year, the Slovak National Parliament passed the motion of the government's unbelievable motion. Chaptotova signed a decree to dissolve the government, and at the same time authorized Hege and its cabinet members to perform the function of guarding the government. Since then, several Cabinet Ministers have resigned for some reason, and Heige's cabinet forces have been weakened.</text:p>
      <text:p text:style-name="P4">
Slovakia will hold parliamentary elections in advance in September this year. Hege said on Sunday that he didn't want the political crisis to continue to drag.</text:p>
      <text:p text:style-name="P4">
Later that day, President Chapotova appointed Ludovit Odor, deputy president of the Central Bank of Slovak, led a new technical bureaucratic government. She will appoint the new government on the 15th of this month.</text:p>
      <text:p text:style-name="P4">
News Source: <text:a xlink:type="simple" xlink:href="https://www.zaobao.com.sg/realtime/world/story20230507-1391905" text:style-name="Internet_20_link" text:visited-style-name="Visited_20_Internet_20_Link">
https://www.zaobao.com.sg/realtime/world/story20230507-1391905</text:a>
</text:p>
      <!--NEWS-->
      <text:h text:style-name="P10" text:outline-level="1">
<text:span text:style-name="T4">
Yin Xiyue: Do not exclude the Japanese side to join the US -South Korea "Washington Declaration" in the future</text:span>
</text:h>
      <text:p text:style-name="P4">
Author: 联合早报 (Person)</text:p>
      <text:p text:style-name="P4">
Publisher: 联合早报 (Organization)</text:p>
      <text:p text:style-name="P4">
Published Time: 2023-05-07T21:42</text:p>
      <text:p text:style-name="P4">
Modified Time: 2023-05-07T21:42</text:p>
      <text:p text:style-name="P4">
Description: South Korean President Yin Xiyue and Japanese Prime Minister Kishita, Sunday (May 7), met in Seoul, South Korea to discuss cooperation in South Korea's economy and security, South Korea -Japan historical issues, and related issues in Indo -Pacific region. Comprehensive Yonhap News Agency and Kyodo News from Japan reported that Yin Xiyue and Kishida ...</text:p>
      <text:p text:style-name="P4">
Videos: []</text:p>
      <text:p text:style-name="P4">
Audios: []</text:p>
      <text:p text:style-name="P4">
Images: []</text:p>
      <text:p text:style-name="P4">
Type: NewsArticle</text:p>
      <text:p text:style-name="P4">
Breadcrumbs: ['即时', '国际']</text:p>
      <text:p text:style-name="P4">
Keywords: ['韩日关系', '印太地区']</text:p>
      <!--METADATA-->
      <text:p text:style-name="P4">
South Korean President Yin Xiyue and Japanese Prime Minister Kishita, Sunday (May 7), met in Seoul, South Korea to discuss cooperation in South Korea's economy and security, South Korea -Japan historical issues, and related issues in Indo -Pacific region.</text:p>
      <text:p text:style-name="P4">
Comprehensive Yonhap News Agency and Kyoto Kyoto reported that Yin Xiyue and the Kishida Council attended a press conference to talk about whether the Washington Declaration designed to strengthen the US -South Korea's extension deterrence plan will be expanded to South Korea, the United States and Japan. Yin Xiyue said that Japan did not exclude Japan's participation. The "Washington Declaration" has not yet been completely formed, and it needs to improve its content in the process of joint planning and implementation. As long as the relevant process steps into the track, the Japanese side is preparing for the United States relations, and the same Japanese party can cooperate at any time.</text:p>
      <text:p text:style-name="P4">
The two sides also reached a consensus on strengthening deterrence and the importance of response capabilities, and also confirmed that they would strengthen cooperation for the construction of semiconductor supply chain.</text:p>
      <text:p text:style-name="P4">
Yin An will also discuss the North Korean issue. Kishida Wenxiong said that North Korea continued to launch provocations and could see the phenomenon that tried to change the status quo with force. In this case, South Korea and Japan agreed to strengthen curb and response through the US -Japan Alliance, the United States and South Korea Alliance, South Korea, Japan, and South Korea, and the United States and Japan. The two countries will hold a meeting of the Three Kingdoms Leadership at the Hiroshima Summit of the Seventh Kingdom Group (G7) to discuss related issues in depth.</text:p>
      <text:p text:style-name="P4">
Kishida mentioned the past Korean -Japanese relations at the press conference, emphasizing that "I feel sad to bring very painful and sad memories to many people in the severe environment at that time." He said that cooperating with the Korean side in the future is his duty as a Japanese Prime Minister.</text:p>
      <text:p text:style-name="P4">
Talking about the Korean government's solution to the problem of labor litigation issues, Kishida stated that "many people have not forgotten the painful memory of the past, but at the same time, it is very moved by the future, which moves me very much." Yin Xiyue reiterated that the government's policy of solving the problem of labor claims for the Second World War will not change.</text:p>
      <text:p text:style-name="P4">
News Source: <text:a xlink:type="simple" xlink:href="https://www.zaobao.com.sg/realtime/world/story20230507-1391910" text:style-name="Internet_20_link" text:visited-style-name="Visited_20_Internet_20_Link">
https://www.zaobao.com.sg/realtime/world/story20230507-1391910</text:a>
</text:p>
      <!--NEWS-->
      <text:h text:style-name="P10" text:outline-level="1">
<text:span text:style-name="T4">
The car explosion escapes the Russian nationalist writer, saying that it will not be frustrated</text:span>
</text:h>
      <text:p text:style-name="P4">
Publisher: 法新社</text:p>
      <text:p text:style-name="P4">
Published Time: 2023-05-07T22:02:08+00:00</text:p>
      <text:p text:style-name="P4">
Modified Time: 2023-05-07T21:50:02+00:00</text:p>
      <text:p text:style-name="P4">
Description: (Moscow, AFP, 7th) Russian nationalist writer Purine, who was injured in a car bomb attack yesterday, insisted that he would not flinch. His friends and assistants died in the incident. Since the invasion of Ukraine in Russia, two supporters have been killed and explod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3" text:anchor-type="as-char" svg:width="6.9236in" svg:height="3.617581in" draw:z-index="0">
<draw:image xlink:href="../Images/rficn/2023-05-07T22-02-08-00-00/000000.png" xlink:type="simple" xlink:show="embed" xlink:actuate="onLoad" draw:mime-type="image/png"/>
</draw:frame>
Zakhar Prilepin said after the incident, "I tell the demon: No one will be scared by you. God exists, we will win."</text:p>
      <text:p text:style-name="P4">
Puriping paid tribute to Alexander Shubin, who traveled to him yesterday when attacking yesterday, said, "I have been to my guardian angel for 8 years, and my dear friend has passed away."</text:p>
      <text:p text:style-name="P4">
He also wrote that "5 minutes before the explosion" just asked her daughter to get out of the car.</text:p>
      <text:p text:style-name="P4">
Russia locks the explosion of the 47 -year -old writer on Ukraine and the United States. Purdin fanaticism supports aggression against Ukraine.</text:p>
      <text:p text:style-name="P4">
Purine recalled that he had lost his consciousness for 3 minutes before climbing out of the car for assistance.</text:p>
      <text:p text:style-name="P4">
Purine, who was broken in both legs, wrote: "Thank you everyone who prayed for me, because this kind of explosion should not be able to survive."</text:p>
      <text:p text:style-name="P4">
A photo published by the Russian Investigative Commotee can see a damaged and overturned white car.</text:p>
      <text:p text:style-name="P4">
Purine said that only one of the two burst was detonated.</text:p>
      <text:p text:style-name="P4">
Officials initially stated that the explosion caused driving to be killed. But Purine said that he was driving by himself.</text:p>
      <text:p text:style-name="P4">
Since Russia has invaded Ukraine in February last year, two warriors have been killed in the explosion.</text:p>
      <text:p text:style-name="P4">
Daryadugina, the daughter of Russian extreme nationalist theorist Alexander Dugin, was killed in a bomb attack on the suburbs of Moscow last August. A cafe in St. Petersburg exploded last month, causing a military blogger Vladlen Tatarsky.</text:p>
      <text:p text:style-name="P4">
News Source: <text:a xlink:type="simple" xlink:href="https://www.rfi.fr/cn/%E5%9B%BD%E9%99%85%E6%8A%A5%E9%81%93/20230507-%E6%B1%BD%E8%BD%A6%E7%88%86%E7%82%B8%E9%80%83%E6%AD%BB%E5%8A%AB-%E6%8C%BA%E6%88%98%E4%BF%84%E6%B0%91%E6%97%8F%E4%B8%BB%E4%B9%89%E4%BD%9C%E5%AE%B6%E7%A7%B0%E4%B8%8D%E7%95%8F%E7%BC%A9" text:style-name="Internet_20_link" text:visited-style-name="Visited_20_Internet_20_Link">
https://www.rfi.fr/cn/%E5%9B%BD%E9%99%85%E6%8A%A5%E9%81%93/20230507-%E6%B1%BD%E8%BD%A6%E7%88%86%E7%82%B8%E9%80%83%E6%AD%BB%E5%8A%AB-%E6%8C%BA%E6%88%98%E4%BF%84%E6%B0%91%E6%97%8F%E4%B8%BB%E4%B9%89%E4%BD%9C%E5%AE%B6%E7%A7%B0%E4%B8%8D%E7%95%8F%E7%BC%A9</text:a>
</text:p>
      <!--NEWS-->
      <text:h text:style-name="P10" text:outline-level="1">
<text:span text:style-name="T4">
Yellen: The negotiation of the debt limit should not be "pointing at the head of the Americans with a gun"</text:span>
</text:h>
      <text:p text:style-name="P4">
Author: 联合早报 (Person)</text:p>
      <text:p text:style-name="P4">
Publisher: 联合早报 (Organization)</text:p>
      <text:p text:style-name="P4">
Published Time: 2023-05-07T22:36</text:p>
      <text:p text:style-name="P4">
Modified Time: 2023-05-07T22:36</text:p>
      <text:p text:style-name="P4">
Description: US Treasury Minister Yellen Sunday (May 7) said in an interview that the negotiations on the upper limit of debt should not be "pointing at the head of the American people with a gun" and warned US legislators again. Reuters reported that Yellen reiterated the previous debt in an interview with the US Broadcasting Corporation (ABC) that day ...</text:p>
      <text:p text:style-name="P4">
Videos: []</text:p>
      <text:p text:style-name="P4">
Audios: []</text:p>
      <text:p text:style-name="P4">
Images: []</text:p>
      <text:p text:style-name="P4">
Type: NewsArticle</text:p>
      <text:p text:style-name="P4">
Breadcrumbs: ['即时', '国际']</text:p>
      <text:p text:style-name="P4">
Keywords: ['美国', '债务', '债务违约']</text:p>
      <!--METADATA-->
      <text:p text:style-name="P4">
US Treasury Minister Yellen Sunday (May 7) said in an interview that the negotiations on the upper limit of debt should not be "pointing at the head of the American people with a gun" and warned US legislators again.</text:p>
      <text:p text:style-name="P4">
Reuters reported that Yellen had reiterated a warning from the debt limit issue in an interview with the US Broadcasting Corporation (ABC) that day, saying that the federal government may exhaust funds on June 1, which caused unprecedented government debt defaults.</text:p>
      <text:p text:style-name="P4">
In an interview with the news channel MSNBC of the National Broadcasting Corporation (NBC), Wally Adeyemo, deputy minister of Finance, also sounded the alarm on the risk of government breach of contract.</text:p>
      <text:p text:style-name="P4">
He said: "Defense is disastrous for the United States." If a default occurs, it will have a "terrible impact" on interest rates.</text:p>
      <text:p text:style-name="P4">
President Biden will meet with the Republican House Speaker McCarthy on Tuesday (9th), Mitch McConnell leader of the Senate Republican Party, and high -level Democratic Party to negotiate the issue of increasing debt limit.</text:p>
      <text:p text:style-name="P4">
News Source: <text:a xlink:type="simple" xlink:href="https://www.zaobao.com.sg/realtime/world/story20230507-1391917" text:style-name="Internet_20_link" text:visited-style-name="Visited_20_Internet_20_Link">
https://www.zaobao.com.sg/realtime/world/story20230507-1391917</text:a>
</text:p>
      <!--NEWS-->
      <text:h text:style-name="P10" text:outline-level="1">
<text:span text:style-name="T4">
US Treasury Secretary Ye Lun has promoted Congress to raise the upper limit of debt bonds</text:span>
</text:h>
      <text:p text:style-name="P4">
Publisher: 法新社</text:p>
      <text:p text:style-name="P4">
Published Time: 2023-05-07T23:02:09+00:00</text:p>
      <text:p text:style-name="P4">
Modified Time: 2023-05-07T22:50:02+00:00</text:p>
      <text:p text:style-name="P4">
Description: (Agence France -Presse, Washington, 7th) U.S. Minister of Finance Ye Lun warned today that unless Congress quickly adopted actions to raise the upper limit of debt, "fiscal and economic confusion will follow."</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3.617581in" draw:z-index="0">
<draw:image xlink:href="../Images/rficn/2023-05-07T23-02-09-00-00/000000.png" xlink:type="simple" xlink:show="embed" xlink:actuate="onLoad" draw:mime-type="image/png"/>
</draw:frame>
The Republican Party has been putting pressure on President Biden, and wants to reduce expenses in exchange for raising the upper limit of debt to reach an agreement. But Janet Yellen insisted that responsibility was on the parliament.</text:p>
      <text:p text:style-name="P4">
She told the US Broadcasting Corporation (ABC) political program "thisweek": "Congress threatening the upper limit of debt raising will pay the price of economic disasters that cause economic disasters to American families and global financial systems, which is simply unacceptable."</text:p>
      <text:p text:style-name="P4">
Ye Lun warned on the 1st that the United States may use the funds to pay debts on June 1 as soon as June 1, which may detonate the crisis of default debt reversing.</text:p>
      <text:p text:style-name="P4">
The upper limit of public debt in the US government has a statutory limit, and it can only be improved through the legislation of Congress and signed by the president.</text:p>
      <text:p text:style-name="P4">
The Republican House controlled by the Republican Party voted at the end of April to raise the country's debt limit, but the Republicans seemed to seek and spread their cards for their consideration of excessive expenditure. This bill also combined with a large reduction of expenses.</text:p>
      <text:p text:style-name="P4">
However, under the opposition of the Federal Senate and the Democratic Party of the White House, the bill is destined to be a law.</text:p>
      <text:p text:style-name="P4">
The possibility of improving the first debt defaults in the United States in this urgency may have a profound impact on the United States and the global economy.</text:p>
      <text:p text:style-name="P4">
News Source: <text:a xlink:type="simple" xlink:href="https://www.rfi.fr/cn/%E5%9B%BD%E9%99%85%E6%8A%A5%E9%81%93/20230507-%E7%BE%8E%E5%9B%BD%E8%B4%A2%E9%95%BF%E5%8F%B6%E4%BC%A6%E5%86%8D%E4%BF%83%E5%9B%BD%E4%BC%9A%E6%8F%90%E9%AB%98%E4%B8%BE%E5%80%BA%E4%B8%8A%E9%99%90" text:style-name="Internet_20_link" text:visited-style-name="Visited_20_Internet_20_Link">
https://www.rfi.fr/cn/%E5%9B%BD%E9%99%85%E6%8A%A5%E9%81%93/20230507-%E7%BE%8E%E5%9B%BD%E8%B4%A2%E9%95%BF%E5%8F%B6%E4%BC%A6%E5%86%8D%E4%BF%83%E5%9B%BD%E4%BC%9A%E6%8F%90%E9%AB%98%E4%B8%BE%E5%80%BA%E4%B8%8A%E9%99%90</text:a>
</text:p>
      <!--NEWS-->
      <text:h text:style-name="P10" text:outline-level="1">
<text:span text:style-name="T4">
27 people killed in a fire in Peruyin</text:span>
</text:h>
      <text:p text:style-name="P4">
Author: 联合早报 (Person)</text:p>
      <text:p text:style-name="P4">
Publisher: 联合早报 (Organization)</text:p>
      <text:p text:style-name="P4">
Published Time: 2023-05-07T23:24</text:p>
      <text:p text:style-name="P4">
Modified Time: 2023-05-07T23:30</text:p>
      <text:p text:style-name="P4">
Description: A small gold mine in Arequipa, southern Peru, had a fire in a small gold mine. As of Sunday (May 7), 27 people have been killed. Reuters reported that the local government of Alkipa issued a statement on Sunday that the fire occurred in the early morning of Saturday (6th), from electricity ...</text:p>
      <text:p text:style-name="P4">
Videos: []</text:p>
      <text:p text:style-name="P4">
Audios: []</text:p>
      <text:p text:style-name="P4">
Images: []</text:p>
      <text:p text:style-name="P4">
Type: NewsArticle</text:p>
      <text:p text:style-name="P4">
Breadcrumbs: ['即时', '国际']</text:p>
      <text:p text:style-name="P4">
Keywords: ['秘鲁', '火灾']</text:p>
      <!--METADATA-->
      <text:p text:style-name="P4">
A small gold mine in Arequipa, southern Peru, had a fire in a small gold mine. As of Sunday (May 7), 27 people have been killed.</text:p>
      <text:p text:style-name="P4">
Reuters reported that the local government of Alkipa issued a statement on Sunday that the fire occurred in the early morning of Saturday (6th) and was caused by short circuits of the circuit.</text:p>
      <text:p text:style-name="P4">
Police confirmed that 27 people have been killed. Yanaquihua, a mining company, has not responded to the accident.</text:p>
      <text:p text:style-name="P4">
Peru is the world's largest golden producer and the second largest copper producer. According to the data from the Ministry of Energy and Mining, this incident is a mining difficulty in the death toll since 2000.</text:p>
      <text:p text:style-name="P4">
News Source: <text:a xlink:type="simple" xlink:href="https://www.zaobao.com.sg/realtime/world/story20230507-1391927" text:style-name="Internet_20_link" text:visited-style-name="Visited_20_Internet_20_Link">
https://www.zaobao.com.sg/realtime/world/story20230507-1391927</text:a>
</text:p>
      <!--NEWS-->
      <text:h text:style-name="P10" text:outline-level="1">
<text:span text:style-name="T4">
Wall Street Journal: European and American officials expect China to promote Moscow to participate in the ceasefire peace talks</text:span>
</text:h>
      <text:p text:style-name="P4">
Author: chinese@voanews.com (美国之音)</text:p>
      <text:p text:style-name="P4">
Publisher: 美国之音中文网 (Type: NewsMediaOrganization)</text:p>
      <text:p text:style-name="P4">
Published Time: 2023-05-07T23:44:34+08:00</text:p>
      <text:p text:style-name="P4">
Modified Time: 2023-05-07 15:44:40Z</text:p>
      <text:p text:style-name="P4">
Description: Some officials in the United States and Europe said they believed that the spring counterattack in Ukraine planned may pave the way between the negotiations between Kiev and Moscow before the end of the year, and China can help Russia at the negotiating table.</text:p>
      <text:p text:style-name="P4">
Videos: []</text:p>
      <text:p text:style-name="P4">
Images: []</text:p>
      <text:p text:style-name="P4">
Categories: ['乌克兰局势', '中国']</text:p>
      <text:p text:style-name="P4">
Type: None</text:p>
      <!--METADATA-->
      <text:p text:style-name="P4">
Nonenone</text:p>
      <text:p text:style-name="P4">
News Source: <text:a xlink:type="simple" xlink:href="https://www.voachinese.com/a/us-and-allies-look-at-potential-china-role-in-ending-ukraine-war-20230507/7082453.html" text:style-name="Internet_20_link" text:visited-style-name="Visited_20_Internet_20_Link">
https://www.voachinese.com/a/us-and-allies-look-at-potential-china-role-in-ending-ukraine-war-20230507/7082453.html</text:a>
</text:p>
      <!--NEWS-->
      <text:h text:style-name="P10" text:outline-level="1">
<text:span text:style-name="T4">
"Financial Times": Help Russia to build war weapons EU plans to sanction seven Chinese companies</text:span>
</text:h>
      <text:p text:style-name="P4">
Author: 联合早报 (Person)</text:p>
      <text:p text:style-name="P4">
Publisher: 联合早报 (Organization)</text:p>
      <text:p text:style-name="P4">
Published Time: 2023-05-08T-13:03</text:p>
      <text:p text:style-name="P4">
Modified Time: 2023-05-08T07:18</text:p>
      <text:p text:style-name="P4">
Description: According to the British "Financial Times", the European Union plans to adopt sanctions for Chinese companies that support Russia's manufacturing weapons to invest in the Russian and Ukraine War. This is the first time that Russia has invaded Ukraine for more than a year. Brussels has considered this for the first time, which will exacerbate the tension between the European Union and China.</text:p>
      <text:p text:style-name="P4">
Videos: []</text:p>
      <text:p text:style-name="P4">
Audios: []</text:p>
      <text:p text:style-name="P4">
Images: []</text:p>
      <text:p text:style-name="P4">
Type: NewsArticle</text:p>
      <text:p text:style-name="P4">
Breadcrumbs: ['即时', '国际']</text:p>
      <text:p text:style-name="P4">
Keywords: ['欧盟', '制裁', '中国企业', '乌克兰战争', '俄乌战争', '布鲁塞尔', '中欧关系']</text:p>
      <!--METADATA-->
      <text:p text:style-name="P4">
According to the British "Financial Times", the European Union plans to support Russia's manufacturing weapons for investment <text:a xlink:type="simple" xlink:href="https://www.zaobao.com/keywords/e-wu-zhan-zheng" text:style-name="Internet_20_link" text:visited-style-name="Visited_20_Internet_20_Link">
</text:a>
Chinese companies take sanctions.</text:p>
      <text:p text:style-name="P4">
This is <text:a xlink:type="simple" xlink:href="https://interactive.zaobao.com/2023/russia-ukraine-war-anniversary" text:style-name="Internet_20_link" text:visited-style-name="Visited_20_Internet_20_Link">
 </text:a>
For more than a year, Brussels considers this for the first time, which will exacerbate the tension between the European Union and China.</text:p>
      <text:p text:style-name="P4">
"Financial Times" reported on Sunday (May 7) that EU member states will discuss a new package sanction plan this week, and seven Chinese companies that can be sold to Russia can be included in the sanctions list.</text:p>
      <text:p text:style-name="P4">
Several Chinese companies have been sanctioned by the United States. As China and the United States compete for global influence, Beijing is trying to prevent Brussels from standing in Washington, and the EU's sanctions are expected to anger China.</text:p>
      <text:p text:style-name="P4">
So far, Brussels has always argued that there is no evidence that Beijing directly provides weapons to Moscow.</text:p>
      <text:p text:style-name="P4">
It is reported that China ’s three-synthetic semiconductor Co., Ltd. (3HC Semiconductors) and King-Paitechnology appeared on the sanctions list of Brussels. The two Chinese companies have been sanctioned by the United States.</text:p>
      <text:p text:style-name="P4">
Five companies headquarters in Hong Kong are also included in the new sanctions list, including Sinnoelectronics, which has been sanctioned by the US Ministry of Finance and Sigma Technology.</text:p>
      <text:p text:style-name="P4">
The report quoted the Sanctions proposal of the European Commission, stating that "In view of the key promotion of the electronic components of the Russian military and industrial consolidation in the Ukrainian aggression war, some third countries entities that can avoid trade restrictions, as well as participating in the Russian military and industrial complex electronics The specific Russian entities that are developed, produced and supplied by components are included in the sanctions list. "</text:p>
      <text:p text:style-name="P4">
In addition to seven Chinese companies, the EU's new sanctions include two Arab Emirates companies and an Armenia company. The list of new sanctions must be unanimously passed by 27 EU countries.</text:p>
      <text:p text:style-name="P4">
News Source: <text:a xlink:type="simple" xlink:href="https://www.zaobao.com.sg/realtime/world/story20230508-1392065" text:style-name="Internet_20_link" text:visited-style-name="Visited_20_Internet_20_Link">
https://www.zaobao.com.sg/realtime/world/story20230508-1392065</text:a>
</text:p>
      <!--NEWS-->
      <text:h text:style-name="P10" text:outline-level="1">
<text:span text:style-name="T4">
Indian vessels over 22 deaths and rescue operations continue to carry out</text:span>
</text:h>
      <text:p text:style-name="P4">
Publisher: 法新社</text:p>
      <text:p text:style-name="P4">
Published Time: 2023-05-08T-14:02:09+00:00</text:p>
      <text:p text:style-name="P4">
Modified Time: 2023-05-08T05:35:02+00:00</text:p>
      <text:p text:style-name="P4">
Description: (Agence France -Presse, New Delhi, 8th) Indian officials said that at least 22 people drowned in the case of a double -layer sightseeing vessels in Klesla in the south, and at least 22 people drown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5" text:anchor-type="as-char" svg:width="6.9236in" svg:height="3.617581in" draw:z-index="0">
<draw:image xlink:href="../Images/rficn/2023-05-08T-14-02-09-00-00/000000.png" xlink:type="simple" xlink:show="embed" xlink:actuate="onLoad" draw:mime-type="image/png"/>
</draw:frame>
The incident occurred last night, near a beach near Malappuram, Crees.</text:p>
      <text:p text:style-name="P4">
There are people looking for survivors all night. As of this morning, 22 people have been determined, including 15 women and 7 men, and 6 other people have been sent to the hospital.</text:p>
      <text:p text:style-name="P4">
The authorities said that there were about 30 people on the boat at that time.</text:p>
      <text:p text:style-name="P4">
News Source: <text:a xlink:type="simple" xlink:href="https://www.rfi.fr/cn/%E5%9B%BD%E9%99%85%E6%8A%A5%E9%81%93/20230508-%E5%8D%B0%E5%BA%A6%E8%88%B9%E5%8F%AA%E7%BF%BB%E8%A6%86%E8%87%B3%E5%B0%9122%E6%AD%BB-%E6%90%9C%E6%95%91%E8%A1%8C%E5%8A%A8%E6%8C%81%E7%BB%AD%E8%BF%9B%E8%A1%8C" text:style-name="Internet_20_link" text:visited-style-name="Visited_20_Internet_20_Link">
https://www.rfi.fr/cn/%E5%9B%BD%E9%99%85%E6%8A%A5%E9%81%93/20230508-%E5%8D%B0%E5%BA%A6%E8%88%B9%E5%8F%AA%E7%BF%BB%E8%A6%86%E8%87%B3%E5%B0%9122%E6%AD%BB-%E6%90%9C%E6%95%91%E8%A1%8C%E5%8A%A8%E6%8C%81%E7%BB%AD%E8%BF%9B%E8%A1%8C</text:a>
</text:p>
      <!--NEWS-->
      <text:h text:style-name="P10" text:outline-level="1">
<text:span text:style-name="T4">
Morri France's Ex Challenge Challenge King's first crown since 2019</text:span>
</text:h>
      <text:p text:style-name="P4">
Publisher: 法新社</text:p>
      <text:p text:style-name="P4">
Published Time: 2023-05-08T-18:32:08+00:00</text:p>
      <text:p text:style-name="P4">
Modified Time: 2023-05-08T05:05:02+00:00</text:p>
      <text:p text:style-name="P4">
Description: (Agence France-Presse, Marseille, 7th) The "British Hope", the first "British Hope" in the world of the Men's Network, and Merry (AIX-EN-PROVENce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3.617581in" draw:z-index="0">
<draw:image xlink:href="../Images/rficn/2023-05-08T-18-32-08-00-00/000000.png" xlink:type="simple" xlink:show="embed" xlink:actuate="onLoad" draw:mime-type="image/png"/>
</draw:frame>
Mori's career has won three Grand Slam cups, but since October 2019, he has never tasted the taste of the championship in Antwerp.</text:p>
      <text:p text:style-name="P4">
At present, Morri, who is ranked 52th in the world, today's final in the Red Turkey Challenge in the Ex Challenge, defeats the world ranking of 2-16, 6 to 1, and 6 to 2. The first seed of the conference Tommy Paul To.</text:p>
      <text:p text:style-name="P4">
Morri, 35, hopes to push his ranking to ensure that he can play the Seed player's seat in July Wimbledon's Wimbledon Championship.</text:p>
      <text:p text:style-name="P4">
Today's victory will make Merry's latest world ranking announced on the 8th will return to the top 50 to 42.</text:p>
      <text:p text:style-name="P4">
News Source: <text:a xlink:type="simple" xlink:href="https://www.rfi.fr/cn/%E8%BF%90%E5%8A%A8%E5%A4%A9%E5%9C%B0/20230508-%E8%8E%AB%E7%91%9E%E6%B3%95%E5%9B%BD%E8%89%BE%E5%85%8B%E6%96%AF%E6%8C%91%E6%88%98%E8%B5%9B%E5%B0%81%E7%8E%8B-2019%E5%B9%B4%E4%BB%A5%E6%9D%A5%E9%A6%96%E5%86%A0" text:style-name="Internet_20_link" text:visited-style-name="Visited_20_Internet_20_Link">
https://www.rfi.fr/cn/%E8%BF%90%E5%8A%A8%E5%A4%A9%E5%9C%B0/20230508-%E8%8E%AB%E7%91%9E%E6%B3%95%E5%9B%BD%E8%89%BE%E5%85%8B%E6%96%AF%E6%8C%91%E6%88%98%E8%B5%9B%E5%B0%81%E7%8E%8B-2019%E5%B9%B4%E4%BB%A5%E6%9D%A5%E9%A6%96%E5%86%A0</text:a>
</text:p>
      <!--NEWS-->
      <text:h text:style-name="P10" text:outline-level="1">
<text:span text:style-name="T4">
Arsenal Like Newkaso Alliance Bao Ying Premier League Crown Vitality</text:span>
</text:h>
      <text:p text:style-name="P4">
Publisher: 法新社</text:p>
      <text:p text:style-name="P4">
Published Time: 2023-05-08T-3:02:07+00:00</text:p>
      <text:p text:style-name="P4">
Modified Time: 2023-05-08T07:35:02+00:00</text:p>
      <text:p text:style-name="P4">
Description: (Agence France -Presse, Britain, 7th) The Premier League Arsenal Erspical Factory scored in the 14th minute of Martin Odegaard today and the opponent's player Fabian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3.617581in" draw:z-index="0">
<draw:image xlink:href="../Images/rficn/2023-05-08T-3-02-07-00-00/000000.png" xlink:type="simple" xlink:show="embed" xlink:actuate="onLoad" draw:mime-type="image/png"/>
</draw:frame>
Although the arsenal to win, they have not been desperate for them to pursue the Premier League throne this season and the dream of winning the championship for 19 years, but Manchester City has less advantage.</text:p>
      <text:p text:style-name="P4">
Newcastle, which is ranked in the Premier League, swallowed the second defeat at home this season. The Champions League goalkeeper is not yet determined next season. The old Four Manchester United scored 2 points, and Liverpool Liverpool only worse than Manchester United.</text:p>
      <text:p text:style-name="P4">
The arsenal was originally ahead of half of the season, and the points a month ago still led the second place to 8 points.</text:p>
      <text:p text:style-name="P4">
News Source: <text:a xlink:type="simple" xlink:href="https://www.rfi.fr/cn/%E8%BF%90%E5%8A%A8%E5%A4%A9%E5%9C%B0/20230508-%E5%85%B5%E5%B7%A5%E5%8E%82%E5%8A%9B%E5%85%8B%E7%BA%BD%E5%8D%A1%E7%B4%A2%E8%81%94-%E4%BF%9D%E8%8B%B1%E8%B6%85%E4%BA%89%E5%86%A0%E4%B8%80%E7%BA%BF%E7%94%9F%E6%9C%BA" text:style-name="Internet_20_link" text:visited-style-name="Visited_20_Internet_20_Link">
https://www.rfi.fr/cn/%E8%BF%90%E5%8A%A8%E5%A4%A9%E5%9C%B0/20230508-%E5%85%B5%E5%B7%A5%E5%8E%82%E5%8A%9B%E5%85%8B%E7%BA%BD%E5%8D%A1%E7%B4%A2%E8%81%94-%E4%BF%9D%E8%8B%B1%E8%B6%85%E4%BA%89%E5%86%A0%E4%B8%80%E7%BA%BF%E7%94%9F%E6%9C%BA</text:a>
</text:p>
      <!--NEWS-->
      <text:h text:style-name="P10" text:outline-level="1">
<text:span text:style-name="T4">
Ou Xinhan hit Shenfei Oretener's king of the king of the king of the king of the king of the king and added</text:span>
</text:h>
      <text:p text:style-name="P4">
Publisher: 法新社</text:p>
      <text:p text:style-name="P4">
Published Time: 2023-05-08T-5:02:07+00:00</text:p>
      <text:p text:style-name="P4">
Modified Time: 2023-05-08T07:50:02+00:00</text:p>
      <text:p text:style-name="P4">
Description: (Agence France -Presse, Italy, 7th) 7th) The Bazaar Football League Napoli won the championship 33 years ago. Today, I returned to the home at home with Victor Osimhen. Tina, a victory for the landlord fans who welcomes the championship.</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3.617581in" draw:z-index="0">
<draw:image xlink:href="../Images/rficn/2023-05-08T-5-02-07-00-00/000000.png" xlink:type="simple" xlink:show="embed" xlink:actuate="onLoad" draw:mime-type="image/png"/>
</draw:frame>
Nigerian star Ou Xinhan lost a 12 yards in the 48th minute, and the 74th minute folded the guilty of 12 yards. He pushed the goals of Yijian this season to 23 continues to lead the leader. The frontcourt helped Tomuri to win the seal king of the third championship in the history of the team, and Ou Xinhan also scored a goal.</text:p>
      <text:p text:style-name="P4">
The 24 -year -old Ou Xinhan also replaced George WEah as the African player with the most goals in the history of righteousness.</text:p>
      <text:p text:style-name="P4">
News Source: <text:a xlink:type="simple" xlink:href="https://www.rfi.fr/cn/%E8%BF%90%E5%8A%A8%E5%A4%A9%E5%9C%B0/20230508-%E6%AC%A7%E6%AC%A3%E7%BF%B012%E7%A0%81%E5%87%BB%E6%B2%89%E8%8F%B2%E5%A5%A5%E4%BC%A6%E8%92%82%E7%BA%B3-%E6%8B%BF%E5%9D%A1%E9%87%8C%E5%B0%81%E7%8E%8B%E9%94%A6%E4%B8%8A%E6%B7%BB%E8%8A%B1" text:style-name="Internet_20_link" text:visited-style-name="Visited_20_Internet_20_Link">
https://www.rfi.fr/cn/%E8%BF%90%E5%8A%A8%E5%A4%A9%E5%9C%B0/20230508-%E6%AC%A7%E6%AC%A3%E7%BF%B012%E7%A0%81%E5%87%BB%E6%B2%89%E8%8F%B2%E5%A5%A5%E4%BC%A6%E8%92%82%E7%BA%B3-%E6%8B%BF%E5%9D%A1%E9%87%8C%E5%B0%81%E7%8E%8B%E9%94%A6%E4%B8%8A%E6%B7%BB%E8%8A%B1</text:a>
</text:p>
      <!--NEWS-->
      <text:h text:style-name="P10" text:outline-level="1">
<text:span text:style-name="T4">
Qin Gang met with the US ambassador to China Berns to promote the United States to "think about China Cognition" and call for Bernes to "think more"</text:span>
</text:h>
      <text:p text:style-name="P4">
Author: None</text:p>
      <text:p text:style-name="P4">
Publisher: Radio Free Asia (Organization)</text:p>
      <text:p text:style-name="P4">
Published Time: 2023-05-08T00:10:00-04:00</text:p>
      <text:p text:style-name="P4">
Modified Time: 2023-05-08T00:43: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9" text:anchor-type="as-char" svg:width="6.9236in" svg:height="4.612011in" draw:z-index="0">
<draw:image xlink:href="../Images/rfamandarin/2023-05-08T00-10-00-04-00/000000.png" xlink:type="simple" xlink:show="embed" xlink:actuate="onLoad" draw:mime-type="image/png"/>
</draw:frame>
The picture shows Ambassador Bernes(left)Go to Suzhou and Hangzhou at the end of April. <text:a xlink:type="simple" xlink:href="https://www.rfa.org/mandarin/Xinwen/cmh1-05082023001021.html/@@images/image" text:style-name="Internet_20_link" text:visited-style-name="Visited_20_Internet_20_Link">
</text:a>
Take from Ambassador Bernes Twitter</text:p>
      <text:p text:style-name="P4">
According to China CCTV News, on the 8th, on May 8, State Councilor and Foreign Minister Qin Gang met with the US ambassador to China in Beijing.</text:p>
      <text:p text:style-name="P4">
Qin Gang said that Sino -US relations are not only of great significance to China and the United States and the world. In November last year, President Xi Jinping met with President Biden in Bali and reached important consensus. However, since then, a series of wrong words and deeds in the United States have destroyed the hard -won positive momentum of Sino -US relations. The dialogue and cooperation agenda agreed by the two parties have been disturbed, and relations between the two countries encounter ice again. The priority is to stabilize Sino -US relations and avoid spiral declines, and prevent accidents between China and the United States. This should be the most basic consensus between China and the United States. It is also the bottom line that the country and the country, and especially the two major powers must be kept. China will adhere to the principles of mutual respect, peaceful coexistence, and win -win cooperation proposed by President Xi Jinping. It is hoped that the United States will reflect on it and go with China to promote Sino -US relations out of trouble and return to the right track.</text:p>
      <text:p text:style-name="P4">
Qin Gang said that the United States should "correctly understand China", return to rationality, and deduct the first buttons of Sino -US relations, and achieve each other in the better development of the two countries. On the one hand, we cannot talk about communication, but on the other hand, it is constantly suppressing and curbing China. Can't say one set. It is necessary to respect the red line of the bottom line of China, stop damage to China's sovereignty, security, and development benefits. In particular, we must "properly handle Taiwan issues", stop continuing to hollow out a Chinese principle, and stop supporting the "Taiwan independence" split forces. We must adhere to the accidental occasional incidents in the relationship between the two countries with calmness, "professional", and pragmatic attitude to avoid being impacted by Sino -US relations. Promote dialogue cooperation on the basis of mutual respect, peer -to -peer and mutual benefit. With different, harmonious coexistence, "beauty and beauty" and "beauty and the United States", this is the Sino -US relations and world we should work together. Qin Gang said that he hoped that Ambassador Bernus had more contact, exchanging, and "thinking more" in China to make a bridge between China and the United States and made constructive efforts.</text:p>
      <text:p text:style-name="P4">
Editor Chen Meihua</text:p>
      <text:p text:style-name="P4">
News Source: <text:a xlink:type="simple" xlink:href="https://www.rfa.org/mandarin/Xinwen/cmh1-05082023001021.html" text:style-name="Internet_20_link" text:visited-style-name="Visited_20_Internet_20_Link">
https://www.rfa.org/mandarin/Xinwen/cmh1-05082023001021.html</text:a>
</text:p>
      <!--NEWS-->
      <text:h text:style-name="P10" text:outline-level="1">
<text:span text:style-name="T4">
Japan and South Korea restore "shuttle diplomacy" experts: India -Pacific strategy maximizes China's stress chips</text:span>
</text:h>
      <text:p text:style-name="P4">
Author: chinese@voanews.com (向凌)</text:p>
      <text:p text:style-name="P4">
Publisher: 美国之音中文网 (Type: NewsMediaOrganization)</text:p>
      <text:p text:style-name="P4">
Published Time: 2023-05-08T00:25:21+08:00</text:p>
      <text:p text:style-name="P4">
Modified Time: 2023-05-08 11:00:38Z</text:p>
      <text:p text:style-name="P4">
Description: Japanese Prime Minister Kishida Monteo went to South Korea on May 7 to hold a head talks with South Korean President Yin Xiyue. Experts believe that the improvement of Japan and South Korea relations will greatly give the United States India Strategy to the greatestly known as China's stress chips. China is difficult for China to contain the US -Japanese and Korean alliances in China, Japan and South Korea.</text:p>
      <text:p text:style-name="P4">
Videos: []</text:p>
      <text:p text:style-name="P4">
Images: []</text:p>
      <text:p text:style-name="P4">
Categories: ['亚太', '中国']</text:p>
      <text:p text:style-name="P4">
Type: None</text:p>
      <!--METADATA-->
      <text:p text:style-name="P4">
Nonenone</text:p>
      <text:p text:style-name="P4">
News Source: <text:a xlink:type="simple" xlink:href="https://www.voachinese.com/a/mending-ties-to-counterbalance-regional-threats-japan-korea-to-reboot-shuttle-diplomacy/7082477.html" text:style-name="Internet_20_link" text:visited-style-name="Visited_20_Internet_20_Link">
https://www.voachinese.com/a/mending-ties-to-counterbalance-regional-threats-japan-korea-to-reboot-shuttle-diplomacy/7082477.html</text:a>
</text:p>
      <!--NEWS-->
      <text:h text:style-name="P10" text:outline-level="1">
<text:span text:style-name="T4">
The golden sentence "We are the last generation" became art, but the exhibition was closed</text:span>
</text:h>
      <text:p text:style-name="P4">
Author: None</text:p>
      <text:p text:style-name="P4">
Publisher: Radio Free Asia (Organization)</text:p>
      <text:p text:style-name="P4">
Published Time: 2023-05-08T00:45:00-04:00</text:p>
      <text:p text:style-name="P4">
Modified Time: 2023-05-08T08:39:2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0" text:anchor-type="as-char" svg:width="6.9236in" svg:height="3.953152in" draw:z-index="0">
<draw:image xlink:href="../Images/rfamandarin/2023-05-08T00-45-00-04-00/000000.png" xlink:type="simple" xlink:show="embed" xlink:actuate="onLoad" draw:mime-type="image/png"/>
</draw:frame>
On May 4th, Li Wei showed his artistic work "Declaration" in Shenzhen. The work wrote "We are the last generation, thank you" in Chinese and English. <text:a xlink:type="simple" xlink:href="https://www.rfa.org/mandarin/yataibaodao/kejiaowen/gt1-05082023004051.html/@@images/image" text:style-name="Internet_20_link" text:visited-style-name="Visited_20_Internet_20_Link">
</text:a>
Twitter / ＠ Teacher Li is not your teacher</text:p>
      <text:p text:style-name="P4">
On the day of the May 4th Youth Day of Beijing Artist Li Wei, a "Declaration" in Shenzhen's "2023 Bay Area Contemporary Art Exhibition" has resonated with folk. Li Wei shaped the words in Chinese and English in his work: "We are the last generation." But two days later, the venue of Li Wei's work exhibition was suddenly closed.</text:p>
      <text:p text:style-name="P4">
<text:a xlink:type="simple" xlink:href="https://www.rfa.org/mandarin/yataibaodao/jingmao/vs-03242023130552.html" text:style-name="Internet_20_link" text:visited-style-name="Visited_20_Internet_20_Link">
<text:span text:style-name="T4">
 Does the light people in China really can't put "Kong Yiji's gown"? </text:span>
</text:a>
<text:span text:style-name="T5">
<text:a xlink:type="simple" xlink:href="https://www.rfa.org/mandarin/yataibaodao/shehui/rc-05122022105724.html" text:style-name="Internet_20_link" text:visited-style-name="Visited_20_Internet_20_Link">
<text:span text:style-name="T4">
 Forbidden lying flat? China's "last generation" shout </text:span>
</text:a>
</text:span>
<text:a xlink:type="simple" xlink:href="https://www.rfa.org/mandarin/yataibaodao/zhengzhi/wy-12092022132127.html" text:style-name="Internet_20_link" text:visited-style-name="Visited_20_Internet_20_Link">
<text:span text:style-name="T4">
 Dialogue between the two generations: the youth encounter in June 4th and A4 Guardian "White Paper Movement" </text:span>
</text:a>
  * <text:span text:style-name="T4">
<text:a xlink:type="simple" xlink:href="https://www.rfa.org/mandarin/yataibaodao/renquanfazhi/kw-12042022111105.html" text:style-name="Internet_20_link" text:visited-style-name="Visited_20_Internet_20_Link">
 </text:a>
</text:span>
</text:p>
      <text:p text:style-name="P4">
The "Declaration of the 80s" artist Li Wei, the "post -80s" artist, was displayed on the May Fourth Youth Day on the May Fourth Youth Day. You ", a few lines of characters appearing in Chinese and English, are even more noticeable under the spotlight, attracting everyone to watch. But one day after the exhibition was stopped by the authorities. More than ten years ago, he met Li Wei's artist agent, Ms. Li, who said in an interview with Radio Asia on Monday (8th) that Li Wei's works caused resonance with the people, especially young people, and angered the relevant departments.</text:p>
      <text:p text:style-name="P4">
She said to this station: "Li Wei is an artist he met in Beijing more than ten years ago. He used his works to speak to many art and social events. In 2010, he was demolished by the Beijing Art District. This "Declaration-We are the last generation, thank you 'behavior, video, and installation works to participate in the" 2023 Bay Area Contemporary Art Combined Exhibition ".</text:p>
      <text:p text:style-name="Quotations">

<text:p text:style-name="P4">
On May 4th, artist Li Wei showed his work "Declaration" in Shenzhen's "2023 Bay Area Contemporary Art Exhibition". In the work, he was placed in the work "We are the last generation, thank you". &gt;
 On May 6th, the 404 space of Shenzhen Yanhan Highland 404, which hosted the exhibition, announced that it will be closed from now on, and the opening time will be notified separately. <text:a xlink:type="simple" xlink:href="https://t.co/8lyY0Dg1Ij" text:style-name="Internet_20_link" text:visited-style-name="Visited_20_Internet_20_Link">
</text:a>
&gt;
&gt;
 - Teacher Li is not your teacher(@I also have a stealing music) <text:a xlink:type="simple" xlink:href="https://twitter.com/whyyoutouzhele/status/1654858341280038913" text:style-name="Internet_20_link" text:visited-style-name="Visited_20_Internet_20_Link">
&gt;
 </text:a>
** The scheduled exhibition period is only two days and a half month.</text:p>

</text:p>
      <text:p text:style-name="P4">
It is reported that this exhibition exhibited more than 23 artists and more than 70 works. It was originally scheduled to carry out notice from May 4 to June 25 and the evening of May 5th. The organizer "Shenzhen Yanyan Highland 404 Space" suddenly issued a notice in the WeChat public account. The 404 space of Yanhan Highland 404 was maintained due to venue maintenance.</text:p>
      <text:p text:style-name="P4">
The phrase "we are the last generation" came from the three months of Shanghai Fengcheng last year. Some police required a nucleic acid test to detect negative youth and centralized isolation. The young man replied, "Sorry, this is our last generation, thank you." Related clips are widely circulated on the Internet, and then netizens have expressed "we are the last generation" in various forms.</text:p>
      <text:p text:style-name="P4">
Gu Fang, a former teacher in Nanjing, told this station that mainland enterprises have continued to close and evacuate foreign -funded enterprises. Most young people cannot find a job. The unemployment rate of young people has reached about 20%. Here children: "In terms of life, in basic material guarantee, they feel very bad. On the other hand, 'We are the last generation' also reflect the mental depression. For those who live in modern life, live Can it be satisfied? His artistic techniques include dissatisfaction and anger. "</text:p>
      <text:p text:style-name="P4">
<text:span text:style-name="T4">
 Li Wei Weibo account involved "illegal" was closed </text:span>
</text:p>
      <text:p text:style-name="P4">
At present, in addition to being banned from the work, even Li Wei's Weibo "@目前" has been closed. The page shows that "the account is not now complained that it violates the" Weibo Community Convention ". Check".</text:p>
      <text:p text:style-name="P4">
According to public information, Li Wei, born in 1981, was born in Beijing. He obtained a bachelor's degree from the Sculpture Department of the Central Academy of Fine Arts in 2007. Li Wei's sculpture works mostly presented in surreal methods, revealing the psychological state of portraying the characters. The objective and calm theme in Li Wei's works expresses his doubts and thinking about human and human indifference. Personal art exhibitions include: "Li Wei Exhibition -Fairy Tale", "Pancake, Pancake", "Cellar and Loft" and "Dao Listening theory" and so on. Li Wei can still see other art works on the Internet.</text:p>
      <text:p text:style-name="P4">
Li Wei now lives in Beijing. This station tried to contact Li Wei on Monday, but did not succeed.</text:p>
      <text:p text:style-name="P4">
Regarding the closure of the exhibition "Yanhan Highland 404 Space", some netizens mocked "404 space 404 ... Iron and full." "The official participated in the completion of this work once."</text:p>
      <text:p text:style-name="P4">
"404 Space? This is completely 404 ... This is an artist, pay tribute!", And netizens left a message: "When we don't have to do 'last generation' Real history "...</text:p>
      <text:p text:style-name="P4">
Reporter: Ancient Pavilion Editor: Xu Shuting Chen Meihua Jiayuan.com Editor: Ruizhe</text:p>
      <text:p text:style-name="P4">
News Source: <text:a xlink:type="simple" xlink:href="https://www.rfa.org/mandarin/yataibaodao/kejiaowen/gt1-05082023004051.html" text:style-name="Internet_20_link" text:visited-style-name="Visited_20_Internet_20_Link">
https://www.rfa.org/mandarin/yataibaodao/kejiaowen/gt1-05082023004051.html</text:a>
</text:p>
      <!--NEWS-->
      <text:h text:style-name="P10" text:outline-level="1">
<text:span text:style-name="T4">
Zhao Ziyang's think tank Yao Yaojian was monitored by the Nursing Home</text:span>
</text:h>
      <text:p text:style-name="P4">
Author: None</text:p>
      <text:p text:style-name="P4">
Publisher: Radio Free Asia (Organization)</text:p>
      <text:p text:style-name="P4">
Published Time: 2023-05-08T00:50:00-04:00</text:p>
      <text:p text:style-name="P4">
Modified Time: 2023-05-08T07:27:0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text:p>
      <!--METADATA-->
      <text:p text:style-name="P4">
<draw:frame draw:style-name="fr1" draw:name="Image81" text:anchor-type="as-char" svg:width="6.9236in" svg:height="3.930818in" draw:z-index="0">
<draw:image xlink:href="../Images/rfamandarin/2023-05-08T00-50-00-04-00/000000.png" xlink:type="simple" xlink:show="embed" xlink:actuate="onLoad" draw:mime-type="image/png"/>
</draw:frame>
Zhao Ziyang's think tank Yao Jianfu met with Gao Yu. The nursing home caregiver not only recorded it, but also roughly prevented Yao Jianfu from speaking and blocking Gao Yu's video. <text:a xlink:type="simple" xlink:href="https://www.rfa.org/mandarin/yataibaodao/renquanfazhi/gf-05082023004546.html/@@images/image" text:style-name="Internet_20_link" text:visited-style-name="Visited_20_Internet_20_Link">
</text:a>
Take from Gao Yu Twitter</text:p>
      <text:p text:style-name="P4">
Yao Jianfu, a scholar of the State Council of the State Council of China, has been in a nursing home in Beijing in a nursing home in Beijing in recent years. Recently, some people revealed that Yao Jianfu was closely monitored by the staff of the nursing home, and his daily life lost his freedom. It was believed that he was related to his origin with former CCP General Secretary Zhao Ziyang.</text:p>
      <text:p text:style-name="P4">
<text:a xlink:type="simple" xlink:href="https://www.rfa.org/mandarin/yataibaodao/renquanfazhi/al-03152023092959.html" text:style-name="Internet_20_link" text:visited-style-name="Visited_20_Internet_20_Link">
<text:span text:style-name="T4">
 The voices of the death of Du Guang, the veteran of the Communist Party of China, have never sounded? </text:span>
</text:a>
Yao Jianfu has stayed with his wife in Suiyuan Pension Center in Fangshan District, Beijing a few years ago. Recently, his friends and independent media people Gao Yu went to visit. The nursing home caregiver only allowed Yao Jianfu to meet with Gao Yu at the gate and closely monitor the entire process.</text:p>
      <text:p text:style-name="P4">
Gao Yu: "He (Yao Jianfu) said to us in the first sentence, 'I don't let me write anything, my brain is getting worse and worse, and I feel that alive is boring." The woman immediately stops He. We didn't meet for five minutes. The woman took him and said, 'It's time to eat, and it's time to eat. "Yao Lao always said," Let's go, go, go, I want to talk to them Talk. '"</text:p>
      <text:p text:style-name="P4">
Yao Jianfu asked the caregiver to give a private space. The other party not only refused, but also blocked Gao Yu's video.</text:p>
      <text:p text:style-name="P4">
Gao Yu: "That woman has been recording for us. What do we say, she is recording. Yao Lao told me again, 'Now is the Cultural Revolution, it is the second season.' I want to take this phrase Yao Writing, your ears are deaf, and you do n’t answer your phone. If you think about it, such an old man who is active in thought, has a rich experience, and has a habit of writing habits, how painful!Too cruel!"</text:p>
      <text:p text:style-name="P4">
<draw:frame draw:style-name="fr1" draw:name="Image82" text:anchor-type="as-char" svg:width="6.9236in" svg:height="5.635173in" draw:z-index="0">
<draw:image xlink:href="../Images/rfamandarin/2023-05-08T00-50-00-04-00/000001.png" xlink:type="simple" xlink:show="embed" xlink:actuate="onLoad" draw:mime-type="image/png"/>
</draw:frame>
Yao Jianfu (first from the right) took a photo with Bao Tong (second from left), the former secretary of Zhao Ziyang (second from left) with his friend Gao Yu (second from right). (Provided by Gao Yu, the shooting date is unknown) <text:a xlink:type="simple" xlink:href="https://www.rfa.org/mandarin/yataibaodao/renquanfazhi/gf-05082023004546.html/m0508gf-1.jpg" text:style-name="Internet_20_link" text:visited-style-name="Visited_20_Internet_20_Link">
</text:a>
<text:span text:style-name="T4">
 Zhao Ziyang had discussed with Yao Jianjian during the house arrest </text:span>
</text:p>
      <text:p text:style-name="P4">
Yao Jianfu, who was 90 years old, served as a researcher at the Central Committee of the Communist Party of China and a researcher at the Rural Development Research Center of the State Council of the State Council of the Chinese State Council in 1989. In 1992, Yao Jianfu was transferred to a researcher at the Rural Economic Research Center of the Ministry of Agriculture of China, and discussed in detail with Zhao Ziyang, who was placed under house arrest. Gao Yu believes that the nursing home is strictly precautions against Yao Jianfu's visitors under the pressure of the authorities.</text:p>
      <text:p text:style-name="P4">
Gao Yu: "He and Zhao Ziyang's two meetings and wrote a record of conversation. This is a very important reason. (Authorities) must have considered him as Hu (Hu Yaobang) Zhao (Zhao Ziyang). Passing. "</text:p>
      <text:p text:style-name="P4">
Former Chinese media person Zhao Lanjian said that this phenomenon is very common in China under the name "service" and "care".</text:p>
      <text:p text:style-name="P4">
<draw:frame draw:style-name="fr1" draw:name="Image83" text:anchor-type="as-char" svg:width="6.9236in" svg:height="4.621138in" draw:z-index="0">
<draw:image xlink:href="../Images/rfamandarin/2023-05-08T00-50-00-04-00/000002.png" xlink:type="simple" xlink:show="embed" xlink:actuate="onLoad" draw:mime-type="image/png"/>
</draw:frame>
Former media person Zhao Lanjian said that the phenomenon of monitoring under the name "service" and "care" is very common in China. (Zhao Lanjian is exclusively provided, the shooting date is unknown) <text:a xlink:type="simple" xlink:href="https://www.rfa.org/mandarin/yataibaodao/renquanfazhi/gf-05082023004546.html/m0508gf-2.jpg" text:style-name="Internet_20_link" text:visited-style-name="Visited_20_Internet_20_Link">
</text:a>
Zhao Lanjian: "This pension facilities must have a secretary and a local neighborhood committee. They will definitely have political pressure, or knock on the side to implement some government plans."</text:p>
      <text:p text:style-name="P4">
It is understood that even before moving into a nursing home, there was a long -term standing outside Yao Jianfu's apartment, and he would follow him every day when he went out.</text:p>
      <text:p text:style-name="P4">
Reporter: Gao Feng Editor: Chen Meihua Xu Shuting.com Editor: Ruizhe</text:p>
      <text:p text:style-name="P4">
News Source: <text:a xlink:type="simple" xlink:href="https://www.rfa.org/mandarin/yataibaodao/renquanfazhi/gf-05082023004546.html" text:style-name="Internet_20_link" text:visited-style-name="Visited_20_Internet_20_Link">
https://www.rfa.org/mandarin/yataibaodao/renquanfazhi/gf-05082023004546.html</text:a>
</text:p>
      <!--NEWS-->
      <text:h text:style-name="P10" text:outline-level="1">
<text:span text:style-name="T4">
Harden Boom Serity's 76ers playoffs equalized</text:span>
</text:h>
      <text:p text:style-name="P4">
Publisher: 法新社</text:p>
      <text:p text:style-name="P4">
Published Time: 2023-05-08T02:32:08+00:00</text:p>
      <text:p text:style-name="P4">
Modified Time: 2023-05-08T02:05:01+00:00</text:p>
      <text:p text:style-name="P4">
Description: (France -France -France, Philadelphia, 7th) The second round of the US professional basket NBA playoffs, 76ers in Philadelphia scored a maximum 42 points in the audience today, James Harden. After three -pointer, after the 116-115 victory over Boston Seltik, the two teams tied 2-2 in the ser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4" text:anchor-type="as-char" svg:width="6.9236in" svg:height="3.617581in" draw:z-index="0">
<draw:image xlink:href="../Images/rficn/2023-05-08T02-32-08-00-00/000000.png" xlink:type="simple" xlink:show="embed" xlink:actuate="onLoad" draw:mime-type="image/png"/>
</draw:frame>
Seltik could almost win by the last hit of the 4th quarter of Marcus Smart. At that time, he went out in the three -point line, but the time had gone, so the goal was not counted.</text:p>
      <text:p text:style-name="P4">
The largest hero of the 76ers in this campaign is undoubtedly Harden. This is his second score of the 40th mark in this series.</text:p>
      <text:p text:style-name="P4">
Harden said after the game, "I work hard, the biggest key is to stay positive. Tonight is a moment of life and death."</text:p>
      <text:p text:style-name="P4">
Harden scored only 28 points in the second game of the series and the third game, but today he retrieved the shooting hand in time to help the team leave in the stormy waves.</text:p>
      <text:p text:style-name="P4">
The 76ers scored a 9 -point lead in the first half. In the third quarter, the two teams each scored 33 tightly in autumn. Section 4 Caltik caught up. After having a three -pointer in Malcolmbrogdon, Celtic held it. 5 points lead. At this time, Harden scored a goal, and P.J Tucker completed the "3 -point" and tied the score.</text:p>
      <text:p text:style-name="P4">
In less than 1 minute left in the game, Smart asked Sel Horford to take a two -pointer for two punishments. Tyresemaxey grabbed key offensive rebounds for the 76ers. Harden took the success of the last 16.1 seconds, equalized the ratio of 107 to 107, and extended the game into the game.</text:p>
      <text:p text:style-name="P4">
Jayson Tatum's extension of the play in the remaining 38.1 seconds, soaring three -pointers, Seltik led 115-1, and saw that he had the opportunity to get a 3-1 listening advantage in the series.</text:p>
      <text:p text:style-name="P4">
However, that ball is quite controversial, because Tartam looks like it has pushed Macsi, there is room for being sentenced to offensive foul, but the referee did not whistle after all. Seltik led two points, so he saw the hope of winning the game. Essence</text:p>
      <text:p text:style-name="P4">
Harden obviously refused to admit defeat. He seized the opportunity and did not hesitate to help, helping 76 people win the final victory.</text:p>
      <text:p text:style-name="P4">
The two teams will be in the fifth game of the series in Seltik's home game on the 10th of Taiwan time. The winning party will be the first to listen to the card.</text:p>
      <text:p text:style-name="P4">
News Source: <text:a xlink:type="simple" xlink:href="https://www.rfi.fr/cn/%E8%BF%90%E5%8A%A8%E5%A4%A9%E5%9C%B0/20230508-%E5%93%88%E7%99%BB%E7%82%AE%E8%BD%B0%E5%A1%9E%E5%B0%94%E8%92%82%E5%85%8B-76%E4%BA%BA%E5%AD%A3%E5%90%8E%E8%B5%9B%E6%89%B3%E5%B9%B3" text:style-name="Internet_20_link" text:visited-style-name="Visited_20_Internet_20_Link">
https://www.rfi.fr/cn/%E8%BF%90%E5%8A%A8%E5%A4%A9%E5%9C%B0/20230508-%E5%93%88%E7%99%BB%E7%82%AE%E8%BD%B0%E5%A1%9E%E5%B0%94%E8%92%82%E5%85%8B-76%E4%BA%BA%E5%AD%A3%E5%90%8E%E8%B5%9B%E6%89%B3%E5%B9%B3</text:a>
</text:p>
      <!--NEWS-->
      <text:h text:style-name="P10" text:outline-level="1">
<text:span text:style-name="T4">
The Ukraine Model Military Military Acting 500 million US dollars of weapons Qiu Guozheng confirmed the negotiation</text:span>
</text:h>
      <text:p text:style-name="P4">
Author: None</text:p>
      <text:p text:style-name="P4">
Publisher: Radio Free Asia (Organization)</text:p>
      <text:p text:style-name="P4">
Published Time: 2023-05-08T02:42:13-04:00</text:p>
      <text:p text:style-name="P4">
Modified Time: 2023-05-08T02:42: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4.612011in" draw:z-index="0">
<draw:image xlink:href="../Images/rfamandarin/2023-05-08T02-42-13-04-00/000000.png" xlink:type="simple" xlink:show="embed" xlink:actuate="onLoad" draw:mime-type="image/png"/>
</draw:frame>
The picture shows the Taiwan Ministry of National Defense released the Type three air defense radar monitoring of the Patriot missile in 2022. <text:a xlink:type="simple" xlink:href="https://www.rfa.org/mandarin/Xinwen/st-05082023024059.html/@@images/image" text:style-name="Internet_20_link" text:visited-style-name="Visited_20_Internet_20_Link">
</text:a>
Provided by the Taiwan Department of Defense</text:p>
      <text:p text:style-name="P4">
It is rumored that the United States is comparing Ukraine to US $ 500 million in Taiwan. Taiwan ’s National Defense Minister Qiu Guozheng said that these are not in the military purchase project. The main reason is that there were previous weapons and equipment delayed delivery. The United States rescued or compensated for the spot or other alternatives, and the spot provided the spot in Taiwan within the 500 million US dollars.</text:p>
      <text:p text:style-name="P4">
Reuters and Bloomberg recently reported that the U.S. government will use the "Presidential Dial -up rights" (PDA) to the U.S. government to support the Ukraine model directly for the first time. Taiwan Defense Minister Qiu Guozheng answered inquiries on the 8th that the case was talked about and was not counted in the "military purchase" funding.</text:p>
      <text:p text:style-name="P4">
The Ministry of National Defense issued a press release response on the 6th. The PDA was one of the "Strengthening Taiwan Toughness Acts" of the Fiscal Defense Authorization Law (NDAA) in 2023. Assistance, the Ministry of National Defense is optimistic.</text:p>
      <text:p text:style-name="P4">
Kuomintang legislator Jiang Qichen also asked in the inquiry that Ukraine used the "Patriot" missile defense system to shot down a Russian hypersonic missile. Is this patriotic system currently used by the national army? Li Shiqiang, director of the Strategic Planning Department of the Ministry of National Defense, responded, no, it was the three -way love.</text:p>
      <text:p text:style-name="P4">
Jiang Qichen asked the military if he wanted to purchase? When will there be this weapon in Taiwan? Li Shiqiang pointed out that it will cooperate with the purchase, which may not be available after 2027.</text:p>
      <text:p text:style-name="P4">
Editor Xu Shuting</text:p>
      <text:p text:style-name="P4">
News Source: <text:a xlink:type="simple" xlink:href="https://www.rfa.org/mandarin/Xinwen/st-05082023024059.html" text:style-name="Internet_20_link" text:visited-style-name="Visited_20_Internet_20_Link">
https://www.rfa.org/mandarin/Xinwen/st-05082023024059.html</text:a>
</text:p>
      <!--NEWS-->
      <text:h text:style-name="P10" text:outline-level="1">
<text:span text:style-name="T4">
Wall Street Journal: The key to Europe and the United States in hopes to become Russia and Ukraine</text:span>
</text:h>
      <text:p text:style-name="P4">
Author: None (Language: zh)</text:p>
      <text:p text:style-name="P4">
Publisher: None</text:p>
      <text:p text:style-name="P4">
Time: 2023-05-08T02:51:00Z</text:p>
      <text:p text:style-name="P4">
Description: The Russian and Ukraine War has not been rest. What is the latest battle? According to US media reports, the thinking of Western countries is changing, and some European and American officials have begun to expect China to play a role and promote Moscow to sit on the negotiating table, but the negotiations may face multiple obstacles.</text:p>
      <text:p text:style-name="P4">
Videos: []</text:p>
      <text:p text:style-name="P4">
Images: ["<text:a xlink:type="simple" xlink:href="https://static.dw.com/image/65441121_303.jpg" text:style-name="Internet_20_link" text:visited-style-name="Visited_20_Internet_20_Link">
65441121_303.jpg</text:a>
", "<text:a xlink:type="simple" xlink:href="https://static.dw.com/image/65541908_401.jpg" text:style-name="Internet_20_link" text:visited-style-name="Visited_20_Internet_20_Link">
65541908_401.jpg</text:a>
", "<text:a xlink:type="simple" xlink:href="https://static.dw.com/image/65541924_401.jpg" text:style-name="Internet_20_link" text:visited-style-name="Visited_20_Internet_20_Link">
65541924_401.jpg</text:a>
"]</text:p>
      <text:p text:style-name="P4">
Subject: 时政风云</text:p>
      <text:p text:style-name="P4">
Subjects: ['奥巴马', '希腊债务危机', '欧债危机', '欧盟', '乌克兰', '岛屿主权争端', '专题报道：全景观看“习马会”', '诺贝尔奖', '欧洲难民危机', '欧洲']</text:p>
      <text:p text:style-name="P4">
Keywords: ['俄乌战争', '中国', '美国', '欧盟', '乌克兰']</text:p>
      <text:p text:style-name="P4">
Id: 65544906</text:p>
      <!--METADATA-->
      <text:p text:style-name="P4">
<text:a xlink:type="simple" xlink:href="https://www.dw.com/zh/overlay/image/article/65544906/65441121" text:style-name="Internet_20_link" text:visited-style-name="Visited_20_Internet_20_Link">
 <draw:frame draw:style-name="fr1" draw:name="Image86" text:anchor-type="as-char" svg:width="6.9236in" svg:height="3.896998in" draw:z-index="0">
<draw:image xlink:href="../Images/dwzh/2023-05-08T02-51-00Z/65441121_303.jpg" xlink:type="simple" xlink:show="embed" xlink:actuate="onLoad" draw:mime-type="image/jpeg"/>
</draw:frame>
</text:a>
Xi Jinping has spent the first time with Zerorensky for the first time since the outbreak of the Russian and Ukraine War (diagram)</text:p>
      <text:p text:style-name="P4">
(Voice of Germany Chinese Network) The Wall Street Journal reported on Sunday (May 7) that some US and European officials believe that Ukraine's upcoming spring offensive is expected to pave the way for Kiev and Moscow's negotiations before the end of the year, and China can assist in helping Bring Russia to the negotiating table.</text:p>
      <text:p text:style-name="P4">
The report pointed out that the Western world has begun to encourage Russia to start negotiations and expect China to play a role in negotiations, representing the transformation of its thinking, especially in the United States, in view of China's long -term support for Moscow, the United States has always maintained high doubts about Beijing's participation. However, US Secretary of State Antonyblinken recently expressed a cautious and optimistic attitude in recent times, and believes that Beijing can help resolve the conflict.</text:p>
      <text:p text:style-name="P4">
These officials believe that this approach is based on a belief, that is, both sides have no ability to continue to fight endlessly, and the plans that Beijing intends to play a role in international peaceful negotiations should be tested. However, they are still not sure if Russia is willing to stop fire negotiations under the leadership of its President Vladimirputin.</text:p>
      <text:h text:style-name="P12" text:outline-level="3">
<text:span text:style-name="T4">
Different opinion in the United States</text:span>
</text:h>
      <text:p text:style-name="P4">
The United States and some European countries believe that after Ukraine ended the spring offensive, the country can promote negotiations with Russia.</text:p>
      <text:p text:style-name="P4">
<text:a xlink:type="simple" xlink:href="https://www.dw.com/zh/zh/马克龙计划联手中国-推动俄乌和平峰会/a-65440060" text:style-name="Internet_20_link" text:visited-style-name="Visited_20_Internet_20_Link">
</text:a>
The White House and the State Department officials believe that this requires Russia to show sincerity; they will continue to provide military assistance to Ukraine to help Kiev in a stronger position.</text:p>
      <text:p text:style-name="P4">
Several anonymous French and German officials revealed to the Wall Street Journal that their national leaders and US President Biden discussed the matter. They expect the White House to try to promote negotiations after the expected results of the spring offensive in Ukraine in order to allow Ukraine to recover important territories in the south.</text:p>
      <text:p text:style-name="P4">
At the same time, German Chancellor Olaf Scholz is expected to meet with President Volodymyrzlensky in Berlin this month. European officials said that although Shulz would not put pressure on Salensky for negotiations, Biden would send a signal to Zelenezki, that is, seeking ceasefire negotiations in the next few months is a suitable time.</text:p>
      <text:h text:style-name="P12" text:outline-level="3">
<text:span text:style-name="T4">
How can the German Foreign Minister visit China for "correction" for Macron?</text:span>
</text:h>
      <text:p text:style-name="P4">
However, the Wall Street Journal quoted European officials that the US government had different opinions on the matter -the main officials of the National Security Council in favor of negotiations, while the State Council and the Central Intelligence Agency and other departments were suspicious of this.</text:p>
      <text:p text:style-name="P4">
A spokesman for the National Security Council denied this statement to the Wall Street Journal, while the State Council and the Central Intelligence Agency did not respond to the request for comment.</text:p>
      <text:h text:style-name="P12" text:outline-level="3">
<text:span text:style-name="T4">
Obstacles to promote negotiations</text:span>
</text:h>
      <text:p text:style-name="P4">
During the negotiation process, European and American countries are worried that if the war is in a deadlock, it may be difficult to maintain the scale of support for Ukraine, because the high loss rate of Ukraine forces and supplies. Some officials and industry sources told the Wall Street Journal that ammunition supply is a key issue because it turns out that the West cannot support Ukraine while also meets its own needs.</text:p>
      <text:p text:style-name="P4">
In addition, promoting Russia and Ukraine negotiations is not the consensus of European countries. The British, Poland, Baltic regions and other small countries believe that the upcoming spring offensive cannot reshape the war situation, and it should give Ukraine more "achieved results".</text:p>
      <text:p text:style-name="P4">
On May 4th, Avrilhaines, director of the National Intelligence Agency, said in Congress Mountain that Putin was not interested in conflict with negotiations, and believed that Western willingness to support Ukraine would weaken over time. "Putin is likely to know that time is good for him," she said.</text:p>
      <text:p text:style-name="P4">
Heines added that Putin may have reduced his recent goal in Ukraine, that is, consolidating control over the eastern and southern parts of the country, and ensuring that Kiev will never join the North Atlantic Convention. She said that if Putin agrees to "suspend conflicts through negotiations", its goal may be to use this time to rebuild the Russian forces and prepare for future offensive operations.</text:p>
      <text:p text:style-name="P4">
<draw:frame draw:style-name="fr1" draw:name="Image87" text:anchor-type="as-char" svg:width="6.9236in" svg:height="3.896998in" draw:z-index="0">
<draw:image xlink:href="../Images/dwzh/2023-05-08T02-51-00Z/65541908_401.jpg" xlink:type="simple" xlink:show="embed" xlink:actuate="onLoad" draw:mime-type="image/jpeg"/>
</draw:frame>
Oksana Markarova, the Ambassador to Ukraine in the United States, said that Beijing could not consider Beijing to become the key in peaceful negotiations. The picture shows Ukrainian soldiers</text:p>
      <text:h text:style-name="P12" text:outline-level="3">
<text:span text:style-name="T4">
Chinese character</text:span>
</text:h>
      <text:p text:style-name="P4">
The Wall Street Journal reports that some French and German officials believe that China may become a guarantor in Russia and Ukraine.</text:p>
      <text:p text:style-name="P4">
In February this year, China called for a peaceful negotiation to end the Ukrainian war, and outlined its plan in a 12 -point document to set China as a neutral mediation person. In the same month, Macron proposed to Zeroski privately that when Kiev believed that the time was ripe, he hosted a ceasefire agreement in Paris. Zenoski said at the time that he would only participate in Byendon and Xi Jinping.</text:p>
      <text:p text:style-name="P4">
Since then, Macron has continuously urged Beijing to play a constructive role in diplomacy, <text:a xlink:type="simple" xlink:href="https://www.dw.com/zh/zh/专家们如何看中乌领导人26日的通话/a-65452567" text:style-name="Internet_20_link" text:visited-style-name="Visited_20_Internet_20_Link">
</text:a>
However, according to the officials who understand the conversation, the call has made people hope for Xi Jinping's hope of supporting Russia, because the content does not mention specific support for Ukraine.</text:p>
      <text:p text:style-name="P4">
A Ukrainian official said, "It's too early to say that everything is said, we are waiting for the (China) representative to arrive at Kiev." Ukraine's ambassador to the United States Oksanamarkarova said that Kiev welcomes any pursuit of peace in them In the process of playing a constructive role, it is not considered Beijing to be the key.</text:p>
      <text:p text:style-name="P4">
Nevertheless, several European officials said that leaders of major European countries believe that China is eager to participate in the final ceasefire negotiations.</text:p>
      <text:h text:style-name="P12" text:outline-level="3">
<text:span text:style-name="T4">
Russia and Ukraine The current battle situation</text:span>
</text:h>
      <text:p text:style-name="P4">
On May 7, Russia's Wagner's mercenary organization, the head of the mercenaries, said that after the lack of support from Moscow on the 5th, his troops announced their wanting to withdraw from Bakhmut due to lack of support from Moscow on the 5th. Now that the authorities have been promised to get more ammunition.</text:p>
      <text:p text:style-name="P4">
The statement hinted that Wagner may not perform his previous operations, that is, withdrawing from Bachmut on May 10. The city has become a long -term battle between Wagner and the Ukrainian army, and both sides have suffered heavy losses. Because thousands of fireworks were launched every day, the battle exhausted the artillery reserves of both sides.</text:p>
      <text:p text:style-name="P4">
<draw:frame draw:style-name="fr1" draw:name="Image88" text:anchor-type="as-char" svg:width="6.9236in" svg:height="3.896998in" draw:z-index="0">
<draw:image xlink:href="../Images/dwzh/2023-05-08T02-51-00Z/65541924_401.jpg" xlink:type="simple" xlink:show="embed" xlink:actuate="onLoad" draw:mime-type="image/jpeg"/>
</draw:frame>
On April 30, Ukrainian soldiers gathered near the front -line city of Donetsk, near Bachmut</text:p>
      <text:p text:style-name="P4">
At the same time, Russia appointed Mikhail Razvozhayev, the Governor of Crimean Peninsula, said on Sunday that a series of drone attacks in Ukraine were repelled overnight.Last week, the Russian authorities claimed that they shot down the drone who wanted to attack Putin and said the operation was from Ukraine. <text:a xlink:type="simple" xlink:href="https://www.dw.com/zh/zh/俄國自導自演烏克蘭否認以無人機襲克宮/a-65509455" text:style-name="Internet_20_link" text:visited-style-name="Visited_20_Internet_20_Link">
</text:a>
It also said that Moscow may be preparing to launch the next wave of violent offensive against Ukraine.</text:p>
      <text:p text:style-name="P4">
("Wall Street Journal", Agence France -Presse, Reuters)</text:p>
      <text:p text:style-name="P4">
News Source: <text:a xlink:type="simple" xlink:href="https://www.dw.com/zh/華爾街日報：歐美盼中國成俄烏停火關鍵/a-65544906" text:style-name="Internet_20_link" text:visited-style-name="Visited_20_Internet_20_Link">
https://www.dw.com/zh/華爾街日報：歐美盼中國成俄烏停火關鍵/a-65544906?maca=chi-rss-chi-all-1127-rdf</text:a>
</text:p>
      <!--NEWS-->
      <text:h text:style-name="P10" text:outline-level="1">
<text:span text:style-name="T4">
Kishida: I feel distressed about the suffering caused by the Japanese colonial period</text:span>
</text:h>
      <text:p text:style-name="P4">
Author: None (Language: zh)</text:p>
      <text:p text:style-name="P4">
Publisher: None</text:p>
      <text:p text:style-name="P4">
Time: 2023-05-08T03:25:00Z</text:p>
      <text:p text:style-name="P4">
Description: Japanese Prime Minister Kishida and South Korean President Yin Xiyue talk in South Korea on the 7th. Kishida stated that the sufferings of the South Korean people during the colonial rule of Japan made him feel "sad". Will the 12 -year -old "shuttle diplomacy" of Japan and South Korea foreshadow the historical grievances between the two countries may melted?</text:p>
      <text:p text:style-name="P4">
Videos: []</text:p>
      <text:p text:style-name="P4">
Images: ["<text:a xlink:type="simple" xlink:href="https://static.dw.com/image/65541224_303.jpg" text:style-name="Internet_20_link" text:visited-style-name="Visited_20_Internet_20_Link">
65541224_303.jpg</text:a>
", "<text:a xlink:type="simple" xlink:href="https://static.dw.com/image/65541242_401.jpg" text:style-name="Internet_20_link" text:visited-style-name="Visited_20_Internet_20_Link">
65541242_401.jpg</text:a>
", "<text:a xlink:type="simple" xlink:href="https://static.dw.com/image/65541558_401.jpg" text:style-name="Internet_20_link" text:visited-style-name="Visited_20_Internet_20_Link">
65541558_401.jpg</text:a>
"]</text:p>
      <text:p text:style-name="P4">
Subject: 时政风云</text:p>
      <text:p text:style-name="P4">
Subjects: ['南希·佩洛西', '专题报道：习近平访美', '朝鲜', '金正恩']</text:p>
      <text:p text:style-name="P4">
Keywords: ['中日韩', '朝鲜', '中美关系', '日韩关系', '核武器', '殖民']</text:p>
      <text:p text:style-name="P4">
Id: 65544929</text:p>
      <!--METADATA-->
      <text:p text:style-name="P4">
<text:a xlink:type="simple" xlink:href="https://www.dw.com/zh/overlay/image/article/65544929/65541224" text:style-name="Internet_20_link" text:visited-style-name="Visited_20_Internet_20_Link">
 <draw:frame draw:style-name="fr1" draw:name="Image89" text:anchor-type="as-char" svg:width="6.9236in" svg:height="3.896998in" draw:z-index="0">
<draw:image xlink:href="../Images/dwzh/2023-05-08T03-25-00Z/65541224_303.jpg" xlink:type="simple" xlink:show="embed" xlink:actuate="onLoad" draw:mime-type="image/jpeg"/>
</draw:frame>
</text:a>
The leaders of Japan and South Korea participated in a welcome event held by the Presidential Palace in South Korea on the 7th</text:p>
      <text:p text:style-name="P4">
(Voice of Germany Chinese) <text:a xlink:type="simple" xlink:href="https://www.dw.com/zh/zh/日韩举行首脑会谈深化双边关系/a-65542032" text:style-name="Internet_20_link" text:visited-style-name="Visited_20_Internet_20_Link">
</text:a>
Essence The Kyodo News Agency reported that Kishida said at a joint press conference after the meeting that the sufferings of the South Korean people during the colonial rule of Japan made him feel "heartache".</text:p>
      <text:p text:style-name="P4">
Kishida emphasized at the press conference: "In my own severe environment, I felt very distressed to many people in the environment." He said that cooperation with the future with South Korea is his duties as the Prime Minister of Japan.</text:p>
      <text:p text:style-name="P4">
Reuters reported that although Kidada did not officially apologize again against the mistakes made by colonial South Korea, he said that his government has followed the previous government's position, and some of them have apologized.</text:p>
      <text:p text:style-name="P4">
A senior official in Yin Xiyue's office said that Kishida's speech was not arranged in advance. "Even if (Korean side) did not make such a request, (Kishida) also showed his sincerity." It will be very helpful for "future cooperation."</text:p>
      <text:p text:style-name="P4">
"Cooperation and coordination between South Korea and Japan is not only essential for the common interests of the two countries, but it is also important for world peace and prosperity," Yin Xiyue said in the opening speech of the meeting.</text:p>
      <text:p text:style-name="P4">
For the United States, Japan and South Korea's commitment to strengthen cooperation is <text:a xlink:type="simple" xlink:href="https://www.dw.com/zh/zh/中國不滿美韓聯合聲明-向韓國提出交涉/a-65435099" text:style-name="Internet_20_link" text:visited-style-name="Visited_20_Internet_20_Link">
</text:a>
and <text:a xlink:type="simple" xlink:href="https://www.dw.com/zh/zh/不滿美韓軍演-朝鮮證實核空爆試驗/a-65130515" text:style-name="Internet_20_link" text:visited-style-name="Visited_20_Internet_20_Link">
 </text:a>
Good progress; however, the main Democratic Party of South Korea criticized Yin Xiyue's attitude and promised, engaged in "humiliation diplomacy" and "forget history."</text:p>
      <text:p text:style-name="P4">
The Yonhap News Agency reported that the party spokesman Kang Shanyu questioned: "Why do you have to restore bilateral diplomacy to give up our history?"</text:p>
      <text:p text:style-name="P4">
Reuters quoted Leif-Ericeasley, a professor at the University of Erhua University, saying that although Kishida did not apologize again, his attitude towards reconciliation and the symbolic significance of the summit have certain value to relations between the two countries. Lee Leif said that the Japanese and Korean flags fluttered side by side, the national anthem coexisted, and the friendly interaction of the leaders and his wife "will reassure the public."</text:p>
      <text:p text:style-name="P4">
<draw:frame draw:style-name="fr1" draw:name="Image90" text:anchor-type="as-char" svg:width="6.9236in" svg:height="3.896998in" draw:z-index="0">
<draw:image xlink:href="../Images/dwzh/2023-05-08T03-25-00Z/65541242_401.jpg" xlink:type="simple" xlink:show="embed" xlink:actuate="onLoad" draw:mime-type="image/jpeg"/>
</draw:frame>
Japan and South Korea leaders and their wives participated in a welcome event held by the Presidential Palace on the 7th</text:p>
      <text:p text:style-name="P4">
In addition, in addition to inviting Yin Xiyue to participate in the Seventh -way Group Summit (G7) held in Japan later this month, and held a third -side talks with the United States outside the field, Kishida also said at a press conference that he had agreed to let Korean experts check the Fukushima Nuclear Power Station For the planned water, the Korean side has always worried that the matter may affect the environment.</text:p>
      <text:p text:style-name="P4">
Li Leif pointed out that although the leaders of the two countries have not bluntly friction with China, they do talk about the common values such as human rights, the rule of law, and freely open Indo -Pacific region. And preventing other countries from unilateral use of force and changing the situation in Asia, the positions are becoming increasingly consistent.</text:p>
      <text:h text:style-name="P12" text:outline-level="3">
<text:span text:style-name="T4">
?</text:span>
</text:h>
      <text:p text:style-name="P4">
Regarding the solution to the original labor litigation issues proposed by the South Korean government, Kishida stated at a press conference that many people "did not forget the painful memory of the past, but at the same time opened their hearts to the future." The concept of "must not be able to get rid of historical issues if it is not fully sorted out, and it is impossible to move towards future cooperation in one step."</text:p>
      <text:p text:style-name="P4">
In the Japanese colonial era, nearly 800,000 workers on the Korean Peninsula were forced to work in Japan, and some workers died in the accident. In 2018, the Supreme Court of South Korea requested the victims of Japanese iron and Mitsubishi Heavy Industries to be rejected in the judgment in 2018; South Korea recently announced that it will be replaced by the Korean domestic foundation on behalf of the Japanese company. , Caused a domestic rebound, Japan and the United States welcomed it. The Biden government also calls it a "pioneering" agreement, hoping that this solution can promote the cooperation of the three countries.</text:p>
      <text:p text:style-name="P4">
Bloomberg reported that the political scholar Naokoaoki, a political scholar in Washington, "RAND CORP.", said that one of the key tasks of Kishida's trip was to understand the criticism of Korean public opinion on this dispute. : "I don't think the Prime Minister Kishida can cause all the results of all joy, but whether he can reduce part of the concerns of the Korean side will be the focus of this visit."</text:p>
      <text:h text:style-name="P12" text:outline-level="3">
<text:span text:style-name="T4">
U.S</text:span>
</text:h>
      <text:p text:style-name="P4">
<draw:frame draw:style-name="fr1" draw:name="Image91" text:anchor-type="as-char" svg:width="6.9236in" svg:height="3.896998in" draw:z-index="0">
<draw:image xlink:href="../Images/dwzh/2023-05-08T03-25-00Z/65541558_401.jpg" xlink:type="simple" xlink:show="embed" xlink:actuate="onLoad" draw:mime-type="image/jpeg"/>
</draw:frame>
Kishida and Yin Xiyue shake hands at the talks at the Presidential Palace on the 7th</text:p>
      <text:p text:style-name="P4">
Bloomberg quoted Kak Sooshin (transliteration), who was the former South Korean ambassador to Japan, stated that in addition to the common concerns of Japan and South Korea to Asia's turbulence, North Korea's nuclear threats and strong challenges in China, the efforts of the United States may be One factor restoring the relationship between Seoul and Tokyo.</text:p>
      <text:p text:style-name="P4">
Shen Xiu believes that the relationship between the relationship between Japan and South Korea for a long time is not a normal phenomenon: "This is a double losing situation. In a changing strategic environment, the two countries should have become a strategic partner, but they fall into the viciousness of the tension between the relationship. cycle."</text:p>
      <text:p text:style-name="P4">
Reuters quoted Gollar University's Korean international relations professor of international relations, Shin-Whalee, to analyze that the summit between the two countries focused on facing the security cooperation of North Korean nuclear threats and pay special attention to the interests of the United States in the region. She pointed out that for promoting security cooperation in multilateral regions, Japan and South Korea's military and economic capabilities are a major element, and if the two countries are not in harmony, they may hinder the US goals.</text:p>
      <text:p text:style-name="P4">
(Comprehensive report)</text:p>
      <text:p text:style-name="P4">
News Source: <text:a xlink:type="simple" xlink:href="https://www.dw.com/zh/岸田：對日殖時期造成的苦難感到痛心/a-65544929" text:style-name="Internet_20_link" text:visited-style-name="Visited_20_Internet_20_Link">
https://www.dw.com/zh/岸田：對日殖時期造成的苦難感到痛心/a-65544929?maca=chi-rss-chi-all-1127-rdf</text:a>
</text:p>
      <!--NEWS-->
      <text:h text:style-name="P10" text:outline-level="1">
<text:span text:style-name="T4">
After the epidemic, the Chinese look for houses in Thailand to offset risks</text:span>
</text:h>
      <text:p text:style-name="P4">
Author: chinese@voanews.com (美国之音)</text:p>
      <text:p text:style-name="P4">
Publisher: 美国之音中文网 (Type: NewsMediaOrganization)</text:p>
      <text:p text:style-name="P4">
Published Time: 2023-05-08T03:57:31+08:00</text:p>
      <text:p text:style-name="P4">
Modified Time: 2023-05-07 19:57:31Z</text:p>
      <text:p text:style-name="P4">
Description: Shanghai resident Daniel 在 was lying on a lounge chair next to the 19th floor of the luxury apartment, admiring the beautiful scenery of the Thai capital. "I think I am still alive. I feel very free," I said excitedly. He was wearing a colorful sunglasses, a naval blue hat with a flat -top, wearing a beam of waist coat, and his hair was loosely hanging on his shoulders. "This is my dream."</text:p>
      <text:p text:style-name="P4">
Videos: []</text:p>
      <text:p text:style-name="P4">
Images: []</text:p>
      <text:p text:style-name="P4">
Categories: ['亚太', '中国', '新冠疫情']</text:p>
      <text:p text:style-name="P4">
Type: None</text:p>
      <!--METADATA-->
      <text:p text:style-name="P4">
Nonenone</text:p>
      <text:p text:style-name="P4">
News Source: <text:a xlink:type="simple" xlink:href="https://www.voachinese.com/a/chinese-scour-thailand-for-homes-to-offset-risks-after-pandemic/7082619.html" text:style-name="Internet_20_link" text:visited-style-name="Visited_20_Internet_20_Link">
https://www.voachinese.com/a/chinese-scour-thailand-for-homes-to-offset-risks-after-pandemic/7082619.html</text:a>
</text:p>
      <!--NEWS-->
      <text:h text:style-name="P10" text:outline-level="1">
<text:span text:style-name="T4">
Why is the May 1st Land Customer in Hong Kong?</text:span>
</text:h>
      <text:p text:style-name="P4">
Author: None (Language: zh)</text:p>
      <text:p text:style-name="P4">
Publisher: None</text:p>
      <text:p text:style-name="P4">
Time: 2023-05-08T04:06:00Z</text:p>
      <text:p text:style-name="P4">
Description: After the China Switch, the first peak tourist season "May 1 Golden Week" passed, and Hong Kong received more than 600,000 mainland passengers. What is the first wave of land and guests in more than three years, what is the familiar and unfamiliar situation in Hong Kong? Voice of Germany visited Luke, Hong Kong people, frontline industry players and scholars, and listened to their observations.</text:p>
      <text:p text:style-name="P4">
Videos: []</text:p>
      <text:p text:style-name="P4">
Images: ["<text:a xlink:type="simple" xlink:href="https://static.dw.com/image/65545405_303.jpg" text:style-name="Internet_20_link" text:visited-style-name="Visited_20_Internet_20_Link">
65545405_303.jpg</text:a>
", "<text:a xlink:type="simple" xlink:href="https://static.dw.com/image/65545365_401.jpg" text:style-name="Internet_20_link" text:visited-style-name="Visited_20_Internet_20_Link">
65545365_401.jpg</text:a>
", "<text:a xlink:type="simple" xlink:href="https://static.dw.com/image/62288798_303.jpg" text:style-name="Internet_20_link" text:visited-style-name="Visited_20_Internet_20_Link">
62288798_303.jpg</text:a>
", "<text:a xlink:type="simple" xlink:href="https://static.dw.com/image/62287626_303.jpg" text:style-name="Internet_20_link" text:visited-style-name="Visited_20_Internet_20_Link">
62287626_303.jpg</text:a>
", "<text:a xlink:type="simple" xlink:href="https://static.dw.com/image/62287661_303.jpg" text:style-name="Internet_20_link" text:visited-style-name="Visited_20_Internet_20_Link">
62287661_303.jpg</text:a>
", "<text:a xlink:type="simple" xlink:href="https://static.dw.com/image/62287535_303.jpg" text:style-name="Internet_20_link" text:visited-style-name="Visited_20_Internet_20_Link">
62287535_303.jpg</text:a>
", "<text:a xlink:type="simple" xlink:href="https://static.dw.com/image/62287521_303.jpg" text:style-name="Internet_20_link" text:visited-style-name="Visited_20_Internet_20_Link">
62287521_303.jpg</text:a>
", "<text:a xlink:type="simple" xlink:href="https://static.dw.com/image/62287428_303.jpg" text:style-name="Internet_20_link" text:visited-style-name="Visited_20_Internet_20_Link">
62287428_303.jpg</text:a>
", "<text:a xlink:type="simple" xlink:href="https://static.dw.com/image/62288316_303.jpg" text:style-name="Internet_20_link" text:visited-style-name="Visited_20_Internet_20_Link">
62288316_303.jpg</text:a>
", "<text:a xlink:type="simple" xlink:href="https://static.dw.com/image/62288228_303.jpg" text:style-name="Internet_20_link" text:visited-style-name="Visited_20_Internet_20_Link">
62288228_303.jpg</text:a>
", "<text:a xlink:type="simple" xlink:href="https://static.dw.com/image/62288283_303.jpg" text:style-name="Internet_20_link" text:visited-style-name="Visited_20_Internet_20_Link">
62288283_303.jpg</text:a>
", "<text:a xlink:type="simple" xlink:href="https://static.dw.com/image/17973363_303.jpg" text:style-name="Internet_20_link" text:visited-style-name="Visited_20_Internet_20_Link">
17973363_303.jpg</text:a>
", "<text:a xlink:type="simple" xlink:href="https://static.dw.com/image/51290976_303.jpg" text:style-name="Internet_20_link" text:visited-style-name="Visited_20_Internet_20_Link">
51290976_303.jpg</text:a>
", "<text:a xlink:type="simple" xlink:href="https://static.dw.com/image/54007211_303.jpg" text:style-name="Internet_20_link" text:visited-style-name="Visited_20_Internet_20_Link">
54007211_303.jpg</text:a>
"]</text:p>
      <text:p text:style-name="P4">
Subject: 经济纵横</text:p>
      <text:p text:style-name="P4">
Subjects: []</text:p>
      <text:p text:style-name="P4">
Keywords: ['德中关系', '谷歌', '岛屿主权争端', '专题报道：全景观看“习马会”', '香港', '中国', '雨伞革命', '香港政改', '中共十九大', '专题报道：香港“反送中”抗议']</text:p>
      <text:p text:style-name="P4">
Id: 65545338</text:p>
      <!--METADATA-->
      <text:p text:style-name="P4">
<text:a xlink:type="simple" xlink:href="https://www.dw.com/zh/overlay/image/article/65545338/65545405" text:style-name="Internet_20_link" text:visited-style-name="Visited_20_Internet_20_Link">
 <draw:frame draw:style-name="fr1" draw:name="Image92" text:anchor-type="as-char" svg:width="6.9236in" svg:height="3.896998in" draw:z-index="0">
<draw:image xlink:href="../Images/dwzh/2023-05-08T04-06-00Z/65545405_303.jpg" xlink:type="simple" xlink:show="embed" xlink:actuate="onLoad" draw:mime-type="image/jpeg"/>
</draw:frame>
</text:a>
Victoria Harbor reappears tourist crowd.</text:p>
      <text:p text:style-name="P4">
(Voice of Germany) is located in the Shangshui border between Shangshui, northern Hong Kong. It is not only a hotspot of tourists in mainland China, but also a "parallelist" town. The new crown epidemic has made them extinct for three years. Since <text:a xlink:type="simple" xlink:href="https://www.dw.com/zh/zh/香港与内地2月6日开始无检疫无上限通关/a-64604713" text:style-name="Internet_20_link" text:visited-style-name="Visited_20_Internet_20_Link">
</text:a>
Later, the drugstore once again stood on both sides of the street, and customers dragged their luggage to buy and packed on the spot. The crowd is not as crowded as before the epidemic, but the influence of passengers is obviously easy to see.</text:p>
      <text:p text:style-name="P4">
Ms. Bai, a mainland man, just leased the new store on Shangshui, and planned to decorate to open cosmetics stores, do parallel imports and purchasing business. She said to Germany's voice: "Mainland cosmetics (parallel imports) are relatively strict, and often check it. After all, doing this in Hong Kong is a legitimate operation, which is more advantageous." The store is concentrated. The predecessor was a "parallel import shop" specializing in the grocery of Hong Kong -made goods. It was originally opened by Hong Kong people in the epidemic.</text:p>
      <text:p text:style-name="P4">
Now on the streets of Shangshui, it is not difficult to find a drugstore named after Putonghua Pinyin, which is less common in the past. Ms. Bai, who had been in business in Shenzhen for the first time, came to Hong Kong to open a store, and several mainland friends around her went to Shangshui to open a physical store. She described this as an industry trend, but frankly said that the rent was higher than that of the budget, and the people in the market did not reach expectations. "It may have just cleared the customs, and the customs are too strict, so no many people have come to buy a large number of purchases." However, she is still optimistic about the prospects: "Although the three -year epidemic crack down on the economic capabilities of many people in China, I think they have the ability to consume frequently. The desire to consume is still there. "</text:p>
      <text:p text:style-name="P4">
Shortly after the customs clearance, the residents of Shangshui had felt the changes in the community. Miss Liao told Germany: "Many of the well -made small shops can't hold the rent increase, and the environment is relatively comfortable during the epidemic, and now everything is returned to the original shape." She said that when the government announced the switch, most of the vacant shops immediately immediately closed the shops immediately. Change the drugstore, as a resident, "unable to change and was forced to accept." Mr. Tan also has a similar experience. In an interview with the Voice of Germany, he said: "A lot of local shops have closed. The usual night food shops and stationery stores are gone. Worried about the load capacity of public transportation: "After the customs clearance, take the train to the city, and the carriage will be a lot crowded.</text:p>
      <text:h text:style-name="P12" text:outline-level="3">
<text:span text:style-name="T4">
China Switch: Vaccine Tourism has become popular in Hong Kong</text:span>
</text:h>
      <text:h text:style-name="P12" text:outline-level="3">
<text:span text:style-name="T4">
?</text:span>
</text:h>
      <text:p text:style-name="P4">
Mainland ’s labor season leave is the peak season of traditional tourism. During the five -day“ Golden Week ”of the Hong Kong Government, 625,000 in the Mainland visit Hong Kong, which was slightly exceeded by the authorities expectations, but resumed only 60 % of the same period in the same period in 2019. Long -dragon dragon emerged in the stars, and the ticket lobby was full of mainland passengers who scrambled to buy tickets to cross the sea. During the epidemic, the Hong Kong Palace Museum and M+Museums, which were opened during the epidemic, all recorded the highest number of entrants since the opening of the museum.</text:p>
      <text:p text:style-name="P4">
However, in the water -this mainland tourist hotspot, the merchant has gone through the "abnormal" golden week. Jewelry store clerk, Miss Wang pointed out that the store did not have mainland customers to patronize during the May Day holiday, and the business amount was 40%worse than expected, and the nearby drugstores were also very deserted. She told Germany's voice: "It is completely unexpected, we originally hoped that the business would be good and prepared a lot of special products. Unexpectedly, even if the price was set very low, there were still no guests." When the epidemic was the worst, she said After the customs clearance, the business volume was only more than 20 %, and it was pessimistic that "it is impossible to reply to the level of 2018."</text:p>
      <text:p text:style-name="P4">
Miss Wang has been engaged in jewelry retail for many years. The client group of the store is a passenger in Guangdong Province. Jewelry stores are a must -have where many mainland passengers come to Hong Kong, but she observed the change after the epidemic: "The guests are more cautious. If they feel beautiful a few years ago, it is common for them to buy a ring tens of thousands. I will be reluctant. "Therefore, her shop dare not enter too much valuable products, and she has to study a special style to cater to the new taste. "The consumption model has changed. They paid attention to shopping in the past, and now they pay more attention to the tourism experience.</text:p>
      <text:p text:style-name="P4">
<draw:frame draw:style-name="fr1" draw:name="Image93" text:anchor-type="as-char" svg:width="6.9236in" svg:height="3.896998in" draw:z-index="0">
<draw:image xlink:href="../Images/dwzh/2023-05-08T04-06-00Z/65545365_401.jpg" xlink:type="simple" xlink:show="embed" xlink:actuate="onLoad" draw:mime-type="image/jpeg"/>
</draw:frame>
During the Golden Week, there were crowds of popular attractions in Hong Kong, but it only returned to 60 % of the same period in 2019.</text:p>
      <text:h text:style-name="P12" text:outline-level="3">
<text:span text:style-name="T4">
</text:span>
</text:h>
      <text:p text:style-name="P4">
Not only the consumption model, but also travel habits. During the Golden Week, traditional attractions such as Victoria Harbor, Daodian Street in Guangdong, and famous milk tea stalls in Central, still have mainland tourists. At the same time, many Hong Kong "check -in" hot spots can be seen on the mainland social media small red book. Some mainland passengers eat McDonald's fast food under the McDonald's road sign of Hong Kong Island, and take photos to the Land Police Station of the Landmark of the Hong Kong -made film. There are even posts on Xiaohong's book about alternative travel strategies and private room attractions to do medical examinations and bank accounts as "tourist strokes."</text:p>
      <text:p text:style-name="P4">
Miss Li Li, a free travel tourist from mainland China, visited Hong Kong last week. She said to Germany: "This trip mainly went to Hong Kong tea restaurant to eat food, and came to visit with friends for four weeks. I felt that there were more Macau passengers in Hong Kong. She said that she was different from the past. She did not arrange a luxury shopping itinerary, but just bought some snacks and daily necessities. "Because I think Hong Kong is similar to the mainland, and many products have been on the mainland, so I buy it in Hong Kong."</text:p>
      <text:p text:style-name="P4">
Hong Kong's economic growth in the first quarter of this year was 2.7%, reversing the disadvantages of economic shrinkage for four consecutive seasons last year. Due to the low base effect during the epidemic period, private consumption expenditure in the first quarter increased by 12%. The Hong Kong Government and the business community hope that the tourism industry will become this year after switching [] <text:a xlink:type="simple" xlink:href="https://www.dw.com/zh/zh/香港千億赤字創史上第二高-學者預算案缺乏遠見/a-64785613" text:style-name="Internet_20_link" text:visited-style-name="Visited_20_Internet_20_Link">
</text:a>
One of the main motivation. Li Zhaobo, a honorary teaching and researcher at the Institute of Asia -Pacific Business Institute of CUHK, analyzed that the latest data reflects the average value before the private consumption power does not meet the epidemic. Looking at the May Day holiday market, he is not optimistic about the speed of recovering the tourism industry. He said to Germany: "The epidemic is like a reshuffle. Mainland passengers replaced other channels for shopping in Hong Kong. This habit can be permanent."</text:p>
      <text:p text:style-name="P4">
Li Zhaobo believes that mainland tourists in Hong Kong have a peak of consumption -oriented travel models. "The situation will not be as beautiful as before the epidemic. The most capable group will choose to go shopping in other countries. After all, Hong Kong is not a product of the product. More people are pursuing an authentic culture, not simply rushing to famous stores." Under the influence of social media and the change of economic conditions and shopping models after the epidemic, the authorities and the industry must think about the new way. He warned: "Hong Kong's tourism industry is still dreaming, thinking about relying on the past. The reality is that the tourism industry alone (Agent) is not sustainable. You need to meet the transformation at any time."</text:p>
      <text:p text:style-name="P4">
*<draw:frame draw:style-name="fr1" draw:name="Image94" text:anchor-type="as-char" svg:width="6.9236in" svg:height="3.896998in" draw:z-index="0">
<draw:image xlink:href="../Images/dwzh/2023-05-08T04-06-00Z/62288798_303.jpg" xlink:type="simple" xlink:show="embed" xlink:actuate="onLoad" draw:mime-type="image/jpeg"/>
</draw:frame>
#</text:p>
      <text:h text:style-name="P13" text:outline-level="4">
<text:span text:style-name="T4">
change in Hong Kong</text:span>
</text:h>
      <text:h text:style-name="P12" text:outline-level="3">
<text:span text:style-name="T4">
Hong Kong Yongyong Valley in 1843</text:span>
</text:h>
      <ul>
        <li>
<draw:frame draw:style-name="fr1" draw:name="Image95" text:anchor-type="as-char" svg:width="6.9236in" svg:height="3.896998in" draw:z-index="0">
<draw:image xlink:href="../Images/dwzh/2023-05-08T04-06-00Z/62287626_303.jpg" xlink:type="simple" xlink:show="embed" xlink:actuate="onLoad" draw:mime-type="image/jpeg"/>
</draw:frame>
#</li>
      </ul>
      <text:h text:style-name="P13" text:outline-level="4">
<text:span text:style-name="T4">
change in Hong Kong</text:span>
</text:h>
      <text:h text:style-name="P12" text:outline-level="3">
<text:span text:style-name="T4">
1860 Hong Kong</text:span>
</text:h>
      <text:p text:style-name="P4">
After the first Opium War (1839 to 1841), the Qing government was forced to sign the "Nose Cao Treaty" in 1841 and signed the "Nanjing Treaty" in 1842 to cut Hong Kong Island to Britain. In 1856, Britain launched the Second Opium War. The Qing court lost again in the British and French forces. He was forced to sign the "Beijing Treaty" in 1860 and cut to the British in the southern end of the Kowloon Peninsula.</text:p>
      <text:p text:style-name="P4">
*<draw:frame draw:style-name="fr1" draw:name="Image96" text:anchor-type="as-char" svg:width="6.9236in" svg:height="3.896998in" draw:z-index="0">
<draw:image xlink:href="../Images/dwzh/2023-05-08T04-06-00Z/62287661_303.jpg" xlink:type="simple" xlink:show="embed" xlink:actuate="onLoad" draw:mime-type="image/jpeg"/>
</draw:frame>
#</text:p>
      <text:h text:style-name="P13" text:outline-level="4">
<text:span text:style-name="T4">
change in Hong Kong</text:span>
</text:h>
      <text:h text:style-name="P12" text:outline-level="3">
<text:span text:style-name="T4">
Hong Kong people around 1880</text:span>
</text:h>
      <text:p text:style-name="P4">
This is a picture depicting a group of Hong Kong people chess, stroked, and write about the group of Hong Kong people around 1880. In 1898, the Qing government was defeated during the Sino -Japanese War of the Sino -Japanese War, and the British forced the Qing government to conclude the "Special Course of the Sino -British Exhibition of the Sino -British Exhibition". China agrees to lease the New Territories region north of Jiulong boundary streets to the New Territories of the Shenzhen River and 235 islands to the United Kingdom for 99 years.</text:p>
      <text:p text:style-name="P4">
*<draw:frame draw:style-name="fr1" draw:name="Image97" text:anchor-type="as-char" svg:width="6.9236in" svg:height="3.896998in" draw:z-index="0">
<draw:image xlink:href="../Images/dwzh/2023-05-08T04-06-00Z/62287535_303.jpg" xlink:type="simple" xlink:show="embed" xlink:actuate="onLoad" draw:mime-type="image/jpeg"/>
</draw:frame>
#</text:p>
      <text:h text:style-name="P13" text:outline-level="4">
<text:span text:style-name="T4">
change in Hong Kong</text:span>
</text:h>
      <text:h text:style-name="P12" text:outline-level="3">
<text:span text:style-name="T4">
Hong Kong around 1910</text:span>
</text:h>
      <text:p text:style-name="P4">
This photo was taken around 1910. At that time, Hong Kong had developed from a former small fishing village to a settlement of Chinese immigrants, reaches the Hong Kong and the business center.</text:p>
      <text:p text:style-name="P4">
*<draw:frame draw:style-name="fr1" draw:name="Image98" text:anchor-type="as-char" svg:width="6.9236in" svg:height="3.896998in" draw:z-index="0">
<draw:image xlink:href="../Images/dwzh/2023-05-08T04-06-00Z/62287521_303.jpg" xlink:type="simple" xlink:show="embed" xlink:actuate="onLoad" draw:mime-type="image/jpeg"/>
</draw:frame>
#</text:p>
      <text:h text:style-name="P13" text:outline-level="4">
<text:span text:style-name="T4">
change in Hong Kong</text:span>
</text:h>
      <text:h text:style-name="P12" text:outline-level="3">
<text:span text:style-name="T4">
Queen Avenue of Hong Kong around 1910</text:span>
</text:h>
      <text:p text:style-name="P4">
Queen ’s Avenue is the first road built after Hong Kong's port opening. After Hong Kong became a free port in 1842, the industry and commerce, financial industry, and public undertakings were continuously developed. In 1911, the Kowloon Guang Railway was officially opened, and the University of Hong Kong was also officially established this year. In terms of judicial, Hong Kong adopts a binary legal system. On the one hand, it introduces the general legal system on the basis of British law. On the other hand, some laws and habits of the Qing Dynasty retain the Qing Dynasty.</text:p>
      <text:p text:style-name="P4">
*<draw:frame draw:style-name="fr1" draw:name="Image99" text:anchor-type="as-char" svg:width="6.9236in" svg:height="3.896998in" draw:z-index="0">
<draw:image xlink:href="../Images/dwzh/2023-05-08T04-06-00Z/62287428_303.jpg" xlink:type="simple" xlink:show="embed" xlink:actuate="onLoad" draw:mime-type="image/jpeg"/>
</draw:frame>
#</text:p>
      <text:h text:style-name="P13" text:outline-level="4">
<text:span text:style-name="T4">
change in Hong Kong</text:span>
</text:h>
      <text:h text:style-name="P12" text:outline-level="3">
<text:span text:style-name="T4">
Hong Kong Financial Area in 1940</text:span>
</text:h>
      <text:p text:style-name="P4">
This is a photo of Hong Kong financial district taken on February 27, 1940. During World War II, the Japanese occupied Hong Kong from December 25, 1941 to August 15, 1945. After Japan's surrender, Britain recovered Hong Kong.</text:p>
      <text:p text:style-name="P4">
*<draw:frame draw:style-name="fr1" draw:name="Image100" text:anchor-type="as-char" svg:width="6.9236in" svg:height="3.896998in" draw:z-index="0">
<draw:image xlink:href="../Images/dwzh/2023-05-08T04-06-00Z/62288316_303.jpg" xlink:type="simple" xlink:show="embed" xlink:actuate="onLoad" draw:mime-type="image/jpeg"/>
</draw:frame>
#</text:p>
      <text:h text:style-name="P13" text:outline-level="4">
<text:span text:style-name="T4">
change in Hong Kong</text:span>
</text:h>
      <text:h text:style-name="P12" text:outline-level="3">
<text:span text:style-name="T4">
1984 China -British signed a Hong Kong issue joint statement</text:span>
</text:h>
      <text:p text:style-name="P4">
On December 19, 1984, British Prime Minister Sachel and Zhao Ziyang, then the Prime Minister of the State Council of China, signed a joint statement on the issue of Hong Kong. Deng Xiaoping, director of the Counselor Committee of the CPC Central Committee, and Li Xiannian, chairman of the People's Republic of China, attended the signing ceremony. According to the statement, the government of the People's Republic of China decided to resume sovereignty on Hong Kong on July 1, 1997. According to the policy proposed by Deng Xiaoping, after the transfer of sovereignty, Hong Kong implemented "one country, two systems, high autonomy, Hong Kong people governing Hong Kong, and existing capitalist lifestyle for 50 years." The policy is included in Article 3 and Annex 1 of the "Sino -British Joint Statement".</text:p>
      <text:p text:style-name="P4">
*<draw:frame draw:style-name="fr1" draw:name="Image101" text:anchor-type="as-char" svg:width="6.9236in" svg:height="3.896998in" draw:z-index="0">
<draw:image xlink:href="../Images/dwzh/2023-05-08T04-06-00Z/62288228_303.jpg" xlink:type="simple" xlink:show="embed" xlink:actuate="onLoad" draw:mime-type="image/jpeg"/>
</draw:frame>
#</text:p>
      <text:h text:style-name="P13" text:outline-level="4">
<text:span text:style-name="T4">
change in Hong Kong</text:span>
</text:h>
      <text:h text:style-name="P12" text:outline-level="3">
<text:span text:style-name="T4">
1997 Hong Kong regime transfer ceremony</text:span>
</text:h>
      <text:p text:style-name="P4">
At 23:42 on June 30, 1997, the handover ceremony of the Hong Kong regime of the Chinese and British governments was held in Hong Kong. With the fall of the British flag, Britain's colonial rule in Hong Kong was over.</text:p>
      <text:p text:style-name="P4">
*<draw:frame draw:style-name="fr1" draw:name="Image102" text:anchor-type="as-char" svg:width="6.9236in" svg:height="3.896998in" draw:z-index="0">
<draw:image xlink:href="../Images/dwzh/2023-05-08T04-06-00Z/62288283_303.jpg" xlink:type="simple" xlink:show="embed" xlink:actuate="onLoad" draw:mime-type="image/jpeg"/>
</draw:frame>
#</text:p>
      <text:h text:style-name="P13" text:outline-level="4">
<text:span text:style-name="T4">
change in Hong Kong</text:span>
</text:h>
      <text:h text:style-name="P12" text:outline-level="3">
<text:span text:style-name="T4">
"Basic Law" takes effect</text:span>
</text:h>
      <text:p text:style-name="P4">
After the Hong Kong sovereign transfer ceremony, Jiang Zemin shook hands with the British King of Charles. The two were then the then Chinese Prime Minister Li Peng and British Prime Minister Blair. According to Article 5 of the Basic Law of the Hong Kong Special Administrative Region on July 1, 1997, "" Hong Kong Special Administrative Region does not implement a socialist system and policies, maintaining the original capitalist system and lifestyle, unchanged for 50 years. "</text:p>
      <text:p text:style-name="P4">
*<draw:frame draw:style-name="fr1" draw:name="Image103" text:anchor-type="as-char" svg:width="6.9236in" svg:height="3.896998in" draw:z-index="0">
<draw:image xlink:href="../Images/dwzh/2023-05-08T04-06-00Z/17973363_303.jpg" xlink:type="simple" xlink:show="embed" xlink:actuate="onLoad" draw:mime-type="image/jpeg"/>
</draw:frame>
#</text:p>
      <text:h text:style-name="P13" text:outline-level="4">
<text:span text:style-name="T4">
change in Hong Kong</text:span>
</text:h>
      <text:h text:style-name="P12" text:outline-level="3">
<text:span text:style-name="T4">
Umbrella Movement in 2014</text:span>
</text:h>
      <text:p text:style-name="P4">
From September 26th to December 15th, 2014, a series of citizenship citizens fighting for the true election occurred in Hong Kong, commonly known as the umbrella movement. The main demands of demonstrators are the right to nominate citizens who fight for the Chief Executive Election and abolish the functional group of the Legislative Council. The main symbol of exercise is the yellow umbrella. The demands of the demonstrators were all rejected and the movement ended in failure.</text:p>
      <text:p text:style-name="P4">
*<draw:frame draw:style-name="fr1" draw:name="Image104" text:anchor-type="as-char" svg:width="6.9236in" svg:height="3.896998in" draw:z-index="0">
<draw:image xlink:href="../Images/dwzh/2023-05-08T04-06-00Z/51290976_303.jpg" xlink:type="simple" xlink:show="embed" xlink:actuate="onLoad" draw:mime-type="image/jpeg"/>
</draw:frame>
#</text:p>
      <text:h text:style-name="P13" text:outline-level="4">
<text:span text:style-name="T4">
change in Hong Kong</text:span>
</text:h>
      <text:h text:style-name="P12" text:outline-level="3">
<text:span text:style-name="T4">
2019 Counterfeit Movement</text:span>
</text:h>
      <text:p text:style-name="P4">
On March 15, 2019, the people of Hong Kong set off a protest movement, opposing the "Draft Relief Regulations", which allows the suspects of Hong Kong to be extradited to the trial of the mainland China. The demonstrators re -proposed the slogan of "restoring Hong Kong, the revolution of the times". In mid -July, the conflict between the demonstrators and the police increased, and a large number of demonstrators were arrested. At the beginning of 2020, after the new crown epidemic was introduced from mainland China to Hong Kong, the anti -repair campaign began to weaken.</text:p>
      <text:p text:style-name="P4">
*<draw:frame draw:style-name="fr1" draw:name="Image105" text:anchor-type="as-char" svg:width="6.9236in" svg:height="3.896998in" draw:z-index="0">
<draw:image xlink:href="../Images/dwzh/2023-05-08T04-06-00Z/54007211_303.jpg" xlink:type="simple" xlink:show="embed" xlink:actuate="onLoad" draw:mime-type="image/jpeg"/>
</draw:frame>
#</text:p>
      <text:h text:style-name="P13" text:outline-level="4">
<text:span text:style-name="T4">
change in Hong Kong</text:span>
</text:h>
      <text:h text:style-name="P12" text:outline-level="3">
<text:span text:style-name="T4">
2020 passed the Guoan Law of the Hong Kong District</text:span>
</text:h>
      <text:p text:style-name="P4">
On June 30, 2020, the Standing Committee of the Chinese People's Congress passed the "National Security Law" through the Hong Kong District, and four actions such as subverting the state power, splitting the country, terrorist activities, and intervention of external forces. The Fa surpassed the "Basic Law" and impacted Hong Kong's administrative, legislative, judicial, media, education, education and other fields, marking the end of the civic society in Hong Kong.</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五一陸客重臨香港-為何黃金週不似預期？/a-65545338" text:style-name="Internet_20_link" text:visited-style-name="Visited_20_Internet_20_Link">
https://www.dw.com/zh/五一陸客重臨香港-為何黃金週不似預期？/a-65545338?maca=chi-rss-chi-all-1127-rdf</text:a>
</text:p>
      <!--NEWS-->
      <text:h text:style-name="P10" text:outline-level="1">
<text:span text:style-name="T4">
The safety of the safety of Ukraine Zhapollo Nuclear Power Station is increasingly serious</text:span>
</text:h>
      <text:p text:style-name="P4">
Author: chinese@voanews.com (美国之音)</text:p>
      <text:p text:style-name="P4">
Publisher: 美国之音中文网 (Type: NewsMediaOrganization)</text:p>
      <text:p text:style-name="P4">
Published Time: 2023-05-08T04:32:40+08:00</text:p>
      <text:p text:style-name="P4">
Modified Time: 2023-05-07 20:32:40Z</text:p>
      <text:p text:style-name="P4">
Description: After Russian officials ordered the 18 settlements around the dilemma to evacuate civilians, the general director of the International Atomic Energy Agency expressed concerns about the safety of the Zapolo Nuclear Power Station in eastern Ukraine.</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safety-concerns-mount-over-zaporizhzhia-nuclear-power-plant-/7082632.html" text:style-name="Internet_20_link" text:visited-style-name="Visited_20_Internet_20_Link">
https://www.voachinese.com/a/safety-concerns-mount-over-zaporizhzhia-nuclear-power-plant-/7082632.html</text:a>
</text:p>
      <!--NEWS-->
      <text:h text:style-name="P10" text:outline-level="1">
<text:span text:style-name="T4">
The first China Central Asian Summit appeared on the 18th and hosted by Xi Jinping</text:span>
</text:h>
      <text:p text:style-name="P4">
Publisher: 法新社</text:p>
      <text:p text:style-name="P4">
Published Time: 2023-05-08T05:32:08+00:00</text:p>
      <text:p text:style-name="P4">
Modified Time: 2023-05-08T05:20:03+00:00</text:p>
      <text:p text:style-name="P4">
Description: (Agence France -Presse, Beijing, 8th) China will hold a two -day China -Central Asian Summit next week. The first summit will be chaired by President Xi Jinping. Beijing's move is intended to expand its influence in Central Asi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6" text:anchor-type="as-char" svg:width="6.9236in" svg:height="3.617581in" draw:z-index="0">
<draw:image xlink:href="../Images/rficn/2023-05-08T05-32-08-00-00/000000.png" xlink:type="simple" xlink:show="embed" xlink:actuate="onLoad" draw:mime-type="image/png"/>
</draw:frame>
The Chinese Ministry of Foreign Affairs said that the China -Central Asian Summit will be held in Xi'an, Shaanxi Province from May 18th to 19th. The leaders of Kazakh, Kyrgyz, Tajik, Turkan, and Uzbek will all attend the meeting.</text:p>
      <text:p text:style-name="P4">
The summit will focus on strengthening the economic and diplomatic relations between Central Asian countries and China.</text:p>
      <text:p text:style-name="P4">
China is the second largest energy consumer in the world, and has invested billions of US dollars to develop natural gas reserves in Central Asia.</text:p>
      <text:p text:style-name="P4">
News Source: <text:a xlink:type="simple" xlink:href="https://www.rfi.fr/cn/%E5%9B%BD%E9%99%85%E6%8A%A5%E9%81%93/20230508-%E9%A6%96%E5%B1%8A%E4%B8%AD%E5%9B%BD%E4%B8%AD%E4%BA%9A%E5%B3%B0%E4%BC%9A18%E6%97%A5%E7%99%BB%E5%9C%BA-%E7%94%B1%E4%B9%A0%E8%BF%91%E5%B9%B3%E4%B8%BB%E6%8C%81" text:style-name="Internet_20_link" text:visited-style-name="Visited_20_Internet_20_Link">
https://www.rfi.fr/cn/%E5%9B%BD%E9%99%85%E6%8A%A5%E9%81%93/20230508-%E9%A6%96%E5%B1%8A%E4%B8%AD%E5%9B%BD%E4%B8%AD%E4%BA%9A%E5%B3%B0%E4%BC%9A18%E6%97%A5%E7%99%BB%E5%9C%BA-%E7%94%B1%E4%B9%A0%E8%BF%91%E5%B9%B3%E4%B8%BB%E6%8C%81</text:a>
</text:p>
      <!--NEWS-->
      <text:h text:style-name="P10" text:outline-level="1">
<text:span text:style-name="T4">
Kishida Wenxiong visited the Korean Chinese media vinegar.</text:span>
</text:h>
      <text:p text:style-name="P4">
Author: None</text:p>
      <text:p text:style-name="P4">
Publisher: Radio Free Asia (Organization)</text:p>
      <text:p text:style-name="P4">
Published Time: 2023-05-08T05:34:00-04:00</text:p>
      <text:p text:style-name="P4">
Modified Time: 2023-05-08T07:15:1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METADATA-->
      <text:p text:style-name="P4">
<draw:frame draw:style-name="fr1" draw:name="Image107" text:anchor-type="as-char" svg:width="6.9236in" svg:height="4.433337in" draw:z-index="0">
<draw:image xlink:href="../Images/rfamandarin/2023-05-08T05-34-00-04-00/000000.png" xlink:type="simple" xlink:show="embed" xlink:actuate="onLoad" draw:mime-type="image/png"/>
</draw:frame>
Japanese Prime Minister Kishida (left) arrived in Seoul, South Korea to meet with South Korean President Yin Xiyue. <text:a xlink:type="simple" xlink:href="https://www.rfa.org/mandarin/yataibaodao/junshiwaijiao/bt-05082023053334.html/@@images/image" text:style-name="Internet_20_link" text:visited-style-name="Visited_20_Internet_20_Link">
</text:a>
Reuters</text:p>
      <text:p text:style-name="P4">
On the afternoon of May 7th, Japanese Prime Minister Kishida, Kishida, arrived in Seoul, South Korea to start a two -day work visit. This visit was a return visit to Yin Xiyue's visit to Japan in March. Previously, it was speculated that Kishida visits to South Korea to July, so this visits in advance means that the relationship between the two countries has risen rapidly. The Chinese media's reports on this interview are mainly concentrated in South Korea's protests. South Korean observers believe that visiting South Korea's visit to South Korea is wary.</text:p>
      <text:p text:style-name="P4">
<text:a xlink:type="simple" xlink:href="https://www.rfa.org/mandarin/Xinwen/5-05062023113917.html" text:style-name="Internet_20_link" text:visited-style-name="Visited_20_Internet_20_Link">
<text:span text:style-name="T4">
 Hope to accelerate the improvement of Japan -South Korea relations, Japan -Xiangshi Field will visit South Korea </text:span>
</text:a>
*<text:a xlink:type="simple" xlink:href="https://www.rfa.org/mandarin/Xinwen/4-04292023120740.html" text:style-name="Internet_20_link" text:visited-style-name="Visited_20_Internet_20_Link">
<text:span text:style-name="T4">
 Facing the threat of China and North Korea and strengthening Japan -South Korea relations coordination on May 7th </text:span>
</text:a>
According to the Yonhap News Agency, on the afternoon of May 7, local time, Japanese Prime Minister Kishida, Kishida, arrived in Seoul, South Korea, and opened a two -day work visit. After Kishida Wenxiong arrived in Seoul, he first worshiped the National Xianzhong Institute in Tongqui District, Seoul. Since then, South Korean President Yin Xiyue held a summit on Kishida Wento, who visited the Presidential Palace. Kishida Wenxiong's visit to South Korea means that the "shuttle diplomacy" that South Korea and Japan have launched the summit for each other after 12 years.</text:p>
      <text:p text:style-name="P4">
<text:span text:style-name="T4">
 Why did Kishida visit to Korea in advance? </text:span>
</text:p>
      <text:p text:style-name="P4">
Yin Xiyue conducted a two -day work visit to Japan from March 16th to 17th. Kishida Wenxiong conducted a return visit this time. This is a re -meeting of the leaders of the two countries after 52 days. Earlier, some media speculated that Kishida Wenxiong also received July in South Korea, but this visit to South Korea this time means that the relationship between the two countries has heated rapidly.</text:p>
      <text:p text:style-name="P4">
<draw:frame draw:style-name="fr1" draw:name="Image108" text:anchor-type="as-char" svg:width="6.9236in" svg:height="4.61393in" draw:z-index="0">
<draw:image xlink:href="../Images/rfamandarin/2023-05-08T05-34-00-04-00/000001.png" xlink:type="simple" xlink:show="embed" xlink:actuate="onLoad" draw:mime-type="image/png"/>
</draw:frame>
On May 7, 2023, at the presidential residence of Hannan Cave, Seoul, the leaders of Korean and Japanese leaders joined for dinner. From the bottom left, Yin Xiyue, Jin Jianxi, Yuko Kanada, and Kanada Wenxiong. (Associated Press) <text:a xlink:type="simple" xlink:href="https://www.rfa.org/mandarin/yataibaodao/junshiwaijiao/bt-05082023053334.html/ap23127541286177.jpg" text:style-name="Internet_20_link" text:visited-style-name="Visited_20_Internet_20_Link">
</text:a>
Professor Zhao Zhenjiu (Yin) of Qingnan University in South Korea believes: "I think Kishida Wenxiong visited South Korea in advance, there are two main reasons. The first is Yin Xiyue visited Japan in March and visited the United States in April. The influence; the second is that the seven major industrial group (G7) summit will be held in Japan from May 19th to 20th. Yin Xiyue has been invited to prepare for the attendance. Before the summit discuss the specific issues, visit Korea. South Korea's respect, avoid the misunderstanding of Yin Xiyue's visit to Japan twice, and the Japanese Prime Minister visited South Korea. "</text:p>
      <text:p text:style-name="P4">
?</text:p>
      <text:p text:style-name="P4">
In response to this visit to Kishida, Chinese media have reported many reports, but the theme of the report is more concentrated in South Korea. The topic of the Global Network is "Welcome and oppose Kishida visits to South Korea in front of the Presidential Palace". The report is "Yin Xiyue kneels first, how much returned Kishida visits to Han?"</text:p>
      <text:p text:style-name="P4">
In response to the attitude of the Chinese media, South Korea's current political commentator Li Zhengxun believes: "China and North Korea are watching this visit. After Yin Xiyue took office, he visited the President of the United States and talks with the Japanese Prime Minister. This time, the Japanese Prime Minister visited Korea. This In a series of actions, China must be wary: it seems that the cooperation between the United States and Japan and South Korea has begun to form. China will definitely threaten South Korea, but there is nothing terrible. Major South Korea's companies have been withdrawn from China. In the past, we should not have been When we are so close to China, when China needs in the past, our funds and technology have been invested in. Now China is strong and is a permanent member of the Security Council. ","</text:p>
      <text:p text:style-name="P4">
Li Zhengxun further believes that China hopes that there is no nuclearization of the peninsula, but its true idea is that North Korea in the north should not conduct nuclear tests. South Korea in the south should not hold a joint military exercise with the United States to maintain the current division. The willingness.</text:p>
      <text:p text:style-name="P4">
According to reports, during the talks, the two heads of the two countries first conducted small -scale private talks, then a large -scale talks, and met with reporters together. Leaders of the two countries discussed the cooperation in security, high -tech industries, youth and cultural fields during the talks.</text:p>
      <text:p text:style-name="P4">
Reporter: Bai Tao Responsible Editor: Xu Shuting.com Editor: Ruizhe</text:p>
      <text:p text:style-name="P4">
News Source: <text:a xlink:type="simple" xlink:href="https://www.rfa.org/mandarin/yataibaodao/junshiwaijiao/bt-05082023053334.html" text:style-name="Internet_20_link" text:visited-style-name="Visited_20_Internet_20_Link">
https://www.rfa.org/mandarin/yataibaodao/junshiwaijiao/bt-05082023053334.html</text:a>
</text:p>
      <!--NEWS-->
      <text:h text:style-name="P10" text:outline-level="1">
<text:span text:style-name="T4">
Media: The European Union plans to sanction seven "help Russia" Chinese enterprises</text:span>
</text:h>
      <text:p text:style-name="P4">
Author: None (Language: zh)</text:p>
      <text:p text:style-name="P4">
Publisher: None</text:p>
      <text:p text:style-name="P4">
Time: 2023-05-08T06:01:00Z</text:p>
      <text:p text:style-name="P4">
Description: Since the invasion of Ukraine in Russia, the European Union has reported the first Chinese company that will propose sanctions that "suspected to support Moscow combat"; of the 7 companies named, several of them have been included in the United States.</text:p>
      <text:p text:style-name="P4">
Videos: []</text:p>
      <text:p text:style-name="P4">
Images: ["<text:a xlink:type="simple" xlink:href="https://static.dw.com/image/56085587_303.jpg" text:style-name="Internet_20_link" text:visited-style-name="Visited_20_Internet_20_Link">
56085587_303.jpg</text:a>
", "<text:a xlink:type="simple" xlink:href="https://static.dw.com/image/65525202_401.jpg" text:style-name="Internet_20_link" text:visited-style-name="Visited_20_Internet_20_Link">
65525202_401.jpg</text:a>
"]</text:p>
      <text:p text:style-name="P4">
Subject: 时政风云</text:p>
      <text:p text:style-name="P4">
Subjects: ['俄罗斯', '乌克兰', '普京', '俄罗斯入侵乌克兰']</text:p>
      <text:p text:style-name="P4">
Keywords: ['实体清单', '美国贸易黑名单', '欧盟制裁', '中欧关系', '中国企业', '俄罗斯', '俄乌战争']</text:p>
      <text:p text:style-name="P4">
Id: 65545705</text:p>
      <!--METADATA-->
      <text:p text:style-name="P4">
<text:a xlink:type="simple" xlink:href="https://www.dw.com/zh/overlay/image/article/65545705/56085587" text:style-name="Internet_20_link" text:visited-style-name="Visited_20_Internet_20_Link">
 <draw:frame draw:style-name="fr1" draw:name="Image109" text:anchor-type="as-char" svg:width="6.9236in" svg:height="3.896998in" draw:z-index="0">
<draw:image xlink:href="../Images/dwzh/2023-05-08T06-01-00Z/56085587_303.jpg" xlink:type="simple" xlink:show="embed" xlink:actuate="onLoad" draw:mime-type="image/jpeg"/>
</draw:frame>
</text:a>
Following Washington, if the EU also joined the ranks of sanctions Chinese companies, it may cause strong protests in China</text:p>
      <text:p text:style-name="P4">
(Voice of Germany Chinese Network) The Financial Times reported on Monday (May 8) that since the outbreak of the Russian and Ukraine War, Brussels will first propose to <text:a xlink:type="simple" xlink:href="https://www.dw.com/zh/zh/华尔街日报俄海关数据显示中国公司正向俄运送军需技术/a-64646017" text:style-name="Internet_20_link" text:visited-style-name="Visited_20_Internet_20_Link">
</text:a>
實施制裁。分析指出，此舉可能加劇歐盟與北京的緊張關係。</text:p>
      <text:p text:style-name="P4">
該報援引制裁名單副本指出，共有7家中國企業因向俄羅斯軍工業出售可用於武器生產的設備而入列。歐盟成員國本週將討論這項新制裁的具體措施，但要實際執行，還須得到27個成員國的一致同意。</text:p>
      <text:p text:style-name="P4">
路透社指出，這7間入列制裁名單的公司，有幾間早已遭到美國制裁，包含三合成半導體(3HC Semiconductors)和金派科技(King-PaiTechnology)。另外2家總部設在香港的公司——信諾電子科技(Sinno Electronics)、希舸電子技術(SigmaTechnology)，也在美國財政部的貿易黑名單上。</text:p>
      <text:p text:style-name="P4">
報導分析，繼華盛頓之後，若歐盟也加入制裁中企的行列，可能引起中國強烈抗議，擔憂歐盟在全球影響力的爭奪戰中向美方靠攏。此前，布魯塞爾一直避免針對中國，並稱沒有證據顯示中國直接向莫斯科提供武器。</text:p>
      <text:h text:style-name="P12" text:outline-level="3">
<text:span text:style-name="T4">
未来，俄罗斯将沦为中国一个“加油站”而已？</text:span>
</text:h>
      <text:h text:style-name="P12" text:outline-level="3">
<text:span text:style-name="T4">
擴大制裁範圍</text:span>
</text:h>
      <text:p text:style-name="P4">
《金融時報》引述歐盟委員會的制裁建議寫道，由於上述中國公司「提供關鍵的電子元件給俄羅斯軍工業，以支援(俄國)入侵烏克蘭」，因此將這些「參與規避貿易限制、來自第三國的實體」納入制裁名單「也是合適的」。</text:p>
      <text:p text:style-name="P4">
歐盟委員會指控，生產電腦晶片的三合成半導體「試圖規避出口管制，獲取或試圖獲取美國原產物品，以支持俄羅斯的軍事及／或國防工業基地」；而根據美國財政部先前的指控，金派科技向俄羅斯提供的微電子，具有「巡航導彈制導系統等國防應用軟體」。</text:p>
      <text:p text:style-name="P4">
布魯塞爾還提議， <text:a xlink:type="simple" xlink:href="https://www.dw.com/zh/zh/欧盟将对伊朗实施新一轮制裁-德国如何处理对伊关系/a-63763043" text:style-name="Internet_20_link" text:visited-style-name="Visited_20_Internet_20_Link">
 </text:a>
 。</text:p>
      <text:p text:style-name="P4">
<draw:frame draw:style-name="fr1" draw:name="Image110" text:anchor-type="as-char" svg:width="6.9236in" svg:height="3.896998in" draw:z-index="0">
<draw:image xlink:href="../Images/dwzh/2023-05-08T06-01-00Z/65525202_401.jpg" xlink:type="simple" xlink:show="embed" xlink:actuate="onLoad" draw:mime-type="image/jpeg"/>
</draw:frame>
After the outbreak of the Russian and Ukraine War, the European Union officially banned the import of Russian crude oil. The picture shows a refinery in Russia</text:p>
      <text:p text:style-name="P4">
In addition, the European Union is trying to expand the scope of sanctions to solve the problem of avoiding sanctions. This includes that the EU is allowed to sell certain products to these countries when the European Union is impossible to change the behavior of the third country; it has the right to prohibit the oil tankers that have no justified reasons to conceal their positions to enter the EU port.</text:p>
      <text:p text:style-name="P4">
Previously, the Financial Times reported that some ships pretended that their goods came from other places, <text:a xlink:type="simple" xlink:href="https://www.dw.com/zh/zh/中国如何从西方对俄罗斯能源出口的制裁中获益/a-65077109" text:style-name="Internet_20_link" text:visited-style-name="Visited_20_Internet_20_Link">
</text:a>
Essence</text:p>
      <text:p text:style-name="P4">
At the same time, the committee is also relaxing asset transfer restrictions on the sanctions entity to allow Western companies that have joint ventures with these companies to sell their assets.</text:p>
      <text:p text:style-name="P4">
In response to the above news, the European Commission has not responded to the financial Times and Reuters' comment requests before the deadline.</text:p>
      <text:p text:style-name="P4">
("Financial Times", Reuters)</text:p>
      <text:p text:style-name="P4">
News Source: <text:a xlink:type="simple" xlink:href="https://www.dw.com/zh/媒體：歐盟擬制裁七間「助俄」中企/a-65545705" text:style-name="Internet_20_link" text:visited-style-name="Visited_20_Internet_20_Link">
https://www.dw.com/zh/媒體：歐盟擬制裁七間「助俄」中企/a-65545705?maca=chi-rss-chi-all-1127-rdf</text:a>
</text:p>
      <!--NEWS-->
      <text:h text:style-name="P10" text:outline-level="1">
<text:span text:style-name="T4">
Due to the stress on the campus 9 dead guns, the Minister of Education in Serbia resigned</text:span>
</text:h>
      <text:p text:style-name="P4">
Publisher: 法新社</text:p>
      <text:p text:style-name="P4">
Published Time: 2023-05-08T06:02:09+00:00</text:p>
      <text:p text:style-name="P4">
Modified Time: 2023-05-08T05:50:01+00:00</text:p>
      <text:p text:style-name="P4">
Description: (France -France -France -France -France -France -Capital Capital Belogle 7th) A 13 -year -old boy fired on campus, causing 8 students and 1 school police to die. Four days after the incident, Serbian Education Minister Braank (Branko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1" text:anchor-type="as-char" svg:width="6.9236in" svg:height="3.617581in" draw:z-index="0">
<draw:image xlink:href="../Images/rficn/2023-05-08T06-02-09-00-00/000000.png" xlink:type="simple" xlink:show="embed" xlink:actuate="onLoad" draw:mime-type="image/png"/>
</draw:frame>
In the open letter from Luqi to ANA Brnabic, a seditan to Serbian Prime Minister, the family members of the victims of the "catastrophic tragedy" who shocked the stalemate expressed their condolences.</text:p>
      <text:p text:style-name="P4">
In the letter he reposted in the community website Twitter (Twitter), he said: "As a person who is responsible, abide by the rules, and has always been professional to fulfill his official duties, I want to decide and will no longer be in Serbia. The government is the post of Minister of Education. "</text:p>
      <text:p text:style-name="P4">
The 47 -year -old Luqi initially blamed the unprecedented massacre of 4 days ago on the Internet, video games and "Western values".</text:p>
      <text:p text:style-name="P4">
The opposition party and human rights groups called on the minister to resign; thousands of people also gathered in front of the Ministry of Education the next day to make the same appeal.</text:p>
      <text:p text:style-name="P4">
Within 48 hours after the campus shooting, another large -scale shooting incident occurred in Serbia. A 21 -year -old suspected of shooting 8 lives in villages near Belgrade.</text:p>
      <text:p text:style-name="P4">
Aleksandar Vucic, Serbian President, promised to launch a large -scale disarm's plan; the police stated that police officers were deploying police officers patrolling near the campus.</text:p>
      <text:p text:style-name="P4">
According to the "Small ARMS Survey", Serbia is one of the countries with the highest rifle in the world, with more than 39 guns per 100 civilians.</text:p>
      <text:p text:style-name="P4">
News Source: <text:a xlink:type="simple" xlink:href="https://www.rfi.fr/cn/%E5%9B%BD%E9%99%85%E6%8A%A5%E9%81%93/20230508-%E5%9B%A0%E6%A0%A1%E5%9B%AD9%E6%AD%BB%E6%9E%AA%E6%A1%88%E9%A5%B1%E5%8F%97%E5%8E%8B%E5%8A%9B-%E5%A1%9E%E5%B0%94%E7%BB%B4%E4%BA%9A%E6%95%99%E8%82%B2%E9%83%A8%E9%95%BF%E8%BE%9E%E8%81%8C" text:style-name="Internet_20_link" text:visited-style-name="Visited_20_Internet_20_Link">
https://www.rfi.fr/cn/%E5%9B%BD%E9%99%85%E6%8A%A5%E9%81%93/20230508-%E5%9B%A0%E6%A0%A1%E5%9B%AD9%E6%AD%BB%E6%9E%AA%E6%A1%88%E9%A5%B1%E5%8F%97%E5%8E%8B%E5%8A%9B-%E5%A1%9E%E5%B0%94%E7%BB%B4%E4%BA%9A%E6%95%99%E8%82%B2%E9%83%A8%E9%95%BF%E8%BE%9E%E8%81%8C</text:a>
</text:p>
      <!--NEWS-->
      <text:h text:style-name="P10" text:outline-level="1">
<text:span text:style-name="T4">
The off -road vehicle driver hit the crowd on the Texas Bus Station near the US -Mexico border and killed 7 people</text:span>
</text:h>
      <text:p text:style-name="P4">
Author: chinese@voanews.com (美国之音)</text:p>
      <text:p text:style-name="P4">
Publisher: 美国之音中文网 (Type: NewsMediaOrganization)</text:p>
      <text:p text:style-name="P4">
Published Time: 2023-05-08T06:29:08+08:00</text:p>
      <text:p text:style-name="P4">
Modified Time: 2023-05-08 10:19:33Z</text:p>
      <text:p text:style-name="P4">
Description: People are injured.</text:p>
      <text:p text:style-name="P4">
Videos: []</text:p>
      <text:p text:style-name="P4">
Images: []</text:p>
      <text:p text:style-name="P4">
Categories: ['美国', '美国移民/难民议题']</text:p>
      <text:p text:style-name="P4">
Type: None</text:p>
      <!--METADATA-->
      <text:p text:style-name="P4">
Nonenone</text:p>
      <text:p text:style-name="P4">
News Source: <text:a xlink:type="simple" xlink:href="https://www.voachinese.com/a/suv-driver-hits-crowd-at-texas-bus-stop-near-border-7-dead/7082678.html" text:style-name="Internet_20_link" text:visited-style-name="Visited_20_Internet_20_Link">
https://www.voachinese.com/a/suv-driver-hits-crowd-at-texas-bus-stop-near-border-7-dead/7082678.html</text:a>
</text:p>
      <!--NEWS-->
      <text:h text:style-name="P10" text:outline-level="1">
<text:span text:style-name="T4">
Las Vegas water -saving is a division of regional model students</text:span>
</text:h>
      <text:p text:style-name="P4">
Publisher: 法新社</text:p>
      <text:p text:style-name="P4">
Published Time: 2023-05-08T07:02:07+00:00</text:p>
      <text:p text:style-name="P4">
Modified Time: 2023-05-08T06:35:01+00:00</text:p>
      <text:p text:style-name="P4">
Description: (AFP, Las Vegas, 7th), Las Vegas, located in the desert, is famous for the oasis of the oasis to find love, but when it comes to water saving, it is a model city you can't think of.</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2" text:anchor-type="as-char" svg:width="6.9236in" svg:height="3.617581in" draw:z-index="0">
<draw:image xlink:href="../Images/rficn/2023-05-08T07-02-07-00-00/000000.png" xlink:type="simple" xlink:show="embed" xlink:actuate="onLoad" draw:mime-type="image/png"/>
</draw:frame>
About 2.3 million people live in the arid Las Vegas Valley, and as many as 40 million tourists are attracted to the sightseeing by their huge casinos and restaurants each year.</text:p>
      <text:p text:style-name="P4">
In response to Nevada, at most, it can only be used to use the total amount of water in Coloradoriver 2%, and Las Vegas takes strict measures such as banning lawns and restricting swimming pools. Therefore The amount is reduced by nearly 1/3.</text:p>
      <text:p text:style-name="P4">
Southern Nevada Water Authority spokesman Bronsonmack said: "On the surface, Las Vegas seems to be wasteful and indulgent, but our community is actually very water."</text:p>
      <text:p text:style-name="P4">
This is due to the severe drought period in the early 2000s, a set of strict laws, financial incentives and educational measures formulated by Nevada.</text:p>
      <text:p text:style-name="P4">
Now, when federal officials consider for mandatory water -limiting measures across the United States, Las Vegas, which has a successful water saving, suddenly became "water -saving stars" and "model cities".</text:p>
      <text:p text:style-name="P4">
On Las Vegasstrip, famous casino scenic spots, such as Bellagio's fountains and canal at Venetian (Venetian), all use non -drinking water from private wells.</text:p>
      <text:p text:style-name="P4">
In the wide suburbs, early in the morning, the "water patrol" car flashed around the street with lights, check whether the resident's water sprinkler was damaged, or whether the water pipe ruptured and leaked.</text:p>
      <text:p text:style-name="P4">
Investigators will record illegal acts. If they are first offenders, they will set up a warning flag on the grass, and those who repeatedly officers will directly issue a penalty.</text:p>
      <text:p text:style-name="P4">
Cameron Donnarumma, an investigation, said that some homeowners felt "helpless" about the "watery watch police" in the early morning, but most people cooperated.</text:p>
      <text:p text:style-name="P4">
In fact, the "Water Watch Police" also has to rely on residents to report to waste water through the application (APP). They have an average of 20 to 50 times a day because they receive APP reports and go on the door to check the water meter.</text:p>
      <text:p text:style-name="P4">
By 2027, in addition to through the sky, Las Vegas will fully ban "non -functional" grass leather water that is purely beautifully set.</text:p>
      <text:p text:style-name="P4">
The Las Vegas government provides a subsidy for homeowners per square foot, encouraging them to remove more water -saving alternatives such as garries and paving dripping.</text:p>
      <text:p text:style-name="P4">
News Source: <text:a xlink:type="simple" xlink:href="https://www.rfi.fr/cn/%E7%A7%91%E5%AD%A6%E6%96%B0%E7%9F%A5/20230508-%E6%8B%89%E6%96%AF%E7%BB%B4%E5%8A%A0%E6%96%AF%E8%8A%82%E6%B0%B4%E6%9C%89%E6%88%90-%E6%88%90%E5%8C%BA%E5%9F%9F%E6%A8%A1%E8%8C%83%E7%94%9F" text:style-name="Internet_20_link" text:visited-style-name="Visited_20_Internet_20_Link">
https://www.rfi.fr/cn/%E7%A7%91%E5%AD%A6%E6%96%B0%E7%9F%A5/20230508-%E6%8B%89%E6%96%AF%E7%BB%B4%E5%8A%A0%E6%96%AF%E8%8A%82%E6%B0%B4%E6%9C%89%E6%88%90-%E6%88%90%E5%8C%BA%E5%9F%9F%E6%A8%A1%E8%8C%83%E7%94%9F</text:a>
</text:p>
      <!--NEWS-->
      <text:h text:style-name="P10" text:outline-level="1">
<text:span text:style-name="T4">
King Charles III crowned Sydney Opera House without light explosion controversy</text:span>
</text:h>
      <text:p text:style-name="P4">
Publisher: 法新社</text:p>
      <text:p text:style-name="P4">
Published Time: 2023-05-08T07:02:08+00:00</text:p>
      <text:p text:style-name="P4">
Modified Time: 2023-05-08T06:50:01+00:00</text:p>
      <text:p text:style-name="P4">
Description: (Agence France -Presse, Sydney, 8th) Min Sisi, Governor of New South Wales, Australia, decided not to light up at the Sydney House to commemorate the crowning ceremony of King Charles III in Britain, which caused controversy in Australi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3" text:anchor-type="as-char" svg:width="6.9236in" svg:height="3.617581in" draw:z-index="0">
<draw:image xlink:href="../Images/rficn/2023-05-08T07-02-08-00-00/000000.png" xlink:type="simple" xlink:show="embed" xlink:actuate="onLoad" draw:mime-type="image/png"/>
</draw:frame>
The sailing roof of Sydney Operahouse was proud of the world's important moments such as the world of WorldPride, the first anniversary of the invasion of Ukraine, and the Queen Queen II.</text:p>
      <text:p text:style-name="P4">
But when the Britain held a coronation ceremony on the 6th, the iconic building with a 50 -year history was dark.</text:p>
      <text:p text:style-name="P4">
Chris Minns, Governor of New South Wales, said he had canceled his former governor's plan to light up the Australian head of state Charles.</text:p>
      <text:p text:style-name="P4">
Min Si said in an interview with radio today: "I want (I want to light up) to Australia and Australians, and the moment of sacrificing and heroism for the country, or an important international activity held in Sydney."</text:p>
      <text:p text:style-name="P4">
Min Si said that the sailing roof of the Sydney Opera House lit 70 times last year, 23 times higher than 10 years ago, and the estimated cost of each lighting estimation was 80,000 to $ 100,000 (NT $ 1.66 million to 2.07 million yuan).</text:p>
      <text:p text:style-name="P4">
Min Si said that the public can commemorate the coronation ceremony in many places, including on TV. He said: "The activity is not held in Sydney, but in London. Of course, I respect the new king, but I have to be careful when and where you can spend taxpayers."</text:p>
      <text:p text:style-name="P4">
News Source: <text:a xlink:type="simple" xlink:href="https://www.rfi.fr/cn/%E5%9B%BD%E9%99%85%E6%8A%A5%E9%81%93/20230508-%E8%8B%B1%E7%8E%8B%E6%9F%A5%E5%B0%94%E6%96%AF%E4%B8%89%E4%B8%96%E5%8A%A0%E5%86%95-%E9%9B%AA%E6%A2%A8%E6%AD%8C%E5%89%A7%E9%99%A2%E6%B2%A1%E7%82%B9%E7%81%AF%E7%88%86%E4%BA%89%E8%AE%AE" text:style-name="Internet_20_link" text:visited-style-name="Visited_20_Internet_20_Link">
https://www.rfi.fr/cn/%E5%9B%BD%E9%99%85%E6%8A%A5%E9%81%93/20230508-%E8%8B%B1%E7%8E%8B%E6%9F%A5%E5%B0%94%E6%96%AF%E4%B8%89%E4%B8%96%E5%8A%A0%E5%86%95-%E9%9B%AA%E6%A2%A8%E6%AD%8C%E5%89%A7%E9%99%A2%E6%B2%A1%E7%82%B9%E7%81%AF%E7%88%86%E4%BA%89%E8%AE%AE</text:a>
</text:p>
      <!--NEWS-->
      <text:h text:style-name="P10" text:outline-level="1">
<text:span text:style-name="T4">
The bus station of Meidian Border Relief House was hit by a car, seven deaths and injuries</text:span>
</text:h>
      <text:p text:style-name="P4">
Author: 联合早报 (Person)</text:p>
      <text:p text:style-name="P4">
Publisher: 联合早报 (Organization)</text:p>
      <text:p text:style-name="P4">
Published Time: 2023-05-08T07:03</text:p>
      <text:p text:style-name="P4">
Modified Time: 2023-05-08T07:22</text:p>
      <text:p text:style-name="P4">
Description: The border city of Cosas, the border city of Texas, had a car crashing bus station in a car crash station in Brownsville, causing seven people to die, multiple people injured, and a male driver was arrested. Reuters reported that the incident was on Sunday (May 7) in central United States ...</text:p>
      <text:p text:style-name="P4">
Videos: []</text:p>
      <text:p text:style-name="P4">
Audios: []</text:p>
      <text:p text:style-name="P4">
Images: []</text:p>
      <text:p text:style-name="P4">
Type: NewsArticle</text:p>
      <text:p text:style-name="P4">
Breadcrumbs: ['即时', '国际']</text:p>
      <text:p text:style-name="P4">
Keywords: ['美国', '移民', '得克萨斯州', '鲁莽行为', '车祸', '委内瑞拉', '墨西哥']</text:p>
      <!--METADATA-->
      <text:p text:style-name="P4">
The border city of Cosas, the border city of Texas, had a car crashing bus station in a car crash station in Brownsville, causing seven people to die, multiple people injured, and a male driver was arrested.</text:p>
      <text:p text:style-name="P4">
Reuters reported that the incident occurred at around 8:30 am on Sunday time (May 7) in central United States (around 9:30 pm Singapore time).</text:p>
      <text:p text:style-name="P4">
Police and the fire department said a sport -type multi -functional car rushed into the bus station. In addition to being charged with reckless driving, the driver of the accident may also face additional control.</text:p>
      <text:p text:style-name="P4">
Brownwell is located near the southeast of Texas, the United States and Mexico border. Local police officer San Dorvar said that the collided bus station was close to a shelter that provided temporary accommodation to Vietnam immigrants, and the deceased included some immigrants.</text:p>
      <text:p text:style-name="P4">
There are still no details of the number of injuries or the situation of the injured.</text:p>
      <text:p text:style-name="P4">
According to the New York Times, Trevino, Judge of Cameron County, is not yet clear whether the male driving deliberately hit the crowd or lost his control of the vehicle.</text:p>
      <text:p text:style-name="P4">
According to US media reports, the man driving the car was also injured in the incident. After being arrested by the police, he received alcohol and drug tests.</text:p>
      <text:p text:style-name="P4">
After checking the surveillance video, the person in charge of the shelter said that after the car crashed the car, he turned over and continued to slide for about 60 meters, hurting pedestrians near the station. Most of the dead and injured are immigrants from Venezuela.</text:p>
      <text:p text:style-name="P4">
According to reports, this shelter is the only one in the residence in Brownville that provides temporary accommodation. The illegal immigrant released from the federal government immigration detention agency and provide them with transportation services. In the past two months, the shelter received two or three hundred immigrants every day, but many people left the same day.</text:p>
      <text:p text:style-name="P4">
After the popularity of the crown disease in 2020, the US federal government implemented a public health policy called "42". The authorized border law enforcement officers quickly expelled Vietnamese immigrants on the grounds that they did not accept their refuge applications. This policy is about to end on May 11 this year. Recently, the U.S. -Mexico border has once again emerged from the wave of immigration, and the number of illegal entry has continued to increase.</text:p>
      <text:p text:style-name="P4">
News Source: <text:a xlink:type="simple" xlink:href="https://www.zaobao.com.sg/realtime/world/story20230508-1392066" text:style-name="Internet_20_link" text:visited-style-name="Visited_20_Internet_20_Link">
https://www.zaobao.com.sg/realtime/world/story20230508-1392066</text:a>
</text:p>
      <!--NEWS-->
      <text:h text:style-name="P10" text:outline-level="1">
<text:span text:style-name="T4">
Xi Jinping will host the China -Central Asian Summit Expert: Deepen Russia's Backyard</text:span>
</text:h>
      <text:p text:style-name="P4">
Author: None (Language: zh)</text:p>
      <text:p text:style-name="P4">
Publisher: None</text:p>
      <text:p text:style-name="P4">
Time: 2023-05-08T07:28:00Z</text:p>
      <text:p text:style-name="P4">
Description: The first "China -Central Asian Summit" will appear next week. Xi Jinping will be presided over in person, and the leaders of 5 Central Asian countries will also be invited to the meeting. This year coincides with the 10th anniversary of the “Belt and Road”, some experts have pointed out that the summit highlights Beijing while Russia is caught in war mud, and its influence in Central Asia is greatly deepened.</text:p>
      <text:p text:style-name="P4">
Videos: []</text:p>
      <text:p text:style-name="P4">
Images: ["<text:a xlink:type="simple" xlink:href="https://static.dw.com/image/65049485_303.jpg" text:style-name="Internet_20_link" text:visited-style-name="Visited_20_Internet_20_Link">
65049485_303.jpg</text:a>
", "<text:a xlink:type="simple" xlink:href="https://static.dw.com/image/63114545_401.jpg" text:style-name="Internet_20_link" text:visited-style-name="Visited_20_Internet_20_Link">
63114545_401.jpg</text:a>
"]</text:p>
      <text:p text:style-name="P4">
Subject: 时政风云</text:p>
      <text:p text:style-name="P4">
Subjects: ['德中关系', '薄熙来', '俄罗斯', '专题报道：习近平访美', '乌克兰', '中国共产党', '岛屿主权争端', '专题报道：全景观看“习马会”', '中国反腐风暴', '20国集团']</text:p>
      <text:p text:style-name="P4">
Keywords: ['中国', '中亚', '习近平', '俄罗斯', '普京', '一带一路']</text:p>
      <text:p text:style-name="P4">
Id: 65546471</text:p>
      <!--METADATA-->
      <text:p text:style-name="P4">
<text:a xlink:type="simple" xlink:href="https://www.dw.com/zh/overlay/image/article/65546471/65049485" text:style-name="Internet_20_link" text:visited-style-name="Visited_20_Internet_20_Link">
 <draw:frame draw:style-name="fr1" draw:name="Image114" text:anchor-type="as-char" svg:width="6.9236in" svg:height="3.896998in" draw:z-index="0">
<draw:image xlink:href="../Images/dwzh/2023-05-08T07-28-00Z/65049485_303.jpg" xlink:type="simple" xlink:show="embed" xlink:actuate="onLoad" draw:mime-type="image/jpeg"/>
</draw:frame>
</text:a>
China -Russia's wrestling in Central Asia has attracted much attention (Xi Jinping and Protudo).</text:p>
      <text:p text:style-name="P4">
(Voice of German in China) The Ministry of Foreign Affairs of China announced on Monday (May 8) that Chinese President Xi Jinping will personally host the first "China -Central Asian Summit" on May 18 and 19, on May 18th and 19th. President of Kazakh, Gilgis, Tajik, Turkan, and Uzbeki will be invited to the meeting. At the same time, the President of the Four Kingdoms in addition to Turkmen will also visit China from May 16th to 20th.</text:p>
      <text:p text:style-name="P4">
Shi Jianyu, an associate researcher at the Taiwan Guoan Research Institute and Secretary -General of the Taiwan Central Asia Society, pointed out that China is very important to the summit. This is also after the disintegration of the Soviet Union. To DW, this shows that "(China) has begun to replace Russia's status. Although it will not be achieved in the short period of time, it starts to do this."</text:p>
      <text:h text:style-name="P12" text:outline-level="3">
<text:span text:style-name="T4">
Xi Jinping consolidated Central Asia</text:span>
</text:h>
      <text:p text:style-name="P4">
Central Asia has traditionally been regarded as the scope of Russian forces. In the past few decades, Beijing has continued to deepen its influence in the area. Last fall, Xi Jinping 3 years later in the new crown epidemic <text:a xlink:type="simple" xlink:href="https://www.dw.com/zh/zh/疫情後首出關-習近平為何出訪中亞/a-63100583" text:style-name="Internet_20_link" text:visited-style-name="Visited_20_Internet_20_Link">
</text:a>
Essence In 2013, Xi Jinping proposed the "Belt and Road" initiative, and Central Asia was a key area. This year's initiative also coincided with the 10th anniversary.</text:p>
      <text:p text:style-name="P4">
Central Asian experts Shi Jianyu told DW that China is almost equal to "all aspects of the local political and economic links." At present, a puzzle that is still worse is only a military security level.</text:p>
      <text:p text:style-name="P4">
<draw:frame draw:style-name="fr1" draw:name="Image115" text:anchor-type="as-char" svg:width="6.9236in" svg:height="3.896998in" draw:z-index="0">
<draw:image xlink:href="../Images/dwzh/2023-05-08T07-28-00Z/63114545_401.jpg" xlink:type="simple" xlink:show="embed" xlink:actuate="onLoad" draw:mime-type="image/jpeg"/>
</draw:frame>
In September last year, Xi Jinping visited Kazakhstan.</text:p>
      <text:p text:style-name="P4">
"In the past, China was afraid of Russia and believed that Central Asia was the back garden of Russia, but Russia wanted to cope with the Ukrainian war and asked China for help." He told DW that China took the opportunity at this moment. Military levels, such as selling weapons, providing military training, or more places to study in Chinese military colleges. "As for the economic level, he pointed out that there are also problems in China's current economy. Further expansion, I am afraid that "there is no time to manage."</text:p>
      <text:p text:style-name="P4">
Chinese official media reported that the first China -Central Asian Summit will focus on strengthening the economic and diplomatic relations between Beijing and Central Asian countries. According to data released by the Ministry of Commerce last month, China ’s exports to Central Asia in 2022 increased by 60%year -on -year to $ 1.4 billion. In addition, China, as the world's second largest energy consumer, has invested billions of dollars to develop natural gas reserves in Central Asia.</text:p>
      <text:p text:style-name="P4">
In April of this year, Chinese Foreign Minister Qin Gang said in a meeting with the Central Asian State Foreign Minister that Beijing insisted on "good -neighborly and friendly" policies for Central Asia. The Global Times reported at the time that Qin Gang said that China and Central Asian countries were "good neighbors, good friends, good partners, and good brothers of fate". Essence</text:p>
      <text:p text:style-name="P4">
Professor Zhu Yongbiao of the "Belt and Road" research center of Lanzhou University told Global Times last month, especially <text:a xlink:type="simple" xlink:href="https://www.dw.com/zh/zh/秦刚呼吁塔利班打击恐怖势力/a-65542377" text:style-name="Internet_20_link" text:visited-style-name="Visited_20_Internet_20_Link">
</text:a>
, China and Central Asia have more space for cooperation than before. On the other hand, with the decline in the status of Central Asian countries in the US geographical strategic orbit, and the importance of Central Asian countries aware of the importance of diversified balance of diplomacy, the willingness of Central Asian countries and China to cooperate with China has also increased.</text:p>
      <text:h text:style-name="P12" text:outline-level="3">
<text:span text:style-name="T4">
How do people think of war in the German -Russian community?</text:span>
</text:h>
      <text:p text:style-name="P4">
(Comprehensive report)</text:p>
      <text:p text:style-name="P4">
News Source: <text:a xlink:type="simple" xlink:href="https://www.dw.com/zh/習近平將主持中國－中亞峰會-專家：深入俄後院/a-65546471" text:style-name="Internet_20_link" text:visited-style-name="Visited_20_Internet_20_Link">
https://www.dw.com/zh/習近平將主持中國－中亞峰會-專家：深入俄後院/a-65546471?maca=chi-rss-chi-all-1127-rdf</text:a>
</text:p>
      <!--NEWS-->
      <text:h text:style-name="P10" text:outline-level="1">
<text:span text:style-name="T4">
Who said that it is greasy? Star Fair 30 % North American Ticket Championship</text:span>
</text:h>
      <text:p text:style-name="P4">
Publisher: 法新社</text:p>
      <text:p text:style-name="P4">
Published Time: 2023-05-08T07:32:08+00:00</text:p>
      <text:p text:style-name="P4">
Modified Time: 2023-05-08T07:05:01+00:00</text:p>
      <text:p text:style-name="P4">
Description: (Agence France -Presse, Los Angeles, 7th) EXHibitor Relations (Exhibitor Relations) today informed that "Star Alien 3" is not afraid of "superhero fatigue" issues that are increasingly discussed between fans. Weekends became the North American box office championship for $ 114 million at the weeken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3.617581in" draw:z-index="0">
<draw:image xlink:href="../Images/rficn/2023-05-08T07-32-08-00-00/000000.png" xlink:type="simple" xlink:show="embed" xlink:actuate="onLoad" draw:mime-type="image/png"/>
</draw:frame>
Analyst David A. GROSS said that although the GUARDIANS of the Galaxy Vol.3 "is not as good as the" Dr. Strange in the Multivers "(Doctor Strange in the Multivers" last year. The US $ 187 million performance is still an extraordinary opening result for the "Marvel) movie." He also added: "This is a strong business."</text:p>
      <text:p text:style-name="P4">
"The Super Mario Bros.movie" of the "The Super Mario Bros.movie" on the 5th week of the "Star Team 3" kicked the North American box office champion. The "Super Mario Brothers Film Edition" adapted from video games has so far more than $ 1 billion in Haijiao, and has revenue for US $ 18.6 million in the United States and Canada during the 5th to 7th.</text:p>
      <text:p text:style-name="P4">
"Evil DEAD RISE" ranked 3rd with $ 5.7 million. The sisters played by Lily SULLIVAN and Alyssasutherland played a cruel life and death battle with the evil spirits attached to the flesh.</text:p>
      <text:p text:style-name="P4">
The fourth ranking is "God, are you there?"</text:p>
      <text:p text:style-name="P4">
"Love Again" ranked 5th, with a revenue of 2.4 million US dollars. The young women played by PRIYANKA Choprajonas, India, walked out of the pain of their fiance's death with the help of a journalist.</text:p>
      <text:p text:style-name="P4">
The 6th to 10th film is in order: "John Wick: Chapter 4), $ 2.4 million; "Air", $ 1.4 million; "Guy Ritchie'sthe Covenant", $ 1.2 million; "SISU: SISU" (SISU), 1.1 million US dollars.</text:p>
      <text:p text:style-name="P4">
News Source: <text:a xlink:type="simple" xlink:href="https://www.rfi.fr/cn/%E7%BC%A4%E7%BA%B7%E4%B8%96%E7%95%8C/20230508-%E8%B0%81%E8%AF%B4%E7%9C%8B%E8%85%BB%E8%B6%85%E7%BA%A7%E8%8B%B1%E9%9B%84-%E6%98%9F%E9%99%85%E5%BC%82%E6%94%BB%E9%98%9F3%E6%88%90%E5%8C%97%E7%BE%8E%E7%A5%A8%E5%86%A0%E5%86%9B" text:style-name="Internet_20_link" text:visited-style-name="Visited_20_Internet_20_Link">
https://www.rfi.fr/cn/%E7%BC%A4%E7%BA%B7%E4%B8%96%E7%95%8C/20230508-%E8%B0%81%E8%AF%B4%E7%9C%8B%E8%85%BB%E8%B6%85%E7%BA%A7%E8%8B%B1%E9%9B%84-%E6%98%9F%E9%99%85%E5%BC%82%E6%94%BB%E9%98%9F3%E6%88%90%E5%8C%97%E7%BE%8E%E7%A5%A8%E5%86%A0%E5%86%9B</text:a>
</text:p>
      <!--NEWS-->
      <text:h text:style-name="P10" text:outline-level="1">
<text:span text:style-name="T4">
Booker and Durant scored 72 points in the sun and wins two games to equalize the gold block</text:span>
</text:h>
      <text:p text:style-name="P4">
Publisher: 法新社</text:p>
      <text:p text:style-name="P4">
Published Time: 2023-05-08T07:32:09+00:00</text:p>
      <text:p text:style-name="P4">
Modified Time: 2023-05-08T07:20:03+00:00</text:p>
      <text:p text:style-name="P4">
Description: (Agence France -Presse, Phoenix City, 7th) Booker and Durant scored 72 points today to help the NBA Sun win 129 to 124 at home. pie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3.617581in" draw:z-index="0">
<draw:image xlink:href="../Images/rficn/2023-05-08T07-32-09-00-00/000000.png" xlink:type="simple" xlink:show="embed" xlink:actuate="onLoad" draw:mime-type="image/png"/>
</draw:frame>
In the second round of the NBA playoffs in the US professional basket, Denver Gold Bag first won two games in a row at home. The split and led by led and recovered a city in the series.</text:p>
      <text:p text:style-name="P4">
The 2-1 lead in the series, the first quarter of the fourth game today, in the first quarter of the 4th 3 -pointer, and the overall shooting rate reached 50 %, the 34-32 lead the landlord sun. However, when Durant scored 10 points in the second quarter, when the sun finished the first half, he led 63 to 61.</text:p>
      <text:p text:style-name="P4">
An episode occurred 2 minutes and 36 seconds in front of the midfield. At that time, Nikola Jokic appreciated the opponent's hot pot. After the ball flew into the auditorium, it just fell on the hands of the sun boss Matishbia. When he took the ball back, he pushed him. After reviewing the video of the video, the referee blown Joscic's technical foul.</text:p>
      <text:p text:style-name="P4">
After the start of the second half, the sun led 17 points by Booker, and it will be opened with 98 to 92. After the last quarter, LandryShamet scored a three -pointer, the sun led 10 points. After jumping at Jamal Murray, the gold block succeeded, and the remaining 3 -point gap was chased.</text:p>
      <text:p text:style-name="P4">
At a critical moment, Jacques was copied by Deandre Ayton, and Michael Porter Jr. hurriedly fouled. T.J.WAREN's two free throws, the sun expanded to 5 points. Then Jacques cut into the basket and did not enter. Durant was all fouled after being fouled. The sun led to 7 points. Although Jackic put two points in, it was too late, and the sun eventually won with a difference of 5 points.</text:p>
      <text:p text:style-name="P4">
Today, the sun won, and 2-2 draws in the series. On the 10th, the two sides will play in the 5th game of the Golden Bag on the 10th. The winning team will be able to take the lead in listening to a series of games in the 7th game and 4 wins.</text:p>
      <text:p text:style-name="P4">
Booker scored 36 points for the Sun and sent 12 assists. Durant had 36 points and 11 rebounds with double ten scores. Shamite from the bench also contributed 19 points.</text:p>
      <text:p text:style-name="P4">
The Golden Block Jeakich bombed the game with a maximum of 53 points. This was a new high scoring in the playoffs in the playoffs, and 11 assists came out. Merry contributed 28 points. Small Potter had 11 points and 10 rebounds. Ten results.</text:p>
      <text:p text:style-name="P4">
News Source: <text:a xlink:type="simple" xlink:href="https://www.rfi.fr/cn/%E8%BF%90%E5%8A%A8%E5%A4%A9%E5%9C%B0/20230508-%E5%B8%83%E5%85%8B%E5%92%8C%E6%9D%9C%E5%85%B0%E7%89%B9%E5%90%88%E6%8B%BF72%E5%88%86-%E5%A4%AA%E9%98%B3%E8%BF%9E%E8%B5%A2%E4%B8%A4%E6%88%98%E6%89%B3%E5%B9%B3%E9%87%91%E5%9D%97" text:style-name="Internet_20_link" text:visited-style-name="Visited_20_Internet_20_Link">
https://www.rfi.fr/cn/%E8%BF%90%E5%8A%A8%E5%A4%A9%E5%9C%B0/20230508-%E5%B8%83%E5%85%8B%E5%92%8C%E6%9D%9C%E5%85%B0%E7%89%B9%E5%90%88%E6%8B%BF72%E5%88%86-%E5%A4%AA%E9%98%B3%E8%BF%9E%E8%B5%A2%E4%B8%A4%E6%88%98%E6%89%B3%E5%B9%B3%E9%87%91%E5%9D%97</text:a>
</text:p>
      <!--NEWS-->
      <text:h text:style-name="P10" text:outline-level="1">
<text:span text:style-name="T4">
More than 1,600 people have evacuated around the Wuda Polo Nuclear Power Station</text:span>
</text:h>
      <text:p text:style-name="P4">
Author: 联合早报 (Person)</text:p>
      <text:p text:style-name="P4">
Publisher: 联合早报 (Organization)</text:p>
      <text:p text:style-name="P4">
Published Time: 2023-05-08T07:48</text:p>
      <text:p text:style-name="P4">
Modified Time: 2023-05-08T08:15</text:p>
      <text:p text:style-name="P4">
Description: In the early morning of Monday (May 8th), officials in Kiev in Ukraine said that Russia launched another large -scale attack on Ukraine, and at least five people were injured in the Kiev area. In addition, Russia appointed officials at the Ukraine Zapolo Nuclear Power Station that more than 1,600 people came around this nuclear power station ...</text:p>
      <text:p text:style-name="P4">
Videos: []</text:p>
      <text:p text:style-name="P4">
Audios: []</text:p>
      <text:p text:style-name="P4">
Images: []</text:p>
      <text:p text:style-name="P4">
Type: NewsArticle</text:p>
      <text:p text:style-name="P4">
Breadcrumbs: ['即时', '国际']</text:p>
      <text:p text:style-name="P4">
Keywords: ['乌克兰战争', '核电站', '无人机', '俄乌战争', '乌克兰', '俄罗斯']</text:p>
      <!--METADATA-->
      <text:p text:style-name="P4">
In the early morning of Monday (May 8th), officials in Kiev in Ukraine said that Russia launched another large -scale attack on Ukraine, and at least five people were injured in the Kiev area. In addition, Russia appointed officials at the Ukraine Zapolo Nuclear Power Station that more than 1,600 people evacuated from the area around the nuclear power plant.</text:p>
      <text:p text:style-name="P4">
Reuters reported that Kievic Mayor Cryqinko said on the Telegram Channel that Solomyanskyi and Sviatoshyn were injured in the Solomyanskyi area west of the capital.</text:p>
      <text:p text:style-name="P4">
He said that a two -storey building in the Wrek of drones fell in a two -storey building in the Tothen District of Svia, and the bombing of Kiev was still continuing.</text:p>
      <text:p text:style-name="P4">
The Kiev Military Management Department said that the latest attack on the Russian army caused some damage to Kiev.</text:p>
      <text:p text:style-name="P4">
At the same time, a local official in Ukraine said that Ukraine was attacked by a missile at night, and Odessa, the Black Sea City, exploded, and other parts of Ukraine, including the capital Kiev, also sounded an air strike alert.</text:p>
      <text:p text:style-name="P4">
Officials in the Zaparo -Russian control zone appointed by Moscow said on Sunday evening that 1679 people have evacuated from the area around Zapolo Nuclear Power Station, including 660 children.</text:p>
      <text:p text:style-name="P4">
Balitzki, governor of Zapolo Russia's control zone, said on the Telegram SMS platform: "The frontline residents in the Zapolo region have been placed in the temporary accommodation center of Berdiansk."</text:p>
      <text:p text:style-name="P4">
The head of the United Nations Nuclear Supervision Agency warned on Saturday (6th) that Russian officials appointed officials to evacuate the personnel near the Zapolo Nuclear Power Station. The situation around the nuclear power plant has "potential danger".</text:p>
      <text:p text:style-name="P4">
BerDyansk is a port city on the coast of Ukraine on the coast of the Ya Shi.(https://www.zaobao.com/realtime/world/story20220228-1247389)Essence</text:p>
      <text:p text:style-name="P4">
It is expected that the Ukrainian military will soon start a counterattack to regain Russian control territory, including the Zapolo region.</text:p>
      <text:p text:style-name="P4">
News Source: <text:a xlink:type="simple" xlink:href="https://www.zaobao.com.sg/realtime/world/story20230508-1392070" text:style-name="Internet_20_link" text:visited-style-name="Visited_20_Internet_20_Link">
https://www.zaobao.com.sg/realtime/world/story20230508-1392070</text:a>
</text:p>
      <!--NEWS-->
      <text:h text:style-name="P10" text:outline-level="1">
<text:span text:style-name="T4">
Indian MiG 21 fighter crash residential house 2 dead pilot ejection was rescued</text:span>
</text:h>
      <text:p text:style-name="P4">
Publisher: 法新社</text:p>
      <text:p text:style-name="P4">
Published Time: 2023-05-08T08:02:07+00:00</text:p>
      <text:p text:style-name="P4">
Modified Time: 2023-05-08T07:50:01+00:00</text:p>
      <text:p text:style-name="P4">
Description: (Agence France-Presse New Delhi, 8th) Indian police said that a MiG 21 fighter (MIG-21) crashed the house in Rajasthan, Western.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3.617581in" draw:z-index="0">
<draw:image xlink:href="../Images/rficn/2023-05-08T08-02-07-00-00/000000.png" xlink:type="simple" xlink:show="embed" xlink:actuate="onLoad" draw:mime-type="image/png"/>
</draw:frame>
Police officer Sudhir Chaudhary told AFP: "The pilot was rescued safely. Mig machine hit a residential house, causing two people to die, and 3 people were injured."</text:p>
      <text:p text:style-name="P4">
The Indian Air Force confirmed the accident and stated that the pilot ejected escape was rescued.</text:p>
      <text:p text:style-name="P4">
The Indian Air Force stated on Twitter: "This morning, a MiG 21 fighter in the Indian Air Force crashed near Suratgarh during the routine training."</text:p>
      <text:p text:style-name="P4">
"The pilot escaped safely and suffered a minor injury. Investigating the investigation to find out the cause of the accident."</text:p>
      <text:p text:style-name="P4">
The MiG 21 fighter made in Russia entered the Indian Air Force for service for the first time in the 1960s. It has been the main force of the Indian Air Force for decades. However, because of the overlapping accidents in the past few decades, the safety record is not good, it is called "flying coffin".</text:p>
      <text:p text:style-name="P4">
News Source: <text:a xlink:type="simple" xlink:href="https://www.rfi.fr/cn/%E5%9B%BD%E9%99%85%E6%8A%A5%E9%81%93/20230508-%E5%8D%B0%E5%BA%A6%E7%B1%B3%E6%A0%BC21%E6%88%98%E6%9C%BA%E5%9D%A0%E6%AF%81%E6%B0%91%E5%AE%85%E9%85%BF2%E6%AD%BB-%E9%A3%9E%E8%A1%8C%E5%91%98%E5%BC%B9%E5%B0%84%E8%8E%B7%E6%95%91" text:style-name="Internet_20_link" text:visited-style-name="Visited_20_Internet_20_Link">
https://www.rfi.fr/cn/%E5%9B%BD%E9%99%85%E6%8A%A5%E9%81%93/20230508-%E5%8D%B0%E5%BA%A6%E7%B1%B3%E6%A0%BC21%E6%88%98%E6%9C%BA%E5%9D%A0%E6%AF%81%E6%B0%91%E5%AE%85%E9%85%BF2%E6%AD%BB-%E9%A3%9E%E8%A1%8C%E5%91%98%E5%BC%B9%E5%B0%84%E8%8E%B7%E6%95%91</text:a>
</text:p>
      <!--NEWS-->
      <text:h text:style-name="P10" text:outline-level="1">
<text:span text:style-name="T4">
Dort 6 to 0 Pain slaughters Wolf Castle 1 point, bite Bayern, bite Bayern</text:span>
</text:h>
      <text:p text:style-name="P4">
Publisher: 法新社</text:p>
      <text:p text:style-name="P4">
Published Time: 2023-05-08T08:02:08+00:00</text:p>
      <text:p text:style-name="P4">
Modified Time: 2023-05-08T07:35:01+00:00</text:p>
      <text:p text:style-name="P4">
Description: (Agence France -Presse, Berlin, 7th) The Bundesliga Football League, Dortmond's middle -aged England star Jude Bellingham and Karim Adeyemi each scored 2 goals, 6-0 at home, and Volffsburg. The last 3 games left in the routine continued to bite the leader Bayern Munic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9" text:anchor-type="as-char" svg:width="6.9236in" svg:height="3.617581in" draw:z-index="0">
<draw:image xlink:href="../Images/rficn/2023-05-08T08-02-08-00-00/000000.png" xlink:type="simple" xlink:show="embed" xlink:actuate="onLoad" draw:mime-type="image/png"/>
</draw:frame>
Dortmund currently has a score of 64 points and is only 1 point in Bayern, and it is still expected to seek another German -Antimary Gold Cup for 11 years.</text:p>
      <text:p text:style-name="P4">
Bayern defeated Wenda Buling Mei 2-1 yesterday.</text:p>
      <text:p text:style-name="P4">
News Source: <text:a xlink:type="simple" xlink:href="https://www.rfi.fr/cn/%E8%BF%90%E5%8A%A8%E5%A4%A9%E5%9C%B0/20230508-%E5%A4%9A%E7%89%B96%E6%AF%940%E7%97%9B%E5%AE%B0%E7%8B%BC%E5%A0%A1-1%E5%88%86%E5%B7%AE%E7%B4%A7%E5%92%AC%E6%8B%9C%E4%BB%81" text:style-name="Internet_20_link" text:visited-style-name="Visited_20_Internet_20_Link">
https://www.rfi.fr/cn/%E8%BF%90%E5%8A%A8%E5%A4%A9%E5%9C%B0/20230508-%E5%A4%9A%E7%89%B96%E6%AF%940%E7%97%9B%E5%AE%B0%E7%8B%BC%E5%A0%A1-1%E5%88%86%E5%B7%AE%E7%B4%A7%E5%92%AC%E6%8B%9C%E4%BB%81</text:a>
</text:p>
      <!--NEWS-->
      <text:h text:style-name="P10" text:outline-level="1">
<text:span text:style-name="T4">
After the epidemic, the border restarts China's overseas production heat</text:span>
</text:h>
      <text:p text:style-name="P4">
Author: None (Language: zh)</text:p>
      <text:p text:style-name="P4">
Publisher: None</text:p>
      <text:p text:style-name="P4">
Time: 2023-05-08T08:09:00Z</text:p>
      <text:p text:style-name="P4">
Description: After China's open border, many countries in Southeast Asia have poured into Chinese real estate buyers. After three years of epidemic and repeated city closure, the overseas demand and motivation of these Chinese buyers have undergone great changes.</text:p>
      <text:p text:style-name="P4">
Videos: []</text:p>
      <text:p text:style-name="P4">
Images: ["<text:a xlink:type="simple" xlink:href="https://static.dw.com/image/65030192_303.jpg" text:style-name="Internet_20_link" text:visited-style-name="Visited_20_Internet_20_Link">
65030192_303.jpg</text:a>
", "<text:a xlink:type="simple" xlink:href="https://static.dw.com/image/64328025_401.jpg" text:style-name="Internet_20_link" text:visited-style-name="Visited_20_Internet_20_Link">
64328025_401.jpg</text:a>
", "<text:a xlink:type="simple" xlink:href="https://static.dw.com/image/64916370_401.jpg" text:style-name="Internet_20_link" text:visited-style-name="Visited_20_Internet_20_Link">
64916370_401.jpg</text:a>
"]</text:p>
      <text:p text:style-name="P4">
Subject: 时政风云</text:p>
      <text:p text:style-name="P4">
Subjects: ['清零', '中国疫情', '房地产', '烂尾楼', '共同富裕']</text:p>
      <text:p text:style-name="P4">
Keywords: ['意见反馈']</text:p>
      <text:p text:style-name="P4">
Id: 65546867</text:p>
      <!--METADATA-->
      <text:p text:style-name="P4">
<text:a xlink:type="simple" xlink:href="https://www.dw.com/zh/overlay/image/article/65546867/65030192" text:style-name="Internet_20_link" text:visited-style-name="Visited_20_Internet_20_Link">
 <draw:frame draw:style-name="fr1" draw:name="Image120" text:anchor-type="as-char" svg:width="6.9236in" svg:height="3.896998in" draw:z-index="0">
<draw:image xlink:href="../Images/dwzh/2023-05-08T08-09-00Z/65030192_303.jpg" xlink:type="simple" xlink:show="embed" xlink:actuate="onLoad" draw:mime-type="image/jpeg"/>
</draw:frame>
</text:a>
Many Chinese real estate buyers have recently poured into many Chinese real estate buyers. The picture shows the real estate data photo of California in the United States, which is not directly related to this article</text:p>
      <text:p text:style-name="P4">
(Voice of Germany) Comprehensive media reports, China loosened last year <text:a xlink:type="simple" xlink:href="https://www.dw.com/zh/zh/路透社中国的二号人物李强是如何推动废除清零的/a-64881025" text:style-name="Internet_20_link" text:visited-style-name="Visited_20_Internet_20_Link">
</text:a>
After opening the border this year, Thailand, Singapore, Australia and other countries are <text:a xlink:type="simple" xlink:href="https://www.dw.com/zh/zh/中國重啟對市場有哪些影響/a-64551748" text:style-name="Internet_20_link" text:visited-style-name="Visited_20_Internet_20_Link">
</text:a>
Essence</text:p>
      <text:p text:style-name="P4">
Reuters reports that the motivation of these Chinese people's production overseas, in addition to hoping that in the future, there is a sense of security in China, if there is a similar epidemic outbreak, it also comes from a sense of insecurity for domestic economic risks.</text:p>
      <text:p text:style-name="P4">
Bloomberg and "South China Morning Post" also pointed out earlier this year that Chinese investors showed overseas production demand before the epidemic, but after the end of the Chinese border control and the depressed funds in the past 3 years, more and more people hope that " Withdrawing capital out of China. "</text:p>
      <text:p text:style-name="P4">
It is reported that the Chinese are fragile about the domestic real estate and currency confidence, and the government's tax regulations and the "common prosperity" policy have deepened the attractiveness of overseas production. China's demand for house purchase is pushing up the price of real estate in Singapore. Chinese students are snapping apartments in Sydney and Melbourne. Intermediaries also said that the Chinese people's interest in Thai real estate is rising.</text:p>
      <text:h text:style-name="P12" text:outline-level="3">
<text:span text:style-name="T4">
From investment to self -occupation: Thailand's production purpose changes</text:span>
</text:h>
      <text:p text:style-name="P4">
Reuters quoted data from Trip.com, a tourist website, pointed out that during the May 1st Labor Day holiday, the most popular outbound destination of Chinese tourists was Thailand. Thailand's excellent international education and developed medical facilities are attracting more and more Chinese people to go to the local area not only for tourism, but to treat Thailand as the second hometown.</text:p>
      <text:p text:style-name="P4">
According to reports, before the new crown, China accounts for nearly one -third of Thailand's 40 million tourists each year. Although the 5 million Chinese tourists are far from the number before the epidemic this year, some of these people are preparing to buy real estate, which will bring it will bring it. Pure funds.</text:p>
      <text:p text:style-name="P4">
<draw:frame draw:style-name="fr1" draw:name="Image121" text:anchor-type="as-char" svg:width="6.9236in" svg:height="3.896998in" draw:z-index="0">
<draw:image xlink:href="../Images/dwzh/2023-05-08T08-09-00Z/64328025_401.jpg" xlink:type="simple" xlink:show="embed" xlink:actuate="onLoad" draw:mime-type="image/jpeg"/>
</draw:frame>
After China lifted border control, Bangkok Airport ushered in many Chinese tourists in January this year</text:p>
      <text:p text:style-name="P4">
A Shenzhen -based manager of overseas real estate marketing, Ms. Yan (transliteration), told the South China Morning Post that since the border is reopening, many Chinese people will pay attention to the real estate market when they travel to Thailand. The city's real estate is cheaper, so "so many people travel, there will be purchase demand."</text:p>
      <text:p text:style-name="P4">
Mesak Chunharakchot, President of the Thai Real Estate Association, told Reuters that the highest demand for his buyers is large cities such as Capital Bangkok. Pattaya, the East Coast Resort in the north mountainous areas, is also a popular choice.</text:p>
      <text:p text:style-name="P4">
He said: "Chinese people (in Thailand) buy a house, send their children to international schools, and then pick up their parents to Thailand to take care of their grandsons."</text:p>
      <text:p text:style-name="P4">
The report quoted the statistics of Bangkok's Singapore International School (SISB.BK). The proportion of Chinese students in the school rose to 12%to 13%, which is much higher than 6%before the 2019 epidemic. Kelvinkoh, CEO of the school, told Reuters that the urban policy that China implemented during the epidemic affected affected the whereabouts of Chinese families.</text:p>
      <text:p text:style-name="P4">
A real estate agent, Mr. Zhu (transliteration), said that the purpose of Chinese buyers in Thailand was invested, but "after the epidemic, the situation has changed a lot. Most Chinese people choose to buy luxury luxury The apartment lives. "</text:p>
      <text:p text:style-name="P4">
He added that before the purchase of house purchases for investment purpose, he has now switched to real estate worth more than 2 million yuan (US $ 290,000). Such a price can only buy a simple and poor place in Chinese first -tier cities. Therefore, some people choose to sell a house in China and buy a luxury apartment for pensions at the center of Bangkok.</text:p>
      <text:p text:style-name="P4">
One of his Chinese customers engaged in international exchanges related industries. The Mr. Bian from Shanghai said that it was his dream to set up production and live in Thailand. He felt less restrictions in Thailand: "(such as (such as) the freedom of traveling in and out of the country, the freedom of traveling back and forth, and the freedom of society and life. Freedom is very important. "</text:p>
      <text:h text:style-name="P12" text:outline-level="3">
<text:span text:style-name="T4">
Xingao Real Estate Market poured into Chinese customers</text:span>
</text:h>
      <text:p text:style-name="P4">
<draw:frame draw:style-name="fr1" draw:name="Image122" text:anchor-type="as-char" svg:width="6.9236in" svg:height="3.896998in" draw:z-index="0">
<draw:image xlink:href="../Images/dwzh/2023-05-08T08-09-00Z/64916370_401.jpg" xlink:type="simple" xlink:show="embed" xlink:actuate="onLoad" draw:mime-type="image/jpeg"/>
</draw:frame>
After the epidemic, a wave of Chinese immigrant families and funds poured into Singapore. The picture shows the well -known landmark SUPER TREE in Singapore.</text:p>
      <text:p text:style-name="P4">
The South China Morning Post quotes Mr. Chenchen, the founder and CEO of "Jalin Realty", stated that since the epidemic has doubled since the epidemic has been receded, the quantity of real estate investors from Asia has doubled, of which especially especially Since China has the most inquiries. Jianing International is a Hong Kong real estate company, which has business in China, Australia, Malaysia and Singapore.</text:p>
      <text:p text:style-name="P4">
"Most investors who are interested in buying houses now only need to get some money out of (country). We can't say that we have seen a wave of big waves, but we have received a lot of inquiries -especially those who are returning to Australia (learn to learn (learn to learn ) (Care) Student. "Mr. Chen said.</text:p>
      <text:p text:style-name="P4">
There is a wave of Chinese immigrant families and funds emerging in Singapore.</text:p>
      <text:p text:style-name="P4">
Mr. Wang (transliteration) is a director of accounting firms that provide Singapore immigration consultation. He told the Nanhua Morning Post that since the outbreak of the epidemic, he added about 300 customers, mainly Chinese. He said: "Xinyei and Fengcheng gave people a lot of time to think about their future."</text:p>
      <text:p text:style-name="P4">
It is reported that the Chinese are the largest foreign buyers in Singapore's real estate. Although Singapore ’s home buying activities have soared slightly in early 2023, the real estate stamp duty rose slightly and slightly cools down, but the cooling extension was small.</text:p>
      <text:p text:style-name="P4">
(Reuters, Bloomberg, Nanhua Morning Post)</text:p>
      <text:p text:style-name="P4">
News Source: <text:a xlink:type="simple" xlink:href="https://www.dw.com/zh/疫後邊境重啟-中國掀海外置產熱/a-65546867" text:style-name="Internet_20_link" text:visited-style-name="Visited_20_Internet_20_Link">
https://www.dw.com/zh/疫後邊境重啟-中國掀海外置產熱/a-65546867?maca=chi-rss-chi-all-1127-rdf</text:a>
</text:p>
      <!--NEWS-->
      <text:h text:style-name="P10" text:outline-level="1">
<text:span text:style-name="T4">
Communication Observation ｜ For more than a year after the Russian and Ukraine War, how can China tell the story of war?</text:span>
</text:h>
      <text:p text:style-name="P4">
Author: 作者：庄敬</text:p>
      <text:p text:style-name="P4">
Publisher: Radio Free Asia (Organization)</text:p>
      <text:p text:style-name="P4">
Published Time: 2023-05-08T08:30:38-04:00</text:p>
      <text:p text:style-name="P4">
Modified Time: 2023-05-08T08:30:38-04:00</text:p>
      <text:p text:style-name="P4">
Description: Author: Zhuang Jing</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 "<text:a xlink:type="simple" xlink:href="000005.png" text:style-name="Internet_20_link" text:visited-style-name="Visited_20_Internet_20_Link">
000005.png</text:a>
"]</text:p>
      <!--METADATA-->
      <text:p text:style-name="P4">
<draw:frame draw:style-name="fr1" draw:name="Image123" text:anchor-type="as-char" svg:width="6.9236in" svg:height="3.629306in" draw:z-index="0">
<draw:image xlink:href="../Images/rfamandarin/2023-05-08T08-30-38-04-00/000000.png" xlink:type="simple" xlink:show="embed" xlink:actuate="onLoad" draw:mime-type="image/png"/>
</draw:frame>
 <text:a xlink:type="simple" xlink:href="https://www.rfa.org/mandarin/shishi-hecha/hc-05082023081536.html/@@images/image" text:style-name="Internet_20_link" text:visited-style-name="Visited_20_Internet_20_Link">
</text:a>
RFA drawing</text:p>
      <text:p text:style-name="P4">
Since February 24, 2022, the Chinese President Xi Jinping did not contact the Ukrainian President Zeelianzki. Until the spring of this year, Ukraine was preparing to counterattack. After the war of the war, the two called for the first time after the war; China insisted on persuading and promoting talks, and sent representatives to visit countries such as Ukraine to visit in -depth communication with all parties. On the day of Xi Ze's call, a proposal of the United Nations General Assembly mentioned "Russia's invasion of Ukraine", and China still voted in favor of the voting in the whole case. This made the outside world speculate that China's attitude towards the Russian and Ukraine War changed.</text:p>
      <text:p text:style-name="P4">
In the past year, the United States and other Western countries have continued to condemn Russia to invade Ukraine, and China, which is "friendly" with Russia, has always claimed to maintain a neutrality against Russia and Ukraine. The government and its control of public opinion have actually assisted in preaching Russia's arguments on war.</text:p>
      <text:p text:style-name="P4">
Recently, the Asian Facts Research Lab and Taiwan Democratic Laboratory (Doublethink Lab), Ukrainian Citizen Organization Detector Media and research institutions Iri BeaconProject jointly released a research- [] [] <text:a xlink:type="simple" xlink:href="https://www.rfa.org/mandarin/shishi-hecha/hc-05082023081536.html/first-100-days-full-report-chn-simplified.pdf" text:style-name="Internet_20_link" text:visited-style-name="Visited_20_Internet_20_Link">
</text:a>
Essence The research report shows that within 100 days after the Russian army invaded Ukraine, the narrative of Chinese information space repeats the Russian narrative in a low cost manner, and the common theme can be observed in the two information spaces of China and Russia: anti -American and anti -Western mood, It is determined that Russia is a victim and hero.</text:p>
      <text:p text:style-name="P4">
In the second year of the Russian war, similar communication phenomena are still continuing. Asian facts check the laboratory to observe China's narrative of Russia and Ukraine's conflict, and find that the Chinese media often reproduce Russian arguments, but the publicity focus has been adjusted. "Heroes", the United States is the "villain" for "arch fire".</text:p>
      <text:p text:style-name="P4">
<text:span text:style-name="T4">
 Research: During the Russian and Ukraine War, China Copy Russian narrative </text:span>
</text:p>
      <text:p text:style-name="P4">
The above report collected narratives from February 12 to May 31, 2022, and chose three topics to analyze: the theory of the biological weapon laboratory, the Bucha Massacre, and sanction Russia. Based on character, story meaning and manipulation techniques analysis of narratives, the characters of Western countries, Russia, Ukraine and other countries are further subdivided into heroes, villains, victims, and chess pieces.</text:p>
      <text:p text:style-name="P4">
Narrative analysis shows that Chinese narrative repeats Russian narrative in a low cost manner in Mandarin information space. One way is to induce or directly quote Russian officials or media in the middle of the Chinese context. In the conspiracy theory of the Biotechnology Laboratory, Russia plays the dual identity of heroes and victims in both information spaces. Sino -Russian propaganda aims to promote a narrative, that is, the United States and Ukraine are cooperating to attack Russia.</text:p>
      <text:p text:style-name="P4">
In narratives against Russian sanctions, Russia is usually depicted as victims, and narratives observed in the two information spaces of China and Russia have highlighted western institutions and international communities in Russia's sanctions. For example, in the narrative of the Buzha Massacre, many media reports described Western society as villains, while Russia was depicted as victims. These narratives pay special attention to the responsibility of the Buzha Massacre to Ukraine and the West.</text:p>
      <text:p text:style-name="P4">
Other agencies have also found that the main narrative of the use of false information in Russia continued during the Russian and Ukraine War. In order to expose and combat foreign publicity and false information, the "Global participation center" (GEC) was established on the occasion of the anniversary of the Russia and Ukraine [] [] <text:a xlink:type="simple" xlink:href="https://www.state.gov/disarming-disinformation/%E8%99%9A%E5%81%87%E4%BF%A1%E6%81%AF%E8%BD%AE%E7%9B%98%E8%B5%8C%E5%8D%9A%EF%BC%9A%E5%85%8B%E9%87%8C%E5%A7%86%E6%9E%97%E5%AE%AB%E4%B8%BA%E6%97%A0%E7%90%86%E6%88%98%E4%BA%89%E8%AF%A1%E8%BE%A9%E7%9A%84/" text:style-name="Internet_20_link" text:visited-style-name="Visited_20_Internet_20_Link">
</text:a>
Report, the five most important false remarks used in Russia's false information and publicity ecosystems: 1)NATO's siege to Russia and Russia "not an invaders"; 2)"Ukrainian provocation" and "racial extinction to Donbas"; 3)Naziization and de -militaryization; 4)Re -describe the war from "de -Nazi" to "Satanhua"; 5)"Defend Russia's sovereignty" against the West.</text:p>
      <text:p text:style-name="P4">
"Global Participation Center" special envoy and coordinator James Rubin recently accepted <text:a xlink:type="simple" xlink:href="https://twitter.com/BBCr4today/status/1629040287212269570" text:style-name="Internet_20_link" text:visited-style-name="Visited_20_Internet_20_Link">
</text:a>
It was said that China repeated Russia's lies on this war over and over again, repeating Russia's lies in biological weapons claims, and also said that the United States promoted the war, which was their false statement. According to <text:a xlink:type="simple" xlink:href="https://www.dw.com/zh/%E7%BE%8E%E5%9B%BD%E5%9B%BD%E5%8A%A1%E9%99%A2%E7%89%B9%E4%BD%BF%E4%B8%AD%E5%9B%BD%E5%9C%A8%E5%85%A8%E7%90%83%E8%8A%B1%E8%B4%B9%E6%95%B0%E5%8D%81%E4%BA%BF%E4%BC%A0%E6%92%AD%E8%99%9A%E5%81%87%E4%BF%A1%E6%81%AF/a-64852300" text:style-name="Internet_20_link" text:visited-style-name="Visited_20_Internet_20_Link">
</text:a>
Rubin said that China spent billions of spreading false information worldwide, including false information that is completely consistent with Russia on the Ukraine issue.</text:p>
      <text:p text:style-name="P4">
<text:span text:style-name="T4">
 Chinese propaganda theme persuasion and vs arch fire </text:span>
</text:p>
      <text:p text:style-name="P4">
Russia has invaded Ukraine for more than 14 months. According to the future media and false information research centers set up by the Taiwan Artificial Intelligence Laboratory (TAIWAN AILABS). The decrease after month, from February to April this year, significantly increased.</text:p>
      <text:p text:style-name="P4">
<draw:frame draw:style-name="fr1" draw:name="Image124" text:anchor-type="as-char" svg:width="6.9236in" svg:height="2.704079in" draw:z-index="0">
<draw:image xlink:href="../Images/rfamandarin/2023-05-08T08-30-38-04-00/000001.png" xlink:type="simple" xlink:show="embed" xlink:actuate="onLoad" draw:mime-type="image/png"/>
</draw:frame>
</text:p>
      <text:p text:style-name="P4">
Many major events occurred from February to April this year, including the anniversary of the Russian and Ukraine War, Xi Jinping visited Russia, Finland to join NATO, etc.; Asian facts investigated the laboratory to review Chinese diplomats recently about Russia and Ukraine's conflict, and found that they often mentioned China " Persuading and talking "," arch fire "in the United States. The views of these high -level officials have also been further spread and amplified through domestic media.</text:p>
      <text:p text:style-name="P4">
<draw:frame draw:style-name="fr1" draw:name="Image125" text:anchor-type="as-char" svg:width="6.9236in" svg:height="7.78328in" draw:z-index="0">
<draw:image xlink:href="../Images/rfamandarin/2023-05-08T08-30-38-04-00/000003.png" xlink:type="simple" xlink:show="embed" xlink:actuate="onLoad" draw:mime-type="image/png"/>
</draw:frame>
From February 20th to 27th, 2023, China ’s key speech on Russia and Ukraine's conflict (Asian factual inspection laboratory collation / watch) <text:a xlink:type="simple" xlink:href="https://www.rfa.org/mandarin/shishi-hecha/hc-05082023081536.html/56fe2-7c219ad48868683c.png" text:style-name="Internet_20_link" text:visited-style-name="Visited_20_Internet_20_Link">
</text:a>
Taiwan Artificial Intelligence Laboratory (TAIWAN AILABS) Future Media and False Information Research Center inquired about the number of keywords such as "persuasion and promotion" and "arch fire" of the Chinese Ministry of Foreign Affairs, and found that the Chinese Ministry of Foreign Affairs said in the early days of the Russia and Ukraine. But the peak of use occurred from from February to April this year. It should be noted that China often uses these two words to respond to the issue of Russia and Ukraine, but when talking about the situation of the Taiwan Strait, it will also accuse the American arch fire.</text:p>
      <text:p text:style-name="P4">
<draw:frame draw:style-name="fr1" draw:name="Image126" text:anchor-type="as-char" svg:width="6.9236in" svg:height="2.799445in" draw:z-index="0">
<draw:image xlink:href="../Images/rfamandarin/2023-05-08T08-30-38-04-00/000004.png" xlink:type="simple" xlink:show="embed" xlink:actuate="onLoad" draw:mime-type="image/png"/>
</draw:frame>
</text:p>
      <text:p text:style-name="P4">
<draw:frame draw:style-name="fr1" draw:name="Image127" text:anchor-type="as-char" svg:width="6.9236in" svg:height="2.770079in" draw:z-index="0">
<draw:image xlink:href="../Images/rfamandarin/2023-05-08T08-30-38-04-00/000005.png" xlink:type="simple" xlink:show="embed" xlink:actuate="onLoad" draw:mime-type="image/png"/>
</draw:frame>
The Chinese Ministry of Foreign Affairs mentioned the number of times the "persuasion and talk" (above) and "arch fire" (pictured below). Source: Taiwan Artificial Intelligence Lab -Future Media and False Information Research Center <text:a xlink:type="simple" xlink:href="https://www.rfa.org/mandarin/shishi-hecha/hc-05082023081536.html/56fe3-4e0b534a90e85206-4fc470cf623081f34eca-4e2d570b59164ea490e86bcf546863d05230300c62f1706b300d76846b21657830024f866e90-53f070634eba5de5667a61675be69a575ba4-672a4f865a929ad466a8865b50478a0a606f78147a764e2d5fc3.png" text:style-name="Internet_20_link" text:visited-style-name="Visited_20_Internet_20_Link">
</text:a>
</text:p>
      <text:p text:style-name="P4">
今年2月以來，中国陆续发布 <text:a xlink:type="simple" xlink:href="https://www.fmprc.gov.cn/wjbxw_new/202302/t20230221_11028322.shtml#:~:text=%E4%B8%AD%E5%9B%BD%E5%9B%BD%E5%AE%B6%E4%B8%BB%E5%B8%AD%E4%B9%A0%E8%BF%91%E5%B9%B3%E6%8F%90%E5%87%BA,%E4%B8%96%E7%95%8C%E6%8C%81%E4%B9%85%E5%92%8C%E5%B9%B3%E4%B8%8E%E5%8F%91%E5%B1%95%E3%80%82" text:style-name="Internet_20_link" text:visited-style-name="Visited_20_Internet_20_Link">
</text:a>
、 <text:a xlink:type="simple" xlink:href="https://www.fmprc.gov.cn/zyxw/202302/t20230224_11030707.shtml" text:style-name="Internet_20_link" text:visited-style-name="Visited_20_Internet_20_Link">
 </text:a>
 ， <text:a xlink:type="simple" xlink:href="http://politics.people.com.cn/BIG5/n1/2023/0320/c1024-32647061.html" text:style-name="Internet_20_link" text:visited-style-name="Visited_20_Internet_20_Link">
</text:a>
Published articles in the Russian media, we can see that China has set its role as the advocate, persuasion and talked promoters who are in crisis in crisis, stand on justice and correct side.</text:p>
      <text:p text:style-name="P4">
The Chinese statement after the call of Xi Jinping and Zeelianzki made it clear that "the core position is to persuade and promote talks", "China will persist in persuasion and talk, and make its own efforts to stop the fire and restore peace as soon as possible." If the set is listed at the beginning of this article, according to the character category defined in the report, China is shaping itself as a "hero".</text:p>
      <text:p text:style-name="P4">
Faced with Western countries such as the United States accusing China of might help Russia, China has denied that any of the conflict provides weapons and shaped its "victims" to be discredited.</text:p>
      <text:p text:style-name="P4">
Regarding military aid disputes, China clarified on the one hand, on the one hand, it takes the opportunity to spread the United States and other Western countries as the "arched fire" anti -decent to transport deadly weapons to the Ukraine battlefield and the fortune of war. The Ministry of Foreign Affairs spokesman Mao Ning said on April 6. "There are military groups such as NATO in the United States that have unprecedented responsibilities for the Ukrainian crisis." Xinhuanet <text:a xlink:type="simple" xlink:href="http://www.xinhuanet.com/mil/2023-02/22/c_1211731674.htm" text:style-name="Internet_20_link" text:visited-style-name="Visited_20_Internet_20_Link">
</text:a>
, China News Service <text:a xlink:type="simple" xlink:href="https://www.chinanews.com.cn/gj/2023/03-03/9964952.shtml" text:style-name="Internet_20_link" text:visited-style-name="Visited_20_Internet_20_Link">
</text:a>
wait.</text:p>
      <text:p text:style-name="P4">
<text:span text:style-name="T4">
 The media played the problem and enlarge the false narrative </text:span>
</text:p>
      <text:p text:style-name="P4">
Asian facts investigated the laboratory observed that in the Russia and Ukraine War, China stood criticized the United States and NATO, but when foreign officials spoke in formal occasions, they were relatively restrained on certain sensitive issues. However, many official background media will further interpret and add misleading and false details on the basis of official statements (Reference: <text:a xlink:type="simple" xlink:href="https://www.rfa.org/mandarin/shishi-hecha/hc-03232023132923.html" text:style-name="Internet_20_link" text:visited-style-name="Visited_20_Internet_20_Link">
</text:a>
); In view of view reviews, Chinese media often unilaterally quote the comments from Russian media and experts.</text:p>
      <text:p text:style-name="P4">
For example, when Bayeng visited Ukraine in February, <text:a xlink:type="simple" xlink:href="https://www.mfa.gov.cn/web/fyrbt_673021/202302/t20230221_11028718.shtml" text:style-name="Internet_20_link" text:visited-style-name="Visited_20_Internet_20_Link">
</text:a>
Only a brief response: "All parties, especially large powers, should adopt a responsible attitude to create conditions for persuasion and talks, and do more things that are conducive to politics, and should not be poured on the fire, let alone profit."</text:p>
      <text:p text:style-name="P4">
From February 20th to 21st, the Global Network issued many targeted reports on Biden's visit to Ukraine. The following three are listed:</text:p>
      <text:p text:style-name="P4">
<text:a xlink:type="simple" xlink:href="https://world.huanqiu.com/article/4Bme6NdOHID" text:style-name="Internet_20_link" text:visited-style-name="Visited_20_Internet_20_Link">
</text:a>
It is pointed out that Medvedev, vice chairman of the Russian Federal Security Conference, issued a post in a social media, saying that Kiev, the west direction, provides a large number of weapons and funds, allows NATO countries to earn a lot of funds and "hide" weapons to sell Give terrorists from all over the world.</text:p>
      <text:p text:style-name="P4">
<text:a xlink:type="simple" xlink:href="https://world.huanqiu.com/article/4BnCpMdCqsq" text:style-name="Internet_20_link" text:visited-style-name="Visited_20_Internet_20_Link">
 </text:a>
 <text:a xlink:type="simple" xlink:href="https://m.huanqiu.com/article/4BnCpMdCqsq" text:style-name="Internet_20_link" text:visited-style-name="Visited_20_Internet_20_Link">
</text:a>
"One article quoted a large number of Twitter netizens and questioned why Biden did not go to Ohio, who had not recently occurred in the" poison train incident ", and mocked Biden's comics, photos, etc., and this article also appeared Russian scholars quoted by the above reports. Gu Xiefu and Zalin.</text:p>
      <text:p text:style-name="P4">
Some of the previous news, some only reported a single Russian official statement. Although some quoted the contents of British and American media such as the Guardian and New Year, the content of the British and American media reports, but in terms of views, it is obvious that the Russian scholars interviewed by Russian media reports are obviously reported by Russian media reports. Mainly.</text:p>
      <text:p text:style-name="P4">
Another case is Finland's joining NATO. Chinese diplomats have repeatedly criticized NATO's eastward expansion in the past, but in May last year, when talking about Finland's application to join NATO, the Chinese side called "major progress" and said that it would bring new factors to China and Fen relations. It was officially joined in NATO in April, and the official Chinese official did not make a statement.</text:p>
      <text:p text:style-name="P4">
Asian facts investigation of the laboratory noticed that Chinese officials dealt with Finland's entry into NATO relatively cold, but China Daily, CCTV and other media reported <text:a xlink:type="simple" xlink:href="https://cn.chinadaily.com.cn/a/202304/05/WS642cae03a3102ada8b236dff.html" text:style-name="Internet_20_link" text:visited-style-name="Visited_20_Internet_20_Link">
</text:a>
 ，<text:a xlink:type="simple" xlink:href="https://big5.sputniknews.cn/20230405/1049292973.html" text:style-name="Internet_20_link" text:visited-style-name="Visited_20_Internet_20_Link">
 </text:a>
It also quoted the analysis of the so -called Chinese experts, saying that Finland's joining NATO will damage European security.</text:p>
      <text:p text:style-name="P4">
From the above reports, we can see that Chinese official media continue to quote the remarks of Russian officials or media, as well as traces of China -Russia propaganda and cooperation; on the other hand, it also shows the role and division of labor in propaganda work by Chinese officials and official media.</text:p>
      <text:p text:style-name="P4">
<text:span text:style-name="T4">
in conclusion</text:span>
</text:p>
      <text:p text:style-name="P4">
Through the above -mentioned research, the data of the Future Media and False Information Research Center, and the in -depth analysis of the main points of China and Ukraine's conflict on Russia and Ukraine, we have found that since the war, China has a narrative on this war. Its changes and unchanged. It is unchanged that the war narrative of the Chinese media has always maintained a certain degree of consistency with the public opinion of the Russian media; what changes is that in the war narrative of Chinese media and official speeches, China has a subtle change in its own role positioning. From the beginning of the war, from the early stage The official surface maintains neutrality, and if he wants to put himself out of the event, it will become a "person" that actively builds peaceful maintenanceers in the later period.</text:p>
      <text:p text:style-name="P4">
Asian facts check the laboratory summary observed phenomenon: 1)Since the Kaijie War of Russia and Ukraine, China has been assisting Russia to propaganda through quotation, reprinting, etc., and has continued to blame the United States and the West; 2)China particularly spread its "persuasion and talk" in particular this year, accusing the United States of "arch fire pouring fuel", including the Chinese statement after Xi Jinping and Zellegiski called, and also used these two words; 3)It involves more sensitive issues such as US leaders' visits and specific countries joining NATO. The official official speech is relatively restrained. The official media quoted Russian officials, media statements, or so -called international expert analysis to achieve critical purposes.</text:p>
      <text:p text:style-name="P4">
<text:span text:style-name="T4">
 Attachment: One hundred days invading Ukraine: Analysis of the war narrative of the two countries and Russia </text:span>
</text:p>
      <text:p text:style-name="P4">
<text:a xlink:type="simple" xlink:href="https://www.rfa.org/mandarin/shishi-hecha/hc-05082023081536.html/first-100-days-full-report-chn-simplified.pdf" text:style-name="Internet_20_link" text:visited-style-name="Visited_20_Internet_20_Link">
</text:a>
</text:p>
      <text:p text:style-name="P4">
<text:a xlink:type="simple" xlink:href="https://www.rfa.org/mandarin/shishi-hecha/hc-05082023081536.html/first-100-days-report-summary-chn-simplified.png" text:style-name="Internet_20_link" text:visited-style-name="Visited_20_Internet_20_Link">
 </text:a>
</text:p>
      <text:p text:style-name="P4">
News Source: <text:a xlink:type="simple" xlink:href="https://www.rfa.org/mandarin/shishi-hecha/hc-05082023081536.html" text:style-name="Internet_20_link" text:visited-style-name="Visited_20_Internet_20_Link">
https://www.rfa.org/mandarin/shishi-hecha/hc-05082023081536.html</text:a>
</text:p>
      <!--NEWS-->
      <text:h text:style-name="P10" text:outline-level="1">
<text:span text:style-name="T4">
Western Canadian wildfire, Liaoyuan Abada Province, urgent state of 30,000 people withdrawn</text:span>
</text:h>
      <text:p text:style-name="P4">
Publisher: 法新社</text:p>
      <text:p text:style-name="P4">
Published Time: 2023-05-08T08:32:08+00:00</text:p>
      <text:p text:style-name="P4">
Modified Time: 2023-05-08T08:20:04+00:00</text:p>
      <text:p text:style-name="P4">
Description: (Agence France -Presse, Montreal, 7th) Western Canada's wildfire spreads, and there are more than 100 flames that continue to be burned. After Alberta entered an emergency yesterday, the authorities demanded that more residents evacuate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8" text:anchor-type="as-char" svg:width="6.9236in" svg:height="3.617581in" draw:z-index="0">
<draw:image xlink:href="../Images/rficn/2023-05-08T08-32-08-00-00/000000.png" xlink:type="simple" xlink:show="embed" xlink:actuate="onLoad" draw:mime-type="image/png"/>
</draw:frame>
More than 20 firefield fires in Alberta have not been controlled, and about 30,000 people have received a notice of evacuation.</text:p>
      <text:p text:style-name="P4">
Governor Danielle Smith said that the situation was "never seen before, and it was announced yesterday that he entered an emergency.</text:p>
      <text:p text:style-name="P4">
Abada is one of the largest oil -producing areas in the world. Smith said that the province is hot and dry this spring, and only star fires will cause terrible wildfires.</text:p>
      <text:p text:style-name="P4">
The Abida Wildfire Agency spokesman Christietucker said that the southern region was scattered today that firefighters were close to areas that could not enter because of the "extreme wildfire", but the situation in the north was still very difficult.</text:p>
      <text:p text:style-name="P4">
"We have to deal with wildfires that threaten communities or life."</text:p>
      <text:p text:style-name="P4">
COLINBLAIR, Director of Alberta Emergency Management Agency, said that due to the continued black smoke and continuous fire, it is difficult to evaluate the property losses in some areas.</text:p>
      <text:p text:style-name="P4">
In Fox Lake in northern Abdam, a fire burned 20 houses, a store, and a police station. Some residents had to take a boat or helicopter to evacuate.</text:p>
      <text:p text:style-name="P4">
The neighboring British Columbia was out of control, forcing people to leave their homes. The authorities warned that under the strength of strong winds, the fire was expected to be even more out of control in the next few days. (Translator: Zheng Shiyun/Calculate: Chen Zhengyi)</text:p>
      <text:p text:style-name="P4">
News Source: <text:a xlink:type="simple" xlink:href="https://www.rfi.fr/cn/%E5%9B%BD%E9%99%85%E6%8A%A5%E9%81%93/20230508-%E5%8A%A0%E6%8B%BF%E5%A4%A7%E8%A5%BF%E9%83%A8%E9%87%8E%E7%81%AB%E7%87%8E%E5%8E%9F-%E4%BA%9A%E4%BC%AF%E8%BE%BE%E7%9C%81%E7%B4%A7%E6%80%A5%E7%8A%B6%E6%80%813%E4%B8%87%E4%BA%BA%E6%92%A4%E7%A6%BB" text:style-name="Internet_20_link" text:visited-style-name="Visited_20_Internet_20_Link">
https://www.rfi.fr/cn/%E5%9B%BD%E9%99%85%E6%8A%A5%E9%81%93/20230508-%E5%8A%A0%E6%8B%BF%E5%A4%A7%E8%A5%BF%E9%83%A8%E9%87%8E%E7%81%AB%E7%87%8E%E5%8E%9F-%E4%BA%9A%E4%BC%AF%E8%BE%BE%E7%9C%81%E7%B4%A7%E6%80%A5%E7%8A%B6%E6%80%813%E4%B8%87%E4%BA%BA%E6%92%A4%E7%A6%BB</text:a>
</text:p>
      <!--NEWS-->
      <text:h text:style-name="P10" text:outline-level="1">
<text:span text:style-name="T4">
Saint -Germain slaughtering the weak team to supplement the leader of the French enlightenment and turn danger into peace</text:span>
</text:h>
      <text:p text:style-name="P4">
Publisher: 法新社</text:p>
      <text:p text:style-name="P4">
Published Time: 2023-05-08T08:32:09+00:00</text:p>
      <text:p text:style-name="P4">
Modified Time: 2023-05-08T08:05:02+00:00</text:p>
      <text:p text:style-name="P4">
Description: (Agence France -Presse, Paris, 7th) The Paris Saint -Germain of Paris Saint -Germain on the French League of French League defeated the second place Trwa 3-1 today. In the past week, Saint -Germain has not been smooth.</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3.617581in" draw:z-index="0">
<draw:image xlink:href="../Images/rficn/2023-05-08T08-32-09-00-00/000000.png" xlink:type="simple" xlink:show="embed" xlink:actuate="onLoad" draw:mime-type="image/png"/>
</draw:frame>
Saint -Germain lost to Loreon last weekend, so fans ran to the club headquarters to protest outside the door of the injured Brazilian star Neymar.</text:p>
      <text:p text:style-name="P4">
In addition to wounded and losing, according to media reports, Argentine star Lionel MESSI was also banned for 2 weeks for two weeks of the race for 2 weeks for not being allowed to go to Saudi Arabia.</text:p>
      <text:p text:style-name="P4">
Fortunately, Saint -Germain relied on the weak team to replenish blood today. In addition, Marseille lost to Langs at 1 to 2. Saint -Germain still led Langs with 6 points in the standings and led the third rival Marseille 8 points.</text:p>
      <text:p text:style-name="P4">
News Source: <text:a xlink:type="simple" xlink:href="https://www.rfi.fr/cn/%E8%BF%90%E5%8A%A8%E5%A4%A9%E5%9C%B0/20230508-%E5%9C%A3%E6%97%A5%E8%80%B3%E6%9B%BC%E5%AE%B0%E5%BC%B1%E9%98%9F%E8%BF%9B%E8%A1%A5-%E6%B3%95%E7%94%B2%E9%BE%99%E5%A4%B4%E8%BD%AC%E5%8D%B1%E4%B8%BA%E5%AE%89" text:style-name="Internet_20_link" text:visited-style-name="Visited_20_Internet_20_Link">
https://www.rfi.fr/cn/%E8%BF%90%E5%8A%A8%E5%A4%A9%E5%9C%B0/20230508-%E5%9C%A3%E6%97%A5%E8%80%B3%E6%9B%BC%E5%AE%B0%E5%BC%B1%E9%98%9F%E8%BF%9B%E8%A1%A5-%E6%B3%95%E7%94%B2%E9%BE%99%E5%A4%B4%E8%BD%AC%E5%8D%B1%E4%B8%BA%E5%AE%89</text:a>
</text:p>
      <!--NEWS-->
      <text:h text:style-name="P10" text:outline-level="1">
<text:span text:style-name="T4">
Hong Kong stocks closing high</text:span>
</text:h>
      <text:p text:style-name="P4">
Publisher: 法新社</text:p>
      <text:p text:style-name="P4">
Published Time: 2023-05-08T09:02:08+00:00</text:p>
      <text:p text:style-name="P4">
Modified Time: 2023-05-08T08:50:01+00:00</text:p>
      <text:p text:style-name="P4">
Description: (Agence France -Presse, Hong Kong, 8th) The US employment data is strong. In addition, the regional bank stock rebound has caused the main index of the Wall Street stock market for 5 days. The Hong Kong stock market today follows the US stock market to increase by more than 1%.</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0" text:anchor-type="as-char" svg:width="6.9236in" svg:height="3.617581in" draw:z-index="0">
<draw:image xlink:href="../Images/rficn/2023-05-08T09-02-08-00-00/000000.png" xlink:type="simple" xlink:show="embed" xlink:actuate="onLoad" draw:mime-type="image/png"/>
</draw:frame>
The Hang Seng Index rose 247.72 points, an increase of 1.24%to 20297.03 points.</text:p>
      <text:p text:style-name="P4">
The Shanghai Comprehensive stock price index raised 60.50 points, or 1.81%, to 3395.00 points; the Shenzhen Comprehensive stock price index rose 9.06 points, or 0.44%to 2046.92 points.</text:p>
      <text:p text:style-name="P4">
News Source: <text:a xlink:type="simple" xlink:href="https://www.rfi.fr/cn/%E8%B4%A2%E7%BB%8F%E5%BF%AB%E8%AE%AF/20230508-%E6%B8%AF%E8%82%A1%E6%94%B6%E9%AB%98" text:style-name="Internet_20_link" text:visited-style-name="Visited_20_Internet_20_Link">
https://www.rfi.fr/cn/%E8%B4%A2%E7%BB%8F%E5%BF%AB%E8%AE%AF/20230508-%E6%B8%AF%E8%82%A1%E6%94%B6%E9%AB%98</text:a>
</text:p>
      <!--NEWS-->
      <text:h text:style-name="P10" text:outline-level="1">
<text:span text:style-name="T4">
Guo Taiming vowed that if he was elected president of Taiwan, he would maintain peace with China</text:span>
</text:h>
      <text:p text:style-name="P4">
Author: chinese@voanews.com (美国之音)</text:p>
      <text:p text:style-name="P4">
Publisher: 美国之音中文网 (Type: NewsMediaOrganization)</text:p>
      <text:p text:style-name="P4">
Published Time: 2023-05-08T09:15:03+08:00</text:p>
      <text:p text:style-name="P4">
Modified Time: 2023-05-08 10:25:52Z</text:p>
      <text:p text:style-name="P4">
Description: Foxconn's billionaire founder Guo Taiming vowed at a rally on Sunday that if he was elected as the President of Taiwan, he would be able to "maintain" the peace between this democratic autonomous island and China.</text:p>
      <text:p text:style-name="P4">
Videos: []</text:p>
      <text:p text:style-name="P4">
Images: []</text:p>
      <text:p text:style-name="P4">
Categories: ['台湾', '中国']</text:p>
      <text:p text:style-name="P4">
Type: None</text:p>
      <!--METADATA-->
      <text:p text:style-name="P4">
Nonenone</text:p>
      <text:p text:style-name="P4">
News Source: <text:a xlink:type="simple" xlink:href="https://www.voachinese.com/a/foxconn-founder-vows-to-preserve-peace-with-china-if-elected-taiwan-president/7083044.html" text:style-name="Internet_20_link" text:visited-style-name="Visited_20_Internet_20_Link">
https://www.voachinese.com/a/foxconn-founder-vows-to-preserve-peace-with-china-if-elected-taiwan-president/7083044.html</text:a>
</text:p>
      <!--NEWS-->
      <text:h text:style-name="P10" text:outline-level="1">
<text:span text:style-name="T4">
Australia appropriations for the next four years to relieve the cost of living costs</text:span>
</text:h>
      <text:p text:style-name="P4">
Author: 联合早报 (Person)</text:p>
      <text:p text:style-name="P4">
Publisher: 联合早报 (Organization)</text:p>
      <text:p text:style-name="P4">
Published Time: 2023-05-08T09:25</text:p>
      <text:p text:style-name="P4">
Modified Time: 2023-05-08T09:38</text:p>
      <text:p text:style-name="P4">
Description: The Australian government announced on Monday (May 8) that in the next four years, it will be included in the federal budget of $ 14.6 billion (about S $ 13 billion) as a bailout for families and enterprises to deal with the cost of living, and promise that it will not cause nomination Expansion. Reuters reports that the Australian government said, this ... this ...</text:p>
      <text:p text:style-name="P4">
Videos: []</text:p>
      <text:p text:style-name="P4">
Audios: []</text:p>
      <text:p text:style-name="P4">
Images: []</text:p>
      <text:p text:style-name="P4">
Type: NewsArticle</text:p>
      <text:p text:style-name="P4">
Breadcrumbs: ['即时', '国际']</text:p>
      <text:p text:style-name="P4">
Keywords: ['澳大利亚', '财政预算案', '通胀']</text:p>
      <!--METADATA-->
      <text:p text:style-name="P4">
The Australian government announced on Monday (May 8) that in the next four years, it will be included in the federal budget of $ 14.6 billion (about S $ 13 billion) as a bailout for families and enterprises to deal with the cost of living, and promise that it will not cause nomination Expansion.</text:p>
      <text:p text:style-name="P4">
Reuters reports that the Australian government said the plan will directly alleviate the pressure brought by prices and inflation. Although the inflation rate in the first quarter of Australia has slowed down, it is still close to 7.0%of the 30 -year high.</text:p>
      <text:p text:style-name="P4">
The Australian Minister of Finance Chammer said: "The core of the fiscal budget ... is to ensure that the cost of alleviating the cost of living will not exacerbate inflation."</text:p>
      <text:p text:style-name="P4">
Chammer will announce the federal budget on Tuesday (9th).</text:p>
      <text:p text:style-name="P4">
It is reported that the Australian government will provide financial assistance for more than 5 million low -income families, small enterprises and pensions to assist them in responding high electricity bills.</text:p>
      <text:p text:style-name="P4">
Charmers has repeatedly emphasized that his budget will limit expenditure to avoid increasing inflation pressure. The Australian Reserve Bank suddenly announced the interest rate hike last week, causing the market to shock.</text:p>
      <text:p text:style-name="P4">
Australian Federal Reserve Bank warned last Friday (5th) that considering that productivity growth was slow, energy prices rose and rents soared, inflation was facing upward risk.</text:p>
      <text:p text:style-name="P4">
News Source: <text:a xlink:type="simple" xlink:href="https://www.zaobao.com.sg/realtime/world/story20230508-1392084" text:style-name="Internet_20_link" text:visited-style-name="Visited_20_Internet_20_Link">
https://www.zaobao.com.sg/realtime/world/story20230508-1392084</text:a>
</text:p>
      <!--NEWS-->
      <text:h text:style-name="P10" text:outline-level="1">
<text:span text:style-name="T4">
Japanese stocks low</text:span>
</text:h>
      <text:p text:style-name="P4">
Publisher: 法新社</text:p>
      <text:p text:style-name="P4">
Published Time: 2023-05-08T09:32:08+00:00</text:p>
      <text:p text:style-name="P4">
Modified Time: 2023-05-08T09:20:05+00:00</text:p>
      <text:p text:style-name="P4">
Description: (Agence France -Presse, Tokyo, 8th) Japan's Tokyo stock market closed today, mainly because investors were frustrated by the US financial industry crisi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3.617581in" draw:z-index="0">
<draw:image xlink:href="../Images/rficn/2023-05-08T09-32-08-00-00/000000.png" xlink:type="simple" xlink:show="embed" xlink:actuate="onLoad" draw:mime-type="image/png"/>
</draw:frame>
The Japanese stock base 225 index closed down 208.07 points or 0.71%, and came to 28949.88 points; Dongzhi stock price index closed 4.32 points or 0.21%to 2071.21 points.</text:p>
      <text:p text:style-name="P4">
News Source: <text:a xlink:type="simple" xlink:href="https://www.rfi.fr/cn/%E8%B4%A2%E7%BB%8F%E5%BF%AB%E8%AE%AF/20230508-%E6%97%A5%E8%82%A1%E6%94%B6%E4%BD%8E" text:style-name="Internet_20_link" text:visited-style-name="Visited_20_Internet_20_Link">
https://www.rfi.fr/cn/%E8%B4%A2%E7%BB%8F%E5%BF%AB%E8%AE%AF/20230508-%E6%97%A5%E8%82%A1%E6%94%B6%E4%BD%8E</text:a>
</text:p>
      <!--NEWS-->
      <text:h text:style-name="P10" text:outline-level="1">
<text:span text:style-name="T4">
Anwar confirmed to extend the Leonas license for six months, but with strict conditions</text:span>
</text:h>
      <text:p text:style-name="P4">
Author: 联合早报 (Person)</text:p>
      <text:p text:style-name="P4">
Publisher: 联合早报 (Organization)</text:p>
      <text:p text:style-name="P4">
Published Time: 2023-05-08T10:23</text:p>
      <text:p text:style-name="P4">
Modified Time: 2023-05-08T10:24</text:p>
      <text:p text:style-name="P4">
Description: Malaysian Prime Minister Anhua confirmed that the unity government agreed to extend the operating license of the Lenas Rare Earth Factory for six months, allowing it to withdraw the procedures for radiation waste from Malaysia before January next year. Comprehensive Xingzhou.com and "Malaysia Today" reported that Anwar Sunday (May 7) was in Ji ...</text:p>
      <text:p text:style-name="P4">
Videos: []</text:p>
      <text:p text:style-name="P4">
Audios: []</text:p>
      <text:p text:style-name="P4">
Images: []</text:p>
      <text:p text:style-name="P4">
Type: NewsArticle</text:p>
      <text:p text:style-name="P4">
Breadcrumbs: ['即时', '国际']</text:p>
      <text:p text:style-name="P4">
Keywords: ['马来西亚', '安华', '辐射', '稀土']</text:p>
      <!--METADATA-->
      <text:p text:style-name="P4">
Malaysian Prime Minister Anhua confirmed that the unity government agreed to extend the operating license of the Lenas Rare Earth Factory for six months, allowing it to withdraw the procedures for radiation waste from Malaysia before January next year.</text:p>
      <text:p text:style-name="P4">
Comprehensive Xingzhou.com and "Malaysia Today" reported that Anwar Sunday (May 7) held a meeting of the Leading Council of the Government Leading Council at the Kuala Lumpur World Trade Center on Sunday (May 7), " Lynasrare Earths LTD must be strictly observed. "</text:p>
      <text:p text:style-name="P4">
Anhua emphasized that this decision is to allow Leonas to meet the conditions attached to the operation of Malaysia.</text:p>
      <text:p text:style-name="P4">
Zheng Ligan, Minister of Science, Crafts and Innovation of Malaysia, will be issued a statement on Monday, which will be explained in detail on this decision.</text:p>
      <text:p text:style-name="P4">
The operating license of the Leonasgbin Rare Earth Factory has been extended for three years in February this year, which can be operated until March 3, 2026. However, according to the original regulations, it must produce the "cracking and immersion of radiation waste before July this year. "The program withdrew from Malaysia.</text:p>
      <text:p text:style-name="P4">
Lenas then appealed to the Ministry of Science and Technology, demanding that two key conditions for the abolition of the operating license, stating that the Malaysian government "specifically targets" Leonas, and warns hundreds of people to lose the rice bowl.</text:p>
      <text:p text:style-name="P4">
The Ministry of Science and Technology has held a hearing on this matter, and the results of the hearing will be announced in the middle of this month.</text:p>
      <text:p text:style-name="P4">
News Source: <text:a xlink:type="simple" xlink:href="https://www.zaobao.com.sg/realtime/world/story20230508-1392093" text:style-name="Internet_20_link" text:visited-style-name="Visited_20_Internet_20_Link">
https://www.zaobao.com.sg/realtime/world/story20230508-1392093</text:a>
</text:p>
      <!--NEWS-->
      <text:h text:style-name="P10" text:outline-level="1">
<text:span text:style-name="T4">
The "side effect" of the battery? Investment in Germany in Ningde Times was reviewed</text:span>
</text:h>
      <text:p text:style-name="P4">
Author: None (Language: zh)</text:p>
      <text:p text:style-name="P4">
Publisher: None</text:p>
      <text:p text:style-name="P4">
Time: 2023-05-08T10:28:00Z</text:p>
      <text:p text:style-name="P4">
Description: For some time, how many German economies have rely on China, which has caused heated discussions in Germany. In Turinen, this topic has also attracted attention. In the world's largest lithium battery manufacturer Ningde, there was a lot of investment there.</text:p>
      <text:p text:style-name="P4">
Videos: []</text:p>
      <text:p text:style-name="P4">
Images: ["<text:a xlink:type="simple" xlink:href="https://static.dw.com/image/65172827_303.jpg" text:style-name="Internet_20_link" text:visited-style-name="Visited_20_Internet_20_Link">
65172827_303.jpg</text:a>
", "<text:a xlink:type="simple" xlink:href="https://static.dw.com/image/65172838_404.jpg" text:style-name="Internet_20_link" text:visited-style-name="Visited_20_Internet_20_Link">
65172838_404.jpg</text:a>
"]</text:p>
      <text:p text:style-name="P4">
Subject: 经济纵横</text:p>
      <text:p text:style-name="P4">
Subjects: ['宁德时代', 'CATL', '图林根州', '德中经济', '经济依赖']</text:p>
      <text:p text:style-name="P4">
Keywords: ['意见反馈']</text:p>
      <text:p text:style-name="P4">
Id: 65549438</text:p>
      <!--METADATA-->
      <text:p text:style-name="P4">
<text:a xlink:type="simple" xlink:href="https://www.dw.com/zh/overlay/image/article/65549438/65172827" text:style-name="Internet_20_link" text:visited-style-name="Visited_20_Internet_20_Link">
 <draw:frame draw:style-name="fr1" draw:name="Image132" text:anchor-type="as-char" svg:width="6.9236in" svg:height="3.896998in" draw:z-index="0">
<draw:image xlink:href="../Images/dwzh/2023-05-08T10-28-00Z/65172827_303.jpg" xlink:type="simple" xlink:show="embed" xlink:actuate="onLoad" draw:mime-type="image/jpeg"/>
</draw:frame>
</text:a>
Ningde Times plans to invest a total of 1.8 billion euros in Turinen. This is the company's first factory in Europe</text:p>
      <text:p text:style-name="P4">
(Voice of Germany) in the Ningde Times (CATL), which controls 37%of the global battery market, was officially put into production in the factory in Turinen, Germany in January this year. and <text:a xlink:type="simple" xlink:href="https://www.dw.com/zh/zh/宁德时代在欧美投资遭遇阻力/a-64944983" text:style-name="Internet_20_link" text:visited-style-name="Visited_20_Internet_20_Link">
</text:a>
It occupies an important proportion of China's investment in Turinen.</text:p>
      <text:p text:style-name="P4">
According to Deguanglian, the investment ratio of Turus from China has increased from less than 10%in 2019 to 14.4%in 2020, and then reached 18.6%in 2021, and rose to 27.3%in 2022. The value and services imported from China are nearly 5 billion euros. Among them, when Ningde Times started construction in Turinen in October 2019, he promised to invest 1.8 billion euros. In addition, the manufacturer providing batteries for BMW, Audi and other car dealers also promised to create about 2,000 jobs there.</text:p>
      <text:p text:style-name="P4">
<text:a xlink:type="simple" xlink:href="https://www.dw.com/zh/zh/不忧欧中关系-中国电池厂商正式在德国量产/a-64539329" text:style-name="Internet_20_link" text:visited-style-name="Visited_20_Internet_20_Link">
</text:a>
The factory said that about 400 of more than 800 workers during the trial period were Chinese. Deguanglian reports that Chinese workers are familiar with these machines and products. After production entering the right track, the proportion of employees hired in Germany will increase.</text:p>
      <text:p text:style-name="P4">
<draw:frame draw:style-name="fr1" draw:name="Image133" text:anchor-type="as-char" svg:width="6.9236in" svg:height="3.889434in" draw:z-index="0">
<draw:image xlink:href="../Images/dwzh/2023-05-08T10-28-00Z/65172838_404.jpg" xlink:type="simple" xlink:show="embed" xlink:actuate="onLoad" draw:mime-type="image/jpeg"/>
</draw:frame>
Ningde Times in the new plant in Turinen Prefecture</text:p>
      <text:h text:style-name="P12" text:outline-level="3">
<text:span text:style-name="T4">
Economic dependence and technology dependence</text:span>
</text:h>
      <text:p text:style-name="P4">
Nonetheless, AndreasFreytag, a professor of economic policy at Yaa University, still warned that in the industrial field cooperation, if technology flows to China, it is what China is happy. He told Deguang Lian: "Ningde Times is now inseparable from many auto manufacturers." He said that China's policy is to make the West more dependent on Chinese technology.</text:p>
      <text:p text:style-name="P4">
There are also companies in Turinen to set up factories in China, such as Ruhlamat, a mechanical manufacturer. The company has 300 employees in Turinen and 800 employees in China. Chief Operating Officer Tipestca(ChristianTipecska)To Deguang Lian, "Of course, we must also maintain a good relationship with the local party organizations in China." He said that we must know that China is an authoritarian government, and the policy during the new crown epidemic shows what this means. "Sometimes it is closed around the port." Tipuska said that if Germany depends on Chinese supply, it will be a problem. But if you want to sell in China, you need to be produced locally. "The important thing is cross -cultural training." Then the communication with Chinese employees was very good.</text:p>
      <text:h text:style-name="P12" text:outline-level="3">
<text:span text:style-name="T4">
Hungarian people protest Chinese battery factory</text:span>
</text:h>
      <text:h text:style-name="P12" text:outline-level="3">
<text:span text:style-name="T4">
: Investment is a good thing</text:span>
</text:h>
      <text:p text:style-name="P4">
Deduanglian reporter also interviewed WolfgangtieFensee, Minister of Economic Minister of Economy. He believes that China's interests are also selling its products in Germany and European markets for a long time, so China must show a responsible partner image. He said that it is beneficial to get new technologies and new employment positions. Tigzawa said that China has 30 companies or participating projects in Turinen, and there is no obvious problem. However, he also said that the entire supply network needs to be examined. If the overall system is unbalanced, it will bring losses to all parties.</text:p>
      <text:p text:style-name="P4">
In addition, the settlement of Ningde Times in Turinen also brought hope to other local related suppliers: maybe they can also get some production contracts. However, another worry is that in the Ningde era, it may give priority to the suppliers who are familiar with their products and can quickly mass -produce. Deguang Lian said that KDL, a Chinese manufacturer produced by a battery shell, settled near the Turinen Factory in Ningde Times, and hired about 100 employees. Ningde Times responded that the company cooperated with many companies in Germany, such as dust -free workshop or laser technology to cooperate with Baden Fuetteburg.</text:p>
      <text:p text:style-name="P4">
<text:a xlink:type="simple" xlink:href="https://www.dw.com/zh/zh/宁德时代电池市占全球第一-习近平亦喜亦忧/a-64909967" text:style-name="Internet_20_link" text:visited-style-name="Visited_20_Internet_20_Link">
</text:a>
It reached 9.8 billion yuan (about 1.3 billion euros). Automotive manufacturers supplying batteries in Ningde Times also include Volkswagen, Tesla, Toyota, etc.</text:p>
      <text:p text:style-name="P4">
(Comprehensive report)</text:p>
      <text:p text:style-name="P4">
News Source: <text:a xlink:type="simple" xlink:href="https://www.dw.com/zh/电池的-副作用-？宁德时代在德投资受审视/a-65549438" text:style-name="Internet_20_link" text:visited-style-name="Visited_20_Internet_20_Link">
https://www.dw.com/zh/电池的-副作用-？宁德时代在德投资受审视/a-65549438?maca=chi-rss-chi-all-1127-rdf</text:a>
</text:p>
      <!--NEWS-->
      <text:h text:style-name="P10" text:outline-level="1">
<text:span text:style-name="T4">
Cheng Lei was arrested in China for 1,000 days of the Australian authorities called for people to let people go</text:span>
</text:h>
      <text:p text:style-name="P4">
Publisher: 法新社</text:p>
      <text:p text:style-name="P4">
Published Time: 2023-05-08T10:32:06+00:00</text:p>
      <text:p text:style-name="P4">
Modified Time: 2023-05-08T10:20:05+00:00</text:p>
      <text:p text:style-name="P4">
Description: (Agence France -Presse, Sydney, 8th) Australian Chinese reporter Cheng Lei, an Australian Chinese arrested in China, has been trapped for 1,000 days for suspected "leaking national secrets". The Australian authorities once again called on the Chinese authorities to release Cheng Lei and let her reunite with her famil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34" text:anchor-type="as-char" svg:width="6.9236in" svg:height="3.617581in" draw:z-index="0">
<draw:image xlink:href="../Images/rficn/2023-05-08T10-32-06-00-00/000000.png" xlink:type="simple" xlink:show="embed" xlink:actuate="onLoad" draw:mime-type="image/png"/>
</draw:frame>
Cheng Lei, 47, was born in Yueyang, Hunan. At the age of 10, he moved to Australia with his parents. He was an anchor of English Channel of China Global Television News (CGTN). In August 2020, he was detained in Beijing for suspected "leakage of national secrets"; Yue was arrested by the authorities on suspicion of "providing secrets for illegal national secrets abroad." On March 31, 2022, the Beijing Second Intermediate People's Court conducted a closed -door trial of the Chenglei case. Australian diplomats were not allowed to be listened. So far, the court has not seen the court's judgment on her.</text:p>
      <text:p text:style-name="P4">
Australian Foreign Minister, Penny Wong, continued to delay the "profound concern" of the Chenglei case. Many people think the case is for political motivation.</text:p>
      <text:p text:style-name="P4">
Cheng Lei was detained in Beijing after being arrested in 2020, and she had two young children living in Australia. Huang Yingxian said, "Although she has been separated from her family for so long, she shows strong toughness and courage." "All Australians want to see her reunite with their children."</text:p>
      <text:p text:style-name="P4">
Chenglei's boyfriend Nick Coyle wrote a sincere words, hoping that she could be released.</text:p>
      <text:p text:style-name="P4">
Ke Yili said in an article published today in the "Theaustralian", "It has been 1,000 days, and we still don't know why she was arrested and why it was deliberately blurred by the national security. I don't know when she can return to us. "</text:p>
      <text:p text:style-name="P4">
He wrote, "In this case, her two children have become victims of the opaque Chinese legal system, when they were only 9 years old and 11 years old."</text:p>
      <text:p text:style-name="P4">
After Cheng Lei was arrested, contact the outside world was almost cut off, and only the Australian Embassy Consul of the Australian Embassy went to visit the prison every month.</text:p>
      <text:p text:style-name="P4">
News Source: <text:a xlink:type="simple" xlink:href="https://www.rfi.fr/cn/%E5%9B%BD%E9%99%85%E6%8A%A5%E9%81%93/20230508-%E6%88%90%E8%95%BE%E5%9C%A8%E4%B8%AD%E5%9B%BD%E8%A2%AB%E6%8D%95%E6%BB%A11000%E6%97%A5-%E6%BE%B3%E6%B4%B2%E5%BD%93%E5%B1%80%E5%91%BC%E5%90%81%E6%94%BE%E4%BA%BA" text:style-name="Internet_20_link" text:visited-style-name="Visited_20_Internet_20_Link">
https://www.rfi.fr/cn/%E5%9B%BD%E9%99%85%E6%8A%A5%E9%81%93/20230508-%E6%88%90%E8%95%BE%E5%9C%A8%E4%B8%AD%E5%9B%BD%E8%A2%AB%E6%8D%95%E6%BB%A11000%E6%97%A5-%E6%BE%B3%E6%B4%B2%E5%BD%93%E5%B1%80%E5%91%BC%E5%90%81%E6%94%BE%E4%BA%BA</text:a>
</text:p>
      <!--NEWS-->
      <text:h text:style-name="P10" text:outline-level="1">
<text:span text:style-name="T4">
The suspect of the Small Sage was a new Nazi element</text:span>
</text:h>
      <text:p text:style-name="P4">
Author: 联合早报 (Person)</text:p>
      <text:p text:style-name="P4">
Publisher: 联合早报 (Organization)</text:p>
      <text:p text:style-name="P4">
Published Time: 2023-05-08T10:43</text:p>
      <text:p text:style-name="P4">
Modified Time: 2023-05-08T11:40</text:p>
      <text:p text:style-name="P4">
Description: The suspicion of the shooting of the Dallas Shopping Center in the United States is a new Nazi element. Xinhua News Agency reported that a shooting incident in a shopping malls in Allen, a town north of Dallas, Dali, Dazhou, in Dallas, causing nine deaths and seven injuries to the gunmen.</text:p>
      <text:p text:style-name="P4">
Videos: []</text:p>
      <text:p text:style-name="P4">
Audios: []</text:p>
      <text:p text:style-name="P4">
Images: []</text:p>
      <text:p text:style-name="P4">
Type: NewsArticle</text:p>
      <text:p text:style-name="P4">
Breadcrumbs: ['即时', '国际']</text:p>
      <text:p text:style-name="P4">
Keywords: ['美国', '得克萨斯州', '枪击事件']</text:p>
      <!--METADATA-->
      <text:p text:style-name="P4">
Darlas, Texas, USA [] <text:a xlink:type="simple" xlink:href="https://www.zaobao.com/realtime/world/story20230507-1391701" text:style-name="Internet_20_link" text:visited-style-name="Visited_20_Internet_20_Link">
</text:a>
The suspicion of the new Nazis is the new Nazis.</text:p>
      <text:p text:style-name="P4">
Xinhua News Agency reported that a shooting incident in a shopping malls in Allen, a town north of Dallas, Dali, Dazhou, in Dallas, causing nine deaths and seven injuries to the gunmen. Several US media said on the 7th that men's suspected Mauriciogarcia is 33 years old and has been a security guard and received gun training. At the time of the incident, he fired with a type of AR-15 rifle and a pistol with a pistol and was killed by a policeman at the time of the shopping mall. Police later found more weapons and ammunition in Casia cars.</text:p>
      <text:p text:style-name="P4">
The US media quoted anonymous law enforcement officials that Garcia lived in Dallas, with multiple social media accounts, and published many stickers that supported the new Nazi claims and white supremacy. The US law enforcement department is investigating whether he is driven by right -wing extremist ideas and has not yet officially released relevant information.</text:p>
      <text:p text:style-name="P4">
News Source: <text:a xlink:type="simple" xlink:href="https://www.zaobao.com.sg/realtime/world/story20230508-1392095" text:style-name="Internet_20_link" text:visited-style-name="Visited_20_Internet_20_Link">
https://www.zaobao.com.sg/realtime/world/story20230508-1392095</text:a>
</text:p>
      <!--NEWS-->
      <text:h text:style-name="P10" text:outline-level="1">
<text:span text:style-name="T4">
Biden government or use the president's authorization to speed up the 500 million US dollars in Taiwan</text:span>
</text:h>
      <text:p text:style-name="P4">
Author: None (Language: zh)</text:p>
      <text:p text:style-name="P4">
Publisher: None</text:p>
      <text:p text:style-name="P4">
Time: 2023-05-08T11:02:00Z</text:p>
      <text:p text:style-name="P4">
Description: According to media reports, Washington plans to use a license to use in Ukrainian military aid, and President Biden directly dials out inventory weapons to support Taiwan. The Taiwan Ministry of National Defense responded to the relevant reports that it was optimistic about assistance to related assistance.</text:p>
      <text:p text:style-name="P4">
Videos: []</text:p>
      <text:p text:style-name="P4">
Images: ["<text:a xlink:type="simple" xlink:href="https://static.dw.com/image/62918736_303.jpg" text:style-name="Internet_20_link" text:visited-style-name="Visited_20_Internet_20_Link">
62918736_303.jpg</text:a>
", "<text:a xlink:type="simple" xlink:href="https://static.dw.com/image/60561541_401.jpg" text:style-name="Internet_20_link" text:visited-style-name="Visited_20_Internet_20_Link">
60561541_401.jpg</text:a>
"]</text:p>
      <text:p text:style-name="P4">
Subject: 时政风云</text:p>
      <text:p text:style-name="P4">
Subjects: ['岛屿主权争端', '马英九', '专题报道：全景观看“习马会”', '专题报道：2016年台湾大选', '台湾', '南希·佩洛西']</text:p>
      <text:p text:style-name="P4">
Keywords: ['台湾', '军援乌克兰', '拜登', '美国总统', '国防部', '库存', '美国国会', '国防授权法案']</text:p>
      <text:p text:style-name="P4">
Id: 65549806</text:p>
      <!--METADATA-->
      <text:p text:style-name="P4">
<text:a xlink:type="simple" xlink:href="https://www.dw.com/zh/overlay/image/article/65549806/62918736" text:style-name="Internet_20_link" text:visited-style-name="Visited_20_Internet_20_Link">
 <draw:frame draw:style-name="fr1" draw:name="Image135" text:anchor-type="as-char" svg:width="6.9236in" svg:height="3.896998in" draw:z-index="0">
<draw:image xlink:href="../Images/dwzh/2023-05-08T11-02-00Z/62918736_303.jpg" xlink:type="simple" xlink:show="embed" xlink:actuate="onLoad" draw:mime-type="image/jpeg"/>
</draw:frame>
</text:a>
According to the "President's Extraction Authorization", US President can directly allocate inventory weapons for military aid</text:p>
      <text:p text:style-name="P4">
(Voice of Germany Chinese) Bloomberg quoted sources on weekends that Bayeng's government plans to provide a US $ 500 million weapon and equipment to Taiwan.</text:p>
      <text:p text:style-name="P4">
The United States Congress is <text:a xlink:type="simple" xlink:href="https://www.dw.com/zh/zh/中国谴责美国通过对台军援预算/a-64204524" text:style-name="Internet_20_link" text:visited-style-name="Visited_20_Internet_20_Link">
</text:a>
Among them, the authorized President Biden used the "President's Extract Right" (PDA) to offer defense equipment or services from the Ministry of National Defense to more than $ 1 billion. This urgent authorization allows the president to extract materials from the United States without the approval of Congress in emergency situations. This will speed up <text:a xlink:type="simple" xlink:href="https://www.dw.com/zh/zh/美众议院兵棋推演台海冲突-结论必须全面武装台湾/a-65398180" text:style-name="Internet_20_link" text:visited-style-name="Visited_20_Internet_20_Link">
</text:a>
Progress.</text:p>
      <text:p text:style-name="P4">
According to Reuters, the United States has adopted this way to provide more than 30 military aid for Ukraine. Last week, the United States announced that it provided Ukraine with a maximum of $ 300 million in military equipment, in this form. However, the "President's Extraction right" has not been used to provide weapons to Taiwan.</text:p>
      <text:h text:style-name="P12" text:outline-level="3">
<text:span text:style-name="T4">
The Ministry of Defense of Taiwan: Optimism</text:span>
</text:h>
      <text:p text:style-name="P4">
In the past three years, China has increased its military pressure on Taiwan. Last month, after the President Tsai Ing -wen's transit California met the Speaker of the US House of Representatives Kevin McCarthy during California, China held a military exercise again around Taiwan.</text:p>
      <text:h text:style-name="P12" text:outline-level="3">
<text:span text:style-name="T4">
In the face of China's threats to Taiwan missiles, it is sufficient to defend?</text:span>
</text:h>
      <text:p text:style-name="P4">
According to the Taiwan Central News Agency, the Ministry of National Defense of Taiwan responded to the relevant media reports that PDA was one of the "Strengthening Taiwan Toughness Act" of the US Defense Authorization Act (NDAA) in 2023. Delaying the defense gap of transportation. For the assistance of AIA or allies, the Ministry of National Defense is "optimistic".</text:p>
      <text:p text:style-name="P4">
Since last year, Taiwan has been complaining that the United States has been delivering the "stab needle"(Stinger)Delayed air defense missiles and other weapons. Weapons are currently focusing on providing equipment to Ukraine. Some American councilors have expressed concern about this issue. Taiwan Defense Minister Qiu Guozheng said last Thursday that due to the interference of the supply chain, the progress of the United States to hand over 66 F-16V fighters to Taiwan was delayed.</text:p>
      <text:p text:style-name="P4">
A spokesman for the Pentagon said on Friday that the US Minister of Defense Austin mentioned in front of the Senate Military Commission in February this year that the Ministry of Defense intends to use the authorization of 1 billion US dollars to provide weapons to Taiwan through the "president's extraction right".</text:p>
      <text:p text:style-name="P4">
<draw:frame draw:style-name="fr1" draw:name="Image136" text:anchor-type="as-char" svg:width="6.9236in" svg:height="3.896998in" draw:z-index="0">
<draw:image xlink:href="../Images/dwzh/2023-05-08T11-02-00Z/60561541_401.jpg" xlink:type="simple" xlink:show="embed" xlink:actuate="onLoad" draw:mime-type="image/jpeg"/>
</draw:frame>
The US "Assassin" missile delivery delay</text:p>
      <text:h text:style-name="P12" text:outline-level="3">
<text:span text:style-name="T4">
Expert: Miss</text:span>
</text:h>
      <text:p text:style-name="P4">
Visiting Researcher Sayes, a visiting researcher at the Institute of Public Policy of the Washington Think Tank(EricSayers)To Bloomberg, "this should be regarded as a positive first step. Using these new authorizations, it should start to accelerate the problem of deterrent asymmetry between cross -strait." He also expects that Congress will promote the government's use of all of them. 100 million US dollars, providing weapons to Taiwan.</text:p>
      <text:p text:style-name="P4">
It is unclear if it is implemented at present, what specific content of the military aid for Taiwan. Su Ziyun, director of the National Defense Strategy and Resources Research Institute of Taiwan National Defense Safety Research Institute, accepted a reporter from the Central News Agency that about 3,000 US $ 3,000 or 6,000 thorns missiles, or 500 fish fork anti -ship missiles, or 120 patriotic 3 Type missiles can quickly strengthen defense combat power.</text:p>
      <text:p text:style-name="P4">
Su Ziyun said that based on the experience of the Russian and Ukraine War and 500 million US dollars, the estimated items will be dominated by missile assistance. Zhang Yanting, former deputy commander of the Air Force in Taiwan, estimates that the $ 500 million item may be dominated by drones and its equipment, thorns, and javelin missiles, to facilitate the idea and design of asymmetric combat strategies.</text:p>
      <text:p text:style-name="P4">
(Reuters, Bloomberg, Central News Agency)</text:p>
      <text:p text:style-name="P4">
News Source: <text:a xlink:type="simple" xlink:href="https://www.dw.com/zh/拜登政府或动用总统授权-加快供台5亿美元军备/a-65549806" text:style-name="Internet_20_link" text:visited-style-name="Visited_20_Internet_20_Link">
https://www.dw.com/zh/拜登政府或动用总统授权-加快供台5亿美元军备/a-65549806?maca=chi-rss-chi-all-1127-rdf</text:a>
</text:p>
      <!--NEWS-->
      <text:h text:style-name="P10" text:outline-level="1">
<text:span text:style-name="T4">
Russia and Ukraine's situation: Bachmart's decisive battle is imminent?</text:span>
</text:h>
      <text:p text:style-name="P4">
Author: None (Language: zh)</text:p>
      <text:p text:style-name="P4">
Publisher: None</text:p>
      <text:p text:style-name="P4">
Time: 2023-05-08T11:03:00Z</text:p>
      <text:p text:style-name="P4">
Description: In order to commemorate the "Victory Day" on the eve of Moscow's large -scale military parade, Russia strengthened the offensive against Ukraine. From last night to this morning, Kiev and Halkov and other towns were then attacked by Russia. At the same time, the fierce battle around Bachmart is still in progress.</text:p>
      <text:p text:style-name="P4">
Videos: []</text:p>
      <text:p text:style-name="P4">
Images: ["<text:a xlink:type="simple" xlink:href="https://static.dw.com/image/65544815_303.jpg" text:style-name="Internet_20_link" text:visited-style-name="Visited_20_Internet_20_Link">
65544815_303.jpg</text:a>
", "<text:a xlink:type="simple" xlink:href="https://static.dw.com/image/63417512_401.jpg" text:style-name="Internet_20_link" text:visited-style-name="Visited_20_Internet_20_Link">
63417512_401.jpg</text:a>
", "<text:a xlink:type="simple" xlink:href="https://static.dw.com/image/65545199_401.jpg" text:style-name="Internet_20_link" text:visited-style-name="Visited_20_Internet_20_Link">
65545199_401.jpg</text:a>
", "<text:a xlink:type="simple" xlink:href="https://static.dw.com/image/65544799_401.jpg" text:style-name="Internet_20_link" text:visited-style-name="Visited_20_Internet_20_Link">
65544799_401.jpg</text:a>
"]</text:p>
      <text:p text:style-name="P4">
Subject: 新闻广角</text:p>
      <text:p text:style-name="P4">
Subjects: ['俄罗斯', '乌克兰', '普京', '俄罗斯入侵乌克兰']</text:p>
      <text:p text:style-name="P4">
Keywords: ['乌克兰', '俄罗斯', '俄乌战争', '巴赫穆特', '泽连斯基', '普京']</text:p>
      <text:p text:style-name="P4">
Id: 65550358</text:p>
      <!--METADATA-->
      <text:p text:style-name="P4">
<text:a xlink:type="simple" xlink:href="https://www.dw.com/zh/overlay/image/article/65550358/65544815" text:style-name="Internet_20_link" text:visited-style-name="Visited_20_Internet_20_Link">
 <draw:frame draw:style-name="fr1" draw:name="Image137" text:anchor-type="as-char" svg:width="6.9236in" svg:height="3.896998in" draw:z-index="0">
<draw:image xlink:href="../Images/dwzh/2023-05-08T11-03-00Z/65544815_303.jpg" xlink:type="simple" xlink:show="embed" xlink:actuate="onLoad" draw:mime-type="image/jpeg"/>
</draw:frame>
</text:a>
(Voice of Germany) from the Ukrainian military, saying that the Russian army strengthened its offensive against Bachomite and hoped that the city would be placed under the control of the Russian army before Tuesday. After inspecting the front line of Bach Murut, General Olexander Syrskyj, the commander of the eastern House of Ukraine, stated that the Russian army re -deployed the front line and used modern equipment. Susky said: <text:a xlink:type="simple" xlink:href="https://www.dw.com/zh/zh/俄乌战争中最血腥的战斗巴赫穆特争夺战/a-65235766" text:style-name="Internet_20_link" text:visited-style-name="Visited_20_Internet_20_Link">
</text:a>
May 9th is the anniversary of the Soviet Union defeating Nazi Germany. Russia holds large -scale military parades every year in Moscow.</text:p>
      <text:h text:style-name="P12" text:outline-level="3">
<text:span text:style-name="T4">
Russia wants to "exhaust" Ukraine's air defense forces</text:span>
</text:h>
      <text:p text:style-name="P4">
The Russian military has continuously changed tactics, trying to "exhaust" Ukraine's air defense forces and find a way to bypass the country's air defense system. A spokesman for a female spokesperson in the southern Ukraine theater said that the Russian army had "exhausted all methods" for this purpose, but it was more saved in the use of high -precision weapons. Ukraine is currently equipped with modern air defense facilities, including the US-made Patriot missile defense system and German IRIS-T air defense system.</text:p>
      <text:p text:style-name="P4">
<draw:frame draw:style-name="fr1" draw:name="Image138" text:anchor-type="as-char" svg:width="6.9236in" svg:height="3.896998in" draw:z-index="0">
<draw:image xlink:href="../Images/dwzh/2023-05-08T11-03-00Z/63417512_401.jpg" xlink:type="simple" xlink:show="embed" xlink:actuate="onLoad" draw:mime-type="image/jpeg"/>
</draw:frame>
Iris-T module-type air defense system made in Germany.</text:p>
      <text:p text:style-name="P4">
In addition to Bachomut, the Russian army also launched large -scale offensives on other targets in Ukraine. The Underworld Department said that the offensive of the Russian army caused civilian casualties. Last night and this morning, the Russian army launched 16 missile attacks on Harkov, Hermuson and Odyssey.</text:p>
      <text:p text:style-name="P4">
The Russian army also launched an air raid against Kiev, the capital of Ukraine on Monday morning. Kiev Mayor Vitaliklitschko said that air strikes have injured several citizens. A military spokesperson in Odessa said that after the attack of Odessa in Black Sea City, a food warehouse fired.</text:p>
      <text:h text:style-name="P12" text:outline-level="3">
<text:span text:style-name="T4">
Relying on lies to not win the war</text:span>
</text:h>
      <text:p text:style-name="P4">
Wolodymyrhawrylowlow, deputy minister of Ukraine, said that the U -ites's upcoming counterattack against Russia's territory will put the Russian army into a "panic". Haworov told the British "Independence" that the Russians have not realized that their propaganda machines depict them a false picture. He said that for a long time, the Kremlin has been concealing the truth of the Russian injuries, but it is the battlefield that really determines the victory, not the false publicity on TV and the Internet.</text:p>
      <text:p text:style-name="P4">
<draw:frame draw:style-name="fr1" draw:name="Image139" text:anchor-type="as-char" svg:width="6.9236in" svg:height="3.896998in" draw:z-index="0">
<draw:image xlink:href="../Images/dwzh/2023-05-08T11-03-00Z/65545199_401.jpg" xlink:type="simple" xlink:show="embed" xlink:actuate="onLoad" draw:mime-type="image/jpeg"/>
</draw:frame>
In the early morning of May 8th, a Iranian suicide drone on the streets of Kiev.</text:p>
      <text:p text:style-name="P4">
Haworov refused to disclose the specific time of the counterattack <text:a xlink:type="simple" xlink:href="https://www.dw.com/zh/zh/乌克兰防长反攻准备好了/a-65465154" text:style-name="Internet_20_link" text:visited-style-name="Visited_20_Internet_20_Link">
</text:a>
"Hawarrov also said that the Bakhmut War Bureau, which lasted for months, has fully illustrated the weak situation of the current Russian war machine. He said that the Russian army was just a matter of time.</text:p>
      <text:h text:style-name="P12" text:outline-level="3">
<text:span text:style-name="T4">
Zelei: The world must understand "all the truth"</text:span>
</text:h>
      <text:p text:style-name="P4">
Ukrainian President Zelezki said in a video speech that the international community must understand all the truths of Russian terrorist acts. "What did the terrorist country do? What we did to protect our lives, the world must tell these truths, which is very important." Zelenezki talked about the frequent Russian army's frequent Halkov and Hermuson's frequent The shelling, the horror behavior of the border villages in the Cheriev and the border villages in the Sumi area, and the tragedy of hell in the Donedsk area.</text:p>
      <text:p text:style-name="P4">
Zeelianzky emphasized that Russia's important goal is to destroy the security of Ukraine, Europe, and the entire free world, "destroying security, creating death and chaos, this is everything made by terrorist countries."</text:p>
      <text:p text:style-name="P4">
<draw:frame draw:style-name="fr1" draw:name="Image140" text:anchor-type="as-char" svg:width="6.9236in" svg:height="3.896998in" draw:z-index="0">
<draw:image xlink:href="../Images/dwzh/2023-05-08T11-03-00Z/65544799_401.jpg" xlink:type="simple" xlink:show="embed" xlink:actuate="onLoad" draw:mime-type="image/jpeg"/>
</draw:frame>
Zelei: The world should understand the truth of "horror".</text:p>
      <text:h text:style-name="P12" text:outline-level="3">
<text:span text:style-name="T4">
News survey: Russia's secretly planned parade rally</text:span>
</text:h>
      <text:p text:style-name="P4">
According to media investigations, Russian intelligence agencies are planning to gather rallys for propaganda purposes in large Western cities. According to news surveys jointly conducted by the "South German will", North Germany Radio, West Germany, and other international media jointly showed that the purpose of Russia's efforts in the Western world to incite anti -Ukraine emotions and join NATO for Sweden and other countries. Manufacturing obstacles. The media said that the basis for conclusing this conclusion is the document allegedly from the Kremlin security agency.</text:p>
      <text:p text:style-name="P4">
The evidence provided by the media for this is: In early March this year, members of a Ukrainian community living in Paris held a rally. On the 6th Turkish earthquake, the dead. The above -mentioned media surveys found that three accounts from St. Petersburg have been widely spread on social platforms.</text:p>
      <text:p text:style-name="P4">
(Germany, Agence France -Presse, Reuters)</text:p>
      <text:p text:style-name="P4">
News Source: <text:a xlink:type="simple" xlink:href="https://www.dw.com/zh/俄乌战况：巴赫穆特决战在即？/a-65550358" text:style-name="Internet_20_link" text:visited-style-name="Visited_20_Internet_20_Link">
https://www.dw.com/zh/俄乌战况：巴赫穆特决战在即？/a-65550358?maca=chi-rss-chi-all-1127-rdf</text:a>
</text:p>
      <!--NEWS-->
      <text:h text:style-name="P10" text:outline-level="1">
<text:span text:style-name="T4">
The EU first proposed the implementation of sanctions on Chinese companies that support the Russia and Ukraine War.</text:span>
</text:h>
      <text:p text:style-name="P4">
Author: chinese@voanews.com (金谷)</text:p>
      <text:p text:style-name="P4">
Publisher: 美国之音中文网 (Type: NewsMediaOrganization)</text:p>
      <text:p text:style-name="P4">
Published Time: 2023-05-08T11:04:12+08:00</text:p>
      <text:p text:style-name="P4">
Modified Time: 2023-05-08 06:35:41Z</text:p>
      <text:p text:style-name="P4">
Description: According to the British "Financial Times" on Sunday (May 7), the European Union has proposed to impose sanctions on many Chinese companies, which are accused of selling related equipment to support the weapons used in Russia in war. This is the first time since the Russian and Ukraine War, the European Union proposed to impose sanctions on Chinese companies for the first time, which may exacerbate the tension with Beijing.</text:p>
      <text:p text:style-name="P4">
Videos: []</text:p>
      <text:p text:style-name="P4">
Images: []</text:p>
      <text:p text:style-name="P4">
Categories: ['中国', '欧洲', '乌克兰局势']</text:p>
      <text:p text:style-name="P4">
Type: None</text:p>
      <!--METADATA-->
      <text:p text:style-name="P4">
Nonenone</text:p>
      <text:p text:style-name="P4">
News Source: <text:a xlink:type="simple" xlink:href="https://www.voachinese.com/a/eu-china-companies-20230507/7083084.html" text:style-name="Internet_20_link" text:visited-style-name="Visited_20_Internet_20_Link">
https://www.voachinese.com/a/eu-china-companies-20230507/7083084.html</text:a>
</text:p>
      <!--NEWS-->
      <text:h text:style-name="P10" text:outline-level="1">
<text:span text:style-name="T4">
News: Han and American Japan jointly held a sea interception exercise at the end of May</text:span>
</text:h>
      <text:p text:style-name="P4">
Author: 联合早报 (Person)</text:p>
      <text:p text:style-name="P4">
Publisher: 联合早报 (Organization)</text:p>
      <text:p text:style-name="P4">
Published Time: 2023-05-08T11:09</text:p>
      <text:p text:style-name="P4">
Modified Time: 2023-05-08T11:13</text:p>
      <text:p text:style-name="P4">
Description: It is reported that Han and American Japan will jointly implement the sea interception exercise at the south of Jeju Road at the end of May. The Yonhap News Agency reported that sources from the Korean Army said on Monday (May 8) that the high -level meeting of anti -diffusion safety initiative (PSI) will be held in South Korea at the end of May.</text:p>
      <text:p text:style-name="P4">
Videos: []</text:p>
      <text:p text:style-name="P4">
Audios: []</text:p>
      <text:p text:style-name="P4">
Images: []</text:p>
      <text:p text:style-name="P4">
Type: NewsArticle</text:p>
      <text:p text:style-name="P4">
Breadcrumbs: ['即时', '国际']</text:p>
      <text:p text:style-name="P4">
Keywords: ['韩国', '美国', '日本', '联合演习', '核武器', '朝鲜']</text:p>
      <!--METADATA-->
      <text:p text:style-name="P4">
It is reported that Han and American Japan will jointly implement the sea interception exercise at the south of Jeju Road at the end of May.</text:p>
      <text:p text:style-name="P4">
Yonhap News Agency reported that sources from the Korean Army said on Monday (May 8) that the high -level meeting of anti -diffusion safety initiative (PSI) will be held in South Korea at the end of May. exercise. The exercise will be implemented by the Korean Army. The United States and Japan have basically determined to participate, and other countries such as Australia may also participate. Details such as participating in national and exercise plans are being coordinated.</text:p>
      <text:p text:style-name="P4">
The anti -diffusion safety initiative was established in 2003. It is aimed at preventing illegal diffusion of relevant items such as nuclear weapons and biochemical weapons such as nuclear weapons and biochemical weapons. A high -level meeting is held every five years.</text:p>
      <text:p text:style-name="P4">
The anti -diffusion safety initiative ushered in the 20th anniversary of its establishment this year, and for the first time in South Korea. The Korean side will take this opportunity to host the "Oriental Hardness 23" (EasterNDEAVOR 23 ", one of the Asia -Pacific routine exercises. This exercise began in 2014 and participated in the national incense.</text:p>
      <text:p text:style-name="P4">
South Korea and the United States, on April 17th, jointly carried out a joint sea in the eastern part of the Korean Peninsula to <text:a xlink:type="simple" xlink:href="https://www.zaobao.com/realtime/world/story20230417-1383975" text:style-name="Internet_20_link" text:visited-style-name="Visited_20_Internet_20_Link">
</text:a>
 。</text:p>
      <text:p text:style-name="P4">
News Source: <text:a xlink:type="simple" xlink:href="https://www.zaobao.com.sg/realtime/world/story20230508-1392098" text:style-name="Internet_20_link" text:visited-style-name="Visited_20_Internet_20_Link">
https://www.zaobao.com.sg/realtime/world/story20230508-1392098</text:a>
</text:p>
      <!--NEWS-->
      <text:h text:style-name="P10" text:outline-level="1">
<text:span text:style-name="T4">
Japan and South Korea's heads are agreed on the future deepening relationship</text:span>
</text:h>
      <text:p text:style-name="P4">
Author: 联合早报 (Person)</text:p>
      <text:p text:style-name="P4">
Publisher: 联合早报 (Organization)</text:p>
      <text:p text:style-name="P4">
Published Time: 2023-05-08T11:53</text:p>
      <text:p text:style-name="P4">
Modified Time: 2023-05-08T11:53</text:p>
      <text:p text:style-name="P4">
Description: Japanese Prime Minister Kishida and South Korean President Yin Xiyue reached an agreement on deepening bilateral relations in the future. Comprehensive Kyodo News and Yonhap reported that Kishida Wenxiong visited South Korea on Sunday (May 7) and held talks with Yin Xiyue. Kishida Wenxiong said when he talked about the problem left by history, saying that he ...</text:p>
      <text:p text:style-name="P4">
Videos: []</text:p>
      <text:p text:style-name="P4">
Audios: []</text:p>
      <text:p text:style-name="P4">
Images: []</text:p>
      <text:p text:style-name="P4">
Type: NewsArticle</text:p>
      <text:p text:style-name="P4">
Breadcrumbs: ['即时', '国际']</text:p>
      <text:p text:style-name="P4">
Keywords: ['日本', '韩国', '岸田文雄', '尹锡悦']</text:p>
      <!--METADATA-->
      <text:p text:style-name="P4">
Japanese Prime Minister Kishida and South Korean President Yin Xiyue reached an agreement on deepening bilateral relations in the future.</text:p>
      <text:p text:style-name="P4">
Comprehensive Kyodo News Agency and Yonhap News Agency reported that Kishida Wenxiong Sunday (May 7) <text:a xlink:type="simple" xlink:href="https://www.zaobao.com/realtime/world/story20230507-1391736" text:style-name="Internet_20_link" text:visited-style-name="Visited_20_Internet_20_Link">
</text:a>
A talk with Yin Xiyue.</text:p>
      <text:p text:style-name="P4">
Kishida Wenxiong talked about the problems left over from history that he himself was distressed by his very painful and miserable experience in the harsh environment at the time. He emphasized that, including the "Golden Dazhong-Xiaoyuan Huisan Joint Declaration" published by South Korea and Japan in 1998, the Japanese government's position on the history of the inheritance of the Japanese cabinet will not shake in the future.</text:p>
      <text:p text:style-name="P4">
Yin Xiyue said: "If it is not completely sorted out of historical issues, the concept of unable to move towards future cooperation in one step."</text:p>
      <text:p text:style-name="P4">
Yin Xiyue also said that the return diplomacy of the summit to mutual visits is deeply meaningful.</text:p>
      <text:p text:style-name="P4">
This is the first visit to South Korea after taking office in Kishida. The last time the Japanese Prime Minister's visit to South Korea held a bilateral talks in 2011.</text:p>
      <text:p text:style-name="P4">
Succession <text:a xlink:type="simple" xlink:href="https://www.zaobao.com/news/world/story20230317-1373307" text:style-name="Internet_20_link" text:visited-style-name="Visited_20_Internet_20_Link">
</text:a>
After the normalization of the relationship was agreed, the "shuttle diplomacy" of the mutual visits of the two countries officially restarted. In the talks, the two parties agreed that the Fukushima first nuclear power plant of Tokyo Electric Power Co., Ltd. handled the water -rowing sea programs and sent a delegation composed of Korean experts and other inspections.</text:p>
      <text:p text:style-name="P4">
At the joint press conference after the talks, Yin Xiyue pointed out on the Second World War that during World War II's strong signs of South Korean workers that the decision to let the Korean consortium compensate for compensation was "the only solution measure" and will be faithfully fulfilled. Kishida Wenxiong responded: "Many people have not forgotten the painful memories of the past, but at the same time, they are very open -minded, which moved me very much." He said that cooperation with the future with South Korea is his duty as a Japanese Prime Minister.</text:p>
      <text:p text:style-name="P4">
Kishida Wenxiong also thanked South Korea for his assistance to Japan for withdrawal from Sudan, northeastern Africa.</text:p>
      <text:p text:style-name="P4">
Given that North Korea has launched missiles many times, the two sides have reached a consensus on the importance of strengthening deterrence and response capabilities in the talks. In addition, the two also agreed to strengthen cooperation to build a semiconductor supply chain. The two parties confirmed that the Japanese -American and South Korean summit talks were held during the Seventh -way Group Summit Meeting (G7 Hiroshima Summit) on May 19. The talks lasted about 1 hour and 45 minutes.</text:p>
      <text:p text:style-name="P4">
Kishida Wenxiong arrived at the Seoul Air Force Base on the morning of May 7. Independent sportsmen in the Japanese rule, the "Xianzhongyuan" of the sleeping national cemetery "Xianzhongyuan", such as the independent sportsman in the Japanese rule, and the Korean war. Two wives also attended the day of the dinner.</text:p>
      <text:p text:style-name="P4">
The last visit to the Japanese Prime Minister was in February 2018, and then the then Prime Minister Shinzo Abe attended the opening ceremony of the Pyeongchang Winter Olympics. After the Prime Minister Noda Koya visited South Korea in October 2011, his diplomatic interruption was interrupted.</text:p>
      <text:p text:style-name="P4">
News Source: <text:a xlink:type="simple" xlink:href="https://www.zaobao.com.sg/realtime/world/story20230508-1392107" text:style-name="Internet_20_link" text:visited-style-name="Visited_20_Internet_20_Link">
https://www.zaobao.com.sg/realtime/world/story20230508-1392107</text:a>
</text:p>
      <!--NEWS-->
      <text:h text:style-name="P10" text:outline-level="1">
<text:span text:style-name="T4">
Bank stocks rebound in the United States, and employment data is better than expected to collect more Asian stocks</text:span>
</text:h>
      <text:p text:style-name="P4">
Publisher: 法新社</text:p>
      <text:p text:style-name="P4">
Published Time: 2023-05-08T12:02:08+00:00</text:p>
      <text:p text:style-name="P4">
Modified Time: 2023-05-08T11:50:02+00:00</text:p>
      <text:p text:style-name="P4">
Description: (Agence France -Presse, Hong Kong, 8th) The Asian stock market followed the rise of Wall Street today. U.S. stocks mainly rebounded from the US regional bank stocks, as well as better employment data to alleviate investors to the world's largest economy in the world. Worr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1" text:anchor-type="as-char" svg:width="6.9236in" svg:height="3.617581in" draw:z-index="0">
<draw:image xlink:href="../Images/rficn/2023-05-08T12-02-08-00-00/000000.png" xlink:type="simple" xlink:show="embed" xlink:actuate="onLoad" draw:mime-type="image/png"/>
</draw:frame>
Agence France -Presse reported that after being acquired by Morgan Chase last week, investors still have been vigilant about the turbulence of the US financial system after being acquired by Morgan Chase last week.</text:p>
      <text:p text:style-name="P4">
Earlier, the other three US Banks declared closed in March, and the Swiss Bank Group (UBS) acquired Credit Suisse, which caused panic in the trading hall.</text:p>
      <text:p text:style-name="P4">
After the US Federal Preparatory Council (FED) announced last week, it implied that it might suspend interest rate hikes, but this did not alleviate market concerns.</text:p>
      <text:p text:style-name="P4">
Nevertheless, on the 5th of this month, the bank stocks in the United States rebounded. With a strong employment report, a strong needle was injected into the Asian market at the beginning of this week.</text:p>
      <text:p text:style-name="P4">
Hong Kong, Shanghai, Mumbai and Bangkok's stock markets rose more than 1%respectively; Sydney, Seoul, Taipei, Wellington and Jakarta also rose.</text:p>
      <text:p text:style-name="P4">
However, the declined bank stocks in the Tokyo stock market dragged down, and investors continued to sell stocks after the holidays were closed.</text:p>
      <text:p text:style-name="P4">
News Source: <text:a xlink:type="simple" xlink:href="https://www.rfi.fr/cn/%E8%B4%A2%E7%BB%8F%E5%BF%AB%E8%AE%AF/20230508-%E7%BE%8E%E5%9C%B0%E5%8C%BA%E9%93%B6%E8%A1%8C%E8%82%A1%E5%8F%8D%E5%BC%B9-%E5%B0%B1%E4%B8%9A%E6%95%B0%E6%8D%AE%E4%BC%98%E4%BA%8E%E9%A2%84%E6%9C%9F-%E4%BA%9A%E8%82%A1%E5%A4%9A%E6%94%B6%E9%AB%98" text:style-name="Internet_20_link" text:visited-style-name="Visited_20_Internet_20_Link">
https://www.rfi.fr/cn/%E8%B4%A2%E7%BB%8F%E5%BF%AB%E8%AE%AF/20230508-%E7%BE%8E%E5%9C%B0%E5%8C%BA%E9%93%B6%E8%A1%8C%E8%82%A1%E5%8F%8D%E5%BC%B9-%E5%B0%B1%E4%B8%9A%E6%95%B0%E6%8D%AE%E4%BC%98%E4%BA%8E%E9%A2%84%E6%9C%9F-%E4%BA%9A%E8%82%A1%E5%A4%9A%E6%94%B6%E9%AB%98</text:a>
</text:p>
      <!--NEWS-->
      <text:h text:style-name="P10" text:outline-level="1">
<text:span text:style-name="T4">
The Angle League set up a ministerial contact team to deal with the Sudan crisis</text:span>
</text:h>
      <text:p text:style-name="P4">
Author: 联合早报 (Person)</text:p>
      <text:p text:style-name="P4">
Publisher: 联合早报 (Organization)</text:p>
      <text:p text:style-name="P4">
Published Time: 2023-05-08T12:07</text:p>
      <text:p text:style-name="P4">
Modified Time: 2023-05-08T12:12</text:p>
      <text:p text:style-name="P4">
Description: The Arab National Alliance Council has decided to establish the Arab Ministerial Liaison Group to communicate with the Sudan and influential countries in order to resolve the Sudan crisis. Xinhua News Agency reported that special meetings of the Angle League Council convened by Egypt and Saudi Arabia, on Sunday (...</text:p>
      <text:p text:style-name="P4">
Videos: []</text:p>
      <text:p text:style-name="P4">
Audios: []</text:p>
      <text:p text:style-name="P4">
Images: []</text:p>
      <text:p text:style-name="P4">
Type: NewsArticle</text:p>
      <text:p text:style-name="P4">
Breadcrumbs: ['即时', '国际']</text:p>
      <text:p text:style-name="P4">
Keywords: ['苏丹', '冲突', '阿拉伯国家']</text:p>
      <!--METADATA-->
      <text:p text:style-name="P4">
The Arab National Alliance Council passed a resolution to determine the establishment of the Arab ministerial contact group, and [] and <text:a xlink:type="simple" xlink:href="https://www.zaobao.com.sg/keywords/su-dan" text:style-name="Internet_20_link" text:visited-style-name="Visited_20_Internet_20_Link">
</text:a>
All parties and influential countries communicate in order to solve <text:a xlink:type="simple" xlink:href="https://www.zaobao.com/realtime/world/story20230415-1383440" text:style-name="Internet_20_link" text:visited-style-name="Visited_20_Internet_20_Link">
</text:a>
Essence</text:p>
      <text:p text:style-name="P4">
Xinhua News Agency reported that the special meeting of the Angle League Council convened by Egypt and Saudi Arabia was held on Sunday (May 7) in Cairo. The Arabic Minister of Arabia discussed the continuous conflict of Sudan. The meeting passed the decision to seek a solution to peaceful resolution of the Sudan conflict.</text:p>
      <text:p text:style-name="P4">
After the meeting, the Angeles issued a statement saying that according to the resolution, the contact group includes representatives of Saudi Arabia, Egypt and Ang League. The contact team will communicate with all parties, regions and international countries, and related international organizations in the international organizations, and strive to achieve comprehensive and sustainable ceasefire in Sudan to solve the crisis in accordance with the Sudan people's way of stability and security.</text:p>
      <text:p text:style-name="P4">
The statement said that the liaison team will further coordinate with international rescue organizations and institutions, strive to help the acceptance of the Sudan neighboring countries of refugees, alleviate its burden, and urge the Arab countries and international people to provide humanitarian assistance to the Sudan people.</text:p>
      <text:p text:style-name="P4">
At the meeting, the Secretary -General of the Angle League called on the conflict between Sudan to give priority to the national interests to restore stability, protect sovereignty, and protect government agencies from harm. He said: "We have not stopped communicating with the (Sudan) government. We support the resolution of the crisis through political solutions and negotiations."</text:p>
      <text:p text:style-name="P4">
The Angle League Council emphasized that it should fully respect Sudan's sovereignty, unity and territorial integrity, and do not interfere with the internal affairs of the Sudan, and treat the current crisis as the internal affairs of the Sudan to avoid intensifying conflict and threatening regional peace and security.</text:p>
      <text:p text:style-name="P4">
News Source: <text:a xlink:type="simple" xlink:href="https://www.zaobao.com.sg/realtime/world/story20230508-1392111" text:style-name="Internet_20_link" text:visited-style-name="Visited_20_Internet_20_Link">
https://www.zaobao.com.sg/realtime/world/story20230508-1392111</text:a>
</text:p>
      <!--NEWS-->
      <text:h text:style-name="P10" text:outline-level="1">
<text:span text:style-name="T4">
The shooting of the Texas Shopping Center prompted Biden to call on gun control again</text:span>
</text:h>
      <text:p text:style-name="P4">
Author: VOA</text:p>
      <text:p text:style-name="P4">
Publisher: 美国之音中文网 (Type: NewsMediaOrganization)</text:p>
      <text:p text:style-name="P4">
Published Time: 2023-05-08T12:21:40+08:00</text:p>
      <text:p text:style-name="P4">
Modified Time: 2023-05-08 04:40:44Z</text:p>
      <text:p text:style-name="P4">
Description: U.S. President Biden called on Congress to pass the gun control bill on Sunday. Previously, a large -scale shooting case occurred on Saturday, Texas, causing 9 people including the gunmen.</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biden-texas-shooting-20230508/7083105.html" text:style-name="Internet_20_link" text:visited-style-name="Visited_20_Internet_20_Link">
https://www.voachinese.com/a/biden-texas-shooting-20230508/7083105.html</text:a>
</text:p>
      <!--NEWS-->
      <text:h text:style-name="P10" text:outline-level="1">
<text:span text:style-name="T4">
Reuters: The national security of the magic may cause China to be isolated</text:span>
</text:h>
      <text:p text:style-name="P4">
Author: None (Language: zh)</text:p>
      <text:p text:style-name="P4">
Publisher: None</text:p>
      <text:p text:style-name="P4">
Time: 2023-05-08T12:45:00Z</text:p>
      <text:p text:style-name="P4">
Description: The new anti -spy law and other actions that strengthen national security are damaging China's re -contact with the West in diplomacy and business. Some experts believe, "Although China is open to the public, it has gradually closed."</text:p>
      <text:p text:style-name="P4">
Videos: []</text:p>
      <text:p text:style-name="P4">
Images: ["<text:a xlink:type="simple" xlink:href="https://static.dw.com/image/64940470_303.jpg" text:style-name="Internet_20_link" text:visited-style-name="Visited_20_Internet_20_Link">
64940470_303.jpg</text:a>
", "<text:a xlink:type="simple" xlink:href="https://static.dw.com/image/63454289_303.jpg" text:style-name="Internet_20_link" text:visited-style-name="Visited_20_Internet_20_Link">
63454289_303.jpg</text:a>
", "<text:a xlink:type="simple" xlink:href="https://static.dw.com/image/40052330_303.jpg" text:style-name="Internet_20_link" text:visited-style-name="Visited_20_Internet_20_Link">
40052330_303.jpg</text:a>
", "<text:a xlink:type="simple" xlink:href="https://static.dw.com/image/54172728_303.jpg" text:style-name="Internet_20_link" text:visited-style-name="Visited_20_Internet_20_Link">
54172728_303.jpg</text:a>
", "<text:a xlink:type="simple" xlink:href="https://static.dw.com/image/55399011_303.jpg" text:style-name="Internet_20_link" text:visited-style-name="Visited_20_Internet_20_Link">
55399011_303.jpg</text:a>
", "<text:a xlink:type="simple" xlink:href="https://static.dw.com/image/53144040_303.jpg" text:style-name="Internet_20_link" text:visited-style-name="Visited_20_Internet_20_Link">
53144040_303.jpg</text:a>
", "<text:a xlink:type="simple" xlink:href="https://static.dw.com/image/54134177_303.jpg" text:style-name="Internet_20_link" text:visited-style-name="Visited_20_Internet_20_Link">
54134177_303.jpg</text:a>
", "<text:a xlink:type="simple" xlink:href="https://static.dw.com/image/63482688_303.jpg" text:style-name="Internet_20_link" text:visited-style-name="Visited_20_Internet_20_Link">
63482688_303.jpg</text:a>
", "<text:a xlink:type="simple" xlink:href="https://static.dw.com/image/65382031_303.jpg" text:style-name="Internet_20_link" text:visited-style-name="Visited_20_Internet_20_Link">
65382031_303.jpg</text:a>
", "<text:a xlink:type="simple" xlink:href="https://static.dw.com/image/65409769_303.jpeg" text:style-name="Internet_20_link" text:visited-style-name="Visited_20_Internet_20_Link">
65409769_303....</text:a>
", "<text:a xlink:type="simple" xlink:href="https://static.dw.com/image/16383236_303.jpg" text:style-name="Internet_20_link" text:visited-style-name="Visited_20_Internet_20_Link">
16383236_303.jpg</text:a>
", "<text:a xlink:type="simple" xlink:href="https://static.dw.com/image/65248957_401.jpg" text:style-name="Internet_20_link" text:visited-style-name="Visited_20_Internet_20_Link">
65248957_401.jpg</text:a>
"]</text:p>
      <text:p text:style-name="P4">
Subject: 时政风云</text:p>
      <text:p text:style-name="P4">
Subjects: ['岛屿主权争端', '专题报道：全景观看“习马会”', '中国', '中共十九大', '德中关系']</text:p>
      <text:p text:style-name="P4">
Keywords: ['国家安全', '中国', '孤立', '反间谍法', '外交', '商业', '开放', '封闭']</text:p>
      <text:p text:style-name="P4">
Id: 65551671</text:p>
      <!--METADATA-->
      <text:p text:style-name="P4">
<text:a xlink:type="simple" xlink:href="https://www.dw.com/zh/overlay/image/article/65551671/64940470" text:style-name="Internet_20_link" text:visited-style-name="Visited_20_Internet_20_Link">
 <draw:frame draw:style-name="fr1" draw:name="Image142" text:anchor-type="as-char" svg:width="6.9236in" svg:height="3.896998in" draw:z-index="0">
<draw:image xlink:href="../Images/dwzh/2023-05-08T12-45-00Z/64940470_303.jpg" xlink:type="simple" xlink:show="embed" xlink:actuate="onLoad" draw:mime-type="image/jpeg"/>
</draw:frame>
</text:a>
Xi Jinping paid more attention to domestic issues in the first two terms. Last October, he emphasized that "external security" and "international security"</text:p>
      <text:p text:style-name="P4">
(Voice of German in Germany) Analysts believe that China ’s increasing attention to national security and exacerbate competition with the United States may transform its efforts to re -contact with the world after the three -year epidemic blockade.</text:p>
      <text:p text:style-name="P4">
Since the cancellation of the epidemic control measures that have actually closed the border since 2020, Beijing has adopted a series of contradictory diplomatic and business actions in recent months, which has made many observers doubt their motivations. These include: while holding talks with the invaders Russia, it is declared to promote the peace of Ukraine, spread the red carpet to Western leaders while upgrading its military threat to democratic Taiwan. Wake foreign enterprise leaders.</text:p>
      <text:p text:style-name="P4">
Analysts say that the information that looks uncertain may be the result of President Xi Jinping's strong strengthening of national security. The relationship with the American superpowers in the United States has fallen to the trough, and it is also causal and effect with the strengthening of national security.</text:p>
      <text:p text:style-name="P4">
Alfred Wu, an associate professor of the School of Public Policy of the National University of Singapore, said: "The harsh reality of China ... is the security of security now, from economy to diplomacy,"</text:p>
      <text:p text:style-name="P4">
Wu Muyu said that the overwhelming consideration of security is being harmed by some diplomatic relations in China and the plan of its world -largest economy in the world, even if it tries to consolidate its authority on key geopolitical issues including the Ukraine crisis.</text:p>
      <text:p text:style-name="P4">
He said: "Although Chinese vocalists are about to be open to the public, it has gradually closed."</text:p>
      <text:h text:style-name="P12" text:outline-level="3">
<text:span text:style-name="T4">
<text:span text:style-name="T4">
 From domestic problems to foreign threats </text:span>
</text:span>
</text:h>
      <text:p text:style-name="P4">
Xi Jinping specifically mentioned national security in a speech that broke the convention over the years last October to continue the third term. It is a extensive concept, covering various issues such as politics and economy to technology and territorial disputes.</text:p>
      <text:p text:style-name="P4">
Subsequently, his speech delivered at the National People's Congress in March this year was even more acute, saying that China's security is being challenged by the United States attempting to curb its rise.</text:p>
      <text:p text:style-name="P4">
Since taking office in 2012, national security has been one of Xi Jinping's most concerned issue. His first two -term term pays more attention to domestic issues, such as different politicians, rights protection, and Muslim groups in Xinjiang.</text:p>
      <text:p text:style-name="P4">
In his speech in October last year, he emphasized "external security" and "international security". Analysts say that this marks its new focus to deal with foreign threats from Washington.</text:p>
      <text:p text:style-name="P4">
When asked about a series of issues raised by this report, the Chinese Ministry of Foreign Affairs said "do not understand the situation."</text:p>
      <text:p text:style-name="P4">
Officials from the Ministry of Foreign Affairs of China have repeatedly claimed that China is a responsible major country, supports multilateralism and globalization, and accuses other countries of speculation in "Chinese threat theory".</text:p>
      <text:p text:style-name="P4">
*<draw:frame draw:style-name="fr1" draw:name="Image143" text:anchor-type="as-char" svg:width="6.9236in" svg:height="3.896998in" draw:z-index="0">
<draw:image xlink:href="../Images/dwzh/2023-05-08T12-45-00Z/63454289_303.jpg" xlink:type="simple" xlink:show="embed" xlink:actuate="onLoad" draw:mime-type="image/jpeg"/>
</draw:frame>
#</text:p>
      <text:h text:style-name="P13" text:outline-level="4">
<text:span text:style-name="T4">
Where is the "Wolf Diplomacy"?</text:span>
</text:h>
      <text:h text:style-name="P12" text:outline-level="3">
<text:span text:style-name="T4">
No longer "to keep the light"</text:span>
</text:h>
      <text:p text:style-name="P4">
In recent years, Beijing has changed Deng Xiaoping's tone to keep the tone. CNN has reported that compared with Chinese diplomats who have been gentle in the past few decades, "Wolf Diplomacy" is a completely different type. These Chinese diplomats will not issue a lengthy statement, but on Twitter and other social media platforms to directly attack any criticism of China or the Communist Party.</text:p>
      <text:p text:style-name="P4">
*<draw:frame draw:style-name="fr1" draw:name="Image144" text:anchor-type="as-char" svg:width="6.9236in" svg:height="3.896998in" draw:z-index="0">
<draw:image xlink:href="../Images/dwzh/2023-05-08T12-45-00Z/40052330_303.jpg" xlink:type="simple" xlink:show="embed" xlink:actuate="onLoad" draw:mime-type="image/jpeg"/>
</draw:frame>
#</text:p>
      <text:h text:style-name="P13" text:outline-level="4">
<text:span text:style-name="T4">
Where is the "Wolf Diplomacy"?</text:span>
</text:h>
      <text:h text:style-name="P12" text:outline-level="3">
<text:span text:style-name="T4">
There are wolves in the wolf?</text:span>
</text:h>
      <text:p text:style-name="P4">
The "Wolf Diplomacy" statement is taken from the successful movie "War Wolf", which was released in China in 2015 and has been successfully released in 2015. The nationalist emotions of the film are quite strong. Chinese diplomats did not deny this expression at first. According to the Chinese official media CCTV, in May 2020, then the then Chinese ambassador to the UK Liu Xiaoming once said that China insists on taking the peace route. However, because there is a "wolf" in the world, China needs "wolf warfare" to defend national dignity. The picture shows the stills of "War Wolf 2".</text:p>
      <text:p text:style-name="P4">
*<draw:frame draw:style-name="fr1" draw:name="Image145" text:anchor-type="as-char" svg:width="6.9236in" svg:height="3.896998in" draw:z-index="0">
<draw:image xlink:href="../Images/dwzh/2023-05-08T12-45-00Z/54172728_303.jpg" xlink:type="simple" xlink:show="embed" xlink:actuate="onLoad" draw:mime-type="image/jpeg"/>
</draw:frame>
#</text:p>
      <text:h text:style-name="P13" text:outline-level="4">
<text:span text:style-name="T4">
Where is the "Wolf Diplomacy"?</text:span>
</text:h>
      <text:h text:style-name="P12" text:outline-level="3">
<text:span text:style-name="T4">
China Foreign Ministry is unhappy</text:span>
</text:h>
      <text:p text:style-name="P4">
The Chinese Ministry of Foreign Affairs does not agree with the statement of "wolf diplomacy". In December 2020, Le Yucheng, then deputy minister of Foreign Affairs, said in a forum that the label of the "War Wolf Diplomacy" was at least misunderstanding of Chinese diplomacy. He said that China has always been the state of etiquette and is expensive, and has never taken the initiative to provoke others; "Wolf Diplomacy" is actually another copy of "Chinese threat theory", and another "discourse trap". Let's not fight back, scold and give up, and give up fighting. I suspect that these people have not woke up from the old dreams 100 years ago. "</text:p>
      <text:p text:style-name="P4">
*<draw:frame draw:style-name="fr1" draw:name="Image146" text:anchor-type="as-char" svg:width="6.9236in" svg:height="3.896998in" draw:z-index="0">
<draw:image xlink:href="../Images/dwzh/2023-05-08T12-45-00Z/55399011_303.jpg" xlink:type="simple" xlink:show="embed" xlink:actuate="onLoad" draw:mime-type="image/jpeg"/>
</draw:frame>
#</text:p>
      <text:h text:style-name="P13" text:outline-level="4">
<text:span text:style-name="T4">
Where is the "Wolf Diplomacy"?</text:span>
</text:h>
      <text:h text:style-name="P12" text:outline-level="3">
<text:span text:style-name="T4">
Wolf spokesman</text:span>
</text:h>
      <text:p text:style-name="P4">
One of the representatives of the "War Wolf Diplomacy" was Zhao Lijian, a former Chinese Ministry of Foreign Affairs spokesman, and his remarks have caused controversy many times. For example, in March 2020, he said on Twitter that the U.S. military may bring the new crown epidemic to Wuhan. After the Foreign Minister of the Five Eyes Alliance issued a statement on the issue of Hong Kong, he responded at a routine conference that whether they had "five eyes" or "ten eyes", as long as they dare to damage China's sovereignty, security, and development benefits, Be careful of their eyes being blinded. He also released a tweet and false pictures that criticized Australian soldiers in the so -called war crimes in Afghanistan. Australian Prime Minister Morrison said that the Chinese government should be ashamed of this tweet.</text:p>
      <text:p text:style-name="P4">
*<draw:frame draw:style-name="fr1" draw:name="Image147" text:anchor-type="as-char" svg:width="6.9236in" svg:height="3.896998in" draw:z-index="0">
<draw:image xlink:href="../Images/dwzh/2023-05-08T12-45-00Z/53144040_303.jpg" xlink:type="simple" xlink:show="embed" xlink:actuate="onLoad" draw:mime-type="image/jpeg"/>
</draw:frame>
#</text:p>
      <text:h text:style-name="P13" text:outline-level="4">
<text:span text:style-name="T4">
Where is the "Wolf Diplomacy"?</text:span>
</text:h>
      <text:h text:style-name="P12" text:outline-level="3">
<text:span text:style-name="T4">
Ambassador to Wolf</text:span>
</text:h>
      <text:p text:style-name="P4">
The Chinese ambassador to Australia, Cheng Jing, threatened in April 2020, saying that if the Australian government continues to promote the survey of the new crown virus(The picture shows a schematic diagram of the coronary virus structure)Chinese people may resist Australian products or tourism. The Chinese ambassador to Brazil, Yang Wanming, said that the son of Brazilian President Borsonaro accused the CCP of "autocratic regimes", and said on Twitter that he had "infected the thought virus" after Miami.</text:p>
      <text:p text:style-name="P4">
*<draw:frame draw:style-name="fr1" draw:name="Image148" text:anchor-type="as-char" svg:width="6.9236in" svg:height="3.896998in" draw:z-index="0">
<draw:image xlink:href="../Images/dwzh/2023-05-08T12-45-00Z/54134177_303.jpg" xlink:type="simple" xlink:show="embed" xlink:actuate="onLoad" draw:mime-type="image/jpeg"/>
</draw:frame>
#</text:p>
      <text:h text:style-name="P13" text:outline-level="4">
<text:span text:style-name="T4">
Where is the "Wolf Diplomacy"?</text:span>
</text:h>
      <text:h text:style-name="P12" text:outline-level="3">
<text:span text:style-name="T4">
使 Europe</text:span>
</text:h>
      <ul>
        <li>
<draw:frame draw:style-name="fr1" draw:name="Image149" text:anchor-type="as-char" svg:width="6.9236in" svg:height="3.896998in" draw:z-index="0">
<draw:image xlink:href="../Images/dwzh/2023-05-08T12-45-00Z/63482688_303.jpg" xlink:type="simple" xlink:show="embed" xlink:actuate="onLoad" draw:mime-type="image/jpeg"/>
</draw:frame>
#</li>
      </ul>
      <text:h text:style-name="P13" text:outline-level="4">
<text:span text:style-name="T4">
Where is the "Wolf Diplomacy"?</text:span>
</text:h>
      <text:h text:style-name="P12" text:outline-level="3">
<text:span text:style-name="T4">
Consul General</text:span>
</text:h>
      <text:p text:style-name="P4">
On October 16, 2022, the Hong Kong people had a physical conflict with the consulate personnel during the protest in front of the Chinese consulate in Manchester. A demonstrator was dragged into the consulate in the consulate and was beaten. The British government has proposed solemnly, and the police also launched an investigation. The survey shows that the participating people also include Zheng Xiyuan, the Consul General in Manchester in Manchester. In December, China confirmed that the six consulates, including Zheng Xiyuan, were transferred away, but they were called normal personnel mobilization, which has nothing to do with the event.</text:p>
      <text:p text:style-name="P4">
*<draw:frame draw:style-name="fr1" draw:name="Image150" text:anchor-type="as-char" svg:width="6.9236in" svg:height="3.896998in" draw:z-index="0">
<draw:image xlink:href="../Images/dwzh/2023-05-08T12-45-00Z/65382031_303.jpg" xlink:type="simple" xlink:show="embed" xlink:actuate="onLoad" draw:mime-type="image/jpeg"/>
</draw:frame>
#</text:p>
      <text:h text:style-name="P13" text:outline-level="4">
<text:span text:style-name="T4">
Where is the "Wolf Diplomacy"?</text:span>
</text:h>
      <text:h text:style-name="P12" text:outline-level="3">
<text:span text:style-name="T4">
Farewell to the "War Wolf" style?</text:span>
</text:h>
      <text:p text:style-name="P4">
In January 2023, 50 -year -old Zhao Lijian unloaded the position of spokesman for the Ministry of Foreign Affairs and was transferred to the deputy director of the Ministry of Foreign Affairs and the Department of Marine Affairs. Almost at the same time, the former ambassador to the United States Qin Gang (pictured) replaced Wang Yi as the Minister of Foreign Affairs. Some political analysts believe that these personnel changes means that China has intended to change the "wolf war" diplomatic image established in the past few years. However, after the new foreign minister took office, the edge did not lose his predecessor. The spokesman's attitude faced the international media without any ease.</text:p>
      <text:p text:style-name="P4">
*<draw:frame draw:style-name="fr1" draw:name="Image151" text:anchor-type="as-char" svg:width="6.9236in" svg:height="3.896998in" draw:z-index="0">
<draw:image xlink:href="../Images/dwzh/2023-05-08T12-45-00Z/65409769_303.jpeg" xlink:type="simple" xlink:show="embed" xlink:actuate="onLoad" draw:mime-type="image/jpeg"/>
</draw:frame>
#</text:p>
      <text:h text:style-name="P13" text:outline-level="4">
<text:span text:style-name="T4">
Where is the "Wolf Diplomacy"?</text:span>
</text:h>
      <text:h text:style-name="P12" text:outline-level="3">
<text:span text:style-name="T4">
Ambassador's "Personal Personality"</text:span>
</text:h>
      <text:p text:style-name="P4">
On April 21, 2023, in an interview with French Ambassador to France in France, Lu Shaye questioned the French media television, questioning the sovereignty of the Ukraine's Crimean Peninsula and the sovereignty of the former republic of the former republic after the disintegration of the Soviet Union, and said to reporters. Causes international public opinion uproar. Relevant remarks have caused strong dissatisfaction in Ukraine and Baltic. French President Macron also criticized the saying "improper". The Chinese Ministry of Foreign Affairs immediately clarified that China "respects the sovereign state status of the Republic of the Republic after the disintegration of the Soviet Union." The Chinese Embassy in France later stated that the ambassador's statement about the Ukrainian issue was a personal point of view and did not represent the official position.</text:p>
      <text:p text:style-name="P4">
*<draw:frame draw:style-name="fr1" draw:name="Image152" text:anchor-type="as-char" svg:width="6.9236in" svg:height="3.896998in" draw:z-index="0">
<draw:image xlink:href="../Images/dwzh/2023-05-08T12-45-00Z/16383236_303.jpg" xlink:type="simple" xlink:show="embed" xlink:actuate="onLoad" draw:mime-type="image/jpeg"/>
</draw:frame>
#</text:p>
      <text:h text:style-name="P13" text:outline-level="4">
<text:span text:style-name="T4">
Where is the "Wolf Diplomacy"?</text:span>
</text:h>
      <text:h text:style-name="P12" text:outline-level="3">
<text:span text:style-name="T4">
The rhythm is a bit messy</text:span>
</text:h>
      <text:p text:style-name="P4">
Reuters reports that Chinese diplomats have increasingly criticized human rights in the United States and Western countries in public comments. The information passed is that Western countries are not qualified to criticize China, and China has been attacked by more Western countries. The report quoted Western diplomats that China's war wolf diplomacy "has strong defensive and urgent", but the effect is counterproductive, and the audience of information transmission is not clear, and it is a bit "chaotic."</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 <text:span text:style-name="T4">
 The success and defeat of diplomatic shuttles </text:span>
</text:p>
      <text:p text:style-name="P4">
Analysts said that China affects the recent foreign operations on security magic.</text:p>
      <text:p text:style-name="P4">
For example, due to rejection of condemning its intimate ally and the largest oil supply country, Russia, China has been questioned.</text:p>
      <text:p text:style-name="P4">
<text:a xlink:type="simple" xlink:href="https://www.dw.com/zh/zh/中烏領袖通話-美國促和效果有待觀察/a-65443720" text:style-name="Internet_20_link" text:visited-style-name="Visited_20_Internet_20_Link">
</text:a>
-The purpose is to emphasize that Beijing does not favor any party-after the Chinese ambassador to France questioned Ukraine's sovereignty, some analysts called "harmful control".</text:p>
      <text:p text:style-name="P4">
Charles Parton, a researcher at the British Think Tank Geopark Strategy Commission, said that China calls on Ukraine to achieve peace with its own struggle with the United States.</text:p>
      <text:p text:style-name="P4">
He said, "Beijing does not care whether its mediation works ... It is important that this is an opportunity to damage the reputation of the United States." He pointed out that China claims that the United States and its allies provide weapons for Ukraine to pour fuel for the war.</text:p>
      <text:p text:style-name="P4">
Associate Professor of Political Science, Clark University in Boston(Michael Butler)It is said that the Ukrainian war is the test of the US determination to test the United States.</text:p>
      <text:p text:style-name="P4">
He said: "Xi Jinping is particularly concerned about whether the United States will or to defend Ukraine to help it to resist Russia's aggression. At the same time, it will publicly shape China as a sober and rational voice and shape the United States as an invaders who are in control. "</text:p>
      <text:p text:style-name="P4">
<draw:frame draw:style-name="fr1" draw:name="Image153" text:anchor-type="as-char" svg:width="6.9236in" svg:height="3.896998in" draw:z-index="0">
<draw:image xlink:href="../Images/dwzh/2023-05-08T12-45-00Z/65248957_401.jpg" xlink:type="simple" xlink:show="embed" xlink:actuate="onLoad" draw:mime-type="image/jpeg"/>
</draw:frame>
Xi Jinping visited French President Macron, which was visited in Beijing on April 6</text:p>
      <text:p text:style-name="P4">
Analysts said that China's attempt to win the United States' allies in Europe is also part of its influence strategy against Washington, but the results achieved are half -mixed.</text:p>
      <text:p text:style-name="P4">
They mentioned the meeting between Xi Jinping and French President Macron last month in China. This seems to be a friendly and constructive meeting, but its beautiful impression allows China to begin after Macron left for a few hours <text:a xlink:type="simple" xlink:href="https://www.dw.com/zh/zh/反制措施来了中国军演-台回应蓄意制造紧张关系/a-65262404" text:style-name="Internet_20_link" text:visited-style-name="Visited_20_Internet_20_Link">
</text:a>
Destroyed.</text:p>
      <text:p text:style-name="P4">
Together with Macron's weakness on the weak Taiwan issue, it has caused public opinion to please China to please China. EU officials subsequently took a stronger position on China.</text:p>
      <text:h text:style-name="P12" text:outline-level="3">
<text:span text:style-name="T4">
<text:span text:style-name="T4">
 The joy and worry of business revitalization </text:span>
</text:span>
</text:h>
      <text:p text:style-name="P4">
China's security emphasis may also cause it to fall into isolation in economics.</text:p>
      <text:p text:style-name="P4">
At the two high -profile business summits held in China in March this year, Chinese officials have worked hard to emphasize that the country will be able to restart business after the epidemic.</text:p>
      <text:p text:style-name="P4">
However, in recent weeks, China has adopted a wide range of anti -spy laws, and has adopted a "punishment" operation for some overseas companies in China.</text:p>
      <text:p text:style-name="P4">
Lester Ross, chairman of the China Chamber of Commerce China Policy Committee, told Reuters that "while seeking to attract more foreign investment in China, the security department seems to be even more unscrupulous."</text:p>
      <text:p text:style-name="P4">
Chinese Ministry of Foreign Affairs officials have previously stated that Beijing welcomes foreign companies that comply with Chinese law.</text:p>
      <text:p text:style-name="P4">
Foreign investors have not been optimistic about China's re -opening up, but the rise in China's capital market for decades is also falling. Competition between China and the United States has become the most worrying issue for investors.</text:p>
      <text:p text:style-name="P4">
Among them, the founder of the world's largest hedging base, one of the world's largest hedging base, Delio(Ray Dalio)He used to be a highly anticipated foreign investor in China.</text:p>
      <text:p text:style-name="P4">
Dalio, who retired earlier this year, recently wrote on his personal LinkedIn account.(Reuters)</text:p>
      <text:p text:style-name="P4">
News Source: <text:a xlink:type="simple" xlink:href="https://www.dw.com/zh/路透：着魔国家安全可能让中国陷入孤立/a-65551671" text:style-name="Internet_20_link" text:visited-style-name="Visited_20_Internet_20_Link">
https://www.dw.com/zh/路透：着魔国家安全可能让中国陷入孤立/a-65551671?maca=chi-rss-chi-all-1127-rdf</text:a>
</text:p>
      <!--NEWS-->
      <text:h text:style-name="P10" text:outline-level="1">
<text:span text:style-name="T4">
Japan lowered the crown disease to seasonal influenza level</text:span>
</text:h>
      <text:p text:style-name="P4">
Author: 联合早报 (Person)</text:p>
      <text:p text:style-name="P4">
Publisher: 联合早报 (Organization)</text:p>
      <text:p text:style-name="P4">
Published Time: 2023-05-08T14:22</text:p>
      <text:p text:style-name="P4">
Modified Time: 2023-05-08T15:04</text:p>
      <text:p text:style-name="P4">
Description: In Japan, from Monday (May 8th), the level of infectious diseases in the crown disease has been lowered to the same level as the same seasonal influenza. Copper. According to the statistics of Kyodo News, the total number of domestic crown diseases in Japan totaled 3 ...</text:p>
      <text:p text:style-name="P4">
Videos: []</text:p>
      <text:p text:style-name="P4">
Audios: []</text:p>
      <text:p text:style-name="P4">
Images: []</text:p>
      <text:p text:style-name="P4">
Type: NewsArticle</text:p>
      <text:p text:style-name="P4">
Breadcrumbs: ['即时', '国际']</text:p>
      <text:p text:style-name="P4">
Keywords: ['日本', '冠状病毒19', '经济', '游客']</text:p>
      <!--METADATA-->
      <text:p text:style-name="P4">
In Japan, from Monday (May 8th), the level of infectious diseases in the crown disease has been lowered to the same level as the same seasonal influenza. Copper.</text:p>
      <text:p text:style-name="P4">
According to the statistics of Kyodo News Agency, a total of 33 million domestic crown disease diagnosis cases were in total and more than 70,000 deaths were killed.</text:p>
      <text:p text:style-name="P4">
Some experts believe that the possibility of the ninth wave of epidemic in the future still exists, and the scale may exceed the eighth wave of epidemic. However, the Japanese government has shown that about 90%of hospitals across the country and about 8,400 medical institutions in some clinics have been prepared, and they can receive coronary disease patients with a total of 58,000, and about 44,000 clinics are responsible for outpatient clinics Services, higher than 40,000 yuan last month.</text:p>
      <text:p text:style-name="P4">
In addition, according to expert estimates, Japan ’s crown disease level brings an economic effect of 4.2 trillion yen (about S $ 41.3 billion). Kumano Yingsheng, the chief economist of the Institute of Life Economics, believes that the increase in per capita consumption brought by the increase in tourists from Japan will become the help of the Japanese economy.</text:p>
      <text:p text:style-name="P4">
Kumano predicts that tour groups from China will also increase in the future. He listed the factors of the yen depreciation saying that "the purchasing power of overseas tourists is huge", and believes that the per capita consumption of visitors to Japan will increase by about 30 % compared with the epidemic.</text:p>
      <text:p text:style-name="P4">
He also pointed out that industries such as accommodation and catering tend to be active will also push the overall economy.</text:p>
      <text:p text:style-name="P4">
News Source: <text:a xlink:type="simple" xlink:href="https://www.zaobao.com.sg/realtime/world/story20230508-1392131" text:style-name="Internet_20_link" text:visited-style-name="Visited_20_Internet_20_Link">
https://www.zaobao.com.sg/realtime/world/story20230508-1392131</text:a>
</text:p>
      <!--NEWS-->
      <text:h text:style-name="P10" text:outline-level="1">
<text:span text:style-name="T4">
Qin Gang saw the US ambassador to China, Burns: The United States must "deeply reflect on a series of misunderstandings"</text:span>
</text:h>
      <text:p text:style-name="P4">
Author: chinese@voanews.com (杨安)</text:p>
      <text:p text:style-name="P4">
Publisher: 美国之音中文网 (Type: NewsMediaOrganization)</text:p>
      <text:p text:style-name="P4">
Published Time: 2023-05-08T15:13:48+08:00</text:p>
      <text:p text:style-name="P4">
Modified Time: 2023-05-08 07:13:48Z</text:p>
      <text:p text:style-name="P4">
Description: Chinese State Councilor and Foreign Minister Qin Gang met with Nicholas Burns in Beijing on Monday (May 8) in Beijing. According to "CCTV News", Qin Gang said that the priority is to stabilize Sino -US relations and prevent accidents. This should be the most basic consensus between China and the United States, and it is also the bottom line that the two major powers must be kept.</text:p>
      <text:p text:style-name="P4">
Videos: []</text:p>
      <text:p text:style-name="P4">
Images: []</text:p>
      <text:p text:style-name="P4">
Categories: ['美国', '中国', '美中关系']</text:p>
      <text:p text:style-name="P4">
Type: None</text:p>
      <!--METADATA-->
      <text:p text:style-name="P4">
Nonenone</text:p>
      <text:p text:style-name="P4">
News Source: <text:a xlink:type="simple" xlink:href="https://www.voachinese.com/a/chinese-foreign-minister-meets-us-ambassador-20230508/7083140.html" text:style-name="Internet_20_link" text:visited-style-name="Visited_20_Internet_20_Link">
https://www.voachinese.com/a/chinese-foreign-minister-meets-us-ambassador-20230508/7083140.html</text:a>
</text:p>
      <!--NEWS-->
      <text:h text:style-name="P10" text:outline-level="1">
<text:span text:style-name="T4">
Southeast Australia's temperature drop suddenly ushered in snowy days in advance</text:span>
</text:h>
      <text:p text:style-name="P4">
Author: 联合早报 (Person)</text:p>
      <text:p text:style-name="P4">
Publisher: 联合早报 (Organization)</text:p>
      <text:p text:style-name="P4">
Published Time: 2023-05-08T15:17</text:p>
      <text:p text:style-name="P4">
Modified Time: 2023-05-08T15:23</text:p>
      <text:p text:style-name="P4">
Description: Australia came early this year, and a cold front brought strong wind, snowfall and hail to southeastern Australia. Reuters reports that the Australian Meteorological Administration said that the cold current may continue until the middle of this week. The video screenshot on the social media platform on May 7 shows,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澳大利亚', '气象局', '天气']</text:p>
      <!--METADATA-->
      <text:p text:style-name="P4">
Australia came early this year, and a cold front brought strong wind, snowfall and hail to southeastern Australia.</text:p>
      <text:p text:style-name="P4">
Reuters reports that the Australian Meteorological Administration said that the cold current may continue until the middle of this week.</text:p>
      <text:p text:style-name="P4">
<draw:frame draw:style-name="fr1" draw:name="Image154" text:anchor-type="as-char" svg:width="6.9236in" svg:height="4.615733in" draw:z-index="0">
<draw:image xlink:href="../Images/zaobao world/2023-05-08T15-17/000000.png" xlink:type="simple" xlink:show="embed" xlink:actuate="onLoad" draw:mime-type="image/png"/>
</draw:frame>
The video screenshot on the social media platform on May 7 showed that the snow was snowing in Namargi National Park in Australia. (Reuters)</text:p>
      <text:p text:style-name="P4">
Oberon, about 120 kilometers west of Sydney (May 8th), a small town of about 120 kilometers (May 8). The Meteorological Bureau reminds that the grazing in the southeast and the mountains that the flocks are exposed to the cold and humid environment may die.</text:p>
      <text:p text:style-name="P4">
"I can't think of the snow as thick as the snow. I didn't think of the snow. I started snowing after the afternoon yesterday and never stopped. When I got up, everything was covered by white snow."</text:p>
      <text:p text:style-name="P4">
The Australian skiing season only started after more than a month, but Perisher Ski Resort has reached 10 cm in the past 24 hours.</text:p>
      <text:p text:style-name="P4">
Senior Meteorological officer Naramore told the Nine News Channel that the temperature along the East Coast of Australia on the East Coast of Australia fell to less than zero on Monday morning.</text:p>
      <text:p text:style-name="P4">
A Sydney Airport spokesman said that due to strong winds, Sydney Airport closed two runways from Sunday to Monday at noon, and some flights were delayed.</text:p>
      <text:p text:style-name="P4">
In addition, videos shared on social media show that the Australian capital Canberra Sunday heavy snow on Sunday, but after the temperature rose during the day, the melted white snow became mud.</text:p>
      <text:p text:style-name="P4">
News Source: <text:a xlink:type="simple" xlink:href="https://www.zaobao.com.sg/realtime/world/story20230508-1392239" text:style-name="Internet_20_link" text:visited-style-name="Visited_20_Internet_20_Link">
https://www.zaobao.com.sg/realtime/world/story20230508-1392239</text:a>
</text:p>
      <!--NEWS-->
      <text:h text:style-name="P10" text:outline-level="1">
<text:span text:style-name="T4">
Biden intends to ask the United States Airlines to provide compensation to the trapped passengers</text:span>
</text:h>
      <text:p text:style-name="P4">
Author: 联合早报 (Person)</text:p>
      <text:p text:style-name="P4">
Publisher: 联合早报 (Organization)</text:p>
      <text:p text:style-name="P4">
Published Time: 2023-05-08T15:27</text:p>
      <text:p text:style-name="P4">
Modified Time: 2023-05-08T18:27</text:p>
      <text:p text:style-name="P4">
Description: U.S. President Biden is expected to announce a new rule on Monday (May 8) that requires US Airlines to provide compensation for passengers when major flight delays or cancellations. According to Bloomberg and Reuters, the Minister of Communications Pete Butti ...</text:p>
      <text:p text:style-name="P4">
Videos: []</text:p>
      <text:p text:style-name="P4">
Audios: []</text:p>
      <text:p text:style-name="P4">
Images: []</text:p>
      <text:p text:style-name="P4">
Type: NewsArticle</text:p>
      <text:p text:style-name="P4">
Breadcrumbs: ['即时', '国际']</text:p>
      <text:p text:style-name="P4">
Keywords: ['美国', '拜登', '航空业', '消费者']</text:p>
      <!--METADATA-->
      <text:p text:style-name="P4">
U.S. President Biden is expected to announce a new rule on Monday (May 8) that requires US Airlines to provide compensation for passengers when major flight delays or cancellations.</text:p>
      <text:p text:style-name="P4">
According to Bloomberg and Reuters, the Minister of Transport Pete Buttigieg issued a statement saying: "When the airline causes flight cancellation or delay, passengers should not pay."</text:p>
      <text:p text:style-name="P4">
The statement pointed out that the Ministry of Communications plans to write regulations that require airlines and other carriers to be responsible for retention passengers, including dining and hotels.</text:p>
      <text:p text:style-name="P4">
An anonymous White House official said that the government will also launch a new version of the Ministry of Communications official website to show which airlines have provided compensation for passengers who have encountered delays and cancellations. He said that the White House hopes to promote the existing benefits of airlines, saying that almost no airlines provide passengers with compensation except for refund.</text:p>
      <text:p text:style-name="P4">
The US Transport Safety Administration predicts that flight demand this summer will exceed the level before the crown disease. In order to protect the rights and interests of passengers, the Bayeng government planned to promote the corresponding regulatory measures.</text:p>
      <text:p text:style-name="P4">
In the summer of 2022, U.S. airlines could not quickly increase flights, prompting tens of thousands of flight delays and cancellation. In the winter, Southwest Airlines had technical system problems, and hundreds of thousands of passengers were affected.</text:p>
      <text:p text:style-name="P4">
The American Aviation Association said: "There is no motivation to postpone or cancel the flight, and do its best to ensure that the flight takes off and arrives on time, but security is always the first task."</text:p>
      <text:p text:style-name="P4">
The US Airlines Association believes that flight delays or cancellations are related to the pressure of the Federal Aviation Administration (FAA) to reduce system pressure and reduce flight. FAA has pointed out that due to the lack of air traffic control personnel, some flights will be reduced.</text:p>
      <text:p text:style-name="P4">
News Source: <text:a xlink:type="simple" xlink:href="https://www.zaobao.com.sg/realtime/world/story20230508-1392278" text:style-name="Internet_20_link" text:visited-style-name="Visited_20_Internet_20_Link">
https://www.zaobao.com.sg/realtime/world/story20230508-1392278</text:a>
</text:p>
      <!--NEWS-->
      <text:h text:style-name="P10" text:outline-level="1">
<text:span text:style-name="T4">
Asianan officials went to Myanmar to provide humanitarian assistance to attack Zako expressed condemnation</text:span>
</text:h>
      <text:p text:style-name="P4">
Author: 联合早报 (Person)</text:p>
      <text:p text:style-name="P4">
Publisher: 联合早报 (Organization)</text:p>
      <text:p text:style-name="P4">
Published Time: 2023-05-08T15:42</text:p>
      <text:p text:style-name="P4">
Modified Time: 2023-05-08T15:44</text:p>
      <text:p text:style-name="P4">
Description: Indonesia President Zoko (May 8th) was attacked by Asian officials who provided humanitarian assistance to Myanmar to provide humanitarian aid, and expressed condemnation. Reuters reported that Zoko did not explain the details of the attack on Asian officials, but he showed that Indonesia and other Asianan countries would not give up ...</text:p>
      <text:p text:style-name="P4">
Videos: []</text:p>
      <text:p text:style-name="P4">
Audios: []</text:p>
      <text:p text:style-name="P4">
Images: []</text:p>
      <text:p text:style-name="P4">
Type: NewsArticle</text:p>
      <text:p text:style-name="P4">
Breadcrumbs: ['即时', '国际']</text:p>
      <text:p text:style-name="P4">
Keywords: ['印度尼西亚', '佐科', '亚细安', '袭击', '缅甸军政府', '缅甸']</text:p>
      <!--METADATA-->
      <text:p text:style-name="P4">
Indonesia President Zoko (May 8th) was attacked by Asian officials who provided humanitarian assistance to Myanmar to provide humanitarian aid, and expressed condemnation.</text:p>
      <text:p text:style-name="P4">
Reuters reported that Zoko did not explain the details of Asian officials' attacks, but he showed that Indonesia and other Asianan countries would not abandon the efforts to push Myanmar's return to peace. He also called for the violence of this conflict country.</text:p>
      <text:p text:style-name="P4">
It is still unclear who is behind the scenes of this attack.</text:p>
      <text:p text:style-name="P4">
Zoko said: "Stop the use of force and stop violence, because the people are victimized. In the current circumstances, there will be no winners."</text:p>
      <text:p text:style-name="P4">
Zoko also said that Indonesia encourages all stakeholders to talk to and find solutions together.</text:p>
      <text:p text:style-name="P4">
With the anti -military militia "People's Defense Forces"(PDF)The alliance of the "National Unity Government" (Nug), an alliance, said that it did not know the attack.</text:p>
      <text:p text:style-name="P4">
The People's Defense Force did not immediately respond to the request of the comment, and the Myanmar military government did not respond to the request of the comment.</text:p>
      <text:p text:style-name="P4">
News Source: <text:a xlink:type="simple" xlink:href="https://www.zaobao.com.sg/realtime/world/story20230508-1392242" text:style-name="Internet_20_link" text:visited-style-name="Visited_20_Internet_20_Link">
https://www.zaobao.com.sg/realtime/world/story20230508-1392242</text:a>
</text:p>
      <!--NEWS-->
      <text:h text:style-name="P10" text:outline-level="1">
<text:span text:style-name="T4">
Japan's elderly employment population increased by 50% within ten years</text:span>
</text:h>
      <text:p text:style-name="P4">
Author: 联合早报 (Person)</text:p>
      <text:p text:style-name="P4">
Publisher: 联合早报 (Organization)</text:p>
      <text:p text:style-name="P4">
Published Time: 2023-05-08T15:47</text:p>
      <text:p text:style-name="P4">
Modified Time: 2023-05-08T20:22</text:p>
      <text:p text:style-name="P4">
Description: The aging of the Japanese population has led to a reduction in labor force. According to the latest data released by the Japanese government, the Japanese high -necked employment population has increased by 50%in the past ten years. Kyodo News reported that the results of the labor force of the Ministry of General Affairs of Japan showed that the employment population over 65 years of age reached an average of 9 ...</text:p>
      <text:p text:style-name="P4">
Videos: []</text:p>
      <text:p text:style-name="P4">
Audios: []</text:p>
      <text:p text:style-name="P4">
Images: []</text:p>
      <text:p text:style-name="P4">
Type: NewsArticle</text:p>
      <text:p text:style-name="P4">
Breadcrumbs: ['即时', '国际']</text:p>
      <text:p text:style-name="P4">
Keywords: ['日本', '老龄化社会', '就业']</text:p>
      <!--METADATA-->
      <text:p text:style-name="P4">
The aging of the Japanese population has led to a reduction in labor force. According to the latest data released by the Japanese government, the Japanese high -necked employment population has increased by 50%in the past ten years.</text:p>
      <text:p text:style-name="P4">
Kyodo News reported that the results of the labor force of the Ministry of General Affairs in Japan showed that the employment population over 65 years old reached an average of 9.12 million in 2022, about 1.5 times higher than the 5.96 million in 2012.</text:p>
      <text:p text:style-name="P4">
The rise in the elderly employment population is related to the "healthy longevity" of the Japanese people. In addition, many elderly people cannot live in pensions and have to go out to work; and the crown disease epidemic that outbreaks in 2020 is also one of the background causes of the increase in the increase of the elderly employment population.</text:p>
      <text:p text:style-name="P4">
According to the Ministry of Labor and Labor, the Ministry of Labor and Labor said that after comparing the health life of 2010 and 2019, they found that men's age has been extended from 70.42 to 72.68 years old, and women have also extended from 73.62 to 75.38 years. Compared with the past, physical and physical abilities have been improved. Essence</text:p>
      <text:p text:style-name="P4">
Japan currently has a population of about 36.236665 years old, an increase of 1.2 times compared with 2012.</text:p>
      <text:p text:style-name="P4">
According to a survey report conducted by the "labor policy research and training institutions" in 2020, up to 76.4%of the respondents were forced to work for "economic reasons"; 33.4%of them "in order to reflect their own survival Value and participation in society "; 22.6%are willing to work because of their free time.</text:p>
      <text:p text:style-name="P4">
Japan's younger son's aging problem is becoming increasingly serious. With the decrease in working people that support social security and economic activities, in order to solve this problem, the Japanese government requires enterprises to allow those who are willing to work to 70 years old. Some analysts also pointed out that the government may have to have the operation of reform methods such as further tax increases, increasing social insurance rates, and suppressing various social welfare expenditures in the future to maintain the operation of the social security system.</text:p>
      <text:p text:style-name="P4">
News Source: <text:a xlink:type="simple" xlink:href="https://www.zaobao.com.sg/realtime/world/story20230508-1392244" text:style-name="Internet_20_link" text:visited-style-name="Visited_20_Internet_20_Link">
https://www.zaobao.com.sg/realtime/world/story20230508-1392244</text:a>
</text:p>
      <!--NEWS-->
      <text:h text:style-name="P10" text:outline-level="1">
<text:span text:style-name="T4">
Korean couple and one son were killed in the shooting of Dezhou</text:span>
</text:h>
      <text:p text:style-name="P4">
Author: 联合早报 (Person)</text:p>
      <text:p text:style-name="P4">
Publisher: 联合早报 (Organization)</text:p>
      <text:p text:style-name="P4">
Published Time: 2023-05-08T16:08</text:p>
      <text:p text:style-name="P4">
Modified Time: 2023-05-08T16:16</text:p>
      <text:p text:style-name="P4">
Description: In the shooting of a shot of a shopping center in Dallas, the U.S., the victims include three Korean. Yonhap reported that according to the report of the Dallas Office of the South Korean Consulate General in Houston, on Sunday (May 7), at 3 pm on Saturday (6th), in the suburbs of Dallas ...</text:p>
      <text:p text:style-name="P4">
Videos: []</text:p>
      <text:p text:style-name="P4">
Audios: []</text:p>
      <text:p text:style-name="P4">
Images: []</text:p>
      <text:p text:style-name="P4">
Type: NewsArticle</text:p>
      <text:p text:style-name="P4">
Breadcrumbs: ['即时', '国际']</text:p>
      <text:p text:style-name="P4">
Keywords: ['美国', '枪击事件', '韩国']</text:p>
      <!--METADATA-->
      <text:p text:style-name="P4">
In the shooting of a shot of a shopping center in Dallas, the U.S., the victims include three Korean.</text:p>
      <text:p text:style-name="P4">
Yonhap reported that according to the report of the Dallas Office of the South Korean Consulate General in Houston, on Sunday (May 7), at 3 pm on Saturday (6th), a shopping center in the suburbs of Dallas <text:a xlink:type="simple" xlink:href="https://www.zaobao.com/realtime/world/story20230507-1391701" text:style-name="Internet_20_link" text:visited-style-name="Visited_20_Internet_20_Link">
</text:a>
, A Korean couple in their 30s and their 3 -year -old children were killed. The couple also had another 5 -year -old child seriously injured and sent to the hospital. It is confirmed that the family of four is all American citizens.</text:p>
      <text:p text:style-name="P4">
It is reported that this family living in Dallas was unfortunate when going out on weekends. According to local Korean media reports, the victims who were killed were engaged in professional and technical work and had good reputation in the local community.</text:p>
      <text:p text:style-name="P4">
A number of American media said that men's suspects Mauriciogarcia are 33 years old and have worked as security guards and received gun training. At the time of the incident, he fired with a type of AR-15 rifle and a pistol with a pistol and was killed by a policeman at the time of the shopping mall. The police later found more weapons and ammunition in Casia cars.</text:p>
      <text:p text:style-name="P4">
The US media quoted anonymous law enforcement officials, saying that Garcia lived in Dallas, possessed multiple social media accounts, and published many support <text:a xlink:type="simple" xlink:href="https://www.zaobao.com/realtime/world/story20230508-1392095" text:style-name="Internet_20_link" text:visited-style-name="Visited_20_Internet_20_Link">
</text:a>
And white suprematic post. The US law enforcement department is investigating whether he is driven by right -wing extremist ideas and has not yet officially released relevant information.</text:p>
      <text:p text:style-name="P4">
News Source: <text:a xlink:type="simple" xlink:href="https://www.zaobao.com.sg/realtime/world/story20230508-1392250" text:style-name="Internet_20_link" text:visited-style-name="Visited_20_Internet_20_Link">
https://www.zaobao.com.sg/realtime/world/story20230508-1392250</text:a>
</text:p>
      <!--NEWS-->
      <text:h text:style-name="P10" text:outline-level="1">
<text:span text:style-name="T4">
After a lapse of four years, South Korea and Japan Defense Ministers may meet in early June</text:span>
</text:h>
      <text:p text:style-name="P4">
Author: 联合早报 (Person)</text:p>
      <text:p text:style-name="P4">
Publisher: 联合早报 (Organization)</text:p>
      <text:p text:style-name="P4">
Published Time: 2023-05-08T16:41</text:p>
      <text:p text:style-name="P4">
Modified Time: 2023-05-08T16:50</text:p>
      <text:p text:style-name="P4">
Description: Insiders revealed that Japan and South Korean Defense Director will meet in early June to discuss the follow -up measures of the two heads of the two countries. If it is really held, this will be the first defense meeting held by the two countries after November 2019. Yonhap News Agency on Monday (May 8) quoted many ...</text:p>
      <text:p text:style-name="P4">
Videos: []</text:p>
      <text:p text:style-name="P4">
Audios: []</text:p>
      <text:p text:style-name="P4">
Images: []</text:p>
      <text:p text:style-name="P4">
Type: NewsArticle</text:p>
      <text:p text:style-name="P4">
Breadcrumbs: ['即时', '国际']</text:p>
      <text:p text:style-name="P4">
Keywords: ['日韩关系', '日本', '韩国']</text:p>
      <!--METADATA-->
      <text:p text:style-name="P4">
Insiders revealed that Japan and South Korean Defense Director will meet in early June to discuss the follow -up measures of the two heads of the two countries. If it is really held, this will be the first defense meeting held by the two countries after November 2019.</text:p>
      <text:p text:style-name="P4">
The Yonhap News Agency quoted several sources on Monday (May 8th) that the Minister of Defense of Japan and South Korea may meet at the Asian Security Summit in Singapore from June 2nd to 4th from June 2nd to 4th. At that time, the "Japanese and South Korean ships contradictions" that led to the fall of national defense relations to the two countries would be expected to be a key issue.</text:p>
      <text:p text:style-name="P4">
However, a spokesman for the Ministry of National Defense, the Ministry of Defense, said at a regular press conference on Monday that the Ministry of Defense's position on the "contradiction between the ship's aircraft" remains unchanged. Reasonable solution.</text:p>
      <text:p text:style-name="P4">
The Japanese side accused the South Korean Navy ’s wide king of the Great King Destructive ships on December 20, 2018 in the eastern part of South Korea to conduct fire control radar on the Japanese Maritime Self -Defense Force P1 patrol aircraft, and announced the image taken by the patrol machine to support it. Refutation means that the daily aircraft flight threatened the Korean ship. The high -level national defense policy conference on Korea and Japan stopped due to this conflict.</text:p>
      <text:p text:style-name="P4">
News Source: <text:a xlink:type="simple" xlink:href="https://www.zaobao.com.sg/realtime/world/story20230508-1392260" text:style-name="Internet_20_link" text:visited-style-name="Visited_20_Internet_20_Link">
https://www.zaobao.com.sg/realtime/world/story20230508-1392260</text:a>
</text:p>
      <!--NEWS-->
      <text:h text:style-name="P10" text:outline-level="1">
<text:span text:style-name="T4">
A fighter fighter in India died in the three civilians</text:span>
</text:h>
      <text:p text:style-name="P4">
Author: 联合早报 (Person)</text:p>
      <text:p text:style-name="P4">
Publisher: 联合早报 (Organization)</text:p>
      <text:p text:style-name="P4">
Published Time: 2023-05-08T16:45</text:p>
      <text:p text:style-name="P4">
Modified Time: 2023-05-08T16:47</text:p>
      <text:p text:style-name="P4">
Description: A fighter in India fell into the house in the northern border Rajastan, causing at least three civilians to die. Comprehensive Reuters and Xinhua News Agency reported that the Indian Air Force issued a statement that a MiG-21 fighter plane conducted regular flight training on Monday (May 8) in the morning in Rajast Tan (...</text:p>
      <text:p text:style-name="P4">
Videos: []</text:p>
      <text:p text:style-name="P4">
Audios: []</text:p>
      <text:p text:style-name="P4">
Images: []</text:p>
      <text:p text:style-name="P4">
Type: NewsArticle</text:p>
      <text:p text:style-name="P4">
Breadcrumbs: ['即时', '国际']</text:p>
      <text:p text:style-name="P4">
Keywords: ['印度', '坠机', '战斗机']</text:p>
      <!--METADATA-->
      <text:p text:style-name="P4">
A fighter in India fell into the house in the northern border Rajastan, causing at least three civilians to die.</text:p>
      <text:p text:style-name="P4">
Comprehensive Reuters and Xinhua News Agency reported that the Indian Air Force issued a statement that a MiG-21 fighter plane conducted regular flight training on Monday (May 8) in the morning in Rajasthan, Rajasthan A village near the base crashed; the pilot had a parachute and escaped before crash, but suffered slight injuries.</text:p>
      <text:p text:style-name="P4">
The Indian military ordered the investigation of the cause of the crash.</text:p>
      <text:p text:style-name="P4">
According to Indian media reports, shortly after the fighter took off, the pilot sent back to the ground with a technical failure report.</text:p>
      <text:p text:style-name="P4">
The Indian authorities plans to discontinue all the Soviet era fighter fleets by 2025. The MiG-21 fighter, which was called "Flying Coffin" by the Indian media, has been the main fighter in India since its launch in 1963, but in recent years, a crash has occurred in succession.</text:p>
      <text:p text:style-name="P4">
News Source: <text:a xlink:type="simple" xlink:href="https://www.zaobao.com.sg/realtime/world/story20230508-1392261" text:style-name="Internet_20_link" text:visited-style-name="Visited_20_Internet_20_Link">
https://www.zaobao.com.sg/realtime/world/story20230508-1392261</text:a>
</text:p>
      <!--NEWS-->
      <text:h text:style-name="P10" text:outline-level="1">
<text:span text:style-name="T4">
Florida legislative prohibits Chinese citizens from developing more than ten states in the state to discuss and follow up</text:span>
</text:h>
      <text:p text:style-name="P4">
Author: chinese@voanews.com (金谷)</text:p>
      <text:p text:style-name="P4">
Publisher: 美国之音中文网 (Type: NewsMediaOrganization)</text:p>
      <text:p text:style-name="P4">
Published Time: 2023-05-08T17:12:04+08:00</text:p>
      <text:p text:style-name="P4">
Modified Time: 2023-05-08 10:25:15Z</text:p>
      <text:p text:style-name="P4">
Description: A bill in Florida, USA, has passed the state legislative agency in the state, and submitted to the governor Ron Desantis to sign a law, which is formally implemented on July 1. The bill caused local Chinese dissatisfaction to protest.</text:p>
      <text:p text:style-name="P4">
Videos: []</text:p>
      <text:p text:style-name="P4">
Images: []</text:p>
      <text:p text:style-name="P4">
Categories: ['美国', '中国']</text:p>
      <text:p text:style-name="P4">
Type: None</text:p>
      <!--METADATA-->
      <text:p text:style-name="P4">
Nonenone</text:p>
      <text:p text:style-name="P4">
News Source: <text:a xlink:type="simple" xlink:href="https://www.voachinese.com/a/florida-leigislation-chinese-land-ownership-20230508/7083177.html" text:style-name="Internet_20_link" text:visited-style-name="Visited_20_Internet_20_Link">
https://www.voachinese.com/a/florida-leigislation-chinese-land-ownership-20230508/7083177.html</text:a>
</text:p>
      <!--NEWS-->
      <text:h text:style-name="P10" text:outline-level="1">
<text:span text:style-name="T4">
Dig the corner of the Russian? Xi Jinping will host the China Central Asian Summit</text:span>
</text:h>
      <text:p text:style-name="P4">
Author: chinese@voanews.com (杨安)</text:p>
      <text:p text:style-name="P4">
Publisher: 美国之音中文网 (Type: NewsMediaOrganization)</text:p>
      <text:p text:style-name="P4">
Published Time: 2023-05-08T17:29:33+08:00</text:p>
      <text:p text:style-name="P4">
Modified Time: 2023-05-08 09:29:33Z</text:p>
      <text:p text:style-name="P4">
Description: The Chinese Ministry of Foreign Affairs announced on Monday (May 8) that the China -Central Asian Summit will be held in Xi'an on May 18. The leaders of the five Central Asian countries will be invited to the meeting, and President Xi Jinping will host the summit. Russia has fallen into a mud in Ukraine, and has no time to take care of it. China is trying to plant influence in the traditional Russian traditional sphere of influence in Central Asia.</text:p>
      <text:p text:style-name="P4">
Videos: []</text:p>
      <text:p text:style-name="P4">
Images: []</text:p>
      <text:p text:style-name="P4">
Categories: ['亚太', '中国']</text:p>
      <text:p text:style-name="P4">
Type: None</text:p>
      <!--METADATA-->
      <text:p text:style-name="P4">
Nonenone</text:p>
      <text:p text:style-name="P4">
News Source: <text:a xlink:type="simple" xlink:href="https://www.voachinese.com/a/china-central-asia-summit-20230508/7083182.html" text:style-name="Internet_20_link" text:visited-style-name="Visited_20_Internet_20_Link">
https://www.voachinese.com/a/china-central-asia-summit-20230508/7083182.html</text:a>
</text:p>
      <!--NEWS-->
      <text:h text:style-name="P10" text:outline-level="1">
<text:span text:style-name="T4">
The United States compares to the Ukrainian model of the Ukrainian model, a 500 million US dollar weapon in Taiwan, Taiwan Defense Minister: I have already talked about</text:span>
</text:h>
      <text:p text:style-name="P4">
Author: chinese@voanews.com (金谷)</text:p>
      <text:p text:style-name="P4">
Publisher: 美国之音中文网 (Type: NewsMediaOrganization)</text:p>
      <text:p text:style-name="P4">
Published Time: 2023-05-08T18:06:24+08:00</text:p>
      <text:p text:style-name="P4">
Modified Time: 2023-05-08 10:06:24Z</text:p>
      <text:p text:style-name="P4">
Description: Reuters reported on Friday (May 5) that sources pointed out that the Bayeon government in the United States plans to use emergency authorization similar to Ukraine to provide Taiwan with a $ 500 million weapon. On Monday (May 8th) Taiwan ’s National Defense Minister confirmed the statement when answering the Legislative Yuan, saying that the case was already talking.</text:p>
      <text:p text:style-name="P4">
Videos: []</text:p>
      <text:p text:style-name="P4">
Images: []</text:p>
      <text:p text:style-name="P4">
Categories: ['美国', '中国', '台湾', '军事']</text:p>
      <text:p text:style-name="P4">
Type: None</text:p>
      <!--METADATA-->
      <text:p text:style-name="P4">
Nonenone</text:p>
      <text:p text:style-name="P4">
News Source: <text:a xlink:type="simple" xlink:href="https://www.voachinese.com/a/taiwan-us-arms-aid-20230508/7083203.html" text:style-name="Internet_20_link" text:visited-style-name="Visited_20_Internet_20_Link">
https://www.voachinese.com/a/taiwan-us-arms-aid-20230508/7083203.html</text:a>
</text:p>
      <!--NEWS-->
      <text:h text:style-name="P10" text:outline-level="1">
<text:span text:style-name="T4">
Rafiz: Interesting interest rates affecting people's lives, but it will strengthen MIR</text:span>
</text:h>
      <text:p text:style-name="P4">
Author: 联合早报 (Person)</text:p>
      <text:p text:style-name="P4">
Publisher: 联合早报 (Organization)</text:p>
      <text:p text:style-name="P4">
Published Time: 2023-05-08T18:27</text:p>
      <text:p text:style-name="P4">
Modified Time: 2023-05-08T18:27</text:p>
      <text:p text:style-name="P4">
Description: Malaysia Economic Minister Rafiz said that the national central bank's decision to raise overnight policy interest rates (OPR) will affect people's livelihood, but it will help the government to prudently manage national expenses. "Oriental Daily" reported that Rafiz attended the Eid of Eid on Monday (May 8) ...</text:p>
      <text:p text:style-name="P4">
Videos: []</text:p>
      <text:p text:style-name="P4">
Audios: []</text:p>
      <text:p text:style-name="P4">
Images: []</text:p>
      <text:p text:style-name="P4">
Type: NewsArticle</text:p>
      <text:p text:style-name="P4">
Breadcrumbs: ['即时', '国际']</text:p>
      <text:p text:style-name="P4">
Keywords: ['马来西亚', '经济', '加息']</text:p>
      <!--METADATA-->
      <text:p text:style-name="P4">
Malaysia Economic Minister Rafiz said that the national central bank's decision to raise overnight policy interest rates (OPR) will affect people's livelihood, but it will help the government to prudently manage national expenses.</text:p>
      <text:p text:style-name="P4">
"Oriental Daily" reported that after Lafite on Monday (May 8th) attending the Eid Different Dinner of the Ministry of Economic Affairs, the Malaysian Central Bank raised 25 basis points overnight and responded to the 3%level before the crown disease.</text:p>
      <text:p text:style-name="P4">
Rafiz said that overnight interest rates also urged the government to consume more cautiously because the cost of borrowing is higher, and interest rate hikes are one of the means to control the flow of funds.</text:p>
      <text:p text:style-name="P4">
Although interest rate hikes will affect the cost of people's life, Rafiz pointed out that from a whole, interest rate hikes also help strengthen Malaysian currencies.</text:p>
      <text:p text:style-name="P4">
Rafiz added: "If Malaysia does not conform to the world market to adjust overnight interest rates, it will cause other impacts, such as the risk of funds or investment portfolios, which will eventually weaken national currency and lose investment."</text:p>
      <text:p text:style-name="P4">
News Source: <text:a xlink:type="simple" xlink:href="https://www.zaobao.com.sg/realtime/world/story20230508-1392279" text:style-name="Internet_20_link" text:visited-style-name="Visited_20_Internet_20_Link">
https://www.zaobao.com.sg/realtime/world/story20230508-1392279</text:a>
</text:p>
      <!--NEWS-->
      <text:h text:style-name="P10" text:outline-level="1">
<text:span text:style-name="T4">
The Asian Diplomacy Faculty was attacked in Myanmar</text:span>
</text:h>
      <text:p text:style-name="P4">
Author: 联合早报 (Person)</text:p>
      <text:p text:style-name="P4">
Publisher: 联合早报 (Organization)</text:p>
      <text:p text:style-name="P4">
Published Time: 2023-05-08T18:28</text:p>
      <text:p text:style-name="P4">
Modified Time: 2023-05-08T19:22</text:p>
      <text:p text:style-name="P4">
Description: Myanmar military officials said that an Ayan Diplomacy Faculty, which was traveling in Myanmar, was attacked by unknown militants on Sunday (May 7). Agence France -Presse reported that another foreign diplomat who stayed in Yangon said that the diplomat team composed of several cars on Sunday was in the eastern Burma State in Myanmar ...</text:p>
      <text:p text:style-name="P4">
Videos: []</text:p>
      <text:p text:style-name="P4">
Audios: []</text:p>
      <text:p text:style-name="P4">
Images: []</text:p>
      <text:p text:style-name="P4">
Type: NewsArticle</text:p>
      <text:p text:style-name="P4">
Breadcrumbs: ['即时', '国际']</text:p>
      <text:p text:style-name="P4">
Keywords: ['亚细安', '缅甸']</text:p>
      <!--METADATA-->
      <text:p text:style-name="P4">
Myanmar military officials said that an Ayan Diplomacy Faculty, which was traveling in Myanmar, was attacked by unknown militants on Sunday (May 7).</text:p>
      <text:p text:style-name="P4">
Agence France -Presse reported that another foreign diplomat who stayed in Yangon said that when the diplomat team composed of several cars was driving in Taunggyi, the capital of the Eastern Myanmar, it was armed by an unknown armed forces in Taunggyi City, Group attack.</text:p>
      <text:p text:style-name="P4">
The unknown diplomat pointed out that the incident team contained officials from Indonesia and Singapore Embassy, and officials who coordinated Humanitarian rescue of the Asia Gyan Regional Group. But he did not disclose the injury report of the team.</text:p>
      <text:p text:style-name="P4">
Myanmar officer said that the team was shot when the team was attacked.</text:p>
      <text:p text:style-name="P4">
Indonesian President Zoko pointed out on Monday that these officials and diplomats have always provided humanitarian assistance on Sunday and "gun war occurred on the way (with militants)."</text:p>
      <text:p text:style-name="P4">
Since the outbreak of Highlights in the southern part of Langbang more than two years ago, violent incidents have rarely occurred. However, in March of this year, about 30 people in a local monasteries were killed. After the military government and anti -political changes, they pushed each other's responsibility.</text:p>
      <text:p text:style-name="P4">
Southeast Asian leaders will go to Indonesia to attend the Asianian Summit this week. It is expected that the Myanmar crisis will become the main topic of the summit.</text:p>
      <text:p text:style-name="P4">
News Source: <text:a xlink:type="simple" xlink:href="https://www.zaobao.com.sg/realtime/world/story20230508-1392281" text:style-name="Internet_20_link" text:visited-style-name="Visited_20_Internet_20_Link">
https://www.zaobao.com.sg/realtime/world/story20230508-1392281</text:a>
</text:p>
      <!--NEWS-->
      <text:h text:style-name="P10" text:outline-level="1">
<text:span text:style-name="T4">
抱: The "people leader" who hugs the pipa</text:span>
</text:h>
      <text:p text:style-name="P4">
Author: chinese@voanews.com (邓聿文)</text:p>
      <text:p text:style-name="P4">
Publisher: 美国之音中文网 (Type: NewsMediaOrganization)</text:p>
      <text:p text:style-name="P4">
Published Time: 2023-05-08T18:54:45+08:00</text:p>
      <text:p text:style-name="P4">
Modified Time: 2023-05-08 10:54:45Z</text:p>
      <text:p text:style-name="P4">
Description: For Xi Jinping, after having the title of "core", what he wants now is the "people leader". Although the "core" means that great power is in hand, in addition to that, "people leaders" also mean a kind of political and moral authority and sacredness, and their own rule is supported and supported by the people. So the authorities always want to properlyize this title.</text:p>
      <text:p text:style-name="P4">
Videos: []</text:p>
      <text:p text:style-name="P4">
Images: []</text:p>
      <text:p text:style-name="P4">
Categories: ['特约时评', '中国']</text:p>
      <text:p text:style-name="P4">
Type: None</text:p>
      <!--METADATA-->
      <text:p text:style-name="P4">
Nonenone</text:p>
      <text:p text:style-name="P4">
News Source: <text:a xlink:type="simple" xlink:href="https://www.voachinese.com/a/deng-yuwen-on-xi-jinping-s-leadership-20230508/7083233.html" text:style-name="Internet_20_link" text:visited-style-name="Visited_20_Internet_20_Link">
https://www.voachinese.com/a/deng-yuwen-on-xi-jinping-s-leadership-20230508/7083233.html</text:a>
</text:p>
      <!--NEWS-->
      <text:h text:style-name="P10" text:outline-level="1">
<text:span text:style-name="T4">
A MiG 21 fighter in India crashed, and two deaths were made</text:span>
</text:h>
      <text:p text:style-name="P4">
Author: chinese@voanews.com (美国之音)</text:p>
      <text:p text:style-name="P4">
Publisher: 美国之音中文网 (Type: NewsMediaOrganization)</text:p>
      <text:p text:style-name="P4">
Published Time: 2023-05-08T19:41:15+08:00</text:p>
      <text:p text:style-name="P4">
Modified Time: 2023-05-08 11:41:15Z</text:p>
      <text:p text:style-name="P4">
Description: A Indian military jets crashed, causing at least two people on the ground to be killed and several people were injured.</text:p>
      <text:p text:style-name="P4">
Videos: []</text:p>
      <text:p text:style-name="P4">
Images: []</text:p>
      <text:p text:style-name="P4">
Categories: ['亚太', '军事']</text:p>
      <text:p text:style-name="P4">
Type: None</text:p>
      <!--METADATA-->
      <text:p text:style-name="P4">
Nonenone</text:p>
      <text:p text:style-name="P4">
News Source: <text:a xlink:type="simple" xlink:href="https://www.voachinese.com/a/india-air-force-jet-crashes-2-killed-20230508/7083256.html" text:style-name="Internet_20_link" text:visited-style-name="Visited_20_Internet_20_Link">
https://www.voachinese.com/a/india-air-force-jet-crashes-2-killed-20230508/7083256.html</text:a>
</text:p>
      <!--NEWS-->
      <text:h text:style-name="P10" text:outline-level="1">
<text:span text:style-name="T4">
Strengthening the monitoring officials of the CCP measures may be difficult to work</text:span>
</text:h>
      <text:p text:style-name="P4">
Author: chinese@voanews.com (平凡)</text:p>
      <text:p text:style-name="P4">
Publisher: 美国之音中文网 (Type: NewsMediaOrganization)</text:p>
      <text:p text:style-name="P4">
Published Time: 2023-05-08T20:51:49+08:00</text:p>
      <text:p text:style-name="P4">
Modified Time: 2023-05-08 12:51:49Z</text:p>
      <text:p text:style-name="P4">
Description: According to the Chinese media reported on May 1, Zhou Jiangyong, former member of the Zhejiang Provincial Party Committee and former secretary of the Hangzhou Municipal Party Committee, was charged with more than 193 million yuan. On April 27, Zhou Jiangyong confessed his guilt. The CCP has been in reform and opening up for more than forty years, and anti -corruption has been advocating for more than 40 years. However, corruption of officials is still endless. What is the root cause?</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china-experts-on-nothing-can-stop-ccp-s-systematic-corruption-20230508-/7083347.html" text:style-name="Internet_20_link" text:visited-style-name="Visited_20_Internet_20_Link">
https://www.voachinese.com/a/china-experts-on-nothing-can-stop-ccp-s-systematic-corruption-20230508-/7083347.html</text:a>
</text:p>
      <!--NEWS-->
      <text:h text:style-name="P10" text:outline-level="1">
<text:span text:style-name="T4">
Captive 56 years ago. Guevara Bolivia General Prado Simon died</text:span>
</text:h>
      <text:p text:style-name="P4">
Publisher: 法新社</text:p>
      <text:p text:style-name="P4">
Published Time: 2023-05-08T5:32:08+00:00</text:p>
      <text:p text:style-name="P4">
Modified Time: 2023-05-08T09:05:02+00:00</text:p>
      <text:p text:style-name="P4">
Description: (AFARBAT, 7th) The son of Gary Prado Salmon, Bolivia, said in the community media that in 1967, Ernesto ... Ernesto ... Ernesto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3.617581in" draw:z-index="0">
<draw:image xlink:href="../Images/rficn/2023-05-08T5-32-08-00-00/000000.png" xlink:type="simple" xlink:show="embed" xlink:actuate="onLoad" draw:mime-type="image/png"/>
</draw:frame>
Prado Simon's son wrote on Facebook: "His wife and children follow the side."</text:p>
      <text:p text:style-name="P4">
"He left us for the inheritance of love, honesty, perseverance and other heritage. He is a great person."</text:p>
      <text:p text:style-name="P4">
During the Argentine Revolutionary Guevara, during the Cuban Communist Revolution, he became famous with Fidel Castro.</text:p>
      <text:p text:style-name="P4">
On October 8, 1967, Prado Simon, the head of the patrol team, was captured in southwestern Bolivia and captured Cherla, who was injured in military operations. The Bolivian military executed him the next day.</text:p>
      <text:p text:style-name="P4">
News Source: <text:a xlink:type="simple" xlink:href="https://www.rfi.fr/cn/%E5%9B%BD%E9%99%85%E6%8A%A5%E9%81%93/20230508-56%E5%B9%B4%E5%89%8D%E4%BF%98%E8%99%8F%E5%88%87%EF%BC%8E%E6%A0%BC%E7%93%A6%E6%8B%89-%E7%8E%BB%E5%88%A9%E7%BB%B4%E4%BA%9A%E5%B0%86%E5%86%9B%E6%99%AE%E6%8B%89%E5%A4%9A%E8%90%A8%E8%92%99%E8%BE%9E%E4%B8%96" text:style-name="Internet_20_link" text:visited-style-name="Visited_20_Internet_20_Link">
https://www.rfi.fr/cn/%E5%9B%BD%E9%99%85%E6%8A%A5%E9%81%93/20230508-56%E5%B9%B4%E5%89%8D%E4%BF%98%E8%99%8F%E5%88%87%EF%BC%8E%E6%A0%BC%E7%93%A6%E6%8B%89-%E7%8E%BB%E5%88%A9%E7%BB%B4%E4%BA%9A%E5%B0%86%E5%86%9B%E6%99%AE%E6%8B%89%E5%A4%9A%E8%90%A8%E8%92%99%E8%BE%9E%E4%B8%96</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